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4stylescircle" table:style-name="ta1"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903" calcext:value-type="float">
            <text:p>2.90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95" calcext:value-type="float">
            <text:p>0.0095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6" calcext:value-type="float">
            <text:p>-0.0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903" calcext:value-type="float">
            <text:p>2.90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56" calcext:value-type="float">
            <text:p>0.0056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18" calcext:value-type="float">
            <text:p>-0.0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11.931" calcext:value-type="float">
            <text:p>11.931</text:p>
          </table:table-cell>
          <table:table-cell office:value-type="float" office:value="2.899" calcext:value-type="float">
            <text:p>2.899</text:p>
          </table:table-cell>
          <table:table-cell office:value-type="float" office:value="0.0161" calcext:value-type="float">
            <text:p>0.016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4" calcext:value-type="float">
            <text:p>-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11.931" calcext:value-type="float">
            <text:p>11.931</text:p>
          </table:table-cell>
          <table:table-cell office:value-type="float" office:value="2.899" calcext:value-type="float">
            <text:p>2.89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8" calcext:value-type="float">
            <text:p>-0.0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883" calcext:value-type="float">
            <text:p>2.8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883" calcext:value-type="float">
            <text:p>2.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9" calcext:value-type="float">
            <text:p>-0.0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883" calcext:value-type="float">
            <text:p>2.88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12" calcext:value-type="float">
            <text:p>-0.0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883" calcext:value-type="float">
            <text:p>2.883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8" calcext:value-type="float">
            <text:p>-0.0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883" calcext:value-type="float">
            <text:p>2.88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44" calcext:value-type="float">
            <text:p>0.0044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46" calcext:value-type="float">
            <text:p>-0.0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11.923" calcext:value-type="float">
            <text:p>11.923</text:p>
          </table:table-cell>
          <table:table-cell office:value-type="float" office:value="2.885" calcext:value-type="float">
            <text:p>2.885</text:p>
          </table:table-cell>
          <table:table-cell office:value-type="float" office:value="0.0217" calcext:value-type="float">
            <text:p>0.021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5" calcext:value-type="float">
            <text:p>-0.0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11.923" calcext:value-type="float">
            <text:p>11.923</text:p>
          </table:table-cell>
          <table:table-cell office:value-type="float" office:value="2.885" calcext:value-type="float">
            <text:p>2.885</text:p>
          </table:table-cell>
          <table:table-cell office:value-type="float" office:value="0.0139" calcext:value-type="float">
            <text:p>0.013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3" calcext:value-type="float">
            <text:p>-0.0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11.93" calcext:value-type="float">
            <text:p>11.93</text:p>
          </table:table-cell>
          <table:table-cell office:value-type="float" office:value="2.92" calcext:value-type="float">
            <text:p>2.92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27" calcext:value-type="float">
            <text:p>0.0027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2" calcext:value-type="float">
            <text:p>-0.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11.93" calcext:value-type="float">
            <text:p>11.93</text:p>
          </table:table-cell>
          <table:table-cell office:value-type="float" office:value="2.92" calcext:value-type="float">
            <text:p>2.9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6" calcext:value-type="float">
            <text:p>-0.0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11.93" calcext:value-type="float">
            <text:p>11.93</text:p>
          </table:table-cell>
          <table:table-cell office:value-type="float" office:value="2.92" calcext:value-type="float">
            <text:p>2.92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6" calcext:value-type="float">
            <text:p>-0.0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1.93" calcext:value-type="float">
            <text:p>11.93</text:p>
          </table:table-cell>
          <table:table-cell office:value-type="float" office:value="2.92" calcext:value-type="float">
            <text:p>2.92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57" calcext:value-type="float">
            <text:p>-0.0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4" calcext:value-type="float">
            <text:p>2.934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61" calcext:value-type="float">
            <text:p>0.0061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9" calcext:value-type="float">
            <text:p>-0.0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4" calcext:value-type="float">
            <text:p>2.93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88" calcext:value-type="float">
            <text:p>0.0088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4" calcext:value-type="float">
            <text:p>-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11.923" calcext:value-type="float">
            <text:p>11.923</text:p>
          </table:table-cell>
          <table:table-cell office:value-type="float" office:value="2.933" calcext:value-type="float">
            <text:p>2.933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12" calcext:value-type="float">
            <text:p>0.001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7" calcext:value-type="float">
            <text:p>-0.0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11.923" calcext:value-type="float">
            <text:p>11.923</text:p>
          </table:table-cell>
          <table:table-cell office:value-type="float" office:value="2.933" calcext:value-type="float">
            <text:p>2.933</text:p>
          </table:table-cell>
          <table:table-cell office:value-type="float" office:value="0.0137" calcext:value-type="float">
            <text:p>0.0137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49" calcext:value-type="float">
            <text:p>-0.0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151" calcext:value-type="float">
            <text:p>0.015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2" calcext:value-type="float">
            <text:p>-0.0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9" calcext:value-type="float">
            <text:p>0.0039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8" calcext:value-type="float">
            <text:p>-0.0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57" calcext:value-type="float">
            <text:p>-0.0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122" calcext:value-type="float">
            <text:p>0.0122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44" calcext:value-type="float">
            <text:p>-0.0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4" calcext:value-type="float">
            <text:p>-0.0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249" calcext:value-type="float">
            <text:p>0.0249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193" calcext:value-type="float">
            <text:p>-0.0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6" calcext:value-type="float">
            <text:p>-0.0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05" calcext:value-type="float">
            <text:p>0.0005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8" calcext:value-type="float">
            <text:p>-0.0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8" calcext:value-type="float">
            <text:p>-0.0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134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5" calcext:value-type="float">
            <text:p>-0.0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11.92" calcext:value-type="float">
            <text:p>11.92</text:p>
          </table:table-cell>
          <table:table-cell office:value-type="float" office:value="2.93" calcext:value-type="float">
            <text:p>2.93</text:p>
          </table:table-cell>
          <table:table-cell office:value-type="float" office:value="0.0237" calcext:value-type="float">
            <text:p>0.023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1.918" calcext:value-type="float">
            <text:p>11.918</text:p>
          </table:table-cell>
          <table:table-cell office:value-type="float" office:value="2.912" calcext:value-type="float">
            <text:p>2.91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9" calcext:value-type="float">
            <text:p>-0.0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1.918" calcext:value-type="float">
            <text:p>11.918</text:p>
          </table:table-cell>
          <table:table-cell office:value-type="float" office:value="2.912" calcext:value-type="float">
            <text:p>2.912</text:p>
          </table:table-cell>
          <table:table-cell office:value-type="float" office:value="0.0203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28" calcext:value-type="float">
            <text:p>-0.0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1.918" calcext:value-type="float">
            <text:p>11.918</text:p>
          </table:table-cell>
          <table:table-cell office:value-type="float" office:value="2.912" calcext:value-type="float">
            <text:p>2.91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.802" calcext:value-type="float">
            <text:p>1.802</text:p>
          </table:table-cell>
          <table:table-cell office:value-type="float" office:value="-0.0248" calcext:value-type="float">
            <text:p>-0.0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11.918" calcext:value-type="float">
            <text:p>11.918</text:p>
          </table:table-cell>
          <table:table-cell office:value-type="float" office:value="2.912" calcext:value-type="float">
            <text:p>2.91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48" calcext:value-type="float">
            <text:p>-0.0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1.918" calcext:value-type="float">
            <text:p>11.918</text:p>
          </table:table-cell>
          <table:table-cell office:value-type="float" office:value="2.912" calcext:value-type="float">
            <text:p>2.912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36" calcext:value-type="float">
            <text:p>-0.0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1.912" calcext:value-type="float">
            <text:p>11.912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98" calcext:value-type="float">
            <text:p>0.0098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22" calcext:value-type="float">
            <text:p>-0.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11.912" calcext:value-type="float">
            <text:p>11.912</text:p>
          </table:table-cell>
          <table:table-cell office:value-type="float" office:value="2.916" calcext:value-type="float">
            <text:p>2.91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22" calcext:value-type="float">
            <text:p>0.0022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4" calcext:value-type="float">
            <text:p>-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1.915" calcext:value-type="float">
            <text:p>11.915</text:p>
          </table:table-cell>
          <table:table-cell office:value-type="float" office:value="2.929" calcext:value-type="float">
            <text:p>2.929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07" calcext:value-type="float">
            <text:p>0.0007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34" calcext:value-type="float">
            <text:p>-0.0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1.915" calcext:value-type="float">
            <text:p>11.915</text:p>
          </table:table-cell>
          <table:table-cell office:value-type="float" office:value="2.929" calcext:value-type="float">
            <text:p>2.929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29" calcext:value-type="float">
            <text:p>-0.0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11.915" calcext:value-type="float">
            <text:p>11.915</text:p>
          </table:table-cell>
          <table:table-cell office:value-type="float" office:value="2.929" calcext:value-type="float">
            <text:p>2.92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45" calcext:value-type="float">
            <text:p>-0.0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1.915" calcext:value-type="float">
            <text:p>11.915</text:p>
          </table:table-cell>
          <table:table-cell office:value-type="float" office:value="2.929" calcext:value-type="float">
            <text:p>2.929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42" calcext:value-type="float">
            <text:p>-0.0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11.919" calcext:value-type="float">
            <text:p>11.919</text:p>
          </table:table-cell>
          <table:table-cell office:value-type="float" office:value="2.926" calcext:value-type="float">
            <text:p>2.926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28" calcext:value-type="float">
            <text:p>-0.0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11.919" calcext:value-type="float">
            <text:p>11.919</text:p>
          </table:table-cell>
          <table:table-cell office:value-type="float" office:value="2.926" calcext:value-type="float">
            <text:p>2.9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63" calcext:value-type="float">
            <text:p>0.0063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36" calcext:value-type="float">
            <text:p>-0.0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11.928" calcext:value-type="float">
            <text:p>11.928</text:p>
          </table:table-cell>
          <table:table-cell office:value-type="float" office:value="2.913" calcext:value-type="float">
            <text:p>2.913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05" calcext:value-type="float">
            <text:p>0.0005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54" calcext:value-type="float">
            <text:p>-0.0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.928" calcext:value-type="float">
            <text:p>11.928</text:p>
          </table:table-cell>
          <table:table-cell office:value-type="float" office:value="2.913" calcext:value-type="float">
            <text:p>2.913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17" calcext:value-type="float">
            <text:p>-0.0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2.906" calcext:value-type="float">
            <text:p>2.90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7" calcext:value-type="float">
            <text:p>-0.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.925" calcext:value-type="float">
            <text:p>11.925</text:p>
          </table:table-cell>
          <table:table-cell office:value-type="float" office:value="2.906" calcext:value-type="float">
            <text:p>2.906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25" calcext:value-type="float">
            <text:p>-0.0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11.925" calcext:value-type="float">
            <text:p>11.925</text:p>
          </table:table-cell>
          <table:table-cell office:value-type="float" office:value="2.906" calcext:value-type="float">
            <text:p>2.90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5" calcext:value-type="float">
            <text:p>-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1.92" calcext:value-type="float">
            <text:p>11.92</text:p>
          </table:table-cell>
          <table:table-cell office:value-type="float" office:value="2.908" calcext:value-type="float">
            <text:p>2.908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28" calcext:value-type="float">
            <text:p>-0.0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1.92" calcext:value-type="float">
            <text:p>11.92</text:p>
          </table:table-cell>
          <table:table-cell office:value-type="float" office:value="2.908" calcext:value-type="float">
            <text:p>2.90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07" calcext:value-type="float">
            <text:p>0.0007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54" calcext:value-type="float">
            <text:p>-0.0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11.92" calcext:value-type="float">
            <text:p>11.92</text:p>
          </table:table-cell>
          <table:table-cell office:value-type="float" office:value="2.908" calcext:value-type="float">
            <text:p>2.908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11.92" calcext:value-type="float">
            <text:p>11.92</text:p>
          </table:table-cell>
          <table:table-cell office:value-type="float" office:value="2.908" calcext:value-type="float">
            <text:p>2.908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056" calcext:value-type="float">
            <text:p>0.0056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11.92" calcext:value-type="float">
            <text:p>11.92</text:p>
          </table:table-cell>
          <table:table-cell office:value-type="float" office:value="2.908" calcext:value-type="float">
            <text:p>2.90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54" calcext:value-type="float">
            <text:p>0.0054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11.92" calcext:value-type="float">
            <text:p>11.92</text:p>
          </table:table-cell>
          <table:table-cell office:value-type="float" office:value="2.908" calcext:value-type="float">
            <text:p>2.90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22" calcext:value-type="float">
            <text:p>0.0022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11.93" calcext:value-type="float">
            <text:p>11.93</text:p>
          </table:table-cell>
          <table:table-cell office:value-type="float" office:value="2.903" calcext:value-type="float">
            <text:p>2.903</text:p>
          </table:table-cell>
          <table:table-cell office:value-type="float" office:value="0.0178" calcext:value-type="float">
            <text:p>0.0178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.93" calcext:value-type="float">
            <text:p>11.93</text:p>
          </table:table-cell>
          <table:table-cell office:value-type="float" office:value="2.903" calcext:value-type="float">
            <text:p>2.903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78" calcext:value-type="float">
            <text:p>0.0278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11.938" calcext:value-type="float">
            <text:p>11.938</text:p>
          </table:table-cell>
          <table:table-cell office:value-type="float" office:value="2.888" calcext:value-type="float">
            <text:p>2.888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335" calcext:value-type="float">
            <text:p>0.1335</text:p>
          </table:table-cell>
          <table:table-cell office:value-type="float" office:value="1.801" calcext:value-type="float">
            <text:p>1.8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11.938" calcext:value-type="float">
            <text:p>11.938</text:p>
          </table:table-cell>
          <table:table-cell office:value-type="float" office:value="2.888" calcext:value-type="float">
            <text:p>2.888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1936" calcext:value-type="float">
            <text:p>0.1936</text:p>
          </table:table-cell>
          <table:table-cell office:value-type="float" office:value="1.801" calcext:value-type="float">
            <text:p>1.8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11.938" calcext:value-type="float">
            <text:p>11.938</text:p>
          </table:table-cell>
          <table:table-cell office:value-type="float" office:value="2.888" calcext:value-type="float">
            <text:p>2.888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2913" calcext:value-type="float">
            <text:p>0.2913</text:p>
          </table:table-cell>
          <table:table-cell office:value-type="float" office:value="1.801" calcext:value-type="float">
            <text:p>1.801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11.938" calcext:value-type="float">
            <text:p>11.938</text:p>
          </table:table-cell>
          <table:table-cell office:value-type="float" office:value="2.888" calcext:value-type="float">
            <text:p>2.888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0.3467" calcext:value-type="float">
            <text:p>0.3467</text:p>
          </table:table-cell>
          <table:table-cell office:value-type="float" office:value="1.801" calcext:value-type="float">
            <text:p>1.801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11.938" calcext:value-type="float">
            <text:p>11.938</text:p>
          </table:table-cell>
          <table:table-cell office:value-type="float" office:value="2.888" calcext:value-type="float">
            <text:p>2.88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3477" calcext:value-type="float">
            <text:p>0.3477</text:p>
          </table:table-cell>
          <table:table-cell office:value-type="float" office:value="1.801" calcext:value-type="float">
            <text:p>1.801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11.938" calcext:value-type="float">
            <text:p>11.938</text:p>
          </table:table-cell>
          <table:table-cell office:value-type="float" office:value="2.888" calcext:value-type="float">
            <text:p>2.888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3369" calcext:value-type="float">
            <text:p>0.3369</text:p>
          </table:table-cell>
          <table:table-cell office:value-type="float" office:value="1.801" calcext:value-type="float">
            <text:p>1.80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.941" calcext:value-type="float">
            <text:p>11.941</text:p>
          </table:table-cell>
          <table:table-cell office:value-type="float" office:value="2.887" calcext:value-type="float">
            <text:p>2.887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1.799" calcext:value-type="float">
            <text:p>1.799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11.941" calcext:value-type="float">
            <text:p>11.941</text:p>
          </table:table-cell>
          <table:table-cell office:value-type="float" office:value="2.887" calcext:value-type="float">
            <text:p>2.887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1506" calcext:value-type="float">
            <text:p>0.1506</text:p>
          </table:table-cell>
          <table:table-cell office:value-type="float" office:value="1.798" calcext:value-type="float">
            <text:p>1.798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11.941" calcext:value-type="float">
            <text:p>11.941</text:p>
          </table:table-cell>
          <table:table-cell office:value-type="float" office:value="2.887" calcext:value-type="float">
            <text:p>2.88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035" calcext:value-type="float">
            <text:p>0.1035</text:p>
          </table:table-cell>
          <table:table-cell office:value-type="float" office:value="1.798" calcext:value-type="float">
            <text:p>1.798</text:p>
          </table:table-cell>
          <table:table-cell office:value-type="float" office:value="0.563" calcext:value-type="float">
            <text:p>0.5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1.941" calcext:value-type="float">
            <text:p>11.941</text:p>
          </table:table-cell>
          <table:table-cell office:value-type="float" office:value="2.887" calcext:value-type="float">
            <text:p>2.887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908" calcext:value-type="float">
            <text:p>0.0908</text:p>
          </table:table-cell>
          <table:table-cell office:value-type="float" office:value="1.792" calcext:value-type="float">
            <text:p>1.792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1.953" calcext:value-type="float">
            <text:p>11.953</text:p>
          </table:table-cell>
          <table:table-cell office:value-type="float" office:value="2.935" calcext:value-type="float">
            <text:p>2.93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037" calcext:value-type="float">
            <text:p>0.0037</text:p>
          </table:table-cell>
          <table:table-cell office:value-type="float" office:value="1.788" calcext:value-type="float">
            <text:p>1.788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.953" calcext:value-type="float">
            <text:p>11.953</text:p>
          </table:table-cell>
          <table:table-cell office:value-type="float" office:value="2.935" calcext:value-type="float">
            <text:p>2.93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891" calcext:value-type="float">
            <text:p>0.0891</text:p>
          </table:table-cell>
          <table:table-cell office:value-type="float" office:value="1.782" calcext:value-type="float">
            <text:p>1.78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1.953" calcext:value-type="float">
            <text:p>11.953</text:p>
          </table:table-cell>
          <table:table-cell office:value-type="float" office:value="2.935" calcext:value-type="float">
            <text:p>2.935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1.777" calcext:value-type="float">
            <text:p>1.777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1.953" calcext:value-type="float">
            <text:p>11.953</text:p>
          </table:table-cell>
          <table:table-cell office:value-type="float" office:value="2.935" calcext:value-type="float">
            <text:p>2.935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0.0513" calcext:value-type="float">
            <text:p>0.0513</text:p>
          </table:table-cell>
          <table:table-cell office:value-type="float" office:value="1.777" calcext:value-type="float">
            <text:p>1.777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.953" calcext:value-type="float">
            <text:p>11.953</text:p>
          </table:table-cell>
          <table:table-cell office:value-type="float" office:value="2.935" calcext:value-type="float">
            <text:p>2.93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1.77" calcext:value-type="float">
            <text:p>1.77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1.953" calcext:value-type="float">
            <text:p>11.953</text:p>
          </table:table-cell>
          <table:table-cell office:value-type="float" office:value="2.935" calcext:value-type="float">
            <text:p>2.935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-0.0771" calcext:value-type="float">
            <text:p>-0.0771</text:p>
          </table:table-cell>
          <table:table-cell office:value-type="float" office:value="1.757" calcext:value-type="float">
            <text:p>1.757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1.907" calcext:value-type="float">
            <text:p>11.907</text:p>
          </table:table-cell>
          <table:table-cell office:value-type="float" office:value="2.986" calcext:value-type="float">
            <text:p>2.986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1313" calcext:value-type="float">
            <text:p>0.1313</text:p>
          </table:table-cell>
          <table:table-cell office:value-type="float" office:value="1.75" calcext:value-type="float">
            <text:p>1.75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1.907" calcext:value-type="float">
            <text:p>11.907</text:p>
          </table:table-cell>
          <table:table-cell office:value-type="float" office:value="2.986" calcext:value-type="float">
            <text:p>2.986</text:p>
          </table:table-cell>
          <table:table-cell office:value-type="float" office:value="-0.1133" calcext:value-type="float">
            <text:p>-0.1133</text:p>
          </table:table-cell>
          <table:table-cell office:value-type="float" office:value="0.147" calcext:value-type="float">
            <text:p>0.147</text:p>
          </table:table-cell>
          <table:table-cell office:value-type="float" office:value="1.743" calcext:value-type="float">
            <text:p>1.743</text:p>
          </table:table-cell>
          <table:table-cell office:value-type="float" office:value="0.763" calcext:value-type="float">
            <text:p>0.7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11.916" calcext:value-type="float">
            <text:p>11.916</text:p>
          </table:table-cell>
          <table:table-cell office:value-type="float" office:value="3.022" calcext:value-type="float">
            <text:p>3.022</text:p>
          </table:table-cell>
          <table:table-cell office:value-type="float" office:value="0.0095" calcext:value-type="float">
            <text:p>0.0095</text:p>
          </table:table-cell>
          <table:table-cell office:value-type="float" office:value="-0.0901" calcext:value-type="float">
            <text:p>-0.0901</text:p>
          </table:table-cell>
          <table:table-cell office:value-type="float" office:value="1.743" calcext:value-type="float">
            <text:p>1.743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11.916" calcext:value-type="float">
            <text:p>11.916</text:p>
          </table:table-cell>
          <table:table-cell office:value-type="float" office:value="3.022" calcext:value-type="float">
            <text:p>3.022</text:p>
          </table:table-cell>
          <table:table-cell office:value-type="float" office:value="0.0208" calcext:value-type="float">
            <text:p>0.0208</text:p>
          </table:table-cell>
          <table:table-cell office:value-type="float" office:value="-0.1372" calcext:value-type="float">
            <text:p>-0.1372</text:p>
          </table:table-cell>
          <table:table-cell office:value-type="float" office:value="1.722" calcext:value-type="float">
            <text:p>1.722</text:p>
          </table:table-cell>
          <table:table-cell office:value-type="float" office:value="0.795" calcext:value-type="float">
            <text:p>0.7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1.938" calcext:value-type="float">
            <text:p>11.938</text:p>
          </table:table-cell>
          <table:table-cell office:value-type="float" office:value="3.039" calcext:value-type="float">
            <text:p>3.03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0537" calcext:value-type="float">
            <text:p>0.0537</text:p>
          </table:table-cell>
          <table:table-cell office:value-type="float" office:value="1.722" calcext:value-type="float">
            <text:p>1.722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1.938" calcext:value-type="float">
            <text:p>11.938</text:p>
          </table:table-cell>
          <table:table-cell office:value-type="float" office:value="3.039" calcext:value-type="float">
            <text:p>3.039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0.105" calcext:value-type="float">
            <text:p>0.105</text:p>
          </table:table-cell>
          <table:table-cell office:value-type="float" office:value="1.705" calcext:value-type="float">
            <text:p>1.705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11.955" calcext:value-type="float">
            <text:p>11.955</text:p>
          </table:table-cell>
          <table:table-cell office:value-type="float" office:value="3.015" calcext:value-type="float">
            <text:p>3.0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1.705" calcext:value-type="float">
            <text:p>1.705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12.106" calcext:value-type="float">
            <text:p>12.106</text:p>
          </table:table-cell>
          <table:table-cell office:value-type="float" office:value="2.849" calcext:value-type="float">
            <text:p>2.84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22" calcext:value-type="float">
            <text:p>0.022</text:p>
          </table:table-cell>
          <table:table-cell office:value-type="float" office:value="1.689" calcext:value-type="float">
            <text:p>1.689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.106" calcext:value-type="float">
            <text:p>12.106</text:p>
          </table:table-cell>
          <table:table-cell office:value-type="float" office:value="2.849" calcext:value-type="float">
            <text:p>2.849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43" calcext:value-type="float">
            <text:p>0.043</text:p>
          </table:table-cell>
          <table:table-cell office:value-type="float" office:value="1.672" calcext:value-type="float">
            <text:p>1.672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2.106" calcext:value-type="float">
            <text:p>12.106</text:p>
          </table:table-cell>
          <table:table-cell office:value-type="float" office:value="2.849" calcext:value-type="float">
            <text:p>2.849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0356" calcext:value-type="float">
            <text:p>0.0356</text:p>
          </table:table-cell>
          <table:table-cell office:value-type="float" office:value="1.664" calcext:value-type="float">
            <text:p>1.664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2.106" calcext:value-type="float">
            <text:p>12.106</text:p>
          </table:table-cell>
          <table:table-cell office:value-type="float" office:value="2.849" calcext:value-type="float">
            <text:p>2.849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0.022" calcext:value-type="float">
            <text:p>0.022</text:p>
          </table:table-cell>
          <table:table-cell office:value-type="float" office:value="1.664" calcext:value-type="float">
            <text:p>1.664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12.148" calcext:value-type="float">
            <text:p>12.148</text:p>
          </table:table-cell>
          <table:table-cell office:value-type="float" office:value="2.879" calcext:value-type="float">
            <text:p>2.879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967" calcext:value-type="float">
            <text:p>-0.0967</text:p>
          </table:table-cell>
          <table:table-cell office:value-type="float" office:value="1.664" calcext:value-type="float">
            <text:p>1.664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2.148" calcext:value-type="float">
            <text:p>12.148</text:p>
          </table:table-cell>
          <table:table-cell office:value-type="float" office:value="2.879" calcext:value-type="float">
            <text:p>2.879</text:p>
          </table:table-cell>
          <table:table-cell office:value-type="float" office:value="0.0667" calcext:value-type="float">
            <text:p>0.0667</text:p>
          </table:table-cell>
          <table:table-cell office:value-type="float" office:value="-0.0964" calcext:value-type="float">
            <text:p>-0.0964</text:p>
          </table:table-cell>
          <table:table-cell office:value-type="float" office:value="1.646" calcext:value-type="float">
            <text:p>1.646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2.148" calcext:value-type="float">
            <text:p>12.148</text:p>
          </table:table-cell>
          <table:table-cell office:value-type="float" office:value="2.879" calcext:value-type="float">
            <text:p>2.879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1.637" calcext:value-type="float">
            <text:p>1.637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12.148" calcext:value-type="float">
            <text:p>12.148</text:p>
          </table:table-cell>
          <table:table-cell office:value-type="float" office:value="2.879" calcext:value-type="float">
            <text:p>2.87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142" calcext:value-type="float">
            <text:p>0.0142</text:p>
          </table:table-cell>
          <table:table-cell office:value-type="float" office:value="1.629" calcext:value-type="float">
            <text:p>1.629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2.148" calcext:value-type="float">
            <text:p>12.148</text:p>
          </table:table-cell>
          <table:table-cell office:value-type="float" office:value="2.879" calcext:value-type="float">
            <text:p>2.879</text:p>
          </table:table-cell>
          <table:table-cell office:value-type="float" office:value="-0.0334" calcext:value-type="float">
            <text:p>-0.033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62" calcext:value-type="float">
            <text:p>1.62</text:p>
          </table:table-cell>
          <table:table-cell office:value-type="float" office:value="0.797" calcext:value-type="float">
            <text:p>0.7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2.043" calcext:value-type="float">
            <text:p>12.043</text:p>
          </table:table-cell>
          <table:table-cell office:value-type="float" office:value="2.993" calcext:value-type="float">
            <text:p>2.99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83" calcext:value-type="float">
            <text:p>0.0083</text:p>
          </table:table-cell>
          <table:table-cell office:value-type="float" office:value="1.62" calcext:value-type="float">
            <text:p>1.62</text:p>
          </table:table-cell>
          <table:table-cell office:value-type="float" office:value="0.7822" calcext:value-type="float">
            <text:p>0.782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2.043" calcext:value-type="float">
            <text:p>12.043</text:p>
          </table:table-cell>
          <table:table-cell office:value-type="float" office:value="2.993" calcext:value-type="float">
            <text:p>2.99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269" calcext:value-type="float">
            <text:p>0.0269</text:p>
          </table:table-cell>
          <table:table-cell office:value-type="float" office:value="1.602" calcext:value-type="float">
            <text:p>1.602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1.942" calcext:value-type="float">
            <text:p>11.942</text:p>
          </table:table-cell>
          <table:table-cell office:value-type="float" office:value="2.524" calcext:value-type="float">
            <text:p>2.524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-0.031" calcext:value-type="float">
            <text:p>-0.031</text:p>
          </table:table-cell>
          <table:table-cell office:value-type="float" office:value="1.594" calcext:value-type="float">
            <text:p>1.594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52" calcext:value-type="float">
            <text:p>2.52</text:p>
          </table:table-cell>
          <table:table-cell office:value-type="float" office:value="0.0151" calcext:value-type="float">
            <text:p>0.0151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1.573" calcext:value-type="float">
            <text:p>1.573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11.927" calcext:value-type="float">
            <text:p>11.927</text:p>
          </table:table-cell>
          <table:table-cell office:value-type="float" office:value="2.52" calcext:value-type="float">
            <text:p>2.52</text:p>
          </table:table-cell>
          <table:table-cell office:value-type="float" office:value="0.0332" calcext:value-type="float">
            <text:p>0.0332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1.565" calcext:value-type="float">
            <text:p>1.5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11.91" calcext:value-type="float">
            <text:p>11.91</text:p>
          </table:table-cell>
          <table:table-cell office:value-type="float" office:value="2.536" calcext:value-type="float">
            <text:p>2.536</text:p>
          </table:table-cell>
          <table:table-cell office:value-type="float" office:value="-0.0679" calcext:value-type="float">
            <text:p>-0.0679</text:p>
          </table:table-cell>
          <table:table-cell office:value-type="float" office:value="0.0408" calcext:value-type="float">
            <text:p>0.0408</text:p>
          </table:table-cell>
          <table:table-cell office:value-type="float" office:value="1.557" calcext:value-type="float">
            <text:p>1.557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11.91" calcext:value-type="float">
            <text:p>11.91</text:p>
          </table:table-cell>
          <table:table-cell office:value-type="float" office:value="2.536" calcext:value-type="float">
            <text:p>2.536</text:p>
          </table:table-cell>
          <table:table-cell office:value-type="float" office:value="-0.1064" calcext:value-type="float">
            <text:p>-0.1064</text:p>
          </table:table-cell>
          <table:table-cell office:value-type="float" office:value="0.0884" calcext:value-type="float">
            <text:p>0.0884</text:p>
          </table:table-cell>
          <table:table-cell office:value-type="float" office:value="1.536" calcext:value-type="float">
            <text:p>1.536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1.97" calcext:value-type="float">
            <text:p>11.97</text:p>
          </table:table-cell>
          <table:table-cell office:value-type="float" office:value="2.461" calcext:value-type="float">
            <text:p>2.4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32" calcext:value-type="float">
            <text:p>0.02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11.97" calcext:value-type="float">
            <text:p>11.97</text:p>
          </table:table-cell>
          <table:table-cell office:value-type="float" office:value="2.461" calcext:value-type="float">
            <text:p>2.461</text:p>
          </table:table-cell>
          <table:table-cell office:value-type="float" office:value="0.0918" calcext:value-type="float">
            <text:p>0.0918</text:p>
          </table:table-cell>
          <table:table-cell office:value-type="float" office:value="-0.074" calcext:value-type="float">
            <text:p>-0.074</text:p>
          </table:table-cell>
          <table:table-cell office:value-type="float" office:value="1.528" calcext:value-type="float">
            <text:p>1.528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11.99" calcext:value-type="float">
            <text:p>11.99</text:p>
          </table:table-cell>
          <table:table-cell office:value-type="float" office:value="2.562" calcext:value-type="float">
            <text:p>2.562</text:p>
          </table:table-cell>
          <table:table-cell office:value-type="float" office:value="0.0439" calcext:value-type="float">
            <text:p>0.0439</text:p>
          </table:table-cell>
          <table:table-cell office:value-type="float" office:value="-0.0845" calcext:value-type="float">
            <text:p>-0.0845</text:p>
          </table:table-cell>
          <table:table-cell office:value-type="float" office:value="1.521" calcext:value-type="float">
            <text:p>1.521</text:p>
          </table:table-cell>
          <table:table-cell office:value-type="float" office:value="0.785" calcext:value-type="float">
            <text:p>0.7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11.99" calcext:value-type="float">
            <text:p>11.99</text:p>
          </table:table-cell>
          <table:table-cell office:value-type="float" office:value="2.562" calcext:value-type="float">
            <text:p>2.562</text:p>
          </table:table-cell>
          <table:table-cell office:value-type="float" office:value="0.0425" calcext:value-type="float">
            <text:p>0.0425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1.505" calcext:value-type="float">
            <text:p>1.505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11.98" calcext:value-type="float">
            <text:p>11.98</text:p>
          </table:table-cell>
          <table:table-cell office:value-type="float" office:value="2.559" calcext:value-type="float">
            <text:p>2.559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0044" calcext:value-type="float">
            <text:p>0.0044</text:p>
          </table:table-cell>
          <table:table-cell office:value-type="float" office:value="1.494" calcext:value-type="float">
            <text:p>1.494</text:p>
          </table:table-cell>
          <table:table-cell office:value-type="float" office:value="0.784" calcext:value-type="float">
            <text:p>0.78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1.98" calcext:value-type="float">
            <text:p>11.98</text:p>
          </table:table-cell>
          <table:table-cell office:value-type="float" office:value="2.559" calcext:value-type="float">
            <text:p>2.559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87" calcext:value-type="float">
            <text:p>1.487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11.983" calcext:value-type="float">
            <text:p>11.983</text:p>
          </table:table-cell>
          <table:table-cell office:value-type="float" office:value="2.557" calcext:value-type="float">
            <text:p>2.557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0342" calcext:value-type="float">
            <text:p>0.0342</text:p>
          </table:table-cell>
          <table:table-cell office:value-type="float" office:value="1.479" calcext:value-type="float">
            <text:p>1.479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.983" calcext:value-type="float">
            <text:p>11.983</text:p>
          </table:table-cell>
          <table:table-cell office:value-type="float" office:value="2.557" calcext:value-type="float">
            <text:p>2.557</text:p>
          </table:table-cell>
          <table:table-cell office:value-type="float" office:value="0.0037" calcext:value-type="float">
            <text:p>0.0037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1.47" calcext:value-type="float">
            <text:p>1.47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61" calcext:value-type="float">
            <text:p>1.061</text:p>
          </table:table-cell>
          <table:table-cell office:value-type="float" office:value="11.983" calcext:value-type="float">
            <text:p>11.983</text:p>
          </table:table-cell>
          <table:table-cell office:value-type="float" office:value="2.557" calcext:value-type="float">
            <text:p>2.557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463" calcext:value-type="float">
            <text:p>1.463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11.983" calcext:value-type="float">
            <text:p>11.983</text:p>
          </table:table-cell>
          <table:table-cell office:value-type="float" office:value="2.557" calcext:value-type="float">
            <text:p>2.55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22" calcext:value-type="float">
            <text:p>-0.022</text:p>
          </table:table-cell>
          <table:table-cell office:value-type="float" office:value="1.45" calcext:value-type="float">
            <text:p>1.45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11.986" calcext:value-type="float">
            <text:p>11.986</text:p>
          </table:table-cell>
          <table:table-cell office:value-type="float" office:value="2.566" calcext:value-type="float">
            <text:p>2.566</text:p>
          </table:table-cell>
          <table:table-cell office:value-type="float" office:value="0.0369" calcext:value-type="float">
            <text:p>0.0369</text:p>
          </table:table-cell>
          <table:table-cell office:value-type="float" office:value="-0.0522" calcext:value-type="float">
            <text:p>-0.0522</text:p>
          </table:table-cell>
          <table:table-cell office:value-type="float" office:value="1.45" calcext:value-type="float">
            <text:p>1.45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11.986" calcext:value-type="float">
            <text:p>11.986</text:p>
          </table:table-cell>
          <table:table-cell office:value-type="float" office:value="2.566" calcext:value-type="float">
            <text:p>2.56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4" calcext:value-type="float">
            <text:p>0.0344</text:p>
          </table:table-cell>
          <table:table-cell office:value-type="float" office:value="1.434" calcext:value-type="float">
            <text:p>1.434</text:p>
          </table:table-cell>
          <table:table-cell office:value-type="float" office:value="0.778" calcext:value-type="float">
            <text:p>0.7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11.991" calcext:value-type="float">
            <text:p>11.991</text:p>
          </table:table-cell>
          <table:table-cell office:value-type="float" office:value="2.569" calcext:value-type="float">
            <text:p>2.569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1.434" calcext:value-type="float">
            <text:p>1.43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11.991" calcext:value-type="float">
            <text:p>11.991</text:p>
          </table:table-cell>
          <table:table-cell office:value-type="float" office:value="2.569" calcext:value-type="float">
            <text:p>2.569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83" calcext:value-type="float">
            <text:p>0.0183</text:p>
          </table:table-cell>
          <table:table-cell office:value-type="float" office:value="1.419" calcext:value-type="float">
            <text:p>1.419</text:p>
          </table:table-cell>
          <table:table-cell office:value-type="float" office:value="0.792" calcext:value-type="float">
            <text:p>0.7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2.097" calcext:value-type="float">
            <text:p>12.097</text:p>
          </table:table-cell>
          <table:table-cell office:value-type="float" office:value="2.455" calcext:value-type="float">
            <text:p>2.45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078" calcext:value-type="float">
            <text:p>0.0078</text:p>
          </table:table-cell>
          <table:table-cell office:value-type="float" office:value="1.412" calcext:value-type="float">
            <text:p>1.41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12.097" calcext:value-type="float">
            <text:p>12.097</text:p>
          </table:table-cell>
          <table:table-cell office:value-type="float" office:value="2.455" calcext:value-type="float">
            <text:p>2.455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1.403" calcext:value-type="float">
            <text:p>1.403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2.092" calcext:value-type="float">
            <text:p>12.092</text:p>
          </table:table-cell>
          <table:table-cell office:value-type="float" office:value="2.458" calcext:value-type="float">
            <text:p>2.45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1.395" calcext:value-type="float">
            <text:p>1.395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57" calcext:value-type="float">
            <text:p>1.157</text:p>
          </table:table-cell>
          <table:table-cell office:value-type="float" office:value="12.092" calcext:value-type="float">
            <text:p>12.092</text:p>
          </table:table-cell>
          <table:table-cell office:value-type="float" office:value="2.458" calcext:value-type="float">
            <text:p>2.458</text:p>
          </table:table-cell>
          <table:table-cell office:value-type="float" office:value="0.0403" calcext:value-type="float">
            <text:p>0.0403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1.379" calcext:value-type="float">
            <text:p>1.379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2.133" calcext:value-type="float">
            <text:p>12.133</text:p>
          </table:table-cell>
          <table:table-cell office:value-type="float" office:value="2.649" calcext:value-type="float">
            <text:p>2.649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0059" calcext:value-type="float">
            <text:p>0.0059</text:p>
          </table:table-cell>
          <table:table-cell office:value-type="float" office:value="1.379" calcext:value-type="float">
            <text:p>1.379</text:p>
          </table:table-cell>
          <table:table-cell office:value-type="float" office:value="0.775" calcext:value-type="float">
            <text:p>0.77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12.155" calcext:value-type="float">
            <text:p>12.155</text:p>
          </table:table-cell>
          <table:table-cell office:value-type="float" office:value="2.656" calcext:value-type="float">
            <text:p>2.65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142" calcext:value-type="float">
            <text:p>0.0142</text:p>
          </table:table-cell>
          <table:table-cell office:value-type="float" office:value="1.364" calcext:value-type="float">
            <text:p>1.364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.155" calcext:value-type="float">
            <text:p>12.155</text:p>
          </table:table-cell>
          <table:table-cell office:value-type="float" office:value="2.656" calcext:value-type="float">
            <text:p>2.656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1.347" calcext:value-type="float">
            <text:p>1.347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office:value-type="float" office:value="12.216" calcext:value-type="float">
            <text:p>12.216</text:p>
          </table:table-cell>
          <table:table-cell office:value-type="float" office:value="2.595" calcext:value-type="float">
            <text:p>2.595</text:p>
          </table:table-cell>
          <table:table-cell office:value-type="float" office:value="-0.0632" calcext:value-type="float">
            <text:p>-0.0632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1.34" calcext:value-type="float">
            <text:p>1.34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22" calcext:value-type="float">
            <text:p>1.222</text:p>
          </table:table-cell>
          <table:table-cell office:value-type="float" office:value="12.216" calcext:value-type="float">
            <text:p>12.216</text:p>
          </table:table-cell>
          <table:table-cell office:value-type="float" office:value="2.595" calcext:value-type="float">
            <text:p>2.595</text:p>
          </table:table-cell>
          <table:table-cell office:value-type="float" office:value="0.0203" calcext:value-type="float">
            <text:p>0.0203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1.332" calcext:value-type="float">
            <text:p>1.332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12.233" calcext:value-type="float">
            <text:p>12.233</text:p>
          </table:table-cell>
          <table:table-cell office:value-type="float" office:value="2.577" calcext:value-type="float">
            <text:p>2.577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0488" calcext:value-type="float">
            <text:p>0.0488</text:p>
          </table:table-cell>
          <table:table-cell office:value-type="float" office:value="1.323" calcext:value-type="float">
            <text:p>1.323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2.233" calcext:value-type="float">
            <text:p>12.233</text:p>
          </table:table-cell>
          <table:table-cell office:value-type="float" office:value="2.577" calcext:value-type="float">
            <text:p>2.577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435" calcext:value-type="float">
            <text:p>0.04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62" calcext:value-type="float">
            <text:p>1.262</text:p>
          </table:table-cell>
          <table:table-cell office:value-type="float" office:value="12.196" calcext:value-type="float">
            <text:p>12.196</text:p>
          </table:table-cell>
          <table:table-cell office:value-type="float" office:value="2.401" calcext:value-type="float">
            <text:p>2.40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037" calcext:value-type="float">
            <text:p>0.0037</text:p>
          </table:table-cell>
          <table:table-cell office:value-type="float" office:value="1.308" calcext:value-type="float">
            <text:p>1.308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12.196" calcext:value-type="float">
            <text:p>12.196</text:p>
          </table:table-cell>
          <table:table-cell office:value-type="float" office:value="2.401" calcext:value-type="float">
            <text:p>2.401</text:p>
          </table:table-cell>
          <table:table-cell office:value-type="float" office:value="0.0571" calcext:value-type="float">
            <text:p>0.0571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1.287" calcext:value-type="float">
            <text:p>1.287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12.181" calcext:value-type="float">
            <text:p>12.181</text:p>
          </table:table-cell>
          <table:table-cell office:value-type="float" office:value="2.396" calcext:value-type="float">
            <text:p>2.396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1.278" calcext:value-type="float">
            <text:p>1.278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288" calcext:value-type="float">
            <text:p>1.288</text:p>
          </table:table-cell>
          <table:table-cell office:value-type="float" office:value="12.181" calcext:value-type="float">
            <text:p>12.181</text:p>
          </table:table-cell>
          <table:table-cell office:value-type="float" office:value="2.396" calcext:value-type="float">
            <text:p>2.396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0493" calcext:value-type="float">
            <text:p>0.0493</text:p>
          </table:table-cell>
          <table:table-cell office:value-type="float" office:value="1.271" calcext:value-type="float">
            <text:p>1.271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03" calcext:value-type="float">
            <text:p>1.303</text:p>
          </table:table-cell>
          <table:table-cell office:value-type="float" office:value="12.216" calcext:value-type="float">
            <text:p>12.216</text:p>
          </table:table-cell>
          <table:table-cell office:value-type="float" office:value="2.36" calcext:value-type="float">
            <text:p>2.3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74" calcext:value-type="float">
            <text:p>0.074</text:p>
          </table:table-cell>
          <table:table-cell office:value-type="float" office:value="1.271" calcext:value-type="float">
            <text:p>1.271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2.216" calcext:value-type="float">
            <text:p>12.216</text:p>
          </table:table-cell>
          <table:table-cell office:value-type="float" office:value="2.36" calcext:value-type="float">
            <text:p>2.36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0566" calcext:value-type="float">
            <text:p>0.0566</text:p>
          </table:table-cell>
          <table:table-cell office:value-type="float" office:value="1.254" calcext:value-type="float">
            <text:p>1.254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12.229" calcext:value-type="float">
            <text:p>12.229</text:p>
          </table:table-cell>
          <table:table-cell office:value-type="float" office:value="2.347" calcext:value-type="float">
            <text:p>2.34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1.241" calcext:value-type="float">
            <text:p>1.241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12.229" calcext:value-type="float">
            <text:p>12.229</text:p>
          </table:table-cell>
          <table:table-cell office:value-type="float" office:value="2.347" calcext:value-type="float">
            <text:p>2.347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1.233" calcext:value-type="float">
            <text:p>1.233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51" calcext:value-type="float">
            <text:p>1.351</text:p>
          </table:table-cell>
          <table:table-cell office:value-type="float" office:value="12.218" calcext:value-type="float">
            <text:p>12.218</text:p>
          </table:table-cell>
          <table:table-cell office:value-type="float" office:value="2.295" calcext:value-type="float">
            <text:p>2.295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1.233" calcext:value-type="float">
            <text:p>1.233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12.218" calcext:value-type="float">
            <text:p>12.218</text:p>
          </table:table-cell>
          <table:table-cell office:value-type="float" office:value="2.295" calcext:value-type="float">
            <text:p>2.295</text:p>
          </table:table-cell>
          <table:table-cell office:value-type="float" office:value="-0.0396" calcext:value-type="float">
            <text:p>-0.0396</text:p>
          </table:table-cell>
          <table:table-cell office:value-type="float" office:value="0.0286" calcext:value-type="float">
            <text:p>0.0286</text:p>
          </table:table-cell>
          <table:table-cell office:value-type="float" office:value="1.209" calcext:value-type="float">
            <text:p>1.209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2.224" calcext:value-type="float">
            <text:p>12.224</text:p>
          </table:table-cell>
          <table:table-cell office:value-type="float" office:value="2.296" calcext:value-type="float">
            <text:p>2.29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1.209" calcext:value-type="float">
            <text:p>1.209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77" calcext:value-type="float">
            <text:p>1.377</text:p>
          </table:table-cell>
          <table:table-cell office:value-type="float" office:value="12.224" calcext:value-type="float">
            <text:p>12.224</text:p>
          </table:table-cell>
          <table:table-cell office:value-type="float" office:value="2.296" calcext:value-type="float">
            <text:p>2.296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1.19" calcext:value-type="float">
            <text:p>1.19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12.258" calcext:value-type="float">
            <text:p>12.258</text:p>
          </table:table-cell>
          <table:table-cell office:value-type="float" office:value="2.267" calcext:value-type="float">
            <text:p>2.267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1.19" calcext:value-type="float">
            <text:p>1.19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2.258" calcext:value-type="float">
            <text:p>12.258</text:p>
          </table:table-cell>
          <table:table-cell office:value-type="float" office:value="2.267" calcext:value-type="float">
            <text:p>2.267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374" calcext:value-type="float">
            <text:p>0.0374</text:p>
          </table:table-cell>
          <table:table-cell office:value-type="float" office:value="1.175" calcext:value-type="float">
            <text:p>1.175</text:p>
          </table:table-cell>
          <table:table-cell office:value-type="float" office:value="0.7557" calcext:value-type="float">
            <text:p>0.75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12.459" calcext:value-type="float">
            <text:p>12.459</text:p>
          </table:table-cell>
          <table:table-cell office:value-type="float" office:value="2.063" calcext:value-type="float">
            <text:p>2.063</text:p>
          </table:table-cell>
          <table:table-cell office:value-type="float" office:value="0.0645" calcext:value-type="float">
            <text:p>0.0645</text:p>
          </table:table-cell>
          <table:table-cell office:value-type="float" office:value="-0.0671" calcext:value-type="float">
            <text:p>-0.0671</text:p>
          </table:table-cell>
          <table:table-cell office:value-type="float" office:value="1.166" calcext:value-type="float">
            <text:p>1.166</text:p>
          </table:table-cell>
          <table:table-cell office:value-type="float" office:value="0.7646" calcext:value-type="float">
            <text:p>0.76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21" calcext:value-type="float">
            <text:p>1.421</text:p>
          </table:table-cell>
          <table:table-cell office:value-type="float" office:value="12.459" calcext:value-type="float">
            <text:p>12.459</text:p>
          </table:table-cell>
          <table:table-cell office:value-type="float" office:value="2.063" calcext:value-type="float">
            <text:p>2.063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12.449" calcext:value-type="float">
            <text:p>12.449</text:p>
          </table:table-cell>
          <table:table-cell office:value-type="float" office:value="2.014" calcext:value-type="float">
            <text:p>2.014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1.144" calcext:value-type="float">
            <text:p>1.14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12.449" calcext:value-type="float">
            <text:p>12.449</text:p>
          </table:table-cell>
          <table:table-cell office:value-type="float" office:value="2.014" calcext:value-type="float">
            <text:p>2.014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747" calcext:value-type="float">
            <text:p>0.0747</text:p>
          </table:table-cell>
          <table:table-cell office:value-type="float" office:value="1.129" calcext:value-type="float">
            <text:p>1.129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12.525" calcext:value-type="float">
            <text:p>12.525</text:p>
          </table:table-cell>
          <table:table-cell office:value-type="float" office:value="2.048" calcext:value-type="float">
            <text:p>2.048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1.129" calcext:value-type="float">
            <text:p>1.129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2.525" calcext:value-type="float">
            <text:p>12.525</text:p>
          </table:table-cell>
          <table:table-cell office:value-type="float" office:value="2.048" calcext:value-type="float">
            <text:p>2.048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34" calcext:value-type="float">
            <text:p>0.0234</text:p>
          </table:table-cell>
          <table:table-cell office:value-type="float" office:value="1.106" calcext:value-type="float">
            <text:p>1.106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12.528" calcext:value-type="float">
            <text:p>12.528</text:p>
          </table:table-cell>
          <table:table-cell office:value-type="float" office:value="2.047" calcext:value-type="float">
            <text:p>2.04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88" calcext:value-type="float">
            <text:p>0.0188</text:p>
          </table:table-cell>
          <table:table-cell office:value-type="float" office:value="1.106" calcext:value-type="float">
            <text:p>1.106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12.528" calcext:value-type="float">
            <text:p>12.528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71" calcext:value-type="float">
            <text:p>0.071</text:p>
          </table:table-cell>
          <table:table-cell office:value-type="float" office:value="1.09" calcext:value-type="float">
            <text:p>1.09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2.528" calcext:value-type="float">
            <text:p>12.528</text:p>
          </table:table-cell>
          <table:table-cell office:value-type="float" office:value="2.047" calcext:value-type="float">
            <text:p>2.047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09" calcext:value-type="float">
            <text:p>1.09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12.528" calcext:value-type="float">
            <text:p>12.528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793" calcext:value-type="float">
            <text:p>0.0793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12.561" calcext:value-type="float">
            <text:p>12.561</text:p>
          </table:table-cell>
          <table:table-cell office:value-type="float" office:value="2.219" calcext:value-type="float">
            <text:p>2.219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281" calcext:value-type="float">
            <text:p>0.028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12.561" calcext:value-type="float">
            <text:p>12.561</text:p>
          </table:table-cell>
          <table:table-cell office:value-type="float" office:value="2.219" calcext:value-type="float">
            <text:p>2.219</text:p>
          </table:table-cell>
          <table:table-cell office:value-type="float" office:value="0.0583" calcext:value-type="float">
            <text:p>0.0583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1.06" calcext:value-type="float">
            <text:p>1.06</text:p>
          </table:table-cell>
          <table:table-cell office:value-type="float" office:value="0.7915" calcext:value-type="float">
            <text:p>0.791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12.602" calcext:value-type="float">
            <text:p>12.602</text:p>
          </table:table-cell>
          <table:table-cell office:value-type="float" office:value="2.238" calcext:value-type="float">
            <text:p>2.23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31" calcext:value-type="float">
            <text:p>0.031</text:p>
          </table:table-cell>
          <table:table-cell office:value-type="float" office:value="1.06" calcext:value-type="float">
            <text:p>1.06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12.602" calcext:value-type="float">
            <text:p>12.602</text:p>
          </table:table-cell>
          <table:table-cell office:value-type="float" office:value="2.238" calcext:value-type="float">
            <text:p>2.23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66" calcext:value-type="float">
            <text:p>0.0166</text:p>
          </table:table-cell>
          <table:table-cell office:value-type="float" office:value="1.044" calcext:value-type="float">
            <text:p>1.044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12.404" calcext:value-type="float">
            <text:p>12.404</text:p>
          </table:table-cell>
          <table:table-cell office:value-type="float" office:value="2.417" calcext:value-type="float">
            <text:p>2.417</text:p>
          </table:table-cell>
          <table:table-cell office:value-type="float" office:value="0.0244" calcext:value-type="float">
            <text:p>0.0244</text:p>
          </table:table-cell>
          <table:table-cell office:value-type="float" office:value="-0.0657" calcext:value-type="float">
            <text:p>-0.0657</text:p>
          </table:table-cell>
          <table:table-cell office:value-type="float" office:value="1.036" calcext:value-type="float">
            <text:p>1.036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12.404" calcext:value-type="float">
            <text:p>12.404</text:p>
          </table:table-cell>
          <table:table-cell office:value-type="float" office:value="2.417" calcext:value-type="float">
            <text:p>2.417</text:p>
          </table:table-cell>
          <table:table-cell office:value-type="float" office:value="-0.0959" calcext:value-type="float">
            <text:p>-0.0959</text:p>
          </table:table-cell>
          <table:table-cell office:value-type="float" office:value="0.0288" calcext:value-type="float">
            <text:p>0.0288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12.206" calcext:value-type="float">
            <text:p>12.206</text:p>
          </table:table-cell>
          <table:table-cell office:value-type="float" office:value="2.634" calcext:value-type="float">
            <text:p>2.634</text:p>
          </table:table-cell>
          <table:table-cell office:value-type="float" office:value="0.0222" calcext:value-type="float">
            <text:p>0.0222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1.012" calcext:value-type="float">
            <text:p>1.01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12.24" calcext:value-type="float">
            <text:p>12.24</text:p>
          </table:table-cell>
          <table:table-cell office:value-type="float" office:value="2.807" calcext:value-type="float">
            <text:p>2.807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997" calcext:value-type="float">
            <text:p>0.997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12.24" calcext:value-type="float">
            <text:p>12.24</text:p>
          </table:table-cell>
          <table:table-cell office:value-type="float" office:value="2.807" calcext:value-type="float">
            <text:p>2.80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981" calcext:value-type="float">
            <text:p>0.981</text:p>
          </table:table-cell>
          <table:table-cell office:value-type="float" office:value="0.7646" calcext:value-type="float">
            <text:p>0.76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2.176" calcext:value-type="float">
            <text:p>12.176</text:p>
          </table:table-cell>
          <table:table-cell office:value-type="float" office:value="2.767" calcext:value-type="float">
            <text:p>2.76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81" calcext:value-type="float">
            <text:p>0.981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12.176" calcext:value-type="float">
            <text:p>12.176</text:p>
          </table:table-cell>
          <table:table-cell office:value-type="float" office:value="2.767" calcext:value-type="float">
            <text:p>2.767</text:p>
          </table:table-cell>
          <table:table-cell office:value-type="float" office:value="0.0532" calcext:value-type="float">
            <text:p>0.0532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963" calcext:value-type="float">
            <text:p>0.963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12.156" calcext:value-type="float">
            <text:p>12.156</text:p>
          </table:table-cell>
          <table:table-cell office:value-type="float" office:value="2.792" calcext:value-type="float">
            <text:p>2.792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954" calcext:value-type="float">
            <text:p>0.954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2.156" calcext:value-type="float">
            <text:p>12.156</text:p>
          </table:table-cell>
          <table:table-cell office:value-type="float" office:value="2.792" calcext:value-type="float">
            <text:p>2.792</text:p>
          </table:table-cell>
          <table:table-cell office:value-type="float" office:value="0.0193" calcext:value-type="float">
            <text:p>0.0193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0.947" calcext:value-type="float">
            <text:p>0.947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67" calcext:value-type="float">
            <text:p>1.667</text:p>
          </table:table-cell>
          <table:table-cell office:value-type="float" office:value="12.259" calcext:value-type="float">
            <text:p>12.259</text:p>
          </table:table-cell>
          <table:table-cell office:value-type="float" office:value="2.679" calcext:value-type="float">
            <text:p>2.679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939" calcext:value-type="float">
            <text:p>0.939</text:p>
          </table:table-cell>
          <table:table-cell office:value-type="float" office:value="0.793" calcext:value-type="float">
            <text:p>0.79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12.259" calcext:value-type="float">
            <text:p>12.259</text:p>
          </table:table-cell>
          <table:table-cell office:value-type="float" office:value="2.679" calcext:value-type="float">
            <text:p>2.679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0.923" calcext:value-type="float">
            <text:p>0.923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12.274" calcext:value-type="float">
            <text:p>12.274</text:p>
          </table:table-cell>
          <table:table-cell office:value-type="float" office:value="2.754" calcext:value-type="float">
            <text:p>2.754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923" calcext:value-type="float">
            <text:p>0.923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12.274" calcext:value-type="float">
            <text:p>12.274</text:p>
          </table:table-cell>
          <table:table-cell office:value-type="float" office:value="2.754" calcext:value-type="float">
            <text:p>2.754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08" calcext:value-type="float">
            <text:p>1.708</text:p>
          </table:table-cell>
          <table:table-cell office:value-type="float" office:value="12.261" calcext:value-type="float">
            <text:p>12.261</text:p>
          </table:table-cell>
          <table:table-cell office:value-type="float" office:value="2.749" calcext:value-type="float">
            <text:p>2.749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13" calcext:value-type="float">
            <text:p>1.713</text:p>
          </table:table-cell>
          <table:table-cell office:value-type="float" office:value="12.261" calcext:value-type="float">
            <text:p>12.261</text:p>
          </table:table-cell>
          <table:table-cell office:value-type="float" office:value="2.749" calcext:value-type="float">
            <text:p>2.74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886" calcext:value-type="float">
            <text:p>0.886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32" calcext:value-type="float">
            <text:p>1.732</text:p>
          </table:table-cell>
          <table:table-cell office:value-type="float" office:value="12.29" calcext:value-type="float">
            <text:p>12.29</text:p>
          </table:table-cell>
          <table:table-cell office:value-type="float" office:value="2.711" calcext:value-type="float">
            <text:p>2.711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-0.0847" calcext:value-type="float">
            <text:p>-0.0847</text:p>
          </table:table-cell>
          <table:table-cell office:value-type="float" office:value="0.886" calcext:value-type="float">
            <text:p>0.886</text:p>
          </table:table-cell>
          <table:table-cell office:value-type="float" office:value="0.783" calcext:value-type="float">
            <text:p>0.7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office:value-type="float" office:value="12.29" calcext:value-type="float">
            <text:p>12.29</text:p>
          </table:table-cell>
          <table:table-cell office:value-type="float" office:value="2.711" calcext:value-type="float">
            <text:p>2.711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-0.0632" calcext:value-type="float">
            <text:p>-0.0632</text:p>
          </table:table-cell>
          <table:table-cell office:value-type="float" office:value="0.869" calcext:value-type="float">
            <text:p>0.869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12.349" calcext:value-type="float">
            <text:p>12.349</text:p>
          </table:table-cell>
          <table:table-cell office:value-type="float" office:value="2.649" calcext:value-type="float">
            <text:p>2.64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12.349" calcext:value-type="float">
            <text:p>12.349</text:p>
          </table:table-cell>
          <table:table-cell office:value-type="float" office:value="2.649" calcext:value-type="float">
            <text:p>2.649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69" calcext:value-type="float">
            <text:p>1.769</text:p>
          </table:table-cell>
          <table:table-cell office:value-type="float" office:value="12.349" calcext:value-type="float">
            <text:p>12.349</text:p>
          </table:table-cell>
          <table:table-cell office:value-type="float" office:value="2.649" calcext:value-type="float">
            <text:p>2.649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12.349" calcext:value-type="float">
            <text:p>12.349</text:p>
          </table:table-cell>
          <table:table-cell office:value-type="float" office:value="2.649" calcext:value-type="float">
            <text:p>2.649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2.297" calcext:value-type="float">
            <text:p>12.297</text:p>
          </table:table-cell>
          <table:table-cell office:value-type="float" office:value="2.617" calcext:value-type="float">
            <text:p>2.617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12.147" calcext:value-type="float">
            <text:p>12.147</text:p>
          </table:table-cell>
          <table:table-cell office:value-type="float" office:value="2.8" calcext:value-type="float">
            <text:p>2.8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816" calcext:value-type="float">
            <text:p>0.816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12.147" calcext:value-type="float">
            <text:p>12.147</text:p>
          </table:table-cell>
          <table:table-cell office:value-type="float" office:value="2.8" calcext:value-type="float">
            <text:p>2.8</text:p>
          </table:table-cell>
          <table:table-cell office:value-type="float" office:value="0.0103" calcext:value-type="float">
            <text:p>0.0103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8" calcext:value-type="float">
            <text:p>0.8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office:value-type="float" office:value="11.998" calcext:value-type="float">
            <text:p>11.998</text:p>
          </table:table-cell>
          <table:table-cell office:value-type="float" office:value="2.977" calcext:value-type="float">
            <text:p>2.977</text:p>
          </table:table-cell>
          <table:table-cell office:value-type="float" office:value="0.04" calcext:value-type="float">
            <text:p>0.04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8" calcext:value-type="float">
            <text:p>0.8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11.998" calcext:value-type="float">
            <text:p>11.998</text:p>
          </table:table-cell>
          <table:table-cell office:value-type="float" office:value="2.977" calcext:value-type="float">
            <text:p>2.977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12.036" calcext:value-type="float">
            <text:p>12.036</text:p>
          </table:table-cell>
          <table:table-cell office:value-type="float" office:value="3.148" calcext:value-type="float">
            <text:p>3.148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1" calcext:value-type="float">
            <text:p>0.78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office:value-type="float" office:value="12.036" calcext:value-type="float">
            <text:p>12.036</text:p>
          </table:table-cell>
          <table:table-cell office:value-type="float" office:value="3.148" calcext:value-type="float">
            <text:p>3.148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5" calcext:value-type="float">
            <text:p>0.77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2.11" calcext:value-type="float">
            <text:p>12.11</text:p>
          </table:table-cell>
          <table:table-cell office:value-type="float" office:value="3.215" calcext:value-type="float">
            <text:p>3.215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-0.0576" calcext:value-type="float">
            <text:p>-0.057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12.11" calcext:value-type="float">
            <text:p>12.11</text:p>
          </table:table-cell>
          <table:table-cell office:value-type="float" office:value="3.215" calcext:value-type="float">
            <text:p>3.215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904" calcext:value-type="float">
            <text:p>1.904</text:p>
          </table:table-cell>
          <table:table-cell office:value-type="float" office:value="12.095" calcext:value-type="float">
            <text:p>12.095</text:p>
          </table:table-cell>
          <table:table-cell office:value-type="float" office:value="3.241" calcext:value-type="float">
            <text:p>3.241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0.738" calcext:value-type="float">
            <text:p>0.738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12.095" calcext:value-type="float">
            <text:p>12.095</text:p>
          </table:table-cell>
          <table:table-cell office:value-type="float" office:value="3.241" calcext:value-type="float">
            <text:p>3.241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723" calcext:value-type="float">
            <text:p>0.723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11.949" calcext:value-type="float">
            <text:p>11.949</text:p>
          </table:table-cell>
          <table:table-cell office:value-type="float" office:value="3.412" calcext:value-type="float">
            <text:p>3.412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712" calcext:value-type="float">
            <text:p>0.712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11.949" calcext:value-type="float">
            <text:p>11.949</text:p>
          </table:table-cell>
          <table:table-cell office:value-type="float" office:value="3.412" calcext:value-type="float">
            <text:p>3.4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925" calcext:value-type="float">
            <text:p>-0.0925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 office:value-type="float" office:value="11.953" calcext:value-type="float">
            <text:p>11.953</text:p>
          </table:table-cell>
          <table:table-cell office:value-type="float" office:value="3.431" calcext:value-type="float">
            <text:p>3.431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-0.01" calcext:value-type="float">
            <text:p>-0.01</text:p>
          </table:table-cell>
          <table:table-cell office:value-type="float" office:value="0.696" calcext:value-type="float">
            <text:p>0.696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12.022" calcext:value-type="float">
            <text:p>12.022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68" calcext:value-type="float">
            <text:p>0.68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12.022" calcext:value-type="float">
            <text:p>12.022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81" calcext:value-type="float">
            <text:p>0.0181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66" calcext:value-type="float">
            <text:p>0.66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989" calcext:value-type="float">
            <text:p>1.989</text:p>
          </table:table-cell>
          <table:table-cell office:value-type="float" office:value="12.044" calcext:value-type="float">
            <text:p>12.044</text:p>
          </table:table-cell>
          <table:table-cell office:value-type="float" office:value="3.463" calcext:value-type="float">
            <text:p>3.463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66" calcext:value-type="float">
            <text:p>0.66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12.084" calcext:value-type="float">
            <text:p>12.084</text:p>
          </table:table-cell>
          <table:table-cell office:value-type="float" office:value="3.416" calcext:value-type="float">
            <text:p>3.416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0.645" calcext:value-type="float">
            <text:p>0.645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12.084" calcext:value-type="float">
            <text:p>12.084</text:p>
          </table:table-cell>
          <table:table-cell office:value-type="float" office:value="3.416" calcext:value-type="float">
            <text:p>3.416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0.628" calcext:value-type="float">
            <text:p>0.62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2.057" calcext:value-type="float">
            <text:p>12.057</text:p>
          </table:table-cell>
          <table:table-cell office:value-type="float" office:value="3.29" calcext:value-type="float">
            <text:p>3.2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628" calcext:value-type="float">
            <text:p>0.628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47" calcext:value-type="float">
            <text:p>2.047</text:p>
          </table:table-cell>
          <table:table-cell office:value-type="float" office:value="11.994" calcext:value-type="float">
            <text:p>11.994</text:p>
          </table:table-cell>
          <table:table-cell office:value-type="float" office:value="3.231" calcext:value-type="float">
            <text:p>3.231</text:p>
          </table:table-cell>
          <table:table-cell office:value-type="float" office:value="-0.0977" calcext:value-type="float">
            <text:p>-0.09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612" calcext:value-type="float">
            <text:p>0.612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52" calcext:value-type="float">
            <text:p>2.052</text:p>
          </table:table-cell>
          <table:table-cell office:value-type="float" office:value="11.994" calcext:value-type="float">
            <text:p>11.994</text:p>
          </table:table-cell>
          <table:table-cell office:value-type="float" office:value="3.231" calcext:value-type="float">
            <text:p>3.231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596" calcext:value-type="float">
            <text:p>0.596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69" calcext:value-type="float">
            <text:p>2.069</text:p>
          </table:table-cell>
          <table:table-cell office:value-type="float" office:value="12.186" calcext:value-type="float">
            <text:p>12.186</text:p>
          </table:table-cell>
          <table:table-cell office:value-type="float" office:value="2.943" calcext:value-type="float">
            <text:p>2.943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452" calcext:value-type="float">
            <text:p>-0.0452</text:p>
          </table:table-cell>
          <table:table-cell office:value-type="float" office:value="0.596" calcext:value-type="float">
            <text:p>0.596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76" calcext:value-type="float">
            <text:p>2.076</text:p>
          </table:table-cell>
          <table:table-cell office:value-type="float" office:value="12.186" calcext:value-type="float">
            <text:p>12.186</text:p>
          </table:table-cell>
          <table:table-cell office:value-type="float" office:value="2.943" calcext:value-type="float">
            <text:p>2.943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842" calcext:value-type="float">
            <text:p>-0.0842</text:p>
          </table:table-cell>
          <table:table-cell office:value-type="float" office:value="0.575" calcext:value-type="float">
            <text:p>0.575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91" calcext:value-type="float">
            <text:p>2.091</text:p>
          </table:table-cell>
          <table:table-cell office:value-type="float" office:value="12.213" calcext:value-type="float">
            <text:p>12.213</text:p>
          </table:table-cell>
          <table:table-cell office:value-type="float" office:value="2.916" calcext:value-type="float">
            <text:p>2.916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567" calcext:value-type="float">
            <text:p>0.567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097" calcext:value-type="float">
            <text:p>2.097</text:p>
          </table:table-cell>
          <table:table-cell office:value-type="float" office:value="12.213" calcext:value-type="float">
            <text:p>12.213</text:p>
          </table:table-cell>
          <table:table-cell office:value-type="float" office:value="2.916" calcext:value-type="float">
            <text:p>2.916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56" calcext:value-type="float">
            <text:p>0.56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12.211" calcext:value-type="float">
            <text:p>12.211</text:p>
          </table:table-cell>
          <table:table-cell office:value-type="float" office:value="2.914" calcext:value-type="float">
            <text:p>2.914</text:p>
          </table:table-cell>
          <table:table-cell office:value-type="float" office:value="-0.0974" calcext:value-type="float">
            <text:p>-0.0974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551" calcext:value-type="float">
            <text:p>0.551</text:p>
          </table:table-cell>
          <table:table-cell office:value-type="float" office:value="0.7915" calcext:value-type="float">
            <text:p>0.791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12.211" calcext:value-type="float">
            <text:p>12.211</text:p>
          </table:table-cell>
          <table:table-cell office:value-type="float" office:value="2.914" calcext:value-type="float">
            <text:p>2.914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538" calcext:value-type="float">
            <text:p>0.538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12.191" calcext:value-type="float">
            <text:p>12.191</text:p>
          </table:table-cell>
          <table:table-cell office:value-type="float" office:value="2.898" calcext:value-type="float">
            <text:p>2.898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0.53" calcext:value-type="float">
            <text:p>0.53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12.191" calcext:value-type="float">
            <text:p>12.191</text:p>
          </table:table-cell>
          <table:table-cell office:value-type="float" office:value="2.898" calcext:value-type="float">
            <text:p>2.898</text:p>
          </table:table-cell>
          <table:table-cell office:value-type="float" office:value="0.0869" calcext:value-type="float">
            <text:p>0.086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521" calcext:value-type="float">
            <text:p>0.521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157" calcext:value-type="float">
            <text:p>2.157</text:p>
          </table:table-cell>
          <table:table-cell office:value-type="float" office:value="12.075" calcext:value-type="float">
            <text:p>12.075</text:p>
          </table:table-cell>
          <table:table-cell office:value-type="float" office:value="3.057" calcext:value-type="float">
            <text:p>3.057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514" calcext:value-type="float">
            <text:p>0.514</text:p>
          </table:table-cell>
          <table:table-cell office:value-type="float" office:value="0.755" calcext:value-type="float">
            <text:p>0.7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162" calcext:value-type="float">
            <text:p>2.162</text:p>
          </table:table-cell>
          <table:table-cell office:value-type="float" office:value="12.075" calcext:value-type="float">
            <text:p>12.075</text:p>
          </table:table-cell>
          <table:table-cell office:value-type="float" office:value="3.057" calcext:value-type="float">
            <text:p>3.057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0.492" calcext:value-type="float">
            <text:p>0.492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179" calcext:value-type="float">
            <text:p>2.179</text:p>
          </table:table-cell>
          <table:table-cell office:value-type="float" office:value="12.104" calcext:value-type="float">
            <text:p>12.104</text:p>
          </table:table-cell>
          <table:table-cell office:value-type="float" office:value="3.025" calcext:value-type="float">
            <text:p>3.025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92" calcext:value-type="float">
            <text:p>0.492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12.136" calcext:value-type="float">
            <text:p>12.136</text:p>
          </table:table-cell>
          <table:table-cell office:value-type="float" office:value="3.165" calcext:value-type="float">
            <text:p>3.165</text:p>
          </table:table-cell>
          <table:table-cell office:value-type="float" office:value="0.0342" calcext:value-type="float">
            <text:p>0.0342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476" calcext:value-type="float">
            <text:p>0.476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01" calcext:value-type="float">
            <text:p>2.201</text:p>
          </table:table-cell>
          <table:table-cell office:value-type="float" office:value="12.136" calcext:value-type="float">
            <text:p>12.136</text:p>
          </table:table-cell>
          <table:table-cell office:value-type="float" office:value="3.165" calcext:value-type="float">
            <text:p>3.165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46" calcext:value-type="float">
            <text:p>0.46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office:value-type="float" office:value="12.136" calcext:value-type="float">
            <text:p>12.136</text:p>
          </table:table-cell>
          <table:table-cell office:value-type="float" office:value="3.165" calcext:value-type="float">
            <text:p>3.165</text:p>
          </table:table-cell>
          <table:table-cell office:value-type="float" office:value="0.0615" calcext:value-type="float">
            <text:p>0.0615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46" calcext:value-type="float">
            <text:p>0.46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12.136" calcext:value-type="float">
            <text:p>12.136</text:p>
          </table:table-cell>
          <table:table-cell office:value-type="float" office:value="3.165" calcext:value-type="float">
            <text:p>3.165</text:p>
          </table:table-cell>
          <table:table-cell office:value-type="float" office:value="0.0269" calcext:value-type="float">
            <text:p>0.0269</text:p>
          </table:table-cell>
          <table:table-cell office:value-type="float" office:value="-0.0645" calcext:value-type="float">
            <text:p>-0.0645</text:p>
          </table:table-cell>
          <table:table-cell office:value-type="float" office:value="0.453" calcext:value-type="float">
            <text:p>0.453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22" calcext:value-type="float">
            <text:p>2.222</text:p>
          </table:table-cell>
          <table:table-cell office:value-type="float" office:value="12.136" calcext:value-type="float">
            <text:p>12.136</text:p>
          </table:table-cell>
          <table:table-cell office:value-type="float" office:value="3.165" calcext:value-type="float">
            <text:p>3.165</text:p>
          </table:table-cell>
          <table:table-cell office:value-type="float" office:value="0.0593" calcext:value-type="float">
            <text:p>0.0593</text:p>
          </table:table-cell>
          <table:table-cell office:value-type="float" office:value="-0.0859" calcext:value-type="float">
            <text:p>-0.0859</text:p>
          </table:table-cell>
          <table:table-cell office:value-type="float" office:value="0.444" calcext:value-type="float">
            <text:p>0.444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27" calcext:value-type="float">
            <text:p>2.227</text:p>
          </table:table-cell>
          <table:table-cell office:value-type="float" office:value="12.136" calcext:value-type="float">
            <text:p>12.136</text:p>
          </table:table-cell>
          <table:table-cell office:value-type="float" office:value="3.165" calcext:value-type="float">
            <text:p>3.16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444" calcext:value-type="float">
            <text:p>0.444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2.136" calcext:value-type="float">
            <text:p>12.136</text:p>
          </table:table-cell>
          <table:table-cell office:value-type="float" office:value="3.165" calcext:value-type="float">
            <text:p>3.165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444" calcext:value-type="float">
            <text:p>0.444</text:p>
          </table:table-cell>
          <table:table-cell office:value-type="float" office:value="0.737" calcext:value-type="float">
            <text:p>0.7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48" calcext:value-type="float">
            <text:p>2.248</text:p>
          </table:table-cell>
          <table:table-cell office:value-type="float" office:value="12.134" calcext:value-type="float">
            <text:p>12.134</text:p>
          </table:table-cell>
          <table:table-cell office:value-type="float" office:value="3.165" calcext:value-type="float">
            <text:p>3.165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436" calcext:value-type="float">
            <text:p>0.436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54" calcext:value-type="float">
            <text:p>2.254</text:p>
          </table:table-cell>
          <table:table-cell office:value-type="float" office:value="12.134" calcext:value-type="float">
            <text:p>12.134</text:p>
          </table:table-cell>
          <table:table-cell office:value-type="float" office:value="3.165" calcext:value-type="float">
            <text:p>3.165</text:p>
          </table:table-cell>
          <table:table-cell office:value-type="float" office:value="-0.0815" calcext:value-type="float">
            <text:p>-0.0815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2.146" calcext:value-type="float">
            <text:p>12.146</text:p>
          </table:table-cell>
          <table:table-cell office:value-type="float" office:value="3.215" calcext:value-type="float">
            <text:p>3.215</text:p>
          </table:table-cell>
          <table:table-cell office:value-type="float" office:value="-0.0593" calcext:value-type="float">
            <text:p>-0.0593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421" calcext:value-type="float">
            <text:p>0.421</text:p>
          </table:table-cell>
          <table:table-cell office:value-type="float" office:value="0.745" calcext:value-type="float">
            <text:p>0.7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76" calcext:value-type="float">
            <text:p>2.276</text:p>
          </table:table-cell>
          <table:table-cell office:value-type="float" office:value="12.146" calcext:value-type="float">
            <text:p>12.146</text:p>
          </table:table-cell>
          <table:table-cell office:value-type="float" office:value="3.215" calcext:value-type="float">
            <text:p>3.215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403" calcext:value-type="float">
            <text:p>0.40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92" calcext:value-type="float">
            <text:p>2.292</text:p>
          </table:table-cell>
          <table:table-cell office:value-type="float" office:value="12.102" calcext:value-type="float">
            <text:p>12.102</text:p>
          </table:table-cell>
          <table:table-cell office:value-type="float" office:value="3.179" calcext:value-type="float">
            <text:p>3.17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395" calcext:value-type="float">
            <text:p>0.395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 office:value-type="float" office:value="12.102" calcext:value-type="float">
            <text:p>12.102</text:p>
          </table:table-cell>
          <table:table-cell office:value-type="float" office:value="3.179" calcext:value-type="float">
            <text:p>3.179</text:p>
          </table:table-cell>
          <table:table-cell office:value-type="float" office:value="0.0225" calcext:value-type="float">
            <text:p>0.0225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387" calcext:value-type="float">
            <text:p>0.387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12.171" calcext:value-type="float">
            <text:p>12.171</text:p>
          </table:table-cell>
          <table:table-cell office:value-type="float" office:value="3.078" calcext:value-type="float">
            <text:p>3.078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0.38" calcext:value-type="float">
            <text:p>0.38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322" calcext:value-type="float">
            <text:p>2.322</text:p>
          </table:table-cell>
          <table:table-cell office:value-type="float" office:value="12.171" calcext:value-type="float">
            <text:p>12.171</text:p>
          </table:table-cell>
          <table:table-cell office:value-type="float" office:value="3.078" calcext:value-type="float">
            <text:p>3.078</text:p>
          </table:table-cell>
          <table:table-cell office:value-type="float" office:value="0.0796" calcext:value-type="float">
            <text:p>0.0796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0.359" calcext:value-type="float">
            <text:p>0.359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335" calcext:value-type="float">
            <text:p>2.335</text:p>
          </table:table-cell>
          <table:table-cell office:value-type="float" office:value="12.162" calcext:value-type="float">
            <text:p>12.162</text:p>
          </table:table-cell>
          <table:table-cell office:value-type="float" office:value="3.082" calcext:value-type="float">
            <text:p>3.082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359" calcext:value-type="float">
            <text:p>0.359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341" calcext:value-type="float">
            <text:p>2.341</text:p>
          </table:table-cell>
          <table:table-cell office:value-type="float" office:value="12.162" calcext:value-type="float">
            <text:p>12.162</text:p>
          </table:table-cell>
          <table:table-cell office:value-type="float" office:value="3.082" calcext:value-type="float">
            <text:p>3.082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344" calcext:value-type="float">
            <text:p>0.344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358" calcext:value-type="float">
            <text:p>2.358</text:p>
          </table:table-cell>
          <table:table-cell office:value-type="float" office:value="12.145" calcext:value-type="float">
            <text:p>12.145</text:p>
          </table:table-cell>
          <table:table-cell office:value-type="float" office:value="3.016" calcext:value-type="float">
            <text:p>3.016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0.344" calcext:value-type="float">
            <text:p>0.344</text:p>
          </table:table-cell>
          <table:table-cell office:value-type="float" office:value="0.7515" calcext:value-type="float">
            <text:p>0.751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363" calcext:value-type="float">
            <text:p>2.363</text:p>
          </table:table-cell>
          <table:table-cell office:value-type="float" office:value="12.145" calcext:value-type="float">
            <text:p>12.145</text:p>
          </table:table-cell>
          <table:table-cell office:value-type="float" office:value="3.016" calcext:value-type="float">
            <text:p>3.016</text:p>
          </table:table-cell>
          <table:table-cell office:value-type="float" office:value="-0.0806" calcext:value-type="float">
            <text:p>-0.080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322" calcext:value-type="float">
            <text:p>0.322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379" calcext:value-type="float">
            <text:p>2.379</text:p>
          </table:table-cell>
          <table:table-cell office:value-type="float" office:value="12.184" calcext:value-type="float">
            <text:p>12.184</text:p>
          </table:table-cell>
          <table:table-cell office:value-type="float" office:value="3.044" calcext:value-type="float">
            <text:p>3.044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7397" calcext:value-type="float">
            <text:p>0.73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386" calcext:value-type="float">
            <text:p>2.386</text:p>
          </table:table-cell>
          <table:table-cell office:value-type="float" office:value="12.184" calcext:value-type="float">
            <text:p>12.184</text:p>
          </table:table-cell>
          <table:table-cell office:value-type="float" office:value="3.044" calcext:value-type="float">
            <text:p>3.044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307" calcext:value-type="float">
            <text:p>0.307</text:p>
          </table:table-cell>
          <table:table-cell office:value-type="float" office:value="0.7487" calcext:value-type="float">
            <text:p>0.748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02" calcext:value-type="float">
            <text:p>2.402</text:p>
          </table:table-cell>
          <table:table-cell office:value-type="float" office:value="12.127" calcext:value-type="float">
            <text:p>12.127</text:p>
          </table:table-cell>
          <table:table-cell office:value-type="float" office:value="3.126" calcext:value-type="float">
            <text:p>3.126</text:p>
          </table:table-cell>
          <table:table-cell office:value-type="float" office:value="0.0112" calcext:value-type="float">
            <text:p>0.0112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299" calcext:value-type="float">
            <text:p>0.29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08" calcext:value-type="float">
            <text:p>2.408</text:p>
          </table:table-cell>
          <table:table-cell office:value-type="float" office:value="12.127" calcext:value-type="float">
            <text:p>12.127</text:p>
          </table:table-cell>
          <table:table-cell office:value-type="float" office:value="3.126" calcext:value-type="float">
            <text:p>3.126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291" calcext:value-type="float">
            <text:p>0.2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21" calcext:value-type="float">
            <text:p>2.421</text:p>
          </table:table-cell>
          <table:table-cell office:value-type="float" office:value="12.131" calcext:value-type="float">
            <text:p>12.131</text:p>
          </table:table-cell>
          <table:table-cell office:value-type="float" office:value="3.125" calcext:value-type="float">
            <text:p>3.125</text:p>
          </table:table-cell>
          <table:table-cell office:value-type="float" office:value="0.0293" calcext:value-type="float">
            <text:p>0.0293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0.273" calcext:value-type="float">
            <text:p>0.273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2.131" calcext:value-type="float">
            <text:p>12.131</text:p>
          </table:table-cell>
          <table:table-cell office:value-type="float" office:value="3.125" calcext:value-type="float">
            <text:p>3.12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265" calcext:value-type="float">
            <text:p>0.265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36" calcext:value-type="float">
            <text:p>2.436</text:p>
          </table:table-cell>
          <table:table-cell office:value-type="float" office:value="12.131" calcext:value-type="float">
            <text:p>12.131</text:p>
          </table:table-cell>
          <table:table-cell office:value-type="float" office:value="3.125" calcext:value-type="float">
            <text:p>3.125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257" calcext:value-type="float">
            <text:p>0.257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41" calcext:value-type="float">
            <text:p>2.441</text:p>
          </table:table-cell>
          <table:table-cell office:value-type="float" office:value="12.131" calcext:value-type="float">
            <text:p>12.131</text:p>
          </table:table-cell>
          <table:table-cell office:value-type="float" office:value="3.125" calcext:value-type="float">
            <text:p>3.125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25" calcext:value-type="float">
            <text:p>0.25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56" calcext:value-type="float">
            <text:p>2.456</text:p>
          </table:table-cell>
          <table:table-cell office:value-type="float" office:value="12.149" calcext:value-type="float">
            <text:p>12.149</text:p>
          </table:table-cell>
          <table:table-cell office:value-type="float" office:value="3.131" calcext:value-type="float">
            <text:p>3.13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25" calcext:value-type="float">
            <text:p>0.25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62" calcext:value-type="float">
            <text:p>2.462</text:p>
          </table:table-cell>
          <table:table-cell office:value-type="float" office:value="12.149" calcext:value-type="float">
            <text:p>12.149</text:p>
          </table:table-cell>
          <table:table-cell office:value-type="float" office:value="3.131" calcext:value-type="float">
            <text:p>3.131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224" calcext:value-type="float">
            <text:p>0.224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78" calcext:value-type="float">
            <text:p>2.478</text:p>
          </table:table-cell>
          <table:table-cell office:value-type="float" office:value="12.257" calcext:value-type="float">
            <text:p>12.257</text:p>
          </table:table-cell>
          <table:table-cell office:value-type="float" office:value="2.984" calcext:value-type="float">
            <text:p>2.984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224" calcext:value-type="float">
            <text:p>0.224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12.251" calcext:value-type="float">
            <text:p>12.251</text:p>
          </table:table-cell>
          <table:table-cell office:value-type="float" office:value="2.988" calcext:value-type="float">
            <text:p>2.988</text:p>
          </table:table-cell>
          <table:table-cell office:value-type="float" office:value="-0.0881" calcext:value-type="float">
            <text:p>-0.088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499" calcext:value-type="float">
            <text:p>2.499</text:p>
          </table:table-cell>
          <table:table-cell office:value-type="float" office:value="12.251" calcext:value-type="float">
            <text:p>12.251</text:p>
          </table:table-cell>
          <table:table-cell office:value-type="float" office:value="2.988" calcext:value-type="float">
            <text:p>2.988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2" calcext:value-type="float">
            <text:p>0.2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12.254" calcext:value-type="float">
            <text:p>12.254</text:p>
          </table:table-cell>
          <table:table-cell office:value-type="float" office:value="3.005" calcext:value-type="float">
            <text:p>3.0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192" calcext:value-type="float">
            <text:p>0.192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2.254" calcext:value-type="float">
            <text:p>12.254</text:p>
          </table:table-cell>
          <table:table-cell office:value-type="float" office:value="3.005" calcext:value-type="float">
            <text:p>3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169" calcext:value-type="float">
            <text:p>0.169</text:p>
          </table:table-cell>
          <table:table-cell office:value-type="float" office:value="0.7437" calcext:value-type="float">
            <text:p>0.74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34" calcext:value-type="float">
            <text:p>2.534</text:p>
          </table:table-cell>
          <table:table-cell office:value-type="float" office:value="12.234" calcext:value-type="float">
            <text:p>12.234</text:p>
          </table:table-cell>
          <table:table-cell office:value-type="float" office:value="2.998" calcext:value-type="float">
            <text:p>2.998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39" calcext:value-type="float">
            <text:p>2.539</text:p>
          </table:table-cell>
          <table:table-cell office:value-type="float" office:value="12.234" calcext:value-type="float">
            <text:p>12.234</text:p>
          </table:table-cell>
          <table:table-cell office:value-type="float" office:value="2.998" calcext:value-type="float">
            <text:p>2.998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61" calcext:value-type="float">
            <text:p>0.16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58" calcext:value-type="float">
            <text:p>2.558</text:p>
          </table:table-cell>
          <table:table-cell office:value-type="float" office:value="12.203" calcext:value-type="float">
            <text:p>12.203</text:p>
          </table:table-cell>
          <table:table-cell office:value-type="float" office:value="3.034" calcext:value-type="float">
            <text:p>3.034</text:p>
          </table:table-cell>
          <table:table-cell office:value-type="float" office:value="0.0647" calcext:value-type="float">
            <text:p>0.0647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154" calcext:value-type="float">
            <text:p>0.154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63" calcext:value-type="float">
            <text:p>2.563</text:p>
          </table:table-cell>
          <table:table-cell office:value-type="float" office:value="12.203" calcext:value-type="float">
            <text:p>12.203</text:p>
          </table:table-cell>
          <table:table-cell office:value-type="float" office:value="3.034" calcext:value-type="float">
            <text:p>3.034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35" calcext:value-type="float">
            <text:p>0.135</text:p>
          </table:table-cell>
          <table:table-cell office:value-type="float" office:value="0.7823" calcext:value-type="float">
            <text:p>0.782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77" calcext:value-type="float">
            <text:p>2.577</text:p>
          </table:table-cell>
          <table:table-cell office:value-type="float" office:value="12.206" calcext:value-type="float">
            <text:p>12.206</text:p>
          </table:table-cell>
          <table:table-cell office:value-type="float" office:value="3.033" calcext:value-type="float">
            <text:p>3.033</text:p>
          </table:table-cell>
          <table:table-cell office:value-type="float" office:value="0.0239" calcext:value-type="float">
            <text:p>0.0239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86" calcext:value-type="float">
            <text:p>2.586</text:p>
          </table:table-cell>
          <table:table-cell office:value-type="float" office:value="12.206" calcext:value-type="float">
            <text:p>12.206</text:p>
          </table:table-cell>
          <table:table-cell office:value-type="float" office:value="3.033" calcext:value-type="float">
            <text:p>3.033</text:p>
          </table:table-cell>
          <table:table-cell office:value-type="float" office:value="0.0442" calcext:value-type="float">
            <text:p>0.0442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0.12" calcext:value-type="float">
            <text:p>0.12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91" calcext:value-type="float">
            <text:p>2.591</text:p>
          </table:table-cell>
          <table:table-cell office:value-type="float" office:value="12.206" calcext:value-type="float">
            <text:p>12.206</text:p>
          </table:table-cell>
          <table:table-cell office:value-type="float" office:value="3.033" calcext:value-type="float">
            <text:p>3.033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111" calcext:value-type="float">
            <text:p>0.11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598" calcext:value-type="float">
            <text:p>2.598</text:p>
          </table:table-cell>
          <table:table-cell office:value-type="float" office:value="12.206" calcext:value-type="float">
            <text:p>12.206</text:p>
          </table:table-cell>
          <table:table-cell office:value-type="float" office:value="3.033" calcext:value-type="float">
            <text:p>3.03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111" calcext:value-type="float">
            <text:p>0.11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05" calcext:value-type="float">
            <text:p>2.605</text:p>
          </table:table-cell>
          <table:table-cell office:value-type="float" office:value="12.206" calcext:value-type="float">
            <text:p>12.206</text:p>
          </table:table-cell>
          <table:table-cell office:value-type="float" office:value="3.033" calcext:value-type="float">
            <text:p>3.033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0.04" calcext:value-type="float">
            <text:p>0.04</text:p>
          </table:table-cell>
          <table:table-cell office:value-type="float" office:value="0.104" calcext:value-type="float">
            <text:p>0.104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11" calcext:value-type="float">
            <text:p>2.611</text:p>
          </table:table-cell>
          <table:table-cell office:value-type="float" office:value="12.206" calcext:value-type="float">
            <text:p>12.206</text:p>
          </table:table-cell>
          <table:table-cell office:value-type="float" office:value="3.033" calcext:value-type="float">
            <text:p>3.033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-0.0874" calcext:value-type="float">
            <text:p>-0.0874</text:p>
          </table:table-cell>
          <table:table-cell office:value-type="float" office:value="0.087" calcext:value-type="float">
            <text:p>0.087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12.149" calcext:value-type="float">
            <text:p>12.149</text:p>
          </table:table-cell>
          <table:table-cell office:value-type="float" office:value="3.111" calcext:value-type="float">
            <text:p>3.111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87" calcext:value-type="float">
            <text:p>0.087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36" calcext:value-type="float">
            <text:p>2.636</text:p>
          </table:table-cell>
          <table:table-cell office:value-type="float" office:value="12.149" calcext:value-type="float">
            <text:p>12.149</text:p>
          </table:table-cell>
          <table:table-cell office:value-type="float" office:value="3.111" calcext:value-type="float">
            <text:p>3.11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72" calcext:value-type="float">
            <text:p>0.072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51" calcext:value-type="float">
            <text:p>2.651</text:p>
          </table:table-cell>
          <table:table-cell office:value-type="float" office:value="12.117" calcext:value-type="float">
            <text:p>12.117</text:p>
          </table:table-cell>
          <table:table-cell office:value-type="float" office:value="3.145" calcext:value-type="float">
            <text:p>3.1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56" calcext:value-type="float">
            <text:p>2.656</text:p>
          </table:table-cell>
          <table:table-cell office:value-type="float" office:value="12.117" calcext:value-type="float">
            <text:p>12.117</text:p>
          </table:table-cell>
          <table:table-cell office:value-type="float" office:value="3.145" calcext:value-type="float">
            <text:p>3.145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72" calcext:value-type="float">
            <text:p>2.672</text:p>
          </table:table-cell>
          <table:table-cell office:value-type="float" office:value="12.106" calcext:value-type="float">
            <text:p>12.106</text:p>
          </table:table-cell>
          <table:table-cell office:value-type="float" office:value="3.098" calcext:value-type="float">
            <text:p>3.098</text:p>
          </table:table-cell>
          <table:table-cell office:value-type="float" office:value="0.071" calcext:value-type="float">
            <text:p>0.071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0.043" calcext:value-type="float">
            <text:p>0.043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79" calcext:value-type="float">
            <text:p>2.679</text:p>
          </table:table-cell>
          <table:table-cell office:value-type="float" office:value="12.106" calcext:value-type="float">
            <text:p>12.106</text:p>
          </table:table-cell>
          <table:table-cell office:value-type="float" office:value="3.098" calcext:value-type="float">
            <text:p>3.098</text:p>
          </table:table-cell>
          <table:table-cell office:value-type="float" office:value="0.0103" calcext:value-type="float">
            <text:p>0.0103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034" calcext:value-type="float">
            <text:p>0.034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 office:value-type="float" office:value="12.106" calcext:value-type="float">
            <text:p>12.106</text:p>
          </table:table-cell>
          <table:table-cell office:value-type="float" office:value="3.098" calcext:value-type="float">
            <text:p>3.098</text:p>
          </table:table-cell>
          <table:table-cell office:value-type="float" office:value="0.0417" calcext:value-type="float">
            <text:p>0.0417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26" calcext:value-type="float">
            <text:p>0.026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93" calcext:value-type="float">
            <text:p>2.693</text:p>
          </table:table-cell>
          <table:table-cell office:value-type="float" office:value="12.106" calcext:value-type="float">
            <text:p>12.106</text:p>
          </table:table-cell>
          <table:table-cell office:value-type="float" office:value="3.098" calcext:value-type="float">
            <text:p>3.098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7" calcext:value-type="float">
            <text:p>0.017</text:p>
          </table:table-cell>
          <table:table-cell office:value-type="float" office:value="0.812" calcext:value-type="float">
            <text:p>0.81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699" calcext:value-type="float">
            <text:p>2.699</text:p>
          </table:table-cell>
          <table:table-cell office:value-type="float" office:value="12.106" calcext:value-type="float">
            <text:p>12.106</text:p>
          </table:table-cell>
          <table:table-cell office:value-type="float" office:value="3.098" calcext:value-type="float">
            <text:p>3.098</text:p>
          </table:table-cell>
          <table:table-cell office:value-type="float" office:value="0.0542" calcext:value-type="float">
            <text:p>0.0542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17" calcext:value-type="float">
            <text:p>0.017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15" calcext:value-type="float">
            <text:p>2.715</text:p>
          </table:table-cell>
          <table:table-cell office:value-type="float" office:value="12.225" calcext:value-type="float">
            <text:p>12.225</text:p>
          </table:table-cell>
          <table:table-cell office:value-type="float" office:value="2.936" calcext:value-type="float">
            <text:p>2.936</text:p>
          </table:table-cell>
          <table:table-cell office:value-type="float" office:value="0.0083" calcext:value-type="float">
            <text:p>0.0083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12.228" calcext:value-type="float">
            <text:p>12.228</text:p>
          </table:table-cell>
          <table:table-cell office:value-type="float" office:value="2.935" calcext:value-type="float">
            <text:p>2.935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0186" calcext:value-type="float">
            <text:p>0.0186</text:p>
          </table:table-cell>
          <table:table-cell office:value-type="float" office:value="6.27" calcext:value-type="float">
            <text:p>6.2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12.228" calcext:value-type="float">
            <text:p>12.228</text:p>
          </table:table-cell>
          <table:table-cell office:value-type="float" office:value="2.935" calcext:value-type="float">
            <text:p>2.93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127" calcext:value-type="float">
            <text:p>0.0127</text:p>
          </table:table-cell>
          <table:table-cell office:value-type="float" office:value="6.262" calcext:value-type="float">
            <text:p>6.262</text:p>
          </table:table-cell>
          <table:table-cell office:value-type="float" office:value="0.761" calcext:value-type="float">
            <text:p>0.7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53" calcext:value-type="float">
            <text:p>2.753</text:p>
          </table:table-cell>
          <table:table-cell office:value-type="float" office:value="12.235" calcext:value-type="float">
            <text:p>12.235</text:p>
          </table:table-cell>
          <table:table-cell office:value-type="float" office:value="2.964" calcext:value-type="float">
            <text:p>2.964</text:p>
          </table:table-cell>
          <table:table-cell office:value-type="float" office:value="0.0449" calcext:value-type="float">
            <text:p>0.0449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6.254" calcext:value-type="float">
            <text:p>6.254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59" calcext:value-type="float">
            <text:p>2.759</text:p>
          </table:table-cell>
          <table:table-cell office:value-type="float" office:value="12.235" calcext:value-type="float">
            <text:p>12.235</text:p>
          </table:table-cell>
          <table:table-cell office:value-type="float" office:value="2.964" calcext:value-type="float">
            <text:p>2.964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0.0222" calcext:value-type="float">
            <text:p>0.0222</text:p>
          </table:table-cell>
          <table:table-cell office:value-type="float" office:value="6.246" calcext:value-type="float">
            <text:p>6.246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12.237" calcext:value-type="float">
            <text:p>12.237</text:p>
          </table:table-cell>
          <table:table-cell office:value-type="float" office:value="2.965" calcext:value-type="float">
            <text:p>2.965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6.234" calcext:value-type="float">
            <text:p>6.234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78" calcext:value-type="float">
            <text:p>2.778</text:p>
          </table:table-cell>
          <table:table-cell office:value-type="float" office:value="12.237" calcext:value-type="float">
            <text:p>12.237</text:p>
          </table:table-cell>
          <table:table-cell office:value-type="float" office:value="2.965" calcext:value-type="float">
            <text:p>2.965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403" calcext:value-type="float">
            <text:p>0.0403</text:p>
          </table:table-cell>
          <table:table-cell office:value-type="float" office:value="6.226" calcext:value-type="float">
            <text:p>6.226</text:p>
          </table:table-cell>
          <table:table-cell office:value-type="float" office:value="0.7723" calcext:value-type="float">
            <text:p>0.772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83" calcext:value-type="float">
            <text:p>2.783</text:p>
          </table:table-cell>
          <table:table-cell office:value-type="float" office:value="12.237" calcext:value-type="float">
            <text:p>12.237</text:p>
          </table:table-cell>
          <table:table-cell office:value-type="float" office:value="2.965" calcext:value-type="float">
            <text:p>2.965</text:p>
          </table:table-cell>
          <table:table-cell office:value-type="float" office:value="-0.0674" calcext:value-type="float">
            <text:p>-0.0674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6.219" calcext:value-type="float">
            <text:p>6.219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2.237" calcext:value-type="float">
            <text:p>12.237</text:p>
          </table:table-cell>
          <table:table-cell office:value-type="float" office:value="2.965" calcext:value-type="float">
            <text:p>2.965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6.211" calcext:value-type="float">
            <text:p>6.211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 office:value-type="float" office:value="12.25" calcext:value-type="float">
            <text:p>12.25</text:p>
          </table:table-cell>
          <table:table-cell office:value-type="float" office:value="2.952" calcext:value-type="float">
            <text:p>2.952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935" calcext:value-type="float">
            <text:p>0.0935</text:p>
          </table:table-cell>
          <table:table-cell office:value-type="float" office:value="6.211" calcext:value-type="float">
            <text:p>6.211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14" calcext:value-type="float">
            <text:p>2.814</text:p>
          </table:table-cell>
          <table:table-cell office:value-type="float" office:value="12.25" calcext:value-type="float">
            <text:p>12.25</text:p>
          </table:table-cell>
          <table:table-cell office:value-type="float" office:value="2.952" calcext:value-type="float">
            <text:p>2.952</text:p>
          </table:table-cell>
          <table:table-cell office:value-type="float" office:value="0.01" calcext:value-type="float">
            <text:p>0.01</text:p>
          </table:table-cell>
          <table:table-cell office:value-type="float" office:value="0.0088" calcext:value-type="float">
            <text:p>0.0088</text:p>
          </table:table-cell>
          <table:table-cell office:value-type="float" office:value="6.185" calcext:value-type="float">
            <text:p>6.185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31" calcext:value-type="float">
            <text:p>2.831</text:p>
          </table:table-cell>
          <table:table-cell office:value-type="float" office:value="12.248" calcext:value-type="float">
            <text:p>12.248</text:p>
          </table:table-cell>
          <table:table-cell office:value-type="float" office:value="2.945" calcext:value-type="float">
            <text:p>2.945</text:p>
          </table:table-cell>
          <table:table-cell office:value-type="float" office:value="0.0332" calcext:value-type="float">
            <text:p>0.0332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6.177" calcext:value-type="float">
            <text:p>6.177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 office:value-type="float" office:value="12.248" calcext:value-type="float">
            <text:p>12.248</text:p>
          </table:table-cell>
          <table:table-cell office:value-type="float" office:value="2.945" calcext:value-type="float">
            <text:p>2.94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251" calcext:value-type="float">
            <text:p>0.0251</text:p>
          </table:table-cell>
          <table:table-cell office:value-type="float" office:value="6.17" calcext:value-type="float">
            <text:p>6.17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52" calcext:value-type="float">
            <text:p>2.852</text:p>
          </table:table-cell>
          <table:table-cell office:value-type="float" office:value="12.235" calcext:value-type="float">
            <text:p>12.235</text:p>
          </table:table-cell>
          <table:table-cell office:value-type="float" office:value="2.939" calcext:value-type="float">
            <text:p>2.939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339" calcext:value-type="float">
            <text:p>0.0339</text:p>
          </table:table-cell>
          <table:table-cell office:value-type="float" office:value="6.162" calcext:value-type="float">
            <text:p>6.162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59" calcext:value-type="float">
            <text:p>2.859</text:p>
          </table:table-cell>
          <table:table-cell office:value-type="float" office:value="12.235" calcext:value-type="float">
            <text:p>12.235</text:p>
          </table:table-cell>
          <table:table-cell office:value-type="float" office:value="2.939" calcext:value-type="float">
            <text:p>2.939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6.154" calcext:value-type="float">
            <text:p>6.154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12.204" calcext:value-type="float">
            <text:p>12.204</text:p>
          </table:table-cell>
          <table:table-cell office:value-type="float" office:value="2.975" calcext:value-type="float">
            <text:p>2.975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6.139" calcext:value-type="float">
            <text:p>6.139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2.204" calcext:value-type="float">
            <text:p>12.204</text:p>
          </table:table-cell>
          <table:table-cell office:value-type="float" office:value="2.975" calcext:value-type="float">
            <text:p>2.975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6.125" calcext:value-type="float">
            <text:p>6.125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897" calcext:value-type="float">
            <text:p>2.897</text:p>
          </table:table-cell>
          <table:table-cell office:value-type="float" office:value="12.196" calcext:value-type="float">
            <text:p>12.196</text:p>
          </table:table-cell>
          <table:table-cell office:value-type="float" office:value="2.979" calcext:value-type="float">
            <text:p>2.979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195" calcext:value-type="float">
            <text:p>0.0195</text:p>
          </table:table-cell>
          <table:table-cell office:value-type="float" office:value="6.125" calcext:value-type="float">
            <text:p>6.125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12.196" calcext:value-type="float">
            <text:p>12.196</text:p>
          </table:table-cell>
          <table:table-cell office:value-type="float" office:value="2.979" calcext:value-type="float">
            <text:p>2.979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6.109" calcext:value-type="float">
            <text:p>6.109</text:p>
          </table:table-cell>
          <table:table-cell office:value-type="float" office:value="0.761" calcext:value-type="float">
            <text:p>0.7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18" calcext:value-type="float">
            <text:p>2.918</text:p>
          </table:table-cell>
          <table:table-cell office:value-type="float" office:value="12.197" calcext:value-type="float">
            <text:p>12.197</text:p>
          </table:table-cell>
          <table:table-cell office:value-type="float" office:value="2.982" calcext:value-type="float">
            <text:p>2.982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6.094" calcext:value-type="float">
            <text:p>6.094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27" calcext:value-type="float">
            <text:p>2.927</text:p>
          </table:table-cell>
          <table:table-cell office:value-type="float" office:value="12.197" calcext:value-type="float">
            <text:p>12.197</text:p>
          </table:table-cell>
          <table:table-cell office:value-type="float" office:value="2.982" calcext:value-type="float">
            <text:p>2.982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725" calcext:value-type="float">
            <text:p>-0.0725</text:p>
          </table:table-cell>
          <table:table-cell office:value-type="float" office:value="6.087" calcext:value-type="float">
            <text:p>6.087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32" calcext:value-type="float">
            <text:p>2.932</text:p>
          </table:table-cell>
          <table:table-cell office:value-type="float" office:value="12.197" calcext:value-type="float">
            <text:p>12.197</text:p>
          </table:table-cell>
          <table:table-cell office:value-type="float" office:value="2.982" calcext:value-type="float">
            <text:p>2.98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154" calcext:value-type="float">
            <text:p>0.0154</text:p>
          </table:table-cell>
          <table:table-cell office:value-type="float" office:value="6.079" calcext:value-type="float">
            <text:p>6.079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38" calcext:value-type="float">
            <text:p>2.938</text:p>
          </table:table-cell>
          <table:table-cell office:value-type="float" office:value="12.197" calcext:value-type="float">
            <text:p>12.197</text:p>
          </table:table-cell>
          <table:table-cell office:value-type="float" office:value="2.982" calcext:value-type="float">
            <text:p>2.982</text:p>
          </table:table-cell>
          <table:table-cell office:value-type="float" office:value="0.0603" calcext:value-type="float">
            <text:p>0.0603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6.079" calcext:value-type="float">
            <text:p>6.079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53" calcext:value-type="float">
            <text:p>2.953</text:p>
          </table:table-cell>
          <table:table-cell office:value-type="float" office:value="12.225" calcext:value-type="float">
            <text:p>12.225</text:p>
          </table:table-cell>
          <table:table-cell office:value-type="float" office:value="2.946" calcext:value-type="float">
            <text:p>2.946</text:p>
          </table:table-cell>
          <table:table-cell office:value-type="float" office:value="0.0173" calcext:value-type="float">
            <text:p>0.0173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6.07" calcext:value-type="float">
            <text:p>6.0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2.225" calcext:value-type="float">
            <text:p>12.225</text:p>
          </table:table-cell>
          <table:table-cell office:value-type="float" office:value="2.946" calcext:value-type="float">
            <text:p>2.946</text:p>
          </table:table-cell>
          <table:table-cell office:value-type="float" office:value="-0.0576" calcext:value-type="float">
            <text:p>-0.0576</text:p>
          </table:table-cell>
          <table:table-cell office:value-type="float" office:value="-0.1162" calcext:value-type="float">
            <text:p>-0.1162</text:p>
          </table:table-cell>
          <table:table-cell office:value-type="float" office:value="6.049" calcext:value-type="float">
            <text:p>6.049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12.233" calcext:value-type="float">
            <text:p>12.233</text:p>
          </table:table-cell>
          <table:table-cell office:value-type="float" office:value="2.942" calcext:value-type="float">
            <text:p>2.942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825" calcext:value-type="float">
            <text:p>0.0825</text:p>
          </table:table-cell>
          <table:table-cell office:value-type="float" office:value="6.049" calcext:value-type="float">
            <text:p>6.049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2.233" calcext:value-type="float">
            <text:p>12.233</text:p>
          </table:table-cell>
          <table:table-cell office:value-type="float" office:value="2.942" calcext:value-type="float">
            <text:p>2.942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29" calcext:value-type="float">
            <text:p>0.0129</text:p>
          </table:table-cell>
          <table:table-cell office:value-type="float" office:value="6.032" calcext:value-type="float">
            <text:p>6.032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97" calcext:value-type="float">
            <text:p>2.997</text:p>
          </table:table-cell>
          <table:table-cell office:value-type="float" office:value="12.229" calcext:value-type="float">
            <text:p>12.229</text:p>
          </table:table-cell>
          <table:table-cell office:value-type="float" office:value="2.925" calcext:value-type="float">
            <text:p>2.925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-0.094" calcext:value-type="float">
            <text:p>-0.094</text:p>
          </table:table-cell>
          <table:table-cell office:value-type="float" office:value="6.032" calcext:value-type="float">
            <text:p>6.032</text:p>
          </table:table-cell>
          <table:table-cell office:value-type="float" office:value="0.7979" calcext:value-type="float">
            <text:p>0.797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02" calcext:value-type="float">
            <text:p>3.002</text:p>
          </table:table-cell>
          <table:table-cell office:value-type="float" office:value="12.229" calcext:value-type="float">
            <text:p>12.229</text:p>
          </table:table-cell>
          <table:table-cell office:value-type="float" office:value="2.925" calcext:value-type="float">
            <text:p>2.925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6.017" calcext:value-type="float">
            <text:p>6.017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17" calcext:value-type="float">
            <text:p>3.017</text:p>
          </table:table-cell>
          <table:table-cell office:value-type="float" office:value="12.252" calcext:value-type="float">
            <text:p>12.252</text:p>
          </table:table-cell>
          <table:table-cell office:value-type="float" office:value="2.94" calcext:value-type="float">
            <text:p>2.94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6.017" calcext:value-type="float">
            <text:p>6.017</text:p>
          </table:table-cell>
          <table:table-cell office:value-type="float" office:value="0.7474" calcext:value-type="float">
            <text:p>0.74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2.252" calcext:value-type="float">
            <text:p>12.252</text:p>
          </table:table-cell>
          <table:table-cell office:value-type="float" office:value="2.94" calcext:value-type="float">
            <text:p>2.94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5.995" calcext:value-type="float">
            <text:p>5.995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37" calcext:value-type="float">
            <text:p>3.037</text:p>
          </table:table-cell>
          <table:table-cell office:value-type="float" office:value="12.254" calcext:value-type="float">
            <text:p>12.254</text:p>
          </table:table-cell>
          <table:table-cell office:value-type="float" office:value="2.939" calcext:value-type="float">
            <text:p>2.939</text:p>
          </table:table-cell>
          <table:table-cell office:value-type="float" office:value="0.0559" calcext:value-type="float">
            <text:p>0.0559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5.986" calcext:value-type="float">
            <text:p>5.986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46" calcext:value-type="float">
            <text:p>3.046</text:p>
          </table:table-cell>
          <table:table-cell office:value-type="float" office:value="12.254" calcext:value-type="float">
            <text:p>12.254</text:p>
          </table:table-cell>
          <table:table-cell office:value-type="float" office:value="2.939" calcext:value-type="float">
            <text:p>2.939</text:p>
          </table:table-cell>
          <table:table-cell office:value-type="float" office:value="0.0657" calcext:value-type="float">
            <text:p>0.0657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5.979" calcext:value-type="float">
            <text:p>5.979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52" calcext:value-type="float">
            <text:p>3.052</text:p>
          </table:table-cell>
          <table:table-cell office:value-type="float" office:value="12.254" calcext:value-type="float">
            <text:p>12.254</text:p>
          </table:table-cell>
          <table:table-cell office:value-type="float" office:value="2.939" calcext:value-type="float">
            <text:p>2.939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85" calcext:value-type="float">
            <text:p>-0.085</text:p>
          </table:table-cell>
          <table:table-cell office:value-type="float" office:value="5.971" calcext:value-type="float">
            <text:p>5.971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57" calcext:value-type="float">
            <text:p>3.057</text:p>
          </table:table-cell>
          <table:table-cell office:value-type="float" office:value="12.254" calcext:value-type="float">
            <text:p>12.254</text:p>
          </table:table-cell>
          <table:table-cell office:value-type="float" office:value="2.939" calcext:value-type="float">
            <text:p>2.939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5.971" calcext:value-type="float">
            <text:p>5.971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74" calcext:value-type="float">
            <text:p>3.074</text:p>
          </table:table-cell>
          <table:table-cell office:value-type="float" office:value="12.258" calcext:value-type="float">
            <text:p>12.258</text:p>
          </table:table-cell>
          <table:table-cell office:value-type="float" office:value="2.956" calcext:value-type="float">
            <text:p>2.95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75" calcext:value-type="float">
            <text:p>0.075</text:p>
          </table:table-cell>
          <table:table-cell office:value-type="float" office:value="5.961" calcext:value-type="float">
            <text:p>5.961</text:p>
          </table:table-cell>
          <table:table-cell office:value-type="float" office:value="0.732" calcext:value-type="float">
            <text:p>0.7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82" calcext:value-type="float">
            <text:p>3.082</text:p>
          </table:table-cell>
          <table:table-cell office:value-type="float" office:value="12.258" calcext:value-type="float">
            <text:p>12.258</text:p>
          </table:table-cell>
          <table:table-cell office:value-type="float" office:value="2.956" calcext:value-type="float">
            <text:p>2.956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093" calcext:value-type="float">
            <text:p>0.093</text:p>
          </table:table-cell>
          <table:table-cell office:value-type="float" office:value="5.946" calcext:value-type="float">
            <text:p>5.946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98" calcext:value-type="float">
            <text:p>3.098</text:p>
          </table:table-cell>
          <table:table-cell office:value-type="float" office:value="12.221" calcext:value-type="float">
            <text:p>12.221</text:p>
          </table:table-cell>
          <table:table-cell office:value-type="float" office:value="2.933" calcext:value-type="float">
            <text:p>2.93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-0.074" calcext:value-type="float">
            <text:p>-0.074</text:p>
          </table:table-cell>
          <table:table-cell office:value-type="float" office:value="5.946" calcext:value-type="float">
            <text:p>5.946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04" calcext:value-type="float">
            <text:p>3.104</text:p>
          </table:table-cell>
          <table:table-cell office:value-type="float" office:value="12.221" calcext:value-type="float">
            <text:p>12.221</text:p>
          </table:table-cell>
          <table:table-cell office:value-type="float" office:value="2.933" calcext:value-type="float">
            <text:p>2.933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0056" calcext:value-type="float">
            <text:p>0.0056</text:p>
          </table:table-cell>
          <table:table-cell office:value-type="float" office:value="5.931" calcext:value-type="float">
            <text:p>5.931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2.19" calcext:value-type="float">
            <text:p>12.19</text:p>
          </table:table-cell>
          <table:table-cell office:value-type="float" office:value="2.973" calcext:value-type="float">
            <text:p>2.973</text:p>
          </table:table-cell>
          <table:table-cell office:value-type="float" office:value="0.0205" calcext:value-type="float">
            <text:p>0.0205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5.919" calcext:value-type="float">
            <text:p>5.919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27" calcext:value-type="float">
            <text:p>3.127</text:p>
          </table:table-cell>
          <table:table-cell office:value-type="float" office:value="12.19" calcext:value-type="float">
            <text:p>12.19</text:p>
          </table:table-cell>
          <table:table-cell office:value-type="float" office:value="2.973" calcext:value-type="float">
            <text:p>2.973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0.0129" calcext:value-type="float">
            <text:p>0.0129</text:p>
          </table:table-cell>
          <table:table-cell office:value-type="float" office:value="5.911" calcext:value-type="float">
            <text:p>5.911</text:p>
          </table:table-cell>
          <table:table-cell office:value-type="float" office:value="0.776" calcext:value-type="float">
            <text:p>0.77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42" calcext:value-type="float">
            <text:p>3.142</text:p>
          </table:table-cell>
          <table:table-cell office:value-type="float" office:value="12.179" calcext:value-type="float">
            <text:p>12.179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645" calcext:value-type="float">
            <text:p>-0.0645</text:p>
          </table:table-cell>
          <table:table-cell office:value-type="float" office:value="0.0542" calcext:value-type="float">
            <text:p>0.0542</text:p>
          </table:table-cell>
          <table:table-cell office:value-type="float" office:value="5.904" calcext:value-type="float">
            <text:p>5.904</text:p>
          </table:table-cell>
          <table:table-cell office:value-type="float" office:value="0.788" calcext:value-type="float">
            <text:p>0.78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49" calcext:value-type="float">
            <text:p>3.149</text:p>
          </table:table-cell>
          <table:table-cell office:value-type="float" office:value="12.179" calcext:value-type="float">
            <text:p>12.179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5.896" calcext:value-type="float">
            <text:p>5.896</text:p>
          </table:table-cell>
          <table:table-cell office:value-type="float" office:value="0.7866" calcext:value-type="float">
            <text:p>0.78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62" calcext:value-type="float">
            <text:p>3.162</text:p>
          </table:table-cell>
          <table:table-cell office:value-type="float" office:value="12.178" calcext:value-type="float">
            <text:p>12.178</text:p>
          </table:table-cell>
          <table:table-cell office:value-type="float" office:value="2.978" calcext:value-type="float">
            <text:p>2.978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5.888" calcext:value-type="float">
            <text:p>5.888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71" calcext:value-type="float">
            <text:p>3.171</text:p>
          </table:table-cell>
          <table:table-cell office:value-type="float" office:value="12.178" calcext:value-type="float">
            <text:p>12.178</text:p>
          </table:table-cell>
          <table:table-cell office:value-type="float" office:value="2.978" calcext:value-type="float">
            <text:p>2.978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557" calcext:value-type="float">
            <text:p>0.0557</text:p>
          </table:table-cell>
          <table:table-cell office:value-type="float" office:value="5.869" calcext:value-type="float">
            <text:p>5.869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76" calcext:value-type="float">
            <text:p>3.176</text:p>
          </table:table-cell>
          <table:table-cell office:value-type="float" office:value="12.178" calcext:value-type="float">
            <text:p>12.178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349" calcext:value-type="float">
            <text:p>0.0349</text:p>
          </table:table-cell>
          <table:table-cell office:value-type="float" office:value="5.861" calcext:value-type="float">
            <text:p>5.861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82" calcext:value-type="float">
            <text:p>3.182</text:p>
          </table:table-cell>
          <table:table-cell office:value-type="float" office:value="12.178" calcext:value-type="float">
            <text:p>12.178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0166" calcext:value-type="float">
            <text:p>0.0166</text:p>
          </table:table-cell>
          <table:table-cell office:value-type="float" office:value="5.852" calcext:value-type="float">
            <text:p>5.852</text:p>
          </table:table-cell>
          <table:table-cell office:value-type="float" office:value="0.7658" calcext:value-type="float">
            <text:p>0.76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198" calcext:value-type="float">
            <text:p>3.198</text:p>
          </table:table-cell>
          <table:table-cell office:value-type="float" office:value="12.185" calcext:value-type="float">
            <text:p>12.185</text:p>
          </table:table-cell>
          <table:table-cell office:value-type="float" office:value="2.973" calcext:value-type="float">
            <text:p>2.973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5.852" calcext:value-type="float">
            <text:p>5.852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12.185" calcext:value-type="float">
            <text:p>12.185</text:p>
          </table:table-cell>
          <table:table-cell office:value-type="float" office:value="2.973" calcext:value-type="float">
            <text:p>2.973</text:p>
          </table:table-cell>
          <table:table-cell office:value-type="float" office:value="-0.0801" calcext:value-type="float">
            <text:p>-0.08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5.837" calcext:value-type="float">
            <text:p>5.837</text:p>
          </table:table-cell>
          <table:table-cell office:value-type="float" office:value="0.757" calcext:value-type="float">
            <text:p>0.7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219" calcext:value-type="float">
            <text:p>3.219</text:p>
          </table:table-cell>
          <table:table-cell office:value-type="float" office:value="12.182" calcext:value-type="float">
            <text:p>12.182</text:p>
          </table:table-cell>
          <table:table-cell office:value-type="float" office:value="2.973" calcext:value-type="float">
            <text:p>2.973</text:p>
          </table:table-cell>
          <table:table-cell office:value-type="float" office:value="0.0374" calcext:value-type="float">
            <text:p>0.0374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5.826" calcext:value-type="float">
            <text:p>5.826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224" calcext:value-type="float">
            <text:p>3.224</text:p>
          </table:table-cell>
          <table:table-cell office:value-type="float" office:value="12.182" calcext:value-type="float">
            <text:p>12.182</text:p>
          </table:table-cell>
          <table:table-cell office:value-type="float" office:value="2.973" calcext:value-type="float">
            <text:p>2.973</text:p>
          </table:table-cell>
          <table:table-cell office:value-type="float" office:value="0.0017" calcext:value-type="float">
            <text:p>0.0017</text:p>
          </table:table-cell>
          <table:table-cell office:value-type="float" office:value="-0.0432" calcext:value-type="float">
            <text:p>-0.0432</text:p>
          </table:table-cell>
          <table:table-cell office:value-type="float" office:value="5.818" calcext:value-type="float">
            <text:p>5.818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2.179" calcext:value-type="float">
            <text:p>12.179</text:p>
          </table:table-cell>
          <table:table-cell office:value-type="float" office:value="2.958" calcext:value-type="float">
            <text:p>2.958</text:p>
          </table:table-cell>
          <table:table-cell office:value-type="float" office:value="0.0732" calcext:value-type="float">
            <text:p>0.0732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5.811" calcext:value-type="float">
            <text:p>5.811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12.179" calcext:value-type="float">
            <text:p>12.179</text:p>
          </table:table-cell>
          <table:table-cell office:value-type="float" office:value="2.958" calcext:value-type="float">
            <text:p>2.958</text:p>
          </table:table-cell>
          <table:table-cell office:value-type="float" office:value="0.0371" calcext:value-type="float">
            <text:p>0.0371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5.803" calcext:value-type="float">
            <text:p>5.803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262" calcext:value-type="float">
            <text:p>3.262</text:p>
          </table:table-cell>
          <table:table-cell office:value-type="float" office:value="12.128" calcext:value-type="float">
            <text:p>12.128</text:p>
          </table:table-cell>
          <table:table-cell office:value-type="float" office:value="2.925" calcext:value-type="float">
            <text:p>2.925</text:p>
          </table:table-cell>
          <table:table-cell office:value-type="float" office:value="0.0479" calcext:value-type="float">
            <text:p>0.0479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5.796" calcext:value-type="float">
            <text:p>5.796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278" calcext:value-type="float">
            <text:p>3.278</text:p>
          </table:table-cell>
          <table:table-cell office:value-type="float" office:value="12.121" calcext:value-type="float">
            <text:p>12.121</text:p>
          </table:table-cell>
          <table:table-cell office:value-type="float" office:value="2.93" calcext:value-type="float">
            <text:p>2.93</text:p>
          </table:table-cell>
          <table:table-cell office:value-type="float" office:value="0.0569" calcext:value-type="float">
            <text:p>0.0569</text:p>
          </table:table-cell>
          <table:table-cell office:value-type="float" office:value="-0.0762" calcext:value-type="float">
            <text:p>-0.0762</text:p>
          </table:table-cell>
          <table:table-cell office:value-type="float" office:value="5.774" calcext:value-type="float">
            <text:p>5.774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284" calcext:value-type="float">
            <text:p>3.284</text:p>
          </table:table-cell>
          <table:table-cell office:value-type="float" office:value="12.121" calcext:value-type="float">
            <text:p>12.121</text:p>
          </table:table-cell>
          <table:table-cell office:value-type="float" office:value="2.93" calcext:value-type="float">
            <text:p>2.93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5.765" calcext:value-type="float">
            <text:p>5.765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01" calcext:value-type="float">
            <text:p>3.301</text:p>
          </table:table-cell>
          <table:table-cell office:value-type="float" office:value="12.099" calcext:value-type="float">
            <text:p>12.099</text:p>
          </table:table-cell>
          <table:table-cell office:value-type="float" office:value="2.957" calcext:value-type="float">
            <text:p>2.957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5.757" calcext:value-type="float">
            <text:p>5.75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06" calcext:value-type="float">
            <text:p>3.306</text:p>
          </table:table-cell>
          <table:table-cell office:value-type="float" office:value="12.099" calcext:value-type="float">
            <text:p>12.099</text:p>
          </table:table-cell>
          <table:table-cell office:value-type="float" office:value="2.957" calcext:value-type="float">
            <text:p>2.957</text:p>
          </table:table-cell>
          <table:table-cell office:value-type="float" office:value="0.01" calcext:value-type="float">
            <text:p>0.01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5.75" calcext:value-type="float">
            <text:p>5.75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21" calcext:value-type="float">
            <text:p>3.321</text:p>
          </table:table-cell>
          <table:table-cell office:value-type="float" office:value="12.094" calcext:value-type="float">
            <text:p>12.094</text:p>
          </table:table-cell>
          <table:table-cell office:value-type="float" office:value="2.939" calcext:value-type="float">
            <text:p>2.939</text:p>
          </table:table-cell>
          <table:table-cell office:value-type="float" office:value="0.0239" calcext:value-type="float">
            <text:p>0.0239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5.739" calcext:value-type="float">
            <text:p>5.739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27" calcext:value-type="float">
            <text:p>3.327</text:p>
          </table:table-cell>
          <table:table-cell office:value-type="float" office:value="12.094" calcext:value-type="float">
            <text:p>12.094</text:p>
          </table:table-cell>
          <table:table-cell office:value-type="float" office:value="2.939" calcext:value-type="float">
            <text:p>2.939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5.731" calcext:value-type="float">
            <text:p>5.731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42" calcext:value-type="float">
            <text:p>3.342</text:p>
          </table:table-cell>
          <table:table-cell office:value-type="float" office:value="12.177" calcext:value-type="float">
            <text:p>12.177</text:p>
          </table:table-cell>
          <table:table-cell office:value-type="float" office:value="2.994" calcext:value-type="float">
            <text:p>2.994</text:p>
          </table:table-cell>
          <table:table-cell office:value-type="float" office:value="0.0581" calcext:value-type="float">
            <text:p>0.0581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5.724" calcext:value-type="float">
            <text:p>5.724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47" calcext:value-type="float">
            <text:p>3.347</text:p>
          </table:table-cell>
          <table:table-cell office:value-type="float" office:value="12.177" calcext:value-type="float">
            <text:p>12.177</text:p>
          </table:table-cell>
          <table:table-cell office:value-type="float" office:value="2.994" calcext:value-type="float">
            <text:p>2.994</text:p>
          </table:table-cell>
          <table:table-cell office:value-type="float" office:value="0.04" calcext:value-type="float">
            <text:p>0.04</text:p>
          </table:table-cell>
          <table:table-cell office:value-type="float" office:value="-0.0652" calcext:value-type="float">
            <text:p>-0.0652</text:p>
          </table:table-cell>
          <table:table-cell office:value-type="float" office:value="5.708" calcext:value-type="float">
            <text:p>5.708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57" calcext:value-type="float">
            <text:p>3.357</text:p>
          </table:table-cell>
          <table:table-cell office:value-type="float" office:value="12.124" calcext:value-type="float">
            <text:p>12.124</text:p>
          </table:table-cell>
          <table:table-cell office:value-type="float" office:value="3.066" calcext:value-type="float">
            <text:p>3.066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322" calcext:value-type="float">
            <text:p>0.0322</text:p>
          </table:table-cell>
          <table:table-cell office:value-type="float" office:value="5.708" calcext:value-type="float">
            <text:p>5.708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61" calcext:value-type="float">
            <text:p>3.361</text:p>
          </table:table-cell>
          <table:table-cell office:value-type="float" office:value="12.124" calcext:value-type="float">
            <text:p>12.124</text:p>
          </table:table-cell>
          <table:table-cell office:value-type="float" office:value="3.066" calcext:value-type="float">
            <text:p>3.066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0.0264" calcext:value-type="float">
            <text:p>0.0264</text:p>
          </table:table-cell>
          <table:table-cell office:value-type="float" office:value="5.697" calcext:value-type="float">
            <text:p>5.69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64" calcext:value-type="float">
            <text:p>3.364</text:p>
          </table:table-cell>
          <table:table-cell office:value-type="float" office:value="12.124" calcext:value-type="float">
            <text:p>12.124</text:p>
          </table:table-cell>
          <table:table-cell office:value-type="float" office:value="3.066" calcext:value-type="float">
            <text:p>3.06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076" calcext:value-type="float">
            <text:p>0.0076</text:p>
          </table:table-cell>
          <table:table-cell office:value-type="float" office:value="5.697" calcext:value-type="float">
            <text:p>5.697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73" calcext:value-type="float">
            <text:p>3.373</text:p>
          </table:table-cell>
          <table:table-cell office:value-type="float" office:value="12.104" calcext:value-type="float">
            <text:p>12.104</text:p>
          </table:table-cell>
          <table:table-cell office:value-type="float" office:value="3.087" calcext:value-type="float">
            <text:p>3.0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81" calcext:value-type="float">
            <text:p>0.0381</text:p>
          </table:table-cell>
          <table:table-cell office:value-type="float" office:value="5.691" calcext:value-type="float">
            <text:p>5.691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77" calcext:value-type="float">
            <text:p>3.377</text:p>
          </table:table-cell>
          <table:table-cell office:value-type="float" office:value="12.104" calcext:value-type="float">
            <text:p>12.104</text:p>
          </table:table-cell>
          <table:table-cell office:value-type="float" office:value="3.087" calcext:value-type="float">
            <text:p>3.087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5.683" calcext:value-type="float">
            <text:p>5.68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2.104" calcext:value-type="float">
            <text:p>12.104</text:p>
          </table:table-cell>
          <table:table-cell office:value-type="float" office:value="3.087" calcext:value-type="float">
            <text:p>3.08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88" calcext:value-type="float">
            <text:p>0.0088</text:p>
          </table:table-cell>
          <table:table-cell office:value-type="float" office:value="5.683" calcext:value-type="float">
            <text:p>5.683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83" calcext:value-type="float">
            <text:p>3.383</text:p>
          </table:table-cell>
          <table:table-cell office:value-type="float" office:value="12.104" calcext:value-type="float">
            <text:p>12.104</text:p>
          </table:table-cell>
          <table:table-cell office:value-type="float" office:value="3.087" calcext:value-type="float">
            <text:p>3.087</text:p>
          </table:table-cell>
          <table:table-cell office:value-type="float" office:value="0.0679" calcext:value-type="float">
            <text:p>0.0679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5.683" calcext:value-type="float">
            <text:p>5.683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92" calcext:value-type="float">
            <text:p>3.392</text:p>
          </table:table-cell>
          <table:table-cell office:value-type="float" office:value="12.098" calcext:value-type="float">
            <text:p>12.098</text:p>
          </table:table-cell>
          <table:table-cell office:value-type="float" office:value="3.065" calcext:value-type="float">
            <text:p>3.065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5.683" calcext:value-type="float">
            <text:p>5.683</text:p>
          </table:table-cell>
          <table:table-cell office:value-type="float" office:value="0.777" calcext:value-type="float">
            <text:p>0.7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396" calcext:value-type="float">
            <text:p>3.396</text:p>
          </table:table-cell>
          <table:table-cell office:value-type="float" office:value="12.098" calcext:value-type="float">
            <text:p>12.098</text:p>
          </table:table-cell>
          <table:table-cell office:value-type="float" office:value="3.065" calcext:value-type="float">
            <text:p>3.065</text:p>
          </table:table-cell>
          <table:table-cell office:value-type="float" office:value="0.0181" calcext:value-type="float">
            <text:p>0.0181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5.668" calcext:value-type="float">
            <text:p>5.668</text:p>
          </table:table-cell>
          <table:table-cell office:value-type="float" office:value="0.7847" calcext:value-type="float">
            <text:p>0.78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2.098" calcext:value-type="float">
            <text:p>12.098</text:p>
          </table:table-cell>
          <table:table-cell office:value-type="float" office:value="3.065" calcext:value-type="float">
            <text:p>3.065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5.668" calcext:value-type="float">
            <text:p>5.668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03" calcext:value-type="float">
            <text:p>3.403</text:p>
          </table:table-cell>
          <table:table-cell office:value-type="float" office:value="12.098" calcext:value-type="float">
            <text:p>12.098</text:p>
          </table:table-cell>
          <table:table-cell office:value-type="float" office:value="3.065" calcext:value-type="float">
            <text:p>3.065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808" calcext:value-type="float">
            <text:p>-0.0808</text:p>
          </table:table-cell>
          <table:table-cell office:value-type="float" office:value="5.668" calcext:value-type="float">
            <text:p>5.668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05" calcext:value-type="float">
            <text:p>3.405</text:p>
          </table:table-cell>
          <table:table-cell office:value-type="float" office:value="12.098" calcext:value-type="float">
            <text:p>12.098</text:p>
          </table:table-cell>
          <table:table-cell office:value-type="float" office:value="3.065" calcext:value-type="float">
            <text:p>3.06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5.654" calcext:value-type="float">
            <text:p>5.654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2.098" calcext:value-type="float">
            <text:p>12.098</text:p>
          </table:table-cell>
          <table:table-cell office:value-type="float" office:value="3.065" calcext:value-type="float">
            <text:p>3.065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5.654" calcext:value-type="float">
            <text:p>5.654</text:p>
          </table:table-cell>
          <table:table-cell office:value-type="float" office:value="0.785" calcext:value-type="float">
            <text:p>0.7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12" calcext:value-type="float">
            <text:p>3.412</text:p>
          </table:table-cell>
          <table:table-cell office:value-type="float" office:value="12.098" calcext:value-type="float">
            <text:p>12.098</text:p>
          </table:table-cell>
          <table:table-cell office:value-type="float" office:value="3.065" calcext:value-type="float">
            <text:p>3.065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5.654" calcext:value-type="float">
            <text:p>5.654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21" calcext:value-type="float">
            <text:p>3.421</text:p>
          </table:table-cell>
          <table:table-cell office:value-type="float" office:value="12.127" calcext:value-type="float">
            <text:p>12.127</text:p>
          </table:table-cell>
          <table:table-cell office:value-type="float" office:value="3.025" calcext:value-type="float">
            <text:p>3.025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432" calcext:value-type="float">
            <text:p>0.0432</text:p>
          </table:table-cell>
          <table:table-cell office:value-type="float" office:value="5.646" calcext:value-type="float">
            <text:p>5.646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12.127" calcext:value-type="float">
            <text:p>12.127</text:p>
          </table:table-cell>
          <table:table-cell office:value-type="float" office:value="3.025" calcext:value-type="float">
            <text:p>3.025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5.646" calcext:value-type="float">
            <text:p>5.646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28" calcext:value-type="float">
            <text:p>3.428</text:p>
          </table:table-cell>
          <table:table-cell office:value-type="float" office:value="12.127" calcext:value-type="float">
            <text:p>12.127</text:p>
          </table:table-cell>
          <table:table-cell office:value-type="float" office:value="3.025" calcext:value-type="float">
            <text:p>3.02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139" calcext:value-type="float">
            <text:p>0.0139</text:p>
          </table:table-cell>
          <table:table-cell office:value-type="float" office:value="5.639" calcext:value-type="float">
            <text:p>5.63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31" calcext:value-type="float">
            <text:p>3.431</text:p>
          </table:table-cell>
          <table:table-cell office:value-type="float" office:value="12.127" calcext:value-type="float">
            <text:p>12.127</text:p>
          </table:table-cell>
          <table:table-cell office:value-type="float" office:value="3.025" calcext:value-type="float">
            <text:p>3.025</text:p>
          </table:table-cell>
          <table:table-cell office:value-type="float" office:value="0.0161" calcext:value-type="float">
            <text:p>0.0161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5.639" calcext:value-type="float">
            <text:p>5.639</text:p>
          </table:table-cell>
          <table:table-cell office:value-type="float" office:value="0.7691" calcext:value-type="float">
            <text:p>0.76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41" calcext:value-type="float">
            <text:p>3.441</text:p>
          </table:table-cell>
          <table:table-cell office:value-type="float" office:value="12.092" calcext:value-type="float">
            <text:p>12.092</text:p>
          </table:table-cell>
          <table:table-cell office:value-type="float" office:value="3.062" calcext:value-type="float">
            <text:p>3.062</text:p>
          </table:table-cell>
          <table:table-cell office:value-type="float" office:value="0.0571" calcext:value-type="float">
            <text:p>0.0571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5.639" calcext:value-type="float">
            <text:p>5.639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44" calcext:value-type="float">
            <text:p>3.444</text:p>
          </table:table-cell>
          <table:table-cell office:value-type="float" office:value="12.092" calcext:value-type="float">
            <text:p>12.092</text:p>
          </table:table-cell>
          <table:table-cell office:value-type="float" office:value="3.062" calcext:value-type="float">
            <text:p>3.062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5.63" calcext:value-type="float">
            <text:p>5.63</text:p>
          </table:table-cell>
          <table:table-cell office:value-type="float" office:value="0.7643" calcext:value-type="float">
            <text:p>0.76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47" calcext:value-type="float">
            <text:p>3.447</text:p>
          </table:table-cell>
          <table:table-cell office:value-type="float" office:value="12.092" calcext:value-type="float">
            <text:p>12.092</text:p>
          </table:table-cell>
          <table:table-cell office:value-type="float" office:value="3.062" calcext:value-type="float">
            <text:p>3.062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5.622" calcext:value-type="float">
            <text:p>5.62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2.092" calcext:value-type="float">
            <text:p>12.092</text:p>
          </table:table-cell>
          <table:table-cell office:value-type="float" office:value="3.062" calcext:value-type="float">
            <text:p>3.062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22" calcext:value-type="float">
            <text:p>-0.022</text:p>
          </table:table-cell>
          <table:table-cell office:value-type="float" office:value="5.622" calcext:value-type="float">
            <text:p>5.622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59" calcext:value-type="float">
            <text:p>3.459</text:p>
          </table:table-cell>
          <table:table-cell office:value-type="float" office:value="12.101" calcext:value-type="float">
            <text:p>12.101</text:p>
          </table:table-cell>
          <table:table-cell office:value-type="float" office:value="3.102" calcext:value-type="float">
            <text:p>3.1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215" calcext:value-type="float">
            <text:p>0.0215</text:p>
          </table:table-cell>
          <table:table-cell office:value-type="float" office:value="5.622" calcext:value-type="float">
            <text:p>5.622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62" calcext:value-type="float">
            <text:p>3.462</text:p>
          </table:table-cell>
          <table:table-cell office:value-type="float" office:value="12.101" calcext:value-type="float">
            <text:p>12.101</text:p>
          </table:table-cell>
          <table:table-cell office:value-type="float" office:value="3.102" calcext:value-type="float">
            <text:p>3.10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88" calcext:value-type="float">
            <text:p>0.0188</text:p>
          </table:table-cell>
          <table:table-cell office:value-type="float" office:value="5.607" calcext:value-type="float">
            <text:p>5.607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66" calcext:value-type="float">
            <text:p>3.466</text:p>
          </table:table-cell>
          <table:table-cell office:value-type="float" office:value="12.101" calcext:value-type="float">
            <text:p>12.101</text:p>
          </table:table-cell>
          <table:table-cell office:value-type="float" office:value="3.102" calcext:value-type="float">
            <text:p>3.10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581" calcext:value-type="float">
            <text:p>0.0581</text:p>
          </table:table-cell>
          <table:table-cell office:value-type="float" office:value="5.607" calcext:value-type="float">
            <text:p>5.607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69" calcext:value-type="float">
            <text:p>3.469</text:p>
          </table:table-cell>
          <table:table-cell office:value-type="float" office:value="12.101" calcext:value-type="float">
            <text:p>12.101</text:p>
          </table:table-cell>
          <table:table-cell office:value-type="float" office:value="3.102" calcext:value-type="float">
            <text:p>3.102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5.598" calcext:value-type="float">
            <text:p>5.598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72" calcext:value-type="float">
            <text:p>3.472</text:p>
          </table:table-cell>
          <table:table-cell office:value-type="float" office:value="12.101" calcext:value-type="float">
            <text:p>12.101</text:p>
          </table:table-cell>
          <table:table-cell office:value-type="float" office:value="3.102" calcext:value-type="float">
            <text:p>3.102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0417" calcext:value-type="float">
            <text:p>0.0417</text:p>
          </table:table-cell>
          <table:table-cell office:value-type="float" office:value="5.598" calcext:value-type="float">
            <text:p>5.598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2.101" calcext:value-type="float">
            <text:p>12.101</text:p>
          </table:table-cell>
          <table:table-cell office:value-type="float" office:value="3.102" calcext:value-type="float">
            <text:p>3.10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835" calcext:value-type="float">
            <text:p>0.0835</text:p>
          </table:table-cell>
          <table:table-cell office:value-type="float" office:value="5.591" calcext:value-type="float">
            <text:p>5.59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78" calcext:value-type="float">
            <text:p>3.478</text:p>
          </table:table-cell>
          <table:table-cell office:value-type="float" office:value="12.101" calcext:value-type="float">
            <text:p>12.101</text:p>
          </table:table-cell>
          <table:table-cell office:value-type="float" office:value="3.102" calcext:value-type="float">
            <text:p>3.10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25" calcext:value-type="float">
            <text:p>0.0325</text:p>
          </table:table-cell>
          <table:table-cell office:value-type="float" office:value="5.591" calcext:value-type="float">
            <text:p>5.591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87" calcext:value-type="float">
            <text:p>3.487</text:p>
          </table:table-cell>
          <table:table-cell office:value-type="float" office:value="12.157" calcext:value-type="float">
            <text:p>12.157</text:p>
          </table:table-cell>
          <table:table-cell office:value-type="float" office:value="3.026" calcext:value-type="float">
            <text:p>3.026</text:p>
          </table:table-cell>
          <table:table-cell office:value-type="float" office:value="0.0837" calcext:value-type="float">
            <text:p>0.0837</text:p>
          </table:table-cell>
          <table:table-cell office:value-type="float" office:value="-0.02" calcext:value-type="float">
            <text:p>-0.02</text:p>
          </table:table-cell>
          <table:table-cell office:value-type="float" office:value="5.591" calcext:value-type="float">
            <text:p>5.591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2.157" calcext:value-type="float">
            <text:p>12.157</text:p>
          </table:table-cell>
          <table:table-cell office:value-type="float" office:value="3.026" calcext:value-type="float">
            <text:p>3.026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095" calcext:value-type="float">
            <text:p>0.0095</text:p>
          </table:table-cell>
          <table:table-cell office:value-type="float" office:value="5.583" calcext:value-type="float">
            <text:p>5.583</text:p>
          </table:table-cell>
          <table:table-cell office:value-type="float" office:value="0.7798" calcext:value-type="float">
            <text:p>0.77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94" calcext:value-type="float">
            <text:p>3.494</text:p>
          </table:table-cell>
          <table:table-cell office:value-type="float" office:value="12.157" calcext:value-type="float">
            <text:p>12.157</text:p>
          </table:table-cell>
          <table:table-cell office:value-type="float" office:value="3.026" calcext:value-type="float">
            <text:p>3.026</text:p>
          </table:table-cell>
          <table:table-cell office:value-type="float" office:value="0.0288" calcext:value-type="float">
            <text:p>0.0288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5.583" calcext:value-type="float">
            <text:p>5.583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497" calcext:value-type="float">
            <text:p>3.497</text:p>
          </table:table-cell>
          <table:table-cell office:value-type="float" office:value="12.157" calcext:value-type="float">
            <text:p>12.157</text:p>
          </table:table-cell>
          <table:table-cell office:value-type="float" office:value="3.026" calcext:value-type="float">
            <text:p>3.02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01" calcext:value-type="float">
            <text:p>0.001</text:p>
          </table:table-cell>
          <table:table-cell office:value-type="float" office:value="5.575" calcext:value-type="float">
            <text:p>5.575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.157" calcext:value-type="float">
            <text:p>12.157</text:p>
          </table:table-cell>
          <table:table-cell office:value-type="float" office:value="3.026" calcext:value-type="float">
            <text:p>3.026</text:p>
          </table:table-cell>
          <table:table-cell office:value-type="float" office:value="0.0642" calcext:value-type="float">
            <text:p>0.0642</text:p>
          </table:table-cell>
          <table:table-cell office:value-type="float" office:value="-0.0688" calcext:value-type="float">
            <text:p>-0.0688</text:p>
          </table:table-cell>
          <table:table-cell office:value-type="float" office:value="5.575" calcext:value-type="float">
            <text:p>5.575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12.157" calcext:value-type="float">
            <text:p>12.157</text:p>
          </table:table-cell>
          <table:table-cell office:value-type="float" office:value="3.026" calcext:value-type="float">
            <text:p>3.026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85" calcext:value-type="float">
            <text:p>-0.085</text:p>
          </table:table-cell>
          <table:table-cell office:value-type="float" office:value="5.575" calcext:value-type="float">
            <text:p>5.575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19" calcext:value-type="float">
            <text:p>3.519</text:p>
          </table:table-cell>
          <table:table-cell office:value-type="float" office:value="12.161" calcext:value-type="float">
            <text:p>12.161</text:p>
          </table:table-cell>
          <table:table-cell office:value-type="float" office:value="3.043" calcext:value-type="float">
            <text:p>3.043</text:p>
          </table:table-cell>
          <table:table-cell office:value-type="float" office:value="-0.0588" calcext:value-type="float">
            <text:p>-0.0588</text:p>
          </table:table-cell>
          <table:table-cell office:value-type="float" office:value="0.0669" calcext:value-type="float">
            <text:p>0.0669</text:p>
          </table:table-cell>
          <table:table-cell office:value-type="float" office:value="5.56" calcext:value-type="float">
            <text:p>5.56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23" calcext:value-type="float">
            <text:p>3.523</text:p>
          </table:table-cell>
          <table:table-cell office:value-type="float" office:value="12.161" calcext:value-type="float">
            <text:p>12.161</text:p>
          </table:table-cell>
          <table:table-cell office:value-type="float" office:value="3.043" calcext:value-type="float">
            <text:p>3.04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327" calcext:value-type="float">
            <text:p>0.0327</text:p>
          </table:table-cell>
          <table:table-cell office:value-type="float" office:value="5.552" calcext:value-type="float">
            <text:p>5.552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38" calcext:value-type="float">
            <text:p>3.538</text:p>
          </table:table-cell>
          <table:table-cell office:value-type="float" office:value="12.281" calcext:value-type="float">
            <text:p>12.281</text:p>
          </table:table-cell>
          <table:table-cell office:value-type="float" office:value="3.122" calcext:value-type="float">
            <text:p>3.122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5.545" calcext:value-type="float">
            <text:p>5.545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43" calcext:value-type="float">
            <text:p>3.543</text:p>
          </table:table-cell>
          <table:table-cell office:value-type="float" office:value="12.281" calcext:value-type="float">
            <text:p>12.281</text:p>
          </table:table-cell>
          <table:table-cell office:value-type="float" office:value="3.122" calcext:value-type="float">
            <text:p>3.122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417" calcext:value-type="float">
            <text:p>0.0417</text:p>
          </table:table-cell>
          <table:table-cell office:value-type="float" office:value="5.536" calcext:value-type="float">
            <text:p>5.53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2.256" calcext:value-type="float">
            <text:p>12.256</text:p>
          </table:table-cell>
          <table:table-cell office:value-type="float" office:value="3.157" calcext:value-type="float">
            <text:p>3.157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5.528" calcext:value-type="float">
            <text:p>5.528</text:p>
          </table:table-cell>
          <table:table-cell office:value-type="float" office:value="0.744" calcext:value-type="float">
            <text:p>0.7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64" calcext:value-type="float">
            <text:p>3.564</text:p>
          </table:table-cell>
          <table:table-cell office:value-type="float" office:value="12.256" calcext:value-type="float">
            <text:p>12.256</text:p>
          </table:table-cell>
          <table:table-cell office:value-type="float" office:value="3.157" calcext:value-type="float">
            <text:p>3.157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5.514" calcext:value-type="float">
            <text:p>5.514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74" calcext:value-type="float">
            <text:p>3.574</text:p>
          </table:table-cell>
          <table:table-cell office:value-type="float" office:value="12.256" calcext:value-type="float">
            <text:p>12.256</text:p>
          </table:table-cell>
          <table:table-cell office:value-type="float" office:value="3.157" calcext:value-type="float">
            <text:p>3.157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5.507" calcext:value-type="float">
            <text:p>5.507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83" calcext:value-type="float">
            <text:p>3.583</text:p>
          </table:table-cell>
          <table:table-cell office:value-type="float" office:value="12.256" calcext:value-type="float">
            <text:p>12.256</text:p>
          </table:table-cell>
          <table:table-cell office:value-type="float" office:value="3.157" calcext:value-type="float">
            <text:p>3.157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54" calcext:value-type="float">
            <text:p>-0.054</text:p>
          </table:table-cell>
          <table:table-cell office:value-type="float" office:value="5.499" calcext:value-type="float">
            <text:p>5.499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599" calcext:value-type="float">
            <text:p>3.599</text:p>
          </table:table-cell>
          <table:table-cell office:value-type="float" office:value="12.242" calcext:value-type="float">
            <text:p>12.242</text:p>
          </table:table-cell>
          <table:table-cell office:value-type="float" office:value="3.094" calcext:value-type="float">
            <text:p>3.094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5.491" calcext:value-type="float">
            <text:p>5.49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03" calcext:value-type="float">
            <text:p>3.603</text:p>
          </table:table-cell>
          <table:table-cell office:value-type="float" office:value="12.242" calcext:value-type="float">
            <text:p>12.242</text:p>
          </table:table-cell>
          <table:table-cell office:value-type="float" office:value="3.094" calcext:value-type="float">
            <text:p>3.094</text:p>
          </table:table-cell>
          <table:table-cell office:value-type="float" office:value="0.0425" calcext:value-type="float">
            <text:p>0.042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5.484" calcext:value-type="float">
            <text:p>5.484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14" calcext:value-type="float">
            <text:p>3.614</text:p>
          </table:table-cell>
          <table:table-cell office:value-type="float" office:value="12.242" calcext:value-type="float">
            <text:p>12.242</text:p>
          </table:table-cell>
          <table:table-cell office:value-type="float" office:value="3.094" calcext:value-type="float">
            <text:p>3.094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49" calcext:value-type="float">
            <text:p>0.0449</text:p>
          </table:table-cell>
          <table:table-cell office:value-type="float" office:value="5.471" calcext:value-type="float">
            <text:p>5.471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23" calcext:value-type="float">
            <text:p>3.623</text:p>
          </table:table-cell>
          <table:table-cell office:value-type="float" office:value="12.242" calcext:value-type="float">
            <text:p>12.242</text:p>
          </table:table-cell>
          <table:table-cell office:value-type="float" office:value="3.094" calcext:value-type="float">
            <text:p>3.0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4" calcext:value-type="float">
            <text:p>0.064</text:p>
          </table:table-cell>
          <table:table-cell office:value-type="float" office:value="5.462" calcext:value-type="float">
            <text:p>5.462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39" calcext:value-type="float">
            <text:p>3.639</text:p>
          </table:table-cell>
          <table:table-cell office:value-type="float" office:value="12.22" calcext:value-type="float">
            <text:p>12.22</text:p>
          </table:table-cell>
          <table:table-cell office:value-type="float" office:value="3.125" calcext:value-type="float">
            <text:p>3.125</text:p>
          </table:table-cell>
          <table:table-cell office:value-type="float" office:value="0.0232" calcext:value-type="float">
            <text:p>0.0232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5.454" calcext:value-type="float">
            <text:p>5.454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44" calcext:value-type="float">
            <text:p>3.644</text:p>
          </table:table-cell>
          <table:table-cell office:value-type="float" office:value="12.22" calcext:value-type="float">
            <text:p>12.22</text:p>
          </table:table-cell>
          <table:table-cell office:value-type="float" office:value="3.125" calcext:value-type="float">
            <text:p>3.125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5.447" calcext:value-type="float">
            <text:p>5.447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59" calcext:value-type="float">
            <text:p>3.659</text:p>
          </table:table-cell>
          <table:table-cell office:value-type="float" office:value="12.393" calcext:value-type="float">
            <text:p>12.393</text:p>
          </table:table-cell>
          <table:table-cell office:value-type="float" office:value="2.951" calcext:value-type="float">
            <text:p>2.951</text:p>
          </table:table-cell>
          <table:table-cell office:value-type="float" office:value="0.0945" calcext:value-type="float">
            <text:p>0.094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5.438" calcext:value-type="float">
            <text:p>5.438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63" calcext:value-type="float">
            <text:p>3.663</text:p>
          </table:table-cell>
          <table:table-cell office:value-type="float" office:value="12.393" calcext:value-type="float">
            <text:p>12.393</text:p>
          </table:table-cell>
          <table:table-cell office:value-type="float" office:value="2.951" calcext:value-type="float">
            <text:p>2.951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5.423" calcext:value-type="float">
            <text:p>5.423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79" calcext:value-type="float">
            <text:p>3.679</text:p>
          </table:table-cell>
          <table:table-cell office:value-type="float" office:value="12.398" calcext:value-type="float">
            <text:p>12.398</text:p>
          </table:table-cell>
          <table:table-cell office:value-type="float" office:value="2.975" calcext:value-type="float">
            <text:p>2.975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415" calcext:value-type="float">
            <text:p>5.415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83" calcext:value-type="float">
            <text:p>3.683</text:p>
          </table:table-cell>
          <table:table-cell office:value-type="float" office:value="12.398" calcext:value-type="float">
            <text:p>12.398</text:p>
          </table:table-cell>
          <table:table-cell office:value-type="float" office:value="2.975" calcext:value-type="float">
            <text:p>2.975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0.0181" calcext:value-type="float">
            <text:p>0.0181</text:p>
          </table:table-cell>
          <table:table-cell office:value-type="float" office:value="5.406" calcext:value-type="float">
            <text:p>5.40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699" calcext:value-type="float">
            <text:p>3.699</text:p>
          </table:table-cell>
          <table:table-cell office:value-type="float" office:value="12.22" calcext:value-type="float">
            <text:p>12.22</text:p>
          </table:table-cell>
          <table:table-cell office:value-type="float" office:value="2.86" calcext:value-type="float">
            <text:p>2.86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0.0139" calcext:value-type="float">
            <text:p>0.0139</text:p>
          </table:table-cell>
          <table:table-cell office:value-type="float" office:value="5.399" calcext:value-type="float">
            <text:p>5.399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03" calcext:value-type="float">
            <text:p>3.703</text:p>
          </table:table-cell>
          <table:table-cell office:value-type="float" office:value="12.22" calcext:value-type="float">
            <text:p>12.22</text:p>
          </table:table-cell>
          <table:table-cell office:value-type="float" office:value="2.86" calcext:value-type="float">
            <text:p>2.86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5.391" calcext:value-type="float">
            <text:p>5.391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19" calcext:value-type="float">
            <text:p>3.719</text:p>
          </table:table-cell>
          <table:table-cell office:value-type="float" office:value="12.158" calcext:value-type="float">
            <text:p>12.158</text:p>
          </table:table-cell>
          <table:table-cell office:value-type="float" office:value="2.939" calcext:value-type="float">
            <text:p>2.939</text:p>
          </table:table-cell>
          <table:table-cell office:value-type="float" office:value="0.0361" calcext:value-type="float">
            <text:p>0.0361</text:p>
          </table:table-cell>
          <table:table-cell office:value-type="float" office:value="-0.0803" calcext:value-type="float">
            <text:p>-0.0803</text:p>
          </table:table-cell>
          <table:table-cell office:value-type="float" office:value="5.378" calcext:value-type="float">
            <text:p>5.378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23" calcext:value-type="float">
            <text:p>3.723</text:p>
          </table:table-cell>
          <table:table-cell office:value-type="float" office:value="12.158" calcext:value-type="float">
            <text:p>12.158</text:p>
          </table:table-cell>
          <table:table-cell office:value-type="float" office:value="2.939" calcext:value-type="float">
            <text:p>2.939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066" calcext:value-type="float">
            <text:p>0.0066</text:p>
          </table:table-cell>
          <table:table-cell office:value-type="float" office:value="5.37" calcext:value-type="float">
            <text:p>5.37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39" calcext:value-type="float">
            <text:p>3.739</text:p>
          </table:table-cell>
          <table:table-cell office:value-type="float" office:value="12.276" calcext:value-type="float">
            <text:p>12.276</text:p>
          </table:table-cell>
          <table:table-cell office:value-type="float" office:value="2.817" calcext:value-type="float">
            <text:p>2.817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5.363" calcext:value-type="float">
            <text:p>5.363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42" calcext:value-type="float">
            <text:p>3.742</text:p>
          </table:table-cell>
          <table:table-cell office:value-type="float" office:value="12.276" calcext:value-type="float">
            <text:p>12.276</text:p>
          </table:table-cell>
          <table:table-cell office:value-type="float" office:value="2.817" calcext:value-type="float">
            <text:p>2.817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295" calcext:value-type="float">
            <text:p>0.0295</text:p>
          </table:table-cell>
          <table:table-cell office:value-type="float" office:value="5.355" calcext:value-type="float">
            <text:p>5.355</text:p>
          </table:table-cell>
          <table:table-cell office:value-type="float" office:value="0.737" calcext:value-type="float">
            <text:p>0.7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57" calcext:value-type="float">
            <text:p>3.757</text:p>
          </table:table-cell>
          <table:table-cell office:value-type="float" office:value="12.276" calcext:value-type="float">
            <text:p>12.276</text:p>
          </table:table-cell>
          <table:table-cell office:value-type="float" office:value="2.817" calcext:value-type="float">
            <text:p>2.817</text:p>
          </table:table-cell>
          <table:table-cell office:value-type="float" office:value="0.03" calcext:value-type="float">
            <text:p>0.03</text:p>
          </table:table-cell>
          <table:table-cell office:value-type="float" office:value="0.0125" calcext:value-type="float">
            <text:p>0.0125</text:p>
          </table:table-cell>
          <table:table-cell office:value-type="float" office:value="5.347" calcext:value-type="float">
            <text:p>5.347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65" calcext:value-type="float">
            <text:p>3.765</text:p>
          </table:table-cell>
          <table:table-cell office:value-type="float" office:value="12.276" calcext:value-type="float">
            <text:p>12.276</text:p>
          </table:table-cell>
          <table:table-cell office:value-type="float" office:value="2.817" calcext:value-type="float">
            <text:p>2.817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5.337" calcext:value-type="float">
            <text:p>5.337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86" calcext:value-type="float">
            <text:p>3.786</text:p>
          </table:table-cell>
          <table:table-cell office:value-type="float" office:value="12.347" calcext:value-type="float">
            <text:p>12.347</text:p>
          </table:table-cell>
          <table:table-cell office:value-type="float" office:value="2.866" calcext:value-type="float">
            <text:p>2.866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5.33" calcext:value-type="float">
            <text:p>5.33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795" calcext:value-type="float">
            <text:p>3.795</text:p>
          </table:table-cell>
          <table:table-cell office:value-type="float" office:value="12.347" calcext:value-type="float">
            <text:p>12.347</text:p>
          </table:table-cell>
          <table:table-cell office:value-type="float" office:value="2.866" calcext:value-type="float">
            <text:p>2.866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5.315" calcext:value-type="float">
            <text:p>5.31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2.347" calcext:value-type="float">
            <text:p>12.347</text:p>
          </table:table-cell>
          <table:table-cell office:value-type="float" office:value="2.866" calcext:value-type="float">
            <text:p>2.866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0.0242" calcext:value-type="float">
            <text:p>0.0242</text:p>
          </table:table-cell>
          <table:table-cell office:value-type="float" office:value="5.307" calcext:value-type="float">
            <text:p>5.307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05" calcext:value-type="float">
            <text:p>3.805</text:p>
          </table:table-cell>
          <table:table-cell office:value-type="float" office:value="12.347" calcext:value-type="float">
            <text:p>12.347</text:p>
          </table:table-cell>
          <table:table-cell office:value-type="float" office:value="2.866" calcext:value-type="float">
            <text:p>2.86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4" calcext:value-type="float">
            <text:p>0.04</text:p>
          </table:table-cell>
          <table:table-cell office:value-type="float" office:value="5.307" calcext:value-type="float">
            <text:p>5.307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24" calcext:value-type="float">
            <text:p>3.824</text:p>
          </table:table-cell>
          <table:table-cell office:value-type="float" office:value="12.344" calcext:value-type="float">
            <text:p>12.344</text:p>
          </table:table-cell>
          <table:table-cell office:value-type="float" office:value="2.866" calcext:value-type="float">
            <text:p>2.866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0.0378" calcext:value-type="float">
            <text:p>0.0378</text:p>
          </table:table-cell>
          <table:table-cell office:value-type="float" office:value="5.295" calcext:value-type="float">
            <text:p>5.295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31" calcext:value-type="float">
            <text:p>3.831</text:p>
          </table:table-cell>
          <table:table-cell office:value-type="float" office:value="12.344" calcext:value-type="float">
            <text:p>12.344</text:p>
          </table:table-cell>
          <table:table-cell office:value-type="float" office:value="2.866" calcext:value-type="float">
            <text:p>2.866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0376" calcext:value-type="float">
            <text:p>0.0376</text:p>
          </table:table-cell>
          <table:table-cell office:value-type="float" office:value="5.28" calcext:value-type="float">
            <text:p>5.28</text:p>
          </table:table-cell>
          <table:table-cell office:value-type="float" office:value="0.7437" calcext:value-type="float">
            <text:p>0.74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47" calcext:value-type="float">
            <text:p>3.847</text:p>
          </table:table-cell>
          <table:table-cell office:value-type="float" office:value="12.348" calcext:value-type="float">
            <text:p>12.348</text:p>
          </table:table-cell>
          <table:table-cell office:value-type="float" office:value="2.888" calcext:value-type="float">
            <text:p>2.888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76" calcext:value-type="float">
            <text:p>0.0076</text:p>
          </table:table-cell>
          <table:table-cell office:value-type="float" office:value="5.273" calcext:value-type="float">
            <text:p>5.273</text:p>
          </table:table-cell>
          <table:table-cell office:value-type="float" office:value="0.7414" calcext:value-type="float">
            <text:p>0.74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53" calcext:value-type="float">
            <text:p>3.853</text:p>
          </table:table-cell>
          <table:table-cell office:value-type="float" office:value="12.348" calcext:value-type="float">
            <text:p>12.348</text:p>
          </table:table-cell>
          <table:table-cell office:value-type="float" office:value="2.888" calcext:value-type="float">
            <text:p>2.888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5.265" calcext:value-type="float">
            <text:p>5.265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69" calcext:value-type="float">
            <text:p>3.869</text:p>
          </table:table-cell>
          <table:table-cell office:value-type="float" office:value="12.377" calcext:value-type="float">
            <text:p>12.377</text:p>
          </table:table-cell>
          <table:table-cell office:value-type="float" office:value="2.908" calcext:value-type="float">
            <text:p>2.908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0.0459" calcext:value-type="float">
            <text:p>0.0459</text:p>
          </table:table-cell>
          <table:table-cell office:value-type="float" office:value="5.256" calcext:value-type="float">
            <text:p>5.256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12.377" calcext:value-type="float">
            <text:p>12.377</text:p>
          </table:table-cell>
          <table:table-cell office:value-type="float" office:value="2.908" calcext:value-type="float">
            <text:p>2.908</text:p>
          </table:table-cell>
          <table:table-cell office:value-type="float" office:value="0.0149" calcext:value-type="float">
            <text:p>0.014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5.248" calcext:value-type="float">
            <text:p>5.24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892" calcext:value-type="float">
            <text:p>3.892</text:p>
          </table:table-cell>
          <table:table-cell office:value-type="float" office:value="12.326" calcext:value-type="float">
            <text:p>12.326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5.24" calcext:value-type="float">
            <text:p>5.24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11" calcext:value-type="float">
            <text:p>3.911</text:p>
          </table:table-cell>
          <table:table-cell office:value-type="float" office:value="12.301" calcext:value-type="float">
            <text:p>12.301</text:p>
          </table:table-cell>
          <table:table-cell office:value-type="float" office:value="3.004" calcext:value-type="float">
            <text:p>3.004</text:p>
          </table:table-cell>
          <table:table-cell office:value-type="float" office:value="0.0183" calcext:value-type="float">
            <text:p>0.0183</text:p>
          </table:table-cell>
          <table:table-cell office:value-type="float" office:value="-0.031" calcext:value-type="float">
            <text:p>-0.031</text:p>
          </table:table-cell>
          <table:table-cell office:value-type="float" office:value="5.225" calcext:value-type="float">
            <text:p>5.225</text:p>
          </table:table-cell>
          <table:table-cell office:value-type="float" office:value="0.7426" calcext:value-type="float">
            <text:p>0.74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17" calcext:value-type="float">
            <text:p>3.917</text:p>
          </table:table-cell>
          <table:table-cell office:value-type="float" office:value="12.301" calcext:value-type="float">
            <text:p>12.301</text:p>
          </table:table-cell>
          <table:table-cell office:value-type="float" office:value="3.004" calcext:value-type="float">
            <text:p>3.004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5.207" calcext:value-type="float">
            <text:p>5.207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31" calcext:value-type="float">
            <text:p>3.931</text:p>
          </table:table-cell>
          <table:table-cell office:value-type="float" office:value="12.298" calcext:value-type="float">
            <text:p>12.298</text:p>
          </table:table-cell>
          <table:table-cell office:value-type="float" office:value="2.996" calcext:value-type="float">
            <text:p>2.996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5.207" calcext:value-type="float">
            <text:p>5.207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38" calcext:value-type="float">
            <text:p>3.938</text:p>
          </table:table-cell>
          <table:table-cell office:value-type="float" office:value="12.298" calcext:value-type="float">
            <text:p>12.298</text:p>
          </table:table-cell>
          <table:table-cell office:value-type="float" office:value="2.996" calcext:value-type="float">
            <text:p>2.996</text:p>
          </table:table-cell>
          <table:table-cell office:value-type="float" office:value="0.0139" calcext:value-type="float">
            <text:p>0.0139</text:p>
          </table:table-cell>
          <table:table-cell office:value-type="float" office:value="-0.0735" calcext:value-type="float">
            <text:p>-0.0735</text:p>
          </table:table-cell>
          <table:table-cell office:value-type="float" office:value="5.191" calcext:value-type="float">
            <text:p>5.191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51" calcext:value-type="float">
            <text:p>3.951</text:p>
          </table:table-cell>
          <table:table-cell office:value-type="float" office:value="12.3" calcext:value-type="float">
            <text:p>12.3</text:p>
          </table:table-cell>
          <table:table-cell office:value-type="float" office:value="2.995" calcext:value-type="float">
            <text:p>2.995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66" calcext:value-type="float">
            <text:p>0.0066</text:p>
          </table:table-cell>
          <table:table-cell office:value-type="float" office:value="5.191" calcext:value-type="float">
            <text:p>5.191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56" calcext:value-type="float">
            <text:p>3.956</text:p>
          </table:table-cell>
          <table:table-cell office:value-type="float" office:value="12.3" calcext:value-type="float">
            <text:p>12.3</text:p>
          </table:table-cell>
          <table:table-cell office:value-type="float" office:value="2.995" calcext:value-type="float">
            <text:p>2.995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0.0996" calcext:value-type="float">
            <text:p>0.0996</text:p>
          </table:table-cell>
          <table:table-cell office:value-type="float" office:value="5.177" calcext:value-type="float">
            <text:p>5.177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74" calcext:value-type="float">
            <text:p>3.974</text:p>
          </table:table-cell>
          <table:table-cell office:value-type="float" office:value="12.413" calcext:value-type="float">
            <text:p>12.413</text:p>
          </table:table-cell>
          <table:table-cell office:value-type="float" office:value="2.843" calcext:value-type="float">
            <text:p>2.843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-0.011" calcext:value-type="float">
            <text:p>-0.011</text:p>
          </table:table-cell>
          <table:table-cell office:value-type="float" office:value="5.177" calcext:value-type="float">
            <text:p>5.177</text:p>
          </table:table-cell>
          <table:table-cell office:value-type="float" office:value="0.7285" calcext:value-type="float">
            <text:p>0.72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2.413" calcext:value-type="float">
            <text:p>12.413</text:p>
          </table:table-cell>
          <table:table-cell office:value-type="float" office:value="2.843" calcext:value-type="float">
            <text:p>2.843</text:p>
          </table:table-cell>
          <table:table-cell office:value-type="float" office:value="0.0503" calcext:value-type="float">
            <text:p>0.050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5.162" calcext:value-type="float">
            <text:p>5.162</text:p>
          </table:table-cell>
          <table:table-cell office:value-type="float" office:value="0.738" calcext:value-type="float">
            <text:p>0.7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995" calcext:value-type="float">
            <text:p>3.995</text:p>
          </table:table-cell>
          <table:table-cell office:value-type="float" office:value="12.268" calcext:value-type="float">
            <text:p>12.268</text:p>
          </table:table-cell>
          <table:table-cell office:value-type="float" office:value="2.985" calcext:value-type="float">
            <text:p>2.985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0022" calcext:value-type="float">
            <text:p>0.0022</text:p>
          </table:table-cell>
          <table:table-cell office:value-type="float" office:value="5.162" calcext:value-type="float">
            <text:p>5.162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01" calcext:value-type="float">
            <text:p>4.001</text:p>
          </table:table-cell>
          <table:table-cell office:value-type="float" office:value="12.268" calcext:value-type="float">
            <text:p>12.268</text:p>
          </table:table-cell>
          <table:table-cell office:value-type="float" office:value="2.985" calcext:value-type="float">
            <text:p>2.98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129" calcext:value-type="float">
            <text:p>0.0129</text:p>
          </table:table-cell>
          <table:table-cell office:value-type="float" office:value="5.147" calcext:value-type="float">
            <text:p>5.147</text:p>
          </table:table-cell>
          <table:table-cell office:value-type="float" office:value="0.753" calcext:value-type="float">
            <text:p>0.7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15" calcext:value-type="float">
            <text:p>4.015</text:p>
          </table:table-cell>
          <table:table-cell office:value-type="float" office:value="12.27" calcext:value-type="float">
            <text:p>12.27</text:p>
          </table:table-cell>
          <table:table-cell office:value-type="float" office:value="2.988" calcext:value-type="float">
            <text:p>2.988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5.142" calcext:value-type="float">
            <text:p>5.142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2.27" calcext:value-type="float">
            <text:p>12.27</text:p>
          </table:table-cell>
          <table:table-cell office:value-type="float" office:value="2.988" calcext:value-type="float">
            <text:p>2.988</text:p>
          </table:table-cell>
          <table:table-cell office:value-type="float" office:value="0.0098" calcext:value-type="float">
            <text:p>0.0098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5.135" calcext:value-type="float">
            <text:p>5.135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35" calcext:value-type="float">
            <text:p>4.035</text:p>
          </table:table-cell>
          <table:table-cell office:value-type="float" office:value="12.256" calcext:value-type="float">
            <text:p>12.256</text:p>
          </table:table-cell>
          <table:table-cell office:value-type="float" office:value="2.984" calcext:value-type="float">
            <text:p>2.984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5.135" calcext:value-type="float">
            <text:p>5.135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42" calcext:value-type="float">
            <text:p>4.042</text:p>
          </table:table-cell>
          <table:table-cell office:value-type="float" office:value="12.256" calcext:value-type="float">
            <text:p>12.256</text:p>
          </table:table-cell>
          <table:table-cell office:value-type="float" office:value="2.984" calcext:value-type="float">
            <text:p>2.984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5.118" calcext:value-type="float">
            <text:p>5.118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58" calcext:value-type="float">
            <text:p>4.058</text:p>
          </table:table-cell>
          <table:table-cell office:value-type="float" office:value="12.238" calcext:value-type="float">
            <text:p>12.238</text:p>
          </table:table-cell>
          <table:table-cell office:value-type="float" office:value="3.007" calcext:value-type="float">
            <text:p>3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5.111" calcext:value-type="float">
            <text:p>5.111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77" calcext:value-type="float">
            <text:p>4.077</text:p>
          </table:table-cell>
          <table:table-cell office:value-type="float" office:value="12.323" calcext:value-type="float">
            <text:p>12.323</text:p>
          </table:table-cell>
          <table:table-cell office:value-type="float" office:value="2.922" calcext:value-type="float">
            <text:p>2.922</text:p>
          </table:table-cell>
          <table:table-cell office:value-type="float" office:value="0.0366" calcext:value-type="float">
            <text:p>0.0366</text:p>
          </table:table-cell>
          <table:table-cell office:value-type="float" office:value="-0.0725" calcext:value-type="float">
            <text:p>-0.0725</text:p>
          </table:table-cell>
          <table:table-cell office:value-type="float" office:value="5.103" calcext:value-type="float">
            <text:p>5.103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82" calcext:value-type="float">
            <text:p>4.082</text:p>
          </table:table-cell>
          <table:table-cell office:value-type="float" office:value="12.323" calcext:value-type="float">
            <text:p>12.323</text:p>
          </table:table-cell>
          <table:table-cell office:value-type="float" office:value="2.922" calcext:value-type="float">
            <text:p>2.922</text:p>
          </table:table-cell>
          <table:table-cell office:value-type="float" office:value="0.0442" calcext:value-type="float">
            <text:p>0.044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5.088" calcext:value-type="float">
            <text:p>5.088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097" calcext:value-type="float">
            <text:p>4.097</text:p>
          </table:table-cell>
          <table:table-cell office:value-type="float" office:value="12.317" calcext:value-type="float">
            <text:p>12.317</text:p>
          </table:table-cell>
          <table:table-cell office:value-type="float" office:value="2.893" calcext:value-type="float">
            <text:p>2.893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0.0154" calcext:value-type="float">
            <text:p>0.0154</text:p>
          </table:table-cell>
          <table:table-cell office:value-type="float" office:value="5.079" calcext:value-type="float">
            <text:p>5.079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103" calcext:value-type="float">
            <text:p>4.103</text:p>
          </table:table-cell>
          <table:table-cell office:value-type="float" office:value="12.317" calcext:value-type="float">
            <text:p>12.317</text:p>
          </table:table-cell>
          <table:table-cell office:value-type="float" office:value="2.893" calcext:value-type="float">
            <text:p>2.89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603" calcext:value-type="float">
            <text:p>0.0603</text:p>
          </table:table-cell>
          <table:table-cell office:value-type="float" office:value="5.071" calcext:value-type="float">
            <text:p>5.071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117" calcext:value-type="float">
            <text:p>4.117</text:p>
          </table:table-cell>
          <table:table-cell office:value-type="float" office:value="12.292" calcext:value-type="float">
            <text:p>12.292</text:p>
          </table:table-cell>
          <table:table-cell office:value-type="float" office:value="2.877" calcext:value-type="float">
            <text:p>2.877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0015" calcext:value-type="float">
            <text:p>0.0015</text:p>
          </table:table-cell>
          <table:table-cell office:value-type="float" office:value="5.064" calcext:value-type="float">
            <text:p>5.064</text:p>
          </table:table-cell>
          <table:table-cell office:value-type="float" office:value="0.7461" calcext:value-type="float">
            <text:p>0.74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122" calcext:value-type="float">
            <text:p>4.122</text:p>
          </table:table-cell>
          <table:table-cell office:value-type="float" office:value="12.292" calcext:value-type="float">
            <text:p>12.292</text:p>
          </table:table-cell>
          <table:table-cell office:value-type="float" office:value="2.877" calcext:value-type="float">
            <text:p>2.877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5.056" calcext:value-type="float">
            <text:p>5.056</text:p>
          </table:table-cell>
          <table:table-cell office:value-type="float" office:value="0.7437" calcext:value-type="float">
            <text:p>0.74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2.272" calcext:value-type="float">
            <text:p>12.272</text:p>
          </table:table-cell>
          <table:table-cell office:value-type="float" office:value="2.902" calcext:value-type="float">
            <text:p>2.902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5.048" calcext:value-type="float">
            <text:p>5.048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157" calcext:value-type="float">
            <text:p>4.157</text:p>
          </table:table-cell>
          <table:table-cell office:value-type="float" office:value="12.152" calcext:value-type="float">
            <text:p>12.152</text:p>
          </table:table-cell>
          <table:table-cell office:value-type="float" office:value="3.026" calcext:value-type="float">
            <text:p>3.026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5.033" calcext:value-type="float">
            <text:p>5.033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162" calcext:value-type="float">
            <text:p>4.162</text:p>
          </table:table-cell>
          <table:table-cell office:value-type="float" office:value="12.152" calcext:value-type="float">
            <text:p>12.152</text:p>
          </table:table-cell>
          <table:table-cell office:value-type="float" office:value="3.026" calcext:value-type="float">
            <text:p>3.026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0442" calcext:value-type="float">
            <text:p>0.0442</text:p>
          </table:table-cell>
          <table:table-cell office:value-type="float" office:value="5.025" calcext:value-type="float">
            <text:p>5.025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179" calcext:value-type="float">
            <text:p>4.179</text:p>
          </table:table-cell>
          <table:table-cell office:value-type="float" office:value="12.143" calcext:value-type="float">
            <text:p>12.143</text:p>
          </table:table-cell>
          <table:table-cell office:value-type="float" office:value="2.984" calcext:value-type="float">
            <text:p>2.98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5" calcext:value-type="float">
            <text:p>0.0005</text:p>
          </table:table-cell>
          <table:table-cell office:value-type="float" office:value="5.018" calcext:value-type="float">
            <text:p>5.018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187" calcext:value-type="float">
            <text:p>4.187</text:p>
          </table:table-cell>
          <table:table-cell office:value-type="float" office:value="12.143" calcext:value-type="float">
            <text:p>12.143</text:p>
          </table:table-cell>
          <table:table-cell office:value-type="float" office:value="2.984" calcext:value-type="float">
            <text:p>2.984</text:p>
          </table:table-cell>
          <table:table-cell office:value-type="float" office:value="-0.0806" calcext:value-type="float">
            <text:p>-0.0806</text:p>
          </table:table-cell>
          <table:table-cell office:value-type="float" office:value="0.0242" calcext:value-type="float">
            <text:p>0.0242</text:p>
          </table:table-cell>
          <table:table-cell office:value-type="float" office:value="5.01" calcext:value-type="float">
            <text:p>5.01</text:p>
          </table:table-cell>
          <table:table-cell office:value-type="float" office:value="0.7655" calcext:value-type="float">
            <text:p>0.76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2.137" calcext:value-type="float">
            <text:p>12.137</text:p>
          </table:table-cell>
          <table:table-cell office:value-type="float" office:value="2.982" calcext:value-type="float">
            <text:p>2.98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1" calcext:value-type="float">
            <text:p>0.0071</text:p>
          </table:table-cell>
          <table:table-cell office:value-type="float" office:value="5.001" calcext:value-type="float">
            <text:p>5.001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06" calcext:value-type="float">
            <text:p>4.206</text:p>
          </table:table-cell>
          <table:table-cell office:value-type="float" office:value="12.137" calcext:value-type="float">
            <text:p>12.137</text:p>
          </table:table-cell>
          <table:table-cell office:value-type="float" office:value="2.982" calcext:value-type="float">
            <text:p>2.982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4.986" calcext:value-type="float">
            <text:p>4.986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22" calcext:value-type="float">
            <text:p>4.222</text:p>
          </table:table-cell>
          <table:table-cell office:value-type="float" office:value="12.083" calcext:value-type="float">
            <text:p>12.083</text:p>
          </table:table-cell>
          <table:table-cell office:value-type="float" office:value="3.057" calcext:value-type="float">
            <text:p>3.057</text:p>
          </table:table-cell>
          <table:table-cell office:value-type="float" office:value="0.0364" calcext:value-type="float">
            <text:p>0.0364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4.986" calcext:value-type="float">
            <text:p>4.986</text:p>
          </table:table-cell>
          <table:table-cell office:value-type="float" office:value="0.7643" calcext:value-type="float">
            <text:p>0.76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29" calcext:value-type="float">
            <text:p>4.229</text:p>
          </table:table-cell>
          <table:table-cell office:value-type="float" office:value="12.083" calcext:value-type="float">
            <text:p>12.083</text:p>
          </table:table-cell>
          <table:table-cell office:value-type="float" office:value="3.057" calcext:value-type="float">
            <text:p>3.057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4.971" calcext:value-type="float">
            <text:p>4.971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46" calcext:value-type="float">
            <text:p>4.246</text:p>
          </table:table-cell>
          <table:table-cell office:value-type="float" office:value="12.075" calcext:value-type="float">
            <text:p>12.075</text:p>
          </table:table-cell>
          <table:table-cell office:value-type="float" office:value="3.062" calcext:value-type="float">
            <text:p>3.06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396" calcext:value-type="float">
            <text:p>0.0396</text:p>
          </table:table-cell>
          <table:table-cell office:value-type="float" office:value="4.971" calcext:value-type="float">
            <text:p>4.971</text:p>
          </table:table-cell>
          <table:table-cell office:value-type="float" office:value="0.7553" calcext:value-type="float">
            <text:p>0.75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51" calcext:value-type="float">
            <text:p>4.251</text:p>
          </table:table-cell>
          <table:table-cell office:value-type="float" office:value="12.075" calcext:value-type="float">
            <text:p>12.075</text:p>
          </table:table-cell>
          <table:table-cell office:value-type="float" office:value="3.062" calcext:value-type="float">
            <text:p>3.062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95" calcext:value-type="float">
            <text:p>0.0195</text:p>
          </table:table-cell>
          <table:table-cell office:value-type="float" office:value="4.955" calcext:value-type="float">
            <text:p>4.955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2.077" calcext:value-type="float">
            <text:p>12.077</text:p>
          </table:table-cell>
          <table:table-cell office:value-type="float" office:value="3.07" calcext:value-type="float">
            <text:p>3.07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4.947" calcext:value-type="float">
            <text:p>4.947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77" calcext:value-type="float">
            <text:p>4.277</text:p>
          </table:table-cell>
          <table:table-cell office:value-type="float" office:value="12.077" calcext:value-type="float">
            <text:p>12.077</text:p>
          </table:table-cell>
          <table:table-cell office:value-type="float" office:value="3.07" calcext:value-type="float">
            <text:p>3.07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0.051" calcext:value-type="float">
            <text:p>0.051</text:p>
          </table:table-cell>
          <table:table-cell office:value-type="float" office:value="4.932" calcext:value-type="float">
            <text:p>4.932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82" calcext:value-type="float">
            <text:p>4.282</text:p>
          </table:table-cell>
          <table:table-cell office:value-type="float" office:value="12.077" calcext:value-type="float">
            <text:p>12.077</text:p>
          </table:table-cell>
          <table:table-cell office:value-type="float" office:value="3.07" calcext:value-type="float">
            <text:p>3.07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84" calcext:value-type="float">
            <text:p>0.084</text:p>
          </table:table-cell>
          <table:table-cell office:value-type="float" office:value="4.932" calcext:value-type="float">
            <text:p>4.932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289" calcext:value-type="float">
            <text:p>4.289</text:p>
          </table:table-cell>
          <table:table-cell office:value-type="float" office:value="12.077" calcext:value-type="float">
            <text:p>12.077</text:p>
          </table:table-cell>
          <table:table-cell office:value-type="float" office:value="3.07" calcext:value-type="float">
            <text:p>3.0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4.924" calcext:value-type="float">
            <text:p>4.92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04" calcext:value-type="float">
            <text:p>4.304</text:p>
          </table:table-cell>
          <table:table-cell office:value-type="float" office:value="12.087" calcext:value-type="float">
            <text:p>12.087</text:p>
          </table:table-cell>
          <table:table-cell office:value-type="float" office:value="3.056" calcext:value-type="float">
            <text:p>3.056</text:p>
          </table:table-cell>
          <table:table-cell office:value-type="float" office:value="0.0151" calcext:value-type="float">
            <text:p>0.0151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4.924" calcext:value-type="float">
            <text:p>4.924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2.087" calcext:value-type="float">
            <text:p>12.087</text:p>
          </table:table-cell>
          <table:table-cell office:value-type="float" office:value="3.056" calcext:value-type="float">
            <text:p>3.05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1" calcext:value-type="float">
            <text:p>-0.01</text:p>
          </table:table-cell>
          <table:table-cell office:value-type="float" office:value="4.909" calcext:value-type="float">
            <text:p>4.909</text:p>
          </table:table-cell>
          <table:table-cell office:value-type="float" office:value="0.751" calcext:value-type="float">
            <text:p>0.7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26" calcext:value-type="float">
            <text:p>4.326</text:p>
          </table:table-cell>
          <table:table-cell office:value-type="float" office:value="12.079" calcext:value-type="float">
            <text:p>12.079</text:p>
          </table:table-cell>
          <table:table-cell office:value-type="float" office:value="3.06" calcext:value-type="float">
            <text:p>3.06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752" calcext:value-type="float">
            <text:p>0.0752</text:p>
          </table:table-cell>
          <table:table-cell office:value-type="float" office:value="4.901" calcext:value-type="float">
            <text:p>4.901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32" calcext:value-type="float">
            <text:p>4.332</text:p>
          </table:table-cell>
          <table:table-cell office:value-type="float" office:value="12.079" calcext:value-type="float">
            <text:p>12.079</text:p>
          </table:table-cell>
          <table:table-cell office:value-type="float" office:value="3.06" calcext:value-type="float">
            <text:p>3.06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4.893" calcext:value-type="float">
            <text:p>4.89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51" calcext:value-type="float">
            <text:p>4.351</text:p>
          </table:table-cell>
          <table:table-cell office:value-type="float" office:value="12.086" calcext:value-type="float">
            <text:p>12.086</text:p>
          </table:table-cell>
          <table:table-cell office:value-type="float" office:value="3.092" calcext:value-type="float">
            <text:p>3.09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93" calcext:value-type="float">
            <text:p>0.0193</text:p>
          </table:table-cell>
          <table:table-cell office:value-type="float" office:value="4.886" calcext:value-type="float">
            <text:p>4.88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58" calcext:value-type="float">
            <text:p>4.358</text:p>
          </table:table-cell>
          <table:table-cell office:value-type="float" office:value="12.086" calcext:value-type="float">
            <text:p>12.086</text:p>
          </table:table-cell>
          <table:table-cell office:value-type="float" office:value="3.092" calcext:value-type="float">
            <text:p>3.092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0.0334" calcext:value-type="float">
            <text:p>0.0334</text:p>
          </table:table-cell>
          <table:table-cell office:value-type="float" office:value="4.871" calcext:value-type="float">
            <text:p>4.871</text:p>
          </table:table-cell>
          <table:table-cell office:value-type="float" office:value="0.745" calcext:value-type="float">
            <text:p>0.7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76" calcext:value-type="float">
            <text:p>4.376</text:p>
          </table:table-cell>
          <table:table-cell office:value-type="float" office:value="12.051" calcext:value-type="float">
            <text:p>12.051</text:p>
          </table:table-cell>
          <table:table-cell office:value-type="float" office:value="3.066" calcext:value-type="float">
            <text:p>3.06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86" calcext:value-type="float">
            <text:p>0.0486</text:p>
          </table:table-cell>
          <table:table-cell office:value-type="float" office:value="4.871" calcext:value-type="float">
            <text:p>4.871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82" calcext:value-type="float">
            <text:p>4.382</text:p>
          </table:table-cell>
          <table:table-cell office:value-type="float" office:value="12.051" calcext:value-type="float">
            <text:p>12.051</text:p>
          </table:table-cell>
          <table:table-cell office:value-type="float" office:value="3.066" calcext:value-type="float">
            <text:p>3.066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4.855" calcext:value-type="float">
            <text:p>4.85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394" calcext:value-type="float">
            <text:p>4.394</text:p>
          </table:table-cell>
          <table:table-cell office:value-type="float" office:value="12.051" calcext:value-type="float">
            <text:p>12.051</text:p>
          </table:table-cell>
          <table:table-cell office:value-type="float" office:value="3.066" calcext:value-type="float">
            <text:p>3.066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181" calcext:value-type="float">
            <text:p>0.0181</text:p>
          </table:table-cell>
          <table:table-cell office:value-type="float" office:value="4.848" calcext:value-type="float">
            <text:p>4.848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2.051" calcext:value-type="float">
            <text:p>12.051</text:p>
          </table:table-cell>
          <table:table-cell office:value-type="float" office:value="3.066" calcext:value-type="float">
            <text:p>3.066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4.84" calcext:value-type="float">
            <text:p>4.84</text:p>
          </table:table-cell>
          <table:table-cell office:value-type="float" office:value="0.747" calcext:value-type="float">
            <text:p>0.7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05" calcext:value-type="float">
            <text:p>4.405</text:p>
          </table:table-cell>
          <table:table-cell office:value-type="float" office:value="12.051" calcext:value-type="float">
            <text:p>12.051</text:p>
          </table:table-cell>
          <table:table-cell office:value-type="float" office:value="3.066" calcext:value-type="float">
            <text:p>3.06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034" calcext:value-type="float">
            <text:p>0.0034</text:p>
          </table:table-cell>
          <table:table-cell office:value-type="float" office:value="4.838" calcext:value-type="float">
            <text:p>4.838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24" calcext:value-type="float">
            <text:p>4.424</text:p>
          </table:table-cell>
          <table:table-cell office:value-type="float" office:value="12.046" calcext:value-type="float">
            <text:p>12.046</text:p>
          </table:table-cell>
          <table:table-cell office:value-type="float" office:value="3.068" calcext:value-type="float">
            <text:p>3.068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4.838" calcext:value-type="float">
            <text:p>4.838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12.046" calcext:value-type="float">
            <text:p>12.046</text:p>
          </table:table-cell>
          <table:table-cell office:value-type="float" office:value="3.068" calcext:value-type="float">
            <text:p>3.068</text:p>
          </table:table-cell>
          <table:table-cell office:value-type="float" office:value="-0.0522" calcext:value-type="float">
            <text:p>-0.0522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4.823" calcext:value-type="float">
            <text:p>4.823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44" calcext:value-type="float">
            <text:p>4.444</text:p>
          </table:table-cell>
          <table:table-cell office:value-type="float" office:value="12.049" calcext:value-type="float">
            <text:p>12.049</text:p>
          </table:table-cell>
          <table:table-cell office:value-type="float" office:value="3.072" calcext:value-type="float">
            <text:p>3.072</text:p>
          </table:table-cell>
          <table:table-cell office:value-type="float" office:value="0.0764" calcext:value-type="float">
            <text:p>0.0764</text:p>
          </table:table-cell>
          <table:table-cell office:value-type="float" office:value="-0.011" calcext:value-type="float">
            <text:p>-0.011</text:p>
          </table:table-cell>
          <table:table-cell office:value-type="float" office:value="4.815" calcext:value-type="float">
            <text:p>4.815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12.049" calcext:value-type="float">
            <text:p>12.049</text:p>
          </table:table-cell>
          <table:table-cell office:value-type="float" office:value="3.072" calcext:value-type="float">
            <text:p>3.07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4.807" calcext:value-type="float">
            <text:p>4.807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56" calcext:value-type="float">
            <text:p>4.456</text:p>
          </table:table-cell>
          <table:table-cell office:value-type="float" office:value="12.049" calcext:value-type="float">
            <text:p>12.049</text:p>
          </table:table-cell>
          <table:table-cell office:value-type="float" office:value="3.072" calcext:value-type="float">
            <text:p>3.072</text:p>
          </table:table-cell>
          <table:table-cell office:value-type="float" office:value="0.0022" calcext:value-type="float">
            <text:p>0.0022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4.808" calcext:value-type="float">
            <text:p>4.808</text:p>
          </table:table-cell>
          <table:table-cell office:value-type="float" office:value="0.7461" calcext:value-type="float">
            <text:p>0.74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61" calcext:value-type="float">
            <text:p>4.461</text:p>
          </table:table-cell>
          <table:table-cell office:value-type="float" office:value="12.049" calcext:value-type="float">
            <text:p>12.049</text:p>
          </table:table-cell>
          <table:table-cell office:value-type="float" office:value="3.072" calcext:value-type="float">
            <text:p>3.072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4.808" calcext:value-type="float">
            <text:p>4.808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67" calcext:value-type="float">
            <text:p>4.467</text:p>
          </table:table-cell>
          <table:table-cell office:value-type="float" office:value="12.049" calcext:value-type="float">
            <text:p>12.049</text:p>
          </table:table-cell>
          <table:table-cell office:value-type="float" office:value="3.072" calcext:value-type="float">
            <text:p>3.072</text:p>
          </table:table-cell>
          <table:table-cell office:value-type="float" office:value="0.0706" calcext:value-type="float">
            <text:p>0.0706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4.801" calcext:value-type="float">
            <text:p>4.801</text:p>
          </table:table-cell>
          <table:table-cell office:value-type="float" office:value="0.7461" calcext:value-type="float">
            <text:p>0.74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85" calcext:value-type="float">
            <text:p>4.485</text:p>
          </table:table-cell>
          <table:table-cell office:value-type="float" office:value="12.021" calcext:value-type="float">
            <text:p>12.021</text:p>
          </table:table-cell>
          <table:table-cell office:value-type="float" office:value="3.115" calcext:value-type="float">
            <text:p>3.115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1187" calcext:value-type="float">
            <text:p>0.1187</text:p>
          </table:table-cell>
          <table:table-cell office:value-type="float" office:value="4.801" calcext:value-type="float">
            <text:p>4.801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2.021" calcext:value-type="float">
            <text:p>12.021</text:p>
          </table:table-cell>
          <table:table-cell office:value-type="float" office:value="3.115" calcext:value-type="float">
            <text:p>3.1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476" calcext:value-type="float">
            <text:p>0.0476</text:p>
          </table:table-cell>
          <table:table-cell office:value-type="float" office:value="4.784" calcext:value-type="float">
            <text:p>4.784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06" calcext:value-type="float">
            <text:p>4.506</text:p>
          </table:table-cell>
          <table:table-cell office:value-type="float" office:value="12.001" calcext:value-type="float">
            <text:p>12.001</text:p>
          </table:table-cell>
          <table:table-cell office:value-type="float" office:value="3.137" calcext:value-type="float">
            <text:p>3.137</text:p>
          </table:table-cell>
          <table:table-cell office:value-type="float" office:value="0.0291" calcext:value-type="float">
            <text:p>0.0291</text:p>
          </table:table-cell>
          <table:table-cell office:value-type="float" office:value="-0.0334" calcext:value-type="float">
            <text:p>-0.0334</text:p>
          </table:table-cell>
          <table:table-cell office:value-type="float" office:value="4.777" calcext:value-type="float">
            <text:p>4.77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12.001" calcext:value-type="float">
            <text:p>12.001</text:p>
          </table:table-cell>
          <table:table-cell office:value-type="float" office:value="3.137" calcext:value-type="float">
            <text:p>3.13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237" calcext:value-type="float">
            <text:p>0.0237</text:p>
          </table:table-cell>
          <table:table-cell office:value-type="float" office:value="4.769" calcext:value-type="float">
            <text:p>4.769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29" calcext:value-type="float">
            <text:p>4.529</text:p>
          </table:table-cell>
          <table:table-cell office:value-type="float" office:value="11.99" calcext:value-type="float">
            <text:p>11.99</text:p>
          </table:table-cell>
          <table:table-cell office:value-type="float" office:value="3.091" calcext:value-type="float">
            <text:p>3.091</text:p>
          </table:table-cell>
          <table:table-cell office:value-type="float" office:value="0.0728" calcext:value-type="float">
            <text:p>0.0728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4.761" calcext:value-type="float">
            <text:p>4.761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34" calcext:value-type="float">
            <text:p>4.534</text:p>
          </table:table-cell>
          <table:table-cell office:value-type="float" office:value="11.99" calcext:value-type="float">
            <text:p>11.99</text:p>
          </table:table-cell>
          <table:table-cell office:value-type="float" office:value="3.091" calcext:value-type="float">
            <text:p>3.091</text:p>
          </table:table-cell>
          <table:table-cell office:value-type="float" office:value="0.0212" calcext:value-type="float">
            <text:p>0.0212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4.746" calcext:value-type="float">
            <text:p>4.746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49" calcext:value-type="float">
            <text:p>4.549</text:p>
          </table:table-cell>
          <table:table-cell office:value-type="float" office:value="11.991" calcext:value-type="float">
            <text:p>11.991</text:p>
          </table:table-cell>
          <table:table-cell office:value-type="float" office:value="3.092" calcext:value-type="float">
            <text:p>3.092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1" calcext:value-type="float">
            <text:p>0.021</text:p>
          </table:table-cell>
          <table:table-cell office:value-type="float" office:value="4.746" calcext:value-type="float">
            <text:p>4.746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56" calcext:value-type="float">
            <text:p>4.556</text:p>
          </table:table-cell>
          <table:table-cell office:value-type="float" office:value="11.991" calcext:value-type="float">
            <text:p>11.991</text:p>
          </table:table-cell>
          <table:table-cell office:value-type="float" office:value="3.092" calcext:value-type="float">
            <text:p>3.09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4.73" calcext:value-type="float">
            <text:p>4.73</text:p>
          </table:table-cell>
          <table:table-cell office:value-type="float" office:value="0.7334" calcext:value-type="float">
            <text:p>0.73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61" calcext:value-type="float">
            <text:p>4.561</text:p>
          </table:table-cell>
          <table:table-cell office:value-type="float" office:value="11.991" calcext:value-type="float">
            <text:p>11.991</text:p>
          </table:table-cell>
          <table:table-cell office:value-type="float" office:value="3.092" calcext:value-type="float">
            <text:p>3.09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05" calcext:value-type="float">
            <text:p>0.0305</text:p>
          </table:table-cell>
          <table:table-cell office:value-type="float" office:value="4.73" calcext:value-type="float">
            <text:p>4.73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67" calcext:value-type="float">
            <text:p>4.567</text:p>
          </table:table-cell>
          <table:table-cell office:value-type="float" office:value="11.991" calcext:value-type="float">
            <text:p>11.991</text:p>
          </table:table-cell>
          <table:table-cell office:value-type="float" office:value="3.092" calcext:value-type="float">
            <text:p>3.092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0886" calcext:value-type="float">
            <text:p>0.0886</text:p>
          </table:table-cell>
          <table:table-cell office:value-type="float" office:value="4.722" calcext:value-type="float">
            <text:p>4.722</text:p>
          </table:table-cell>
          <table:table-cell office:value-type="float" office:value="0.728" calcext:value-type="float">
            <text:p>0.7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82" calcext:value-type="float">
            <text:p>4.582</text:p>
          </table:table-cell>
          <table:table-cell office:value-type="float" office:value="12.029" calcext:value-type="float">
            <text:p>12.029</text:p>
          </table:table-cell>
          <table:table-cell office:value-type="float" office:value="3.049" calcext:value-type="float">
            <text:p>3.049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601" calcext:value-type="float">
            <text:p>0.0601</text:p>
          </table:table-cell>
          <table:table-cell office:value-type="float" office:value="4.722" calcext:value-type="float">
            <text:p>4.722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589" calcext:value-type="float">
            <text:p>4.589</text:p>
          </table:table-cell>
          <table:table-cell office:value-type="float" office:value="12.029" calcext:value-type="float">
            <text:p>12.029</text:p>
          </table:table-cell>
          <table:table-cell office:value-type="float" office:value="3.049" calcext:value-type="float">
            <text:p>3.04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64" calcext:value-type="float">
            <text:p>0.064</text:p>
          </table:table-cell>
          <table:table-cell office:value-type="float" office:value="4.707" calcext:value-type="float">
            <text:p>4.707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06" calcext:value-type="float">
            <text:p>4.606</text:p>
          </table:table-cell>
          <table:table-cell office:value-type="float" office:value="12.036" calcext:value-type="float">
            <text:p>12.036</text:p>
          </table:table-cell>
          <table:table-cell office:value-type="float" office:value="3.077" calcext:value-type="float">
            <text:p>3.077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481" calcext:value-type="float">
            <text:p>0.0481</text:p>
          </table:table-cell>
          <table:table-cell office:value-type="float" office:value="4.699" calcext:value-type="float">
            <text:p>4.699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11" calcext:value-type="float">
            <text:p>4.611</text:p>
          </table:table-cell>
          <table:table-cell office:value-type="float" office:value="12.036" calcext:value-type="float">
            <text:p>12.036</text:p>
          </table:table-cell>
          <table:table-cell office:value-type="float" office:value="3.077" calcext:value-type="float">
            <text:p>3.077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0.0198" calcext:value-type="float">
            <text:p>0.0198</text:p>
          </table:table-cell>
          <table:table-cell office:value-type="float" office:value="4.706" calcext:value-type="float">
            <text:p>4.706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26" calcext:value-type="float">
            <text:p>4.626</text:p>
          </table:table-cell>
          <table:table-cell office:value-type="float" office:value="12.05" calcext:value-type="float">
            <text:p>12.05</text:p>
          </table:table-cell>
          <table:table-cell office:value-type="float" office:value="3.083" calcext:value-type="float">
            <text:p>3.083</text:p>
          </table:table-cell>
          <table:table-cell office:value-type="float" office:value="0.0471" calcext:value-type="float">
            <text:p>0.0471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4.699" calcext:value-type="float">
            <text:p>4.699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34" calcext:value-type="float">
            <text:p>4.634</text:p>
          </table:table-cell>
          <table:table-cell office:value-type="float" office:value="12.05" calcext:value-type="float">
            <text:p>12.05</text:p>
          </table:table-cell>
          <table:table-cell office:value-type="float" office:value="3.083" calcext:value-type="float">
            <text:p>3.083</text:p>
          </table:table-cell>
          <table:table-cell office:value-type="float" office:value="0.0571" calcext:value-type="float">
            <text:p>0.0571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4.692" calcext:value-type="float">
            <text:p>4.692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2.006" calcext:value-type="float">
            <text:p>12.006</text:p>
          </table:table-cell>
          <table:table-cell office:value-type="float" office:value="3.156" calcext:value-type="float">
            <text:p>3.156</text:p>
          </table:table-cell>
          <table:table-cell office:value-type="float" office:value="0.0933" calcext:value-type="float">
            <text:p>0.0933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4.684" calcext:value-type="float">
            <text:p>4.684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57" calcext:value-type="float">
            <text:p>4.657</text:p>
          </table:table-cell>
          <table:table-cell office:value-type="float" office:value="12.006" calcext:value-type="float">
            <text:p>12.006</text:p>
          </table:table-cell>
          <table:table-cell office:value-type="float" office:value="3.156" calcext:value-type="float">
            <text:p>3.156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4.676" calcext:value-type="float">
            <text:p>4.676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62" calcext:value-type="float">
            <text:p>4.662</text:p>
          </table:table-cell>
          <table:table-cell office:value-type="float" office:value="12.006" calcext:value-type="float">
            <text:p>12.006</text:p>
          </table:table-cell>
          <table:table-cell office:value-type="float" office:value="3.156" calcext:value-type="float">
            <text:p>3.156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374" calcext:value-type="float">
            <text:p>0.0374</text:p>
          </table:table-cell>
          <table:table-cell office:value-type="float" office:value="4.676" calcext:value-type="float">
            <text:p>4.676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68" calcext:value-type="float">
            <text:p>4.668</text:p>
          </table:table-cell>
          <table:table-cell office:value-type="float" office:value="12.006" calcext:value-type="float">
            <text:p>12.006</text:p>
          </table:table-cell>
          <table:table-cell office:value-type="float" office:value="3.156" calcext:value-type="float">
            <text:p>3.156</text:p>
          </table:table-cell>
          <table:table-cell office:value-type="float" office:value="-0.0793" calcext:value-type="float">
            <text:p>-0.0793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4.669" calcext:value-type="float">
            <text:p>4.669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83" calcext:value-type="float">
            <text:p>4.683</text:p>
          </table:table-cell>
          <table:table-cell office:value-type="float" office:value="11.984" calcext:value-type="float">
            <text:p>11.984</text:p>
          </table:table-cell>
          <table:table-cell office:value-type="float" office:value="3.059" calcext:value-type="float">
            <text:p>3.059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0.0012" calcext:value-type="float">
            <text:p>0.0012</text:p>
          </table:table-cell>
          <table:table-cell office:value-type="float" office:value="4.669" calcext:value-type="float">
            <text:p>4.669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91" calcext:value-type="float">
            <text:p>4.691</text:p>
          </table:table-cell>
          <table:table-cell office:value-type="float" office:value="11.984" calcext:value-type="float">
            <text:p>11.984</text:p>
          </table:table-cell>
          <table:table-cell office:value-type="float" office:value="3.059" calcext:value-type="float">
            <text:p>3.059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0054" calcext:value-type="float">
            <text:p>0.0054</text:p>
          </table:table-cell>
          <table:table-cell office:value-type="float" office:value="4.653" calcext:value-type="float">
            <text:p>4.653</text:p>
          </table:table-cell>
          <table:table-cell office:value-type="float" office:value="0.749" calcext:value-type="float">
            <text:p>0.7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96" calcext:value-type="float">
            <text:p>4.696</text:p>
          </table:table-cell>
          <table:table-cell office:value-type="float" office:value="11.984" calcext:value-type="float">
            <text:p>11.984</text:p>
          </table:table-cell>
          <table:table-cell office:value-type="float" office:value="3.059" calcext:value-type="float">
            <text:p>3.059</text:p>
          </table:table-cell>
          <table:table-cell office:value-type="float" office:value="0.0374" calcext:value-type="float">
            <text:p>0.0374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4.646" calcext:value-type="float">
            <text:p>4.646</text:p>
          </table:table-cell>
          <table:table-cell office:value-type="float" office:value="0.747" calcext:value-type="float">
            <text:p>0.7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02" calcext:value-type="float">
            <text:p>4.702</text:p>
          </table:table-cell>
          <table:table-cell office:value-type="float" office:value="11.984" calcext:value-type="float">
            <text:p>11.984</text:p>
          </table:table-cell>
          <table:table-cell office:value-type="float" office:value="3.059" calcext:value-type="float">
            <text:p>3.059</text:p>
          </table:table-cell>
          <table:table-cell office:value-type="float" office:value="0.0181" calcext:value-type="float">
            <text:p>0.0181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4.646" calcext:value-type="float">
            <text:p>4.646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17" calcext:value-type="float">
            <text:p>4.717</text:p>
          </table:table-cell>
          <table:table-cell office:value-type="float" office:value="12.004" calcext:value-type="float">
            <text:p>12.004</text:p>
          </table:table-cell>
          <table:table-cell office:value-type="float" office:value="3.029" calcext:value-type="float">
            <text:p>3.02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4.652" calcext:value-type="float">
            <text:p>4.652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23" calcext:value-type="float">
            <text:p>4.723</text:p>
          </table:table-cell>
          <table:table-cell office:value-type="float" office:value="12.004" calcext:value-type="float">
            <text:p>12.004</text:p>
          </table:table-cell>
          <table:table-cell office:value-type="float" office:value="3.029" calcext:value-type="float">
            <text:p>3.029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0.0198" calcext:value-type="float">
            <text:p>0.0198</text:p>
          </table:table-cell>
          <table:table-cell office:value-type="float" office:value="4.645" calcext:value-type="float">
            <text:p>4.645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41" calcext:value-type="float">
            <text:p>4.741</text:p>
          </table:table-cell>
          <table:table-cell office:value-type="float" office:value="12.148" calcext:value-type="float">
            <text:p>12.148</text:p>
          </table:table-cell>
          <table:table-cell office:value-type="float" office:value="2.862" calcext:value-type="float">
            <text:p>2.862</text:p>
          </table:table-cell>
          <table:table-cell office:value-type="float" office:value="0.0266" calcext:value-type="float">
            <text:p>0.0266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4.637" calcext:value-type="float">
            <text:p>4.637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46" calcext:value-type="float">
            <text:p>4.746</text:p>
          </table:table-cell>
          <table:table-cell office:value-type="float" office:value="12.148" calcext:value-type="float">
            <text:p>12.148</text:p>
          </table:table-cell>
          <table:table-cell office:value-type="float" office:value="2.862" calcext:value-type="float">
            <text:p>2.862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059" calcext:value-type="float">
            <text:p>0.0059</text:p>
          </table:table-cell>
          <table:table-cell office:value-type="float" office:value="4.622" calcext:value-type="float">
            <text:p>4.622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62" calcext:value-type="float">
            <text:p>4.762</text:p>
          </table:table-cell>
          <table:table-cell office:value-type="float" office:value="12.136" calcext:value-type="float">
            <text:p>12.136</text:p>
          </table:table-cell>
          <table:table-cell office:value-type="float" office:value="2.802" calcext:value-type="float">
            <text:p>2.8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43" calcext:value-type="float">
            <text:p>0.043</text:p>
          </table:table-cell>
          <table:table-cell office:value-type="float" office:value="4.622" calcext:value-type="float">
            <text:p>4.622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69" calcext:value-type="float">
            <text:p>4.769</text:p>
          </table:table-cell>
          <table:table-cell office:value-type="float" office:value="12.136" calcext:value-type="float">
            <text:p>12.136</text:p>
          </table:table-cell>
          <table:table-cell office:value-type="float" office:value="2.802" calcext:value-type="float">
            <text:p>2.80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81" calcext:value-type="float">
            <text:p>0.0481</text:p>
          </table:table-cell>
          <table:table-cell office:value-type="float" office:value="4.621" calcext:value-type="float">
            <text:p>4.621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78" calcext:value-type="float">
            <text:p>4.778</text:p>
          </table:table-cell>
          <table:table-cell office:value-type="float" office:value="12.136" calcext:value-type="float">
            <text:p>12.136</text:p>
          </table:table-cell>
          <table:table-cell office:value-type="float" office:value="2.802" calcext:value-type="float">
            <text:p>2.802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052" calcext:value-type="float">
            <text:p>0.052</text:p>
          </table:table-cell>
          <table:table-cell office:value-type="float" office:value="4.613" calcext:value-type="float">
            <text:p>4.613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83" calcext:value-type="float">
            <text:p>4.783</text:p>
          </table:table-cell>
          <table:table-cell office:value-type="float" office:value="12.136" calcext:value-type="float">
            <text:p>12.136</text:p>
          </table:table-cell>
          <table:table-cell office:value-type="float" office:value="2.802" calcext:value-type="float">
            <text:p>2.80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-0.009" calcext:value-type="float">
            <text:p>-0.009</text:p>
          </table:table-cell>
          <table:table-cell office:value-type="float" office:value="4.613" calcext:value-type="float">
            <text:p>4.613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788" calcext:value-type="float">
            <text:p>4.788</text:p>
          </table:table-cell>
          <table:table-cell office:value-type="float" office:value="12.136" calcext:value-type="float">
            <text:p>12.136</text:p>
          </table:table-cell>
          <table:table-cell office:value-type="float" office:value="2.802" calcext:value-type="float">
            <text:p>2.80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4.605" calcext:value-type="float">
            <text:p>4.6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03" calcext:value-type="float">
            <text:p>4.803</text:p>
          </table:table-cell>
          <table:table-cell office:value-type="float" office:value="12.133" calcext:value-type="float">
            <text:p>12.133</text:p>
          </table:table-cell>
          <table:table-cell office:value-type="float" office:value="2.803" calcext:value-type="float">
            <text:p>2.803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02" calcext:value-type="float">
            <text:p>0.002</text:p>
          </table:table-cell>
          <table:table-cell office:value-type="float" office:value="4.598" calcext:value-type="float">
            <text:p>4.598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08" calcext:value-type="float">
            <text:p>4.808</text:p>
          </table:table-cell>
          <table:table-cell office:value-type="float" office:value="12.133" calcext:value-type="float">
            <text:p>12.133</text:p>
          </table:table-cell>
          <table:table-cell office:value-type="float" office:value="2.803" calcext:value-type="float">
            <text:p>2.803</text:p>
          </table:table-cell>
          <table:table-cell office:value-type="float" office:value="0.072" calcext:value-type="float">
            <text:p>0.072</text:p>
          </table:table-cell>
          <table:table-cell office:value-type="float" office:value="-0.019" calcext:value-type="float">
            <text:p>-0.019</text:p>
          </table:table-cell>
          <table:table-cell office:value-type="float" office:value="4.607" calcext:value-type="float">
            <text:p>4.607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14" calcext:value-type="float">
            <text:p>4.814</text:p>
          </table:table-cell>
          <table:table-cell office:value-type="float" office:value="12.133" calcext:value-type="float">
            <text:p>12.133</text:p>
          </table:table-cell>
          <table:table-cell office:value-type="float" office:value="2.803" calcext:value-type="float">
            <text:p>2.8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393" calcext:value-type="float">
            <text:p>0.0393</text:p>
          </table:table-cell>
          <table:table-cell office:value-type="float" office:value="4.599" calcext:value-type="float">
            <text:p>4.599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2.133" calcext:value-type="float">
            <text:p>12.133</text:p>
          </table:table-cell>
          <table:table-cell office:value-type="float" office:value="2.803" calcext:value-type="float">
            <text:p>2.803</text:p>
          </table:table-cell>
          <table:table-cell office:value-type="float" office:value="0.0044" calcext:value-type="float">
            <text:p>0.0044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4.599" calcext:value-type="float">
            <text:p>4.599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25" calcext:value-type="float">
            <text:p>4.825</text:p>
          </table:table-cell>
          <table:table-cell office:value-type="float" office:value="12.133" calcext:value-type="float">
            <text:p>12.133</text:p>
          </table:table-cell>
          <table:table-cell office:value-type="float" office:value="2.803" calcext:value-type="float">
            <text:p>2.803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4.591" calcext:value-type="float">
            <text:p>4.591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41" calcext:value-type="float">
            <text:p>4.841</text:p>
          </table:table-cell>
          <table:table-cell office:value-type="float" office:value="12.144" calcext:value-type="float">
            <text:p>12.144</text:p>
          </table:table-cell>
          <table:table-cell office:value-type="float" office:value="2.861" calcext:value-type="float">
            <text:p>2.861</text:p>
          </table:table-cell>
          <table:table-cell office:value-type="float" office:value="-0.0652" calcext:value-type="float">
            <text:p>-0.065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4.591" calcext:value-type="float">
            <text:p>4.591</text:p>
          </table:table-cell>
          <table:table-cell office:value-type="float" office:value="0.7301" calcext:value-type="float">
            <text:p>0.73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47" calcext:value-type="float">
            <text:p>4.847</text:p>
          </table:table-cell>
          <table:table-cell office:value-type="float" office:value="12.144" calcext:value-type="float">
            <text:p>12.144</text:p>
          </table:table-cell>
          <table:table-cell office:value-type="float" office:value="2.861" calcext:value-type="float">
            <text:p>2.861</text:p>
          </table:table-cell>
          <table:table-cell office:value-type="float" office:value="0" calcext:value-type="float">
            <text:p>0</text:p>
          </table:table-cell>
          <table:table-cell office:value-type="float" office:value="0.0122" calcext:value-type="float">
            <text:p>0.0122</text:p>
          </table:table-cell>
          <table:table-cell office:value-type="float" office:value="4.576" calcext:value-type="float">
            <text:p>4.576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63" calcext:value-type="float">
            <text:p>4.863</text:p>
          </table:table-cell>
          <table:table-cell office:value-type="float" office:value="12.063" calcext:value-type="float">
            <text:p>12.063</text:p>
          </table:table-cell>
          <table:table-cell office:value-type="float" office:value="2.801" calcext:value-type="float">
            <text:p>2.80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537" calcext:value-type="float">
            <text:p>0.0537</text:p>
          </table:table-cell>
          <table:table-cell office:value-type="float" office:value="4.576" calcext:value-type="float">
            <text:p>4.576</text:p>
          </table:table-cell>
          <table:table-cell office:value-type="float" office:value="0.738" calcext:value-type="float">
            <text:p>0.7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68" calcext:value-type="float">
            <text:p>4.868</text:p>
          </table:table-cell>
          <table:table-cell office:value-type="float" office:value="12.063" calcext:value-type="float">
            <text:p>12.063</text:p>
          </table:table-cell>
          <table:table-cell office:value-type="float" office:value="2.801" calcext:value-type="float">
            <text:p>2.8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4.561" calcext:value-type="float">
            <text:p>4.561</text:p>
          </table:table-cell>
          <table:table-cell office:value-type="float" office:value="0.7477" calcext:value-type="float">
            <text:p>0.74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87" calcext:value-type="float">
            <text:p>4.887</text:p>
          </table:table-cell>
          <table:table-cell office:value-type="float" office:value="12.069" calcext:value-type="float">
            <text:p>12.069</text:p>
          </table:table-cell>
          <table:table-cell office:value-type="float" office:value="2.797" calcext:value-type="float">
            <text:p>2.797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369" calcext:value-type="float">
            <text:p>0.0369</text:p>
          </table:table-cell>
          <table:table-cell office:value-type="float" office:value="4.553" calcext:value-type="float">
            <text:p>4.553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895" calcext:value-type="float">
            <text:p>4.895</text:p>
          </table:table-cell>
          <table:table-cell office:value-type="float" office:value="12.069" calcext:value-type="float">
            <text:p>12.069</text:p>
          </table:table-cell>
          <table:table-cell office:value-type="float" office:value="2.797" calcext:value-type="float">
            <text:p>2.797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4.545" calcext:value-type="float">
            <text:p>4.545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2.069" calcext:value-type="float">
            <text:p>12.069</text:p>
          </table:table-cell>
          <table:table-cell office:value-type="float" office:value="2.797" calcext:value-type="float">
            <text:p>2.797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22" calcext:value-type="float">
            <text:p>0.0222</text:p>
          </table:table-cell>
          <table:table-cell office:value-type="float" office:value="4.538" calcext:value-type="float">
            <text:p>4.538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07" calcext:value-type="float">
            <text:p>4.907</text:p>
          </table:table-cell>
          <table:table-cell office:value-type="float" office:value="12.069" calcext:value-type="float">
            <text:p>12.069</text:p>
          </table:table-cell>
          <table:table-cell office:value-type="float" office:value="2.797" calcext:value-type="float">
            <text:p>2.797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4.53" calcext:value-type="float">
            <text:p>4.53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22" calcext:value-type="float">
            <text:p>4.922</text:p>
          </table:table-cell>
          <table:table-cell office:value-type="float" office:value="12.064" calcext:value-type="float">
            <text:p>12.064</text:p>
          </table:table-cell>
          <table:table-cell office:value-type="float" office:value="2.77" calcext:value-type="float">
            <text:p>2.77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4.53" calcext:value-type="float">
            <text:p>4.53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29" calcext:value-type="float">
            <text:p>4.929</text:p>
          </table:table-cell>
          <table:table-cell office:value-type="float" office:value="12.064" calcext:value-type="float">
            <text:p>12.064</text:p>
          </table:table-cell>
          <table:table-cell office:value-type="float" office:value="2.77" calcext:value-type="float">
            <text:p>2.77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4.514" calcext:value-type="float">
            <text:p>4.514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46" calcext:value-type="float">
            <text:p>4.946</text:p>
          </table:table-cell>
          <table:table-cell office:value-type="float" office:value="12.279" calcext:value-type="float">
            <text:p>12.279</text:p>
          </table:table-cell>
          <table:table-cell office:value-type="float" office:value="2.924" calcext:value-type="float">
            <text:p>2.924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4.506" calcext:value-type="float">
            <text:p>4.506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51" calcext:value-type="float">
            <text:p>4.951</text:p>
          </table:table-cell>
          <table:table-cell office:value-type="float" office:value="12.279" calcext:value-type="float">
            <text:p>12.279</text:p>
          </table:table-cell>
          <table:table-cell office:value-type="float" office:value="2.924" calcext:value-type="float">
            <text:p>2.9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46" calcext:value-type="float">
            <text:p>0.0146</text:p>
          </table:table-cell>
          <table:table-cell office:value-type="float" office:value="4.497" calcext:value-type="float">
            <text:p>4.497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65" calcext:value-type="float">
            <text:p>4.965</text:p>
          </table:table-cell>
          <table:table-cell office:value-type="float" office:value="12.281" calcext:value-type="float">
            <text:p>12.281</text:p>
          </table:table-cell>
          <table:table-cell office:value-type="float" office:value="2.923" calcext:value-type="float">
            <text:p>2.923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4.489" calcext:value-type="float">
            <text:p>4.489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72" calcext:value-type="float">
            <text:p>4.972</text:p>
          </table:table-cell>
          <table:table-cell office:value-type="float" office:value="12.281" calcext:value-type="float">
            <text:p>12.281</text:p>
          </table:table-cell>
          <table:table-cell office:value-type="float" office:value="2.923" calcext:value-type="float">
            <text:p>2.923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4.481" calcext:value-type="float">
            <text:p>4.481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87" calcext:value-type="float">
            <text:p>4.987</text:p>
          </table:table-cell>
          <table:table-cell office:value-type="float" office:value="12.312" calcext:value-type="float">
            <text:p>12.312</text:p>
          </table:table-cell>
          <table:table-cell office:value-type="float" office:value="2.886" calcext:value-type="float">
            <text:p>2.886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288" calcext:value-type="float">
            <text:p>0.0288</text:p>
          </table:table-cell>
          <table:table-cell office:value-type="float" office:value="4.472" calcext:value-type="float">
            <text:p>4.472</text:p>
          </table:table-cell>
          <table:table-cell office:value-type="float" office:value="0.816" calcext:value-type="float">
            <text:p>0.8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2.312" calcext:value-type="float">
            <text:p>12.312</text:p>
          </table:table-cell>
          <table:table-cell office:value-type="float" office:value="2.886" calcext:value-type="float">
            <text:p>2.886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0244" calcext:value-type="float">
            <text:p>0.0244</text:p>
          </table:table-cell>
          <table:table-cell office:value-type="float" office:value="4.464" calcext:value-type="float">
            <text:p>4.464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2.305" calcext:value-type="float">
            <text:p>12.305</text:p>
          </table:table-cell>
          <table:table-cell office:value-type="float" office:value="2.849" calcext:value-type="float">
            <text:p>2.849</text:p>
          </table:table-cell>
          <table:table-cell office:value-type="float" office:value="0.0552" calcext:value-type="float">
            <text:p>0.055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4.456" calcext:value-type="float">
            <text:p>4.456</text:p>
          </table:table-cell>
          <table:table-cell office:value-type="float" office:value="0.825" calcext:value-type="float">
            <text:p>0.8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015" calcext:value-type="float">
            <text:p>5.015</text:p>
          </table:table-cell>
          <table:table-cell office:value-type="float" office:value="12.305" calcext:value-type="float">
            <text:p>12.305</text:p>
          </table:table-cell>
          <table:table-cell office:value-type="float" office:value="2.849" calcext:value-type="float">
            <text:p>2.849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4.44" calcext:value-type="float">
            <text:p>4.44</text:p>
          </table:table-cell>
          <table:table-cell office:value-type="float" office:value="0.822" calcext:value-type="float">
            <text:p>0.82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032" calcext:value-type="float">
            <text:p>5.032</text:p>
          </table:table-cell>
          <table:table-cell office:value-type="float" office:value="12.271" calcext:value-type="float">
            <text:p>12.271</text:p>
          </table:table-cell>
          <table:table-cell office:value-type="float" office:value="2.825" calcext:value-type="float">
            <text:p>2.825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4.44" calcext:value-type="float">
            <text:p>4.44</text:p>
          </table:table-cell>
          <table:table-cell office:value-type="float" office:value="0.83" calcext:value-type="float">
            <text:p>0.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039" calcext:value-type="float">
            <text:p>5.039</text:p>
          </table:table-cell>
          <table:table-cell office:value-type="float" office:value="12.271" calcext:value-type="float">
            <text:p>12.271</text:p>
          </table:table-cell>
          <table:table-cell office:value-type="float" office:value="2.825" calcext:value-type="float">
            <text:p>2.825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4.422" calcext:value-type="float">
            <text:p>4.422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055" calcext:value-type="float">
            <text:p>5.055</text:p>
          </table:table-cell>
          <table:table-cell office:value-type="float" office:value="12.295" calcext:value-type="float">
            <text:p>12.295</text:p>
          </table:table-cell>
          <table:table-cell office:value-type="float" office:value="2.792" calcext:value-type="float">
            <text:p>2.792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0.0376" calcext:value-type="float">
            <text:p>0.0376</text:p>
          </table:table-cell>
          <table:table-cell office:value-type="float" office:value="4.415" calcext:value-type="float">
            <text:p>4.41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062" calcext:value-type="float">
            <text:p>5.062</text:p>
          </table:table-cell>
          <table:table-cell office:value-type="float" office:value="12.295" calcext:value-type="float">
            <text:p>12.295</text:p>
          </table:table-cell>
          <table:table-cell office:value-type="float" office:value="2.792" calcext:value-type="float">
            <text:p>2.792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178" calcext:value-type="float">
            <text:p>0.0178</text:p>
          </table:table-cell>
          <table:table-cell office:value-type="float" office:value="4.406" calcext:value-type="float">
            <text:p>4.406</text:p>
          </table:table-cell>
          <table:table-cell office:value-type="float" office:value="0.847" calcext:value-type="float">
            <text:p>0.8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2.06" calcext:value-type="float">
            <text:p>12.06</text:p>
          </table:table-cell>
          <table:table-cell office:value-type="float" office:value="3.06" calcext:value-type="float">
            <text:p>3.06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298" calcext:value-type="float">
            <text:p>0.0298</text:p>
          </table:table-cell>
          <table:table-cell office:value-type="float" office:value="4.397" calcext:value-type="float">
            <text:p>4.39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 office:value-type="float" office:value="12.06" calcext:value-type="float">
            <text:p>12.06</text:p>
          </table:table-cell>
          <table:table-cell office:value-type="float" office:value="3.06" calcext:value-type="float">
            <text:p>3.06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544" calcext:value-type="float">
            <text:p>0.0544</text:p>
          </table:table-cell>
          <table:table-cell office:value-type="float" office:value="4.38" calcext:value-type="float">
            <text:p>4.38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02" calcext:value-type="float">
            <text:p>5.102</text:p>
          </table:table-cell>
          <table:table-cell office:value-type="float" office:value="12.057" calcext:value-type="float">
            <text:p>12.057</text:p>
          </table:table-cell>
          <table:table-cell office:value-type="float" office:value="3.046" calcext:value-type="float">
            <text:p>3.046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79" calcext:value-type="float">
            <text:p>0.0479</text:p>
          </table:table-cell>
          <table:table-cell office:value-type="float" office:value="4.38" calcext:value-type="float">
            <text:p>4.38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09" calcext:value-type="float">
            <text:p>5.109</text:p>
          </table:table-cell>
          <table:table-cell office:value-type="float" office:value="12.057" calcext:value-type="float">
            <text:p>12.057</text:p>
          </table:table-cell>
          <table:table-cell office:value-type="float" office:value="3.046" calcext:value-type="float">
            <text:p>3.04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466" calcext:value-type="float">
            <text:p>0.0466</text:p>
          </table:table-cell>
          <table:table-cell office:value-type="float" office:value="4.362" calcext:value-type="float">
            <text:p>4.362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22" calcext:value-type="float">
            <text:p>5.122</text:p>
          </table:table-cell>
          <table:table-cell office:value-type="float" office:value="12.056" calcext:value-type="float">
            <text:p>12.056</text:p>
          </table:table-cell>
          <table:table-cell office:value-type="float" office:value="3.045" calcext:value-type="float">
            <text:p>3.045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4.355" calcext:value-type="float">
            <text:p>4.355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29" calcext:value-type="float">
            <text:p>5.129</text:p>
          </table:table-cell>
          <table:table-cell office:value-type="float" office:value="12.056" calcext:value-type="float">
            <text:p>12.056</text:p>
          </table:table-cell>
          <table:table-cell office:value-type="float" office:value="3.045" calcext:value-type="float">
            <text:p>3.045</text:p>
          </table:table-cell>
          <table:table-cell office:value-type="float" office:value="0.0354" calcext:value-type="float">
            <text:p>0.0354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4.346" calcext:value-type="float">
            <text:p>4.346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45" calcext:value-type="float">
            <text:p>5.145</text:p>
          </table:table-cell>
          <table:table-cell office:value-type="float" office:value="12.082" calcext:value-type="float">
            <text:p>12.082</text:p>
          </table:table-cell>
          <table:table-cell office:value-type="float" office:value="3.005" calcext:value-type="float">
            <text:p>3.0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4.337" calcext:value-type="float">
            <text:p>4.337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51" calcext:value-type="float">
            <text:p>5.151</text:p>
          </table:table-cell>
          <table:table-cell office:value-type="float" office:value="12.082" calcext:value-type="float">
            <text:p>12.082</text:p>
          </table:table-cell>
          <table:table-cell office:value-type="float" office:value="3.005" calcext:value-type="float">
            <text:p>3.005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4.328" calcext:value-type="float">
            <text:p>4.328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66" calcext:value-type="float">
            <text:p>5.166</text:p>
          </table:table-cell>
          <table:table-cell office:value-type="float" office:value="12.068" calcext:value-type="float">
            <text:p>12.068</text:p>
          </table:table-cell>
          <table:table-cell office:value-type="float" office:value="3.021" calcext:value-type="float">
            <text:p>3.0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4.32" calcext:value-type="float">
            <text:p>4.32</text:p>
          </table:table-cell>
          <table:table-cell office:value-type="float" office:value="0.8153" calcext:value-type="float">
            <text:p>0.81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74" calcext:value-type="float">
            <text:p>5.174</text:p>
          </table:table-cell>
          <table:table-cell office:value-type="float" office:value="12.068" calcext:value-type="float">
            <text:p>12.068</text:p>
          </table:table-cell>
          <table:table-cell office:value-type="float" office:value="3.021" calcext:value-type="float">
            <text:p>3.021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4.311" calcext:value-type="float">
            <text:p>4.311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88" calcext:value-type="float">
            <text:p>5.188</text:p>
          </table:table-cell>
          <table:table-cell office:value-type="float" office:value="12.065" calcext:value-type="float">
            <text:p>12.065</text:p>
          </table:table-cell>
          <table:table-cell office:value-type="float" office:value="3.014" calcext:value-type="float">
            <text:p>3.014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4.302" calcext:value-type="float">
            <text:p>4.302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195" calcext:value-type="float">
            <text:p>5.195</text:p>
          </table:table-cell>
          <table:table-cell office:value-type="float" office:value="12.065" calcext:value-type="float">
            <text:p>12.065</text:p>
          </table:table-cell>
          <table:table-cell office:value-type="float" office:value="3.014" calcext:value-type="float">
            <text:p>3.014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0.0203" calcext:value-type="float">
            <text:p>0.0203</text:p>
          </table:table-cell>
          <table:table-cell office:value-type="float" office:value="4.286" calcext:value-type="float">
            <text:p>4.286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09" calcext:value-type="float">
            <text:p>5.209</text:p>
          </table:table-cell>
          <table:table-cell office:value-type="float" office:value="12.05" calcext:value-type="float">
            <text:p>12.05</text:p>
          </table:table-cell>
          <table:table-cell office:value-type="float" office:value="3.007" calcext:value-type="float">
            <text:p>3.00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7" calcext:value-type="float">
            <text:p>0.0117</text:p>
          </table:table-cell>
          <table:table-cell office:value-type="float" office:value="4.286" calcext:value-type="float">
            <text:p>4.286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16" calcext:value-type="float">
            <text:p>5.216</text:p>
          </table:table-cell>
          <table:table-cell office:value-type="float" office:value="12.05" calcext:value-type="float">
            <text:p>12.05</text:p>
          </table:table-cell>
          <table:table-cell office:value-type="float" office:value="3.007" calcext:value-type="float">
            <text:p>3.007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491" calcext:value-type="float">
            <text:p>0.0491</text:p>
          </table:table-cell>
          <table:table-cell office:value-type="float" office:value="4.292" calcext:value-type="float">
            <text:p>4.292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33" calcext:value-type="float">
            <text:p>5.233</text:p>
          </table:table-cell>
          <table:table-cell office:value-type="float" office:value="12.068" calcext:value-type="float">
            <text:p>12.068</text:p>
          </table:table-cell>
          <table:table-cell office:value-type="float" office:value="2.975" calcext:value-type="float">
            <text:p>2.975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34" calcext:value-type="float">
            <text:p>0.0334</text:p>
          </table:table-cell>
          <table:table-cell office:value-type="float" office:value="4.292" calcext:value-type="float">
            <text:p>4.292</text:p>
          </table:table-cell>
          <table:table-cell office:value-type="float" office:value="0.818" calcext:value-type="float">
            <text:p>0.8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38" calcext:value-type="float">
            <text:p>5.238</text:p>
          </table:table-cell>
          <table:table-cell office:value-type="float" office:value="12.068" calcext:value-type="float">
            <text:p>12.068</text:p>
          </table:table-cell>
          <table:table-cell office:value-type="float" office:value="2.975" calcext:value-type="float">
            <text:p>2.975</text:p>
          </table:table-cell>
          <table:table-cell office:value-type="float" office:value="0.0383" calcext:value-type="float">
            <text:p>0.0383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4.275" calcext:value-type="float">
            <text:p>4.275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57" calcext:value-type="float">
            <text:p>5.257</text:p>
          </table:table-cell>
          <table:table-cell office:value-type="float" office:value="12.063" calcext:value-type="float">
            <text:p>12.063</text:p>
          </table:table-cell>
          <table:table-cell office:value-type="float" office:value="2.978" calcext:value-type="float">
            <text:p>2.978</text:p>
          </table:table-cell>
          <table:table-cell office:value-type="float" office:value="0.0083" calcext:value-type="float">
            <text:p>0.0083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4.267" calcext:value-type="float">
            <text:p>4.267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63" calcext:value-type="float">
            <text:p>5.263</text:p>
          </table:table-cell>
          <table:table-cell office:value-type="float" office:value="12.063" calcext:value-type="float">
            <text:p>12.063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4.284" calcext:value-type="float">
            <text:p>4.28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12.062" calcext:value-type="float">
            <text:p>12.062</text:p>
          </table:table-cell>
          <table:table-cell office:value-type="float" office:value="2.978" calcext:value-type="float">
            <text:p>2.978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4.275" calcext:value-type="float">
            <text:p>4.275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83" calcext:value-type="float">
            <text:p>5.283</text:p>
          </table:table-cell>
          <table:table-cell office:value-type="float" office:value="12.062" calcext:value-type="float">
            <text:p>12.062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-0.031" calcext:value-type="float">
            <text:p>-0.031</text:p>
          </table:table-cell>
          <table:table-cell office:value-type="float" office:value="4.266" calcext:value-type="float">
            <text:p>4.266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89" calcext:value-type="float">
            <text:p>5.289</text:p>
          </table:table-cell>
          <table:table-cell office:value-type="float" office:value="12.062" calcext:value-type="float">
            <text:p>12.062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4.258" calcext:value-type="float">
            <text:p>4.258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294" calcext:value-type="float">
            <text:p>5.294</text:p>
          </table:table-cell>
          <table:table-cell office:value-type="float" office:value="12.062" calcext:value-type="float">
            <text:p>12.062</text:p>
          </table:table-cell>
          <table:table-cell office:value-type="float" office:value="2.978" calcext:value-type="float">
            <text:p>2.978</text:p>
          </table:table-cell>
          <table:table-cell office:value-type="float" office:value="0.0139" calcext:value-type="float">
            <text:p>0.0139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4.249" calcext:value-type="float">
            <text:p>4.249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2.048" calcext:value-type="float">
            <text:p>12.048</text:p>
          </table:table-cell>
          <table:table-cell office:value-type="float" office:value="2.997" calcext:value-type="float">
            <text:p>2.997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4.249" calcext:value-type="float">
            <text:p>4.249</text:p>
          </table:table-cell>
          <table:table-cell office:value-type="float" office:value="0.782" calcext:value-type="float">
            <text:p>0.7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16" calcext:value-type="float">
            <text:p>5.316</text:p>
          </table:table-cell>
          <table:table-cell office:value-type="float" office:value="12.048" calcext:value-type="float">
            <text:p>12.048</text:p>
          </table:table-cell>
          <table:table-cell office:value-type="float" office:value="2.997" calcext:value-type="float">
            <text:p>2.997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4.258" calcext:value-type="float">
            <text:p>4.258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32" calcext:value-type="float">
            <text:p>5.332</text:p>
          </table:table-cell>
          <table:table-cell office:value-type="float" office:value="12.026" calcext:value-type="float">
            <text:p>12.026</text:p>
          </table:table-cell>
          <table:table-cell office:value-type="float" office:value="3.023" calcext:value-type="float">
            <text:p>3.023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056" calcext:value-type="float">
            <text:p>0.0056</text:p>
          </table:table-cell>
          <table:table-cell office:value-type="float" office:value="4.258" calcext:value-type="float">
            <text:p>4.258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38" calcext:value-type="float">
            <text:p>5.338</text:p>
          </table:table-cell>
          <table:table-cell office:value-type="float" office:value="12.026" calcext:value-type="float">
            <text:p>12.026</text:p>
          </table:table-cell>
          <table:table-cell office:value-type="float" office:value="3.023" calcext:value-type="float">
            <text:p>3.023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051" calcext:value-type="float">
            <text:p>0.051</text:p>
          </table:table-cell>
          <table:table-cell office:value-type="float" office:value="4.241" calcext:value-type="float">
            <text:p>4.241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51" calcext:value-type="float">
            <text:p>5.351</text:p>
          </table:table-cell>
          <table:table-cell office:value-type="float" office:value="12.028" calcext:value-type="float">
            <text:p>12.028</text:p>
          </table:table-cell>
          <table:table-cell office:value-type="float" office:value="3.025" calcext:value-type="float">
            <text:p>3.02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" calcext:value-type="float">
            <text:p>0.03</text:p>
          </table:table-cell>
          <table:table-cell office:value-type="float" office:value="4.234" calcext:value-type="float">
            <text:p>4.23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58" calcext:value-type="float">
            <text:p>5.358</text:p>
          </table:table-cell>
          <table:table-cell office:value-type="float" office:value="12.028" calcext:value-type="float">
            <text:p>12.028</text:p>
          </table:table-cell>
          <table:table-cell office:value-type="float" office:value="3.025" calcext:value-type="float">
            <text:p>3.025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4.234" calcext:value-type="float">
            <text:p>4.234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65" calcext:value-type="float">
            <text:p>5.365</text:p>
          </table:table-cell>
          <table:table-cell office:value-type="float" office:value="12.028" calcext:value-type="float">
            <text:p>12.028</text:p>
          </table:table-cell>
          <table:table-cell office:value-type="float" office:value="3.025" calcext:value-type="float">
            <text:p>3.025</text:p>
          </table:table-cell>
          <table:table-cell office:value-type="float" office:value="0.0295" calcext:value-type="float">
            <text:p>0.0295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4.217" calcext:value-type="float">
            <text:p>4.217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81" calcext:value-type="float">
            <text:p>5.381</text:p>
          </table:table-cell>
          <table:table-cell office:value-type="float" office:value="12.016" calcext:value-type="float">
            <text:p>12.016</text:p>
          </table:table-cell>
          <table:table-cell office:value-type="float" office:value="3.043" calcext:value-type="float">
            <text:p>3.043</text:p>
          </table:table-cell>
          <table:table-cell office:value-type="float" office:value="0.0369" calcext:value-type="float">
            <text:p>0.0369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4.217" calcext:value-type="float">
            <text:p>4.217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387" calcext:value-type="float">
            <text:p>5.387</text:p>
          </table:table-cell>
          <table:table-cell office:value-type="float" office:value="12.016" calcext:value-type="float">
            <text:p>12.016</text:p>
          </table:table-cell>
          <table:table-cell office:value-type="float" office:value="3.043" calcext:value-type="float">
            <text:p>3.04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4.201" calcext:value-type="float">
            <text:p>4.201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03" calcext:value-type="float">
            <text:p>5.403</text:p>
          </table:table-cell>
          <table:table-cell office:value-type="float" office:value="11.986" calcext:value-type="float">
            <text:p>11.986</text:p>
          </table:table-cell>
          <table:table-cell office:value-type="float" office:value="3.079" calcext:value-type="float">
            <text:p>3.079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0396" calcext:value-type="float">
            <text:p>0.0396</text:p>
          </table:table-cell>
          <table:table-cell office:value-type="float" office:value="4.201" calcext:value-type="float">
            <text:p>4.201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11" calcext:value-type="float">
            <text:p>5.411</text:p>
          </table:table-cell>
          <table:table-cell office:value-type="float" office:value="11.986" calcext:value-type="float">
            <text:p>11.986</text:p>
          </table:table-cell>
          <table:table-cell office:value-type="float" office:value="3.079" calcext:value-type="float">
            <text:p>3.079</text:p>
          </table:table-cell>
          <table:table-cell office:value-type="float" office:value="-0.0432" calcext:value-type="float">
            <text:p>-0.0432</text:p>
          </table:table-cell>
          <table:table-cell office:value-type="float" office:value="0.0876" calcext:value-type="float">
            <text:p>0.0876</text:p>
          </table:table-cell>
          <table:table-cell office:value-type="float" office:value="4.184" calcext:value-type="float">
            <text:p>4.184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27" calcext:value-type="float">
            <text:p>5.427</text:p>
          </table:table-cell>
          <table:table-cell office:value-type="float" office:value="11.976" calcext:value-type="float">
            <text:p>11.976</text:p>
          </table:table-cell>
          <table:table-cell office:value-type="float" office:value="3.034" calcext:value-type="float">
            <text:p>3.034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4.176" calcext:value-type="float">
            <text:p>4.176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33" calcext:value-type="float">
            <text:p>5.433</text:p>
          </table:table-cell>
          <table:table-cell office:value-type="float" office:value="11.976" calcext:value-type="float">
            <text:p>11.976</text:p>
          </table:table-cell>
          <table:table-cell office:value-type="float" office:value="3.034" calcext:value-type="float">
            <text:p>3.03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-0.021" calcext:value-type="float">
            <text:p>-0.021</text:p>
          </table:table-cell>
          <table:table-cell office:value-type="float" office:value="4.159" calcext:value-type="float">
            <text:p>4.159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51" calcext:value-type="float">
            <text:p>5.451</text:p>
          </table:table-cell>
          <table:table-cell office:value-type="float" office:value="11.901" calcext:value-type="float">
            <text:p>11.901</text:p>
          </table:table-cell>
          <table:table-cell office:value-type="float" office:value="2.978" calcext:value-type="float">
            <text:p>2.978</text:p>
          </table:table-cell>
          <table:table-cell office:value-type="float" office:value="-0.0813" calcext:value-type="float">
            <text:p>-0.0813</text:p>
          </table:table-cell>
          <table:table-cell office:value-type="float" office:value="-0.04" calcext:value-type="float">
            <text:p>-0.04</text:p>
          </table:table-cell>
          <table:table-cell office:value-type="float" office:value="4.159" calcext:value-type="float">
            <text:p>4.159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67" calcext:value-type="float">
            <text:p>5.467</text:p>
          </table:table-cell>
          <table:table-cell office:value-type="float" office:value="11.882" calcext:value-type="float">
            <text:p>11.882</text:p>
          </table:table-cell>
          <table:table-cell office:value-type="float" office:value="3.005" calcext:value-type="float">
            <text:p>3.005</text:p>
          </table:table-cell>
          <table:table-cell office:value-type="float" office:value="0.0459" calcext:value-type="float">
            <text:p>0.0459</text:p>
          </table:table-cell>
          <table:table-cell office:value-type="float" office:value="-0.042" calcext:value-type="float">
            <text:p>-0.042</text:p>
          </table:table-cell>
          <table:table-cell office:value-type="float" office:value="4.144" calcext:value-type="float">
            <text:p>4.144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73" calcext:value-type="float">
            <text:p>5.473</text:p>
          </table:table-cell>
          <table:table-cell office:value-type="float" office:value="11.882" calcext:value-type="float">
            <text:p>11.882</text:p>
          </table:table-cell>
          <table:table-cell office:value-type="float" office:value="3.005" calcext:value-type="float">
            <text:p>3.005</text:p>
          </table:table-cell>
          <table:table-cell office:value-type="float" office:value="0.0403" calcext:value-type="float">
            <text:p>0.0403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4.128" calcext:value-type="float">
            <text:p>4.128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92" calcext:value-type="float">
            <text:p>5.492</text:p>
          </table:table-cell>
          <table:table-cell office:value-type="float" office:value="11.865" calcext:value-type="float">
            <text:p>11.865</text:p>
          </table:table-cell>
          <table:table-cell office:value-type="float" office:value="3.026" calcext:value-type="float">
            <text:p>3.026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571" calcext:value-type="float">
            <text:p>0.0571</text:p>
          </table:table-cell>
          <table:table-cell office:value-type="float" office:value="4.128" calcext:value-type="float">
            <text:p>4.128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497" calcext:value-type="float">
            <text:p>5.497</text:p>
          </table:table-cell>
          <table:table-cell office:value-type="float" office:value="11.865" calcext:value-type="float">
            <text:p>11.865</text:p>
          </table:table-cell>
          <table:table-cell office:value-type="float" office:value="3.026" calcext:value-type="float">
            <text:p>3.02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52" calcext:value-type="float">
            <text:p>0.0452</text:p>
          </table:table-cell>
          <table:table-cell office:value-type="float" office:value="4.112" calcext:value-type="float">
            <text:p>4.112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513" calcext:value-type="float">
            <text:p>5.513</text:p>
          </table:table-cell>
          <table:table-cell office:value-type="float" office:value="11.874" calcext:value-type="float">
            <text:p>11.874</text:p>
          </table:table-cell>
          <table:table-cell office:value-type="float" office:value="3.061" calcext:value-type="float">
            <text:p>3.061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0435" calcext:value-type="float">
            <text:p>0.0435</text:p>
          </table:table-cell>
          <table:table-cell office:value-type="float" office:value="4.105" calcext:value-type="float">
            <text:p>4.10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519" calcext:value-type="float">
            <text:p>5.519</text:p>
          </table:table-cell>
          <table:table-cell office:value-type="float" office:value="11.874" calcext:value-type="float">
            <text:p>11.874</text:p>
          </table:table-cell>
          <table:table-cell office:value-type="float" office:value="3.061" calcext:value-type="float">
            <text:p>3.06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276" calcext:value-type="float">
            <text:p>0.0276</text:p>
          </table:table-cell>
          <table:table-cell office:value-type="float" office:value="4.097" calcext:value-type="float">
            <text:p>4.097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535" calcext:value-type="float">
            <text:p>5.535</text:p>
          </table:table-cell>
          <table:table-cell office:value-type="float" office:value="11.775" calcext:value-type="float">
            <text:p>11.775</text:p>
          </table:table-cell>
          <table:table-cell office:value-type="float" office:value="2.984" calcext:value-type="float">
            <text:p>2.984</text:p>
          </table:table-cell>
          <table:table-cell office:value-type="float" office:value="0.0498" calcext:value-type="float">
            <text:p>0.0498</text:p>
          </table:table-cell>
          <table:table-cell office:value-type="float" office:value="-0.0781" calcext:value-type="float">
            <text:p>-0.0781</text:p>
          </table:table-cell>
          <table:table-cell office:value-type="float" office:value="4.088" calcext:value-type="float">
            <text:p>4.088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1.775" calcext:value-type="float">
            <text:p>11.775</text:p>
          </table:table-cell>
          <table:table-cell office:value-type="float" office:value="2.984" calcext:value-type="float">
            <text:p>2.984</text:p>
          </table:table-cell>
          <table:table-cell office:value-type="float" office:value="0.0349" calcext:value-type="float">
            <text:p>0.0349</text:p>
          </table:table-cell>
          <table:table-cell office:value-type="float" office:value="-0.1011" calcext:value-type="float">
            <text:p>-0.1011</text:p>
          </table:table-cell>
          <table:table-cell office:value-type="float" office:value="4.081" calcext:value-type="float">
            <text:p>4.081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557" calcext:value-type="float">
            <text:p>5.557</text:p>
          </table:table-cell>
          <table:table-cell office:value-type="float" office:value="11.79" calcext:value-type="float">
            <text:p>11.79</text:p>
          </table:table-cell>
          <table:table-cell office:value-type="float" office:value="2.963" calcext:value-type="float">
            <text:p>2.963</text:p>
          </table:table-cell>
          <table:table-cell office:value-type="float" office:value="0.0376" calcext:value-type="float">
            <text:p>0.0376</text:p>
          </table:table-cell>
          <table:table-cell office:value-type="float" office:value="-0.0652" calcext:value-type="float">
            <text:p>-0.0652</text:p>
          </table:table-cell>
          <table:table-cell office:value-type="float" office:value="4.073" calcext:value-type="float">
            <text:p>4.073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564" calcext:value-type="float">
            <text:p>5.564</text:p>
          </table:table-cell>
          <table:table-cell office:value-type="float" office:value="11.79" calcext:value-type="float">
            <text:p>11.79</text:p>
          </table:table-cell>
          <table:table-cell office:value-type="float" office:value="2.963" calcext:value-type="float">
            <text:p>2.963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4.081" calcext:value-type="float">
            <text:p>4.081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1.767" calcext:value-type="float">
            <text:p>11.767</text:p>
          </table:table-cell>
          <table:table-cell office:value-type="float" office:value="2.99" calcext:value-type="float">
            <text:p>2.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4.081" calcext:value-type="float">
            <text:p>4.081</text:p>
          </table:table-cell>
          <table:table-cell office:value-type="float" office:value="0.7822" calcext:value-type="float">
            <text:p>0.782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587" calcext:value-type="float">
            <text:p>5.587</text:p>
          </table:table-cell>
          <table:table-cell office:value-type="float" office:value="11.767" calcext:value-type="float">
            <text:p>11.767</text:p>
          </table:table-cell>
          <table:table-cell office:value-type="float" office:value="2.99" calcext:value-type="float">
            <text:p>2.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383" calcext:value-type="float">
            <text:p>0.0383</text:p>
          </table:table-cell>
          <table:table-cell office:value-type="float" office:value="4.064" calcext:value-type="float">
            <text:p>4.064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03" calcext:value-type="float">
            <text:p>5.603</text:p>
          </table:table-cell>
          <table:table-cell office:value-type="float" office:value="11.755" calcext:value-type="float">
            <text:p>11.755</text:p>
          </table:table-cell>
          <table:table-cell office:value-type="float" office:value="2.939" calcext:value-type="float">
            <text:p>2.939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0.0168" calcext:value-type="float">
            <text:p>0.0168</text:p>
          </table:table-cell>
          <table:table-cell office:value-type="float" office:value="4.056" calcext:value-type="float">
            <text:p>4.056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08" calcext:value-type="float">
            <text:p>5.608</text:p>
          </table:table-cell>
          <table:table-cell office:value-type="float" office:value="11.755" calcext:value-type="float">
            <text:p>11.755</text:p>
          </table:table-cell>
          <table:table-cell office:value-type="float" office:value="2.939" calcext:value-type="float">
            <text:p>2.939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4.056" calcext:value-type="float">
            <text:p>4.056</text:p>
          </table:table-cell>
          <table:table-cell office:value-type="float" office:value="0.793" calcext:value-type="float">
            <text:p>0.79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24" calcext:value-type="float">
            <text:p>5.624</text:p>
          </table:table-cell>
          <table:table-cell office:value-type="float" office:value="11.743" calcext:value-type="float">
            <text:p>11.743</text:p>
          </table:table-cell>
          <table:table-cell office:value-type="float" office:value="2.934" calcext:value-type="float">
            <text:p>2.934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0.0139" calcext:value-type="float">
            <text:p>0.0139</text:p>
          </table:table-cell>
          <table:table-cell office:value-type="float" office:value="4.07" calcext:value-type="float">
            <text:p>4.07</text:p>
          </table:table-cell>
          <table:table-cell office:value-type="float" office:value="0.789" calcext:value-type="float">
            <text:p>0.78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1.743" calcext:value-type="float">
            <text:p>11.743</text:p>
          </table:table-cell>
          <table:table-cell office:value-type="float" office:value="2.934" calcext:value-type="float">
            <text:p>2.934</text:p>
          </table:table-cell>
          <table:table-cell office:value-type="float" office:value="0.0364" calcext:value-type="float">
            <text:p>0.0364</text:p>
          </table:table-cell>
          <table:table-cell office:value-type="float" office:value="-0.0808" calcext:value-type="float">
            <text:p>-0.0808</text:p>
          </table:table-cell>
          <table:table-cell office:value-type="float" office:value="4.062" calcext:value-type="float">
            <text:p>4.062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45" calcext:value-type="float">
            <text:p>5.645</text:p>
          </table:table-cell>
          <table:table-cell office:value-type="float" office:value="11.759" calcext:value-type="float">
            <text:p>11.759</text:p>
          </table:table-cell>
          <table:table-cell office:value-type="float" office:value="2.91" calcext:value-type="float">
            <text:p>2.91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0288" calcext:value-type="float">
            <text:p>0.0288</text:p>
          </table:table-cell>
          <table:table-cell office:value-type="float" office:value="4.054" calcext:value-type="float">
            <text:p>4.054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1.759" calcext:value-type="float">
            <text:p>11.759</text:p>
          </table:table-cell>
          <table:table-cell office:value-type="float" office:value="2.91" calcext:value-type="float">
            <text:p>2.91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4.046" calcext:value-type="float">
            <text:p>4.046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67" calcext:value-type="float">
            <text:p>5.667</text:p>
          </table:table-cell>
          <table:table-cell office:value-type="float" office:value="11.789" calcext:value-type="float">
            <text:p>11.789</text:p>
          </table:table-cell>
          <table:table-cell office:value-type="float" office:value="2.874" calcext:value-type="float">
            <text:p>2.874</text:p>
          </table:table-cell>
          <table:table-cell office:value-type="float" office:value="-0.0588" calcext:value-type="float">
            <text:p>-0.0588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4.046" calcext:value-type="float">
            <text:p>4.046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72" calcext:value-type="float">
            <text:p>5.672</text:p>
          </table:table-cell>
          <table:table-cell office:value-type="float" office:value="11.789" calcext:value-type="float">
            <text:p>11.789</text:p>
          </table:table-cell>
          <table:table-cell office:value-type="float" office:value="2.874" calcext:value-type="float">
            <text:p>2.874</text:p>
          </table:table-cell>
          <table:table-cell office:value-type="float" office:value="-0.0735" calcext:value-type="float">
            <text:p>-0.0735</text:p>
          </table:table-cell>
          <table:table-cell office:value-type="float" office:value="0.03" calcext:value-type="float">
            <text:p>0.03</text:p>
          </table:table-cell>
          <table:table-cell office:value-type="float" office:value="4.056" calcext:value-type="float">
            <text:p>4.056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1.8" calcext:value-type="float">
            <text:p>11.8</text:p>
          </table:table-cell>
          <table:table-cell office:value-type="float" office:value="2.92" calcext:value-type="float">
            <text:p>2.9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44" calcext:value-type="float">
            <text:p>0.0044</text:p>
          </table:table-cell>
          <table:table-cell office:value-type="float" office:value="4.056" calcext:value-type="float">
            <text:p>4.056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695" calcext:value-type="float">
            <text:p>5.695</text:p>
          </table:table-cell>
          <table:table-cell office:value-type="float" office:value="11.8" calcext:value-type="float">
            <text:p>11.8</text:p>
          </table:table-cell>
          <table:table-cell office:value-type="float" office:value="2.92" calcext:value-type="float">
            <text:p>2.92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4.04" calcext:value-type="float">
            <text:p>4.04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11" calcext:value-type="float">
            <text:p>5.711</text:p>
          </table:table-cell>
          <table:table-cell office:value-type="float" office:value="11.829" calcext:value-type="float">
            <text:p>11.829</text:p>
          </table:table-cell>
          <table:table-cell office:value-type="float" office:value="2.942" calcext:value-type="float">
            <text:p>2.942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0156" calcext:value-type="float">
            <text:p>0.0156</text:p>
          </table:table-cell>
          <table:table-cell office:value-type="float" office:value="4.04" calcext:value-type="float">
            <text:p>4.04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17" calcext:value-type="float">
            <text:p>5.717</text:p>
          </table:table-cell>
          <table:table-cell office:value-type="float" office:value="11.829" calcext:value-type="float">
            <text:p>11.829</text:p>
          </table:table-cell>
          <table:table-cell office:value-type="float" office:value="2.942" calcext:value-type="float">
            <text:p>2.9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51" calcext:value-type="float">
            <text:p>-0.051</text:p>
          </table:table-cell>
          <table:table-cell office:value-type="float" office:value="4.024" calcext:value-type="float">
            <text:p>4.024</text:p>
          </table:table-cell>
          <table:table-cell office:value-type="float" office:value="0.7553" calcext:value-type="float">
            <text:p>0.75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33" calcext:value-type="float">
            <text:p>5.733</text:p>
          </table:table-cell>
          <table:table-cell office:value-type="float" office:value="11.775" calcext:value-type="float">
            <text:p>11.775</text:p>
          </table:table-cell>
          <table:table-cell office:value-type="float" office:value="3.019" calcext:value-type="float">
            <text:p>3.019</text:p>
          </table:table-cell>
          <table:table-cell office:value-type="float" office:value="0.02" calcext:value-type="float">
            <text:p>0.02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4.016" calcext:value-type="float">
            <text:p>4.016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38" calcext:value-type="float">
            <text:p>5.738</text:p>
          </table:table-cell>
          <table:table-cell office:value-type="float" office:value="11.775" calcext:value-type="float">
            <text:p>11.775</text:p>
          </table:table-cell>
          <table:table-cell office:value-type="float" office:value="3.019" calcext:value-type="float">
            <text:p>3.0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4.009" calcext:value-type="float">
            <text:p>4.009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54" calcext:value-type="float">
            <text:p>5.754</text:p>
          </table:table-cell>
          <table:table-cell office:value-type="float" office:value="11.786" calcext:value-type="float">
            <text:p>11.786</text:p>
          </table:table-cell>
          <table:table-cell office:value-type="float" office:value="3.006" calcext:value-type="float">
            <text:p>3.006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117" calcext:value-type="float">
            <text:p>0.0117</text:p>
          </table:table-cell>
          <table:table-cell office:value-type="float" office:value="4.001" calcext:value-type="float">
            <text:p>4.001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1.786" calcext:value-type="float">
            <text:p>11.786</text:p>
          </table:table-cell>
          <table:table-cell office:value-type="float" office:value="3.006" calcext:value-type="float">
            <text:p>3.006</text:p>
          </table:table-cell>
          <table:table-cell office:value-type="float" office:value="0.0544" calcext:value-type="float">
            <text:p>0.0544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3.994" calcext:value-type="float">
            <text:p>3.994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73" calcext:value-type="float">
            <text:p>5.773</text:p>
          </table:table-cell>
          <table:table-cell office:value-type="float" office:value="11.784" calcext:value-type="float">
            <text:p>11.784</text:p>
          </table:table-cell>
          <table:table-cell office:value-type="float" office:value="3.004" calcext:value-type="float">
            <text:p>3.004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0.0632" calcext:value-type="float">
            <text:p>0.0632</text:p>
          </table:table-cell>
          <table:table-cell office:value-type="float" office:value="3.986" calcext:value-type="float">
            <text:p>3.986</text:p>
          </table:table-cell>
          <table:table-cell office:value-type="float" office:value="0.7914" calcext:value-type="float">
            <text:p>0.79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81" calcext:value-type="float">
            <text:p>5.781</text:p>
          </table:table-cell>
          <table:table-cell office:value-type="float" office:value="11.784" calcext:value-type="float">
            <text:p>11.784</text:p>
          </table:table-cell>
          <table:table-cell office:value-type="float" office:value="3.004" calcext:value-type="float">
            <text:p>3.004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-0.0574" calcext:value-type="float">
            <text:p>-0.0574</text:p>
          </table:table-cell>
          <table:table-cell office:value-type="float" office:value="3.977" calcext:value-type="float">
            <text:p>3.977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86" calcext:value-type="float">
            <text:p>5.786</text:p>
          </table:table-cell>
          <table:table-cell office:value-type="float" office:value="11.784" calcext:value-type="float">
            <text:p>11.784</text:p>
          </table:table-cell>
          <table:table-cell office:value-type="float" office:value="3.004" calcext:value-type="float">
            <text:p>3.004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0.0344" calcext:value-type="float">
            <text:p>0.0344</text:p>
          </table:table-cell>
          <table:table-cell office:value-type="float" office:value="3.97" calcext:value-type="float">
            <text:p>3.97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793" calcext:value-type="float">
            <text:p>5.793</text:p>
          </table:table-cell>
          <table:table-cell office:value-type="float" office:value="11.784" calcext:value-type="float">
            <text:p>11.784</text:p>
          </table:table-cell>
          <table:table-cell office:value-type="float" office:value="3.004" calcext:value-type="float">
            <text:p>3.004</text:p>
          </table:table-cell>
          <table:table-cell office:value-type="float" office:value="0.0269" calcext:value-type="float">
            <text:p>0.0269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3.97" calcext:value-type="float">
            <text:p>3.97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09" calcext:value-type="float">
            <text:p>5.809</text:p>
          </table:table-cell>
          <table:table-cell office:value-type="float" office:value="11.826" calcext:value-type="float">
            <text:p>11.826</text:p>
          </table:table-cell>
          <table:table-cell office:value-type="float" office:value="2.944" calcext:value-type="float">
            <text:p>2.944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3.962" calcext:value-type="float">
            <text:p>3.962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15" calcext:value-type="float">
            <text:p>5.815</text:p>
          </table:table-cell>
          <table:table-cell office:value-type="float" office:value="11.826" calcext:value-type="float">
            <text:p>11.826</text:p>
          </table:table-cell>
          <table:table-cell office:value-type="float" office:value="2.944" calcext:value-type="float">
            <text:p>2.944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84" calcext:value-type="float">
            <text:p>-0.084</text:p>
          </table:table-cell>
          <table:table-cell office:value-type="float" office:value="3.953" calcext:value-type="float">
            <text:p>3.953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1.818" calcext:value-type="float">
            <text:p>11.818</text:p>
          </table:table-cell>
          <table:table-cell office:value-type="float" office:value="2.948" calcext:value-type="float">
            <text:p>2.948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0264" calcext:value-type="float">
            <text:p>0.0264</text:p>
          </table:table-cell>
          <table:table-cell office:value-type="float" office:value="3.953" calcext:value-type="float">
            <text:p>3.953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36" calcext:value-type="float">
            <text:p>5.836</text:p>
          </table:table-cell>
          <table:table-cell office:value-type="float" office:value="11.818" calcext:value-type="float">
            <text:p>11.818</text:p>
          </table:table-cell>
          <table:table-cell office:value-type="float" office:value="2.948" calcext:value-type="float">
            <text:p>2.948</text:p>
          </table:table-cell>
          <table:table-cell office:value-type="float" office:value="0.0237" calcext:value-type="float">
            <text:p>0.0237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3.929" calcext:value-type="float">
            <text:p>3.929</text:p>
          </table:table-cell>
          <table:table-cell office:value-type="float" office:value="0.782" calcext:value-type="float">
            <text:p>0.7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52" calcext:value-type="float">
            <text:p>5.852</text:p>
          </table:table-cell>
          <table:table-cell office:value-type="float" office:value="11.806" calcext:value-type="float">
            <text:p>11.806</text:p>
          </table:table-cell>
          <table:table-cell office:value-type="float" office:value="2.905" calcext:value-type="float">
            <text:p>2.905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3.929" calcext:value-type="float">
            <text:p>3.929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58" calcext:value-type="float">
            <text:p>5.858</text:p>
          </table:table-cell>
          <table:table-cell office:value-type="float" office:value="11.806" calcext:value-type="float">
            <text:p>11.806</text:p>
          </table:table-cell>
          <table:table-cell office:value-type="float" office:value="2.905" calcext:value-type="float">
            <text:p>2.905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969" calcext:value-type="float">
            <text:p>-0.0969</text:p>
          </table:table-cell>
          <table:table-cell office:value-type="float" office:value="3.922" calcext:value-type="float">
            <text:p>3.922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64" calcext:value-type="float">
            <text:p>5.864</text:p>
          </table:table-cell>
          <table:table-cell office:value-type="float" office:value="11.806" calcext:value-type="float">
            <text:p>11.806</text:p>
          </table:table-cell>
          <table:table-cell office:value-type="float" office:value="2.905" calcext:value-type="float">
            <text:p>2.9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3.905" calcext:value-type="float">
            <text:p>3.905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69" calcext:value-type="float">
            <text:p>5.869</text:p>
          </table:table-cell>
          <table:table-cell office:value-type="float" office:value="11.806" calcext:value-type="float">
            <text:p>11.806</text:p>
          </table:table-cell>
          <table:table-cell office:value-type="float" office:value="2.905" calcext:value-type="float">
            <text:p>2.9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3.905" calcext:value-type="float">
            <text:p>3.905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85" calcext:value-type="float">
            <text:p>5.885</text:p>
          </table:table-cell>
          <table:table-cell office:value-type="float" office:value="11.782" calcext:value-type="float">
            <text:p>11.782</text:p>
          </table:table-cell>
          <table:table-cell office:value-type="float" office:value="2.939" calcext:value-type="float">
            <text:p>2.939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0.0381" calcext:value-type="float">
            <text:p>0.0381</text:p>
          </table:table-cell>
          <table:table-cell office:value-type="float" office:value="3.898" calcext:value-type="float">
            <text:p>3.898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891" calcext:value-type="float">
            <text:p>5.891</text:p>
          </table:table-cell>
          <table:table-cell office:value-type="float" office:value="11.782" calcext:value-type="float">
            <text:p>11.782</text:p>
          </table:table-cell>
          <table:table-cell office:value-type="float" office:value="2.939" calcext:value-type="float">
            <text:p>2.939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203" calcext:value-type="float">
            <text:p>0.0203</text:p>
          </table:table-cell>
          <table:table-cell office:value-type="float" office:value="3.889" calcext:value-type="float">
            <text:p>3.889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09" calcext:value-type="float">
            <text:p>5.909</text:p>
          </table:table-cell>
          <table:table-cell office:value-type="float" office:value="11.786" calcext:value-type="float">
            <text:p>11.786</text:p>
          </table:table-cell>
          <table:table-cell office:value-type="float" office:value="2.936" calcext:value-type="float">
            <text:p>2.936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3.881" calcext:value-type="float">
            <text:p>3.881</text:p>
          </table:table-cell>
          <table:table-cell office:value-type="float" office:value="0.735" calcext:value-type="float">
            <text:p>0.73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14" calcext:value-type="float">
            <text:p>5.914</text:p>
          </table:table-cell>
          <table:table-cell office:value-type="float" office:value="11.786" calcext:value-type="float">
            <text:p>11.786</text:p>
          </table:table-cell>
          <table:table-cell office:value-type="float" office:value="2.936" calcext:value-type="float">
            <text:p>2.936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0408" calcext:value-type="float">
            <text:p>0.0408</text:p>
          </table:table-cell>
          <table:table-cell office:value-type="float" office:value="3.894" calcext:value-type="float">
            <text:p>3.89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31" calcext:value-type="float">
            <text:p>5.931</text:p>
          </table:table-cell>
          <table:table-cell office:value-type="float" office:value="11.785" calcext:value-type="float">
            <text:p>11.785</text:p>
          </table:table-cell>
          <table:table-cell office:value-type="float" office:value="2.93" calcext:value-type="float">
            <text:p>2.93</text:p>
          </table:table-cell>
          <table:table-cell office:value-type="float" office:value="0.0725" calcext:value-type="float">
            <text:p>0.0725</text:p>
          </table:table-cell>
          <table:table-cell office:value-type="float" office:value="-0.031" calcext:value-type="float">
            <text:p>-0.031</text:p>
          </table:table-cell>
          <table:table-cell office:value-type="float" office:value="3.894" calcext:value-type="float">
            <text:p>3.894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37" calcext:value-type="float">
            <text:p>5.937</text:p>
          </table:table-cell>
          <table:table-cell office:value-type="float" office:value="11.785" calcext:value-type="float">
            <text:p>11.785</text:p>
          </table:table-cell>
          <table:table-cell office:value-type="float" office:value="2.93" calcext:value-type="float">
            <text:p>2.93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0283" calcext:value-type="float">
            <text:p>0.0283</text:p>
          </table:table-cell>
          <table:table-cell office:value-type="float" office:value="3.879" calcext:value-type="float">
            <text:p>3.879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1.884" calcext:value-type="float">
            <text:p>11.884</text:p>
          </table:table-cell>
          <table:table-cell office:value-type="float" office:value="3.004" calcext:value-type="float">
            <text:p>3.004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266" calcext:value-type="float">
            <text:p>0.0266</text:p>
          </table:table-cell>
          <table:table-cell office:value-type="float" office:value="3.871" calcext:value-type="float">
            <text:p>3.871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58" calcext:value-type="float">
            <text:p>5.958</text:p>
          </table:table-cell>
          <table:table-cell office:value-type="float" office:value="11.884" calcext:value-type="float">
            <text:p>11.884</text:p>
          </table:table-cell>
          <table:table-cell office:value-type="float" office:value="3.004" calcext:value-type="float">
            <text:p>3.004</text:p>
          </table:table-cell>
          <table:table-cell office:value-type="float" office:value="0.0222" calcext:value-type="float">
            <text:p>0.0222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3.871" calcext:value-type="float">
            <text:p>3.871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74" calcext:value-type="float">
            <text:p>5.974</text:p>
          </table:table-cell>
          <table:table-cell office:value-type="float" office:value="11.87" calcext:value-type="float">
            <text:p>11.87</text:p>
          </table:table-cell>
          <table:table-cell office:value-type="float" office:value="3.026" calcext:value-type="float">
            <text:p>3.02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3.884" calcext:value-type="float">
            <text:p>3.884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79" calcext:value-type="float">
            <text:p>5.979</text:p>
          </table:table-cell>
          <table:table-cell office:value-type="float" office:value="11.87" calcext:value-type="float">
            <text:p>11.87</text:p>
          </table:table-cell>
          <table:table-cell office:value-type="float" office:value="3.026" calcext:value-type="float">
            <text:p>3.02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3.876" calcext:value-type="float">
            <text:p>3.876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.995" calcext:value-type="float">
            <text:p>5.995</text:p>
          </table:table-cell>
          <table:table-cell office:value-type="float" office:value="11.838" calcext:value-type="float">
            <text:p>11.838</text:p>
          </table:table-cell>
          <table:table-cell office:value-type="float" office:value="3.067" calcext:value-type="float">
            <text:p>3.067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3.868" calcext:value-type="float">
            <text:p>3.868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13" calcext:value-type="float">
            <text:p>6.013</text:p>
          </table:table-cell>
          <table:table-cell office:value-type="float" office:value="11.841" calcext:value-type="float">
            <text:p>11.841</text:p>
          </table:table-cell>
          <table:table-cell office:value-type="float" office:value="3.08" calcext:value-type="float">
            <text:p>3.08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3.86" calcext:value-type="float">
            <text:p>3.86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18" calcext:value-type="float">
            <text:p>6.018</text:p>
          </table:table-cell>
          <table:table-cell office:value-type="float" office:value="11.841" calcext:value-type="float">
            <text:p>11.841</text:p>
          </table:table-cell>
          <table:table-cell office:value-type="float" office:value="3.08" calcext:value-type="float">
            <text:p>3.08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0.064" calcext:value-type="float">
            <text:p>0.064</text:p>
          </table:table-cell>
          <table:table-cell office:value-type="float" office:value="3.878" calcext:value-type="float">
            <text:p>3.87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33" calcext:value-type="float">
            <text:p>6.033</text:p>
          </table:table-cell>
          <table:table-cell office:value-type="float" office:value="11.829" calcext:value-type="float">
            <text:p>11.829</text:p>
          </table:table-cell>
          <table:table-cell office:value-type="float" office:value="3.076" calcext:value-type="float">
            <text:p>3.076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3.863" calcext:value-type="float">
            <text:p>3.863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39" calcext:value-type="float">
            <text:p>6.039</text:p>
          </table:table-cell>
          <table:table-cell office:value-type="float" office:value="11.829" calcext:value-type="float">
            <text:p>11.829</text:p>
          </table:table-cell>
          <table:table-cell office:value-type="float" office:value="3.076" calcext:value-type="float">
            <text:p>3.076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854" calcext:value-type="float">
            <text:p>3.854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53" calcext:value-type="float">
            <text:p>6.053</text:p>
          </table:table-cell>
          <table:table-cell office:value-type="float" office:value="11.835" calcext:value-type="float">
            <text:p>11.835</text:p>
          </table:table-cell>
          <table:table-cell office:value-type="float" office:value="3.069" calcext:value-type="float">
            <text:p>3.06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88" calcext:value-type="float">
            <text:p>0.0188</text:p>
          </table:table-cell>
          <table:table-cell office:value-type="float" office:value="3.846" calcext:value-type="float">
            <text:p>3.846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58" calcext:value-type="float">
            <text:p>6.058</text:p>
          </table:table-cell>
          <table:table-cell office:value-type="float" office:value="11.835" calcext:value-type="float">
            <text:p>11.835</text:p>
          </table:table-cell>
          <table:table-cell office:value-type="float" office:value="3.069" calcext:value-type="float">
            <text:p>3.06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3.846" calcext:value-type="float">
            <text:p>3.846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76" calcext:value-type="float">
            <text:p>6.076</text:p>
          </table:table-cell>
          <table:table-cell office:value-type="float" office:value="11.816" calcext:value-type="float">
            <text:p>11.816</text:p>
          </table:table-cell>
          <table:table-cell office:value-type="float" office:value="3.088" calcext:value-type="float">
            <text:p>3.088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3.866" calcext:value-type="float">
            <text:p>3.866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81" calcext:value-type="float">
            <text:p>6.081</text:p>
          </table:table-cell>
          <table:table-cell office:value-type="float" office:value="11.816" calcext:value-type="float">
            <text:p>11.816</text:p>
          </table:table-cell>
          <table:table-cell office:value-type="float" office:value="3.088" calcext:value-type="float">
            <text:p>3.088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3.842" calcext:value-type="float">
            <text:p>3.842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098" calcext:value-type="float">
            <text:p>6.098</text:p>
          </table:table-cell>
          <table:table-cell office:value-type="float" office:value="11.813" calcext:value-type="float">
            <text:p>11.813</text:p>
          </table:table-cell>
          <table:table-cell office:value-type="float" office:value="3.082" calcext:value-type="float">
            <text:p>3.082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3.842" calcext:value-type="float">
            <text:p>3.842</text:p>
          </table:table-cell>
          <table:table-cell office:value-type="float" office:value="0.7301" calcext:value-type="float">
            <text:p>0.73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04" calcext:value-type="float">
            <text:p>6.104</text:p>
          </table:table-cell>
          <table:table-cell office:value-type="float" office:value="11.813" calcext:value-type="float">
            <text:p>11.813</text:p>
          </table:table-cell>
          <table:table-cell office:value-type="float" office:value="3.082" calcext:value-type="float">
            <text:p>3.082</text:p>
          </table:table-cell>
          <table:table-cell office:value-type="float" office:value="0.0032" calcext:value-type="float">
            <text:p>0.0032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3.834" calcext:value-type="float">
            <text:p>3.834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19" calcext:value-type="float">
            <text:p>6.119</text:p>
          </table:table-cell>
          <table:table-cell office:value-type="float" office:value="11.791" calcext:value-type="float">
            <text:p>11.791</text:p>
          </table:table-cell>
          <table:table-cell office:value-type="float" office:value="3.061" calcext:value-type="float">
            <text:p>3.061</text:p>
          </table:table-cell>
          <table:table-cell office:value-type="float" office:value="0.0984" calcext:value-type="float">
            <text:p>0.0984</text:p>
          </table:table-cell>
          <table:table-cell office:value-type="float" office:value="-0.1045" calcext:value-type="float">
            <text:p>-0.1045</text:p>
          </table:table-cell>
          <table:table-cell office:value-type="float" office:value="3.834" calcext:value-type="float">
            <text:p>3.834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24" calcext:value-type="float">
            <text:p>6.124</text:p>
          </table:table-cell>
          <table:table-cell office:value-type="float" office:value="11.791" calcext:value-type="float">
            <text:p>11.791</text:p>
          </table:table-cell>
          <table:table-cell office:value-type="float" office:value="3.061" calcext:value-type="float">
            <text:p>3.061</text:p>
          </table:table-cell>
          <table:table-cell office:value-type="float" office:value="0.0618" calcext:value-type="float">
            <text:p>0.0618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3.835" calcext:value-type="float">
            <text:p>3.835</text:p>
          </table:table-cell>
          <table:table-cell office:value-type="float" office:value="0.7159" calcext:value-type="float">
            <text:p>0.71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43" calcext:value-type="float">
            <text:p>6.143</text:p>
          </table:table-cell>
          <table:table-cell office:value-type="float" office:value="11.781" calcext:value-type="float">
            <text:p>11.781</text:p>
          </table:table-cell>
          <table:table-cell office:value-type="float" office:value="3.077" calcext:value-type="float">
            <text:p>3.077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3.835" calcext:value-type="float">
            <text:p>3.835</text:p>
          </table:table-cell>
          <table:table-cell office:value-type="float" office:value="0.7196" calcext:value-type="float">
            <text:p>0.719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47" calcext:value-type="float">
            <text:p>6.147</text:p>
          </table:table-cell>
          <table:table-cell office:value-type="float" office:value="11.781" calcext:value-type="float">
            <text:p>11.781</text:p>
          </table:table-cell>
          <table:table-cell office:value-type="float" office:value="3.077" calcext:value-type="float">
            <text:p>3.077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0.0564" calcext:value-type="float">
            <text:p>0.0564</text:p>
          </table:table-cell>
          <table:table-cell office:value-type="float" office:value="3.82" calcext:value-type="float">
            <text:p>3.82</text:p>
          </table:table-cell>
          <table:table-cell office:value-type="float" office:value="0.726" calcext:value-type="float">
            <text:p>0.7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63" calcext:value-type="float">
            <text:p>6.163</text:p>
          </table:table-cell>
          <table:table-cell office:value-type="float" office:value="11.946" calcext:value-type="float">
            <text:p>11.946</text:p>
          </table:table-cell>
          <table:table-cell office:value-type="float" office:value="2.871" calcext:value-type="float">
            <text:p>2.871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3.82" calcext:value-type="float">
            <text:p>3.82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69" calcext:value-type="float">
            <text:p>6.169</text:p>
          </table:table-cell>
          <table:table-cell office:value-type="float" office:value="11.946" calcext:value-type="float">
            <text:p>11.946</text:p>
          </table:table-cell>
          <table:table-cell office:value-type="float" office:value="2.871" calcext:value-type="float">
            <text:p>2.871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3.832" calcext:value-type="float">
            <text:p>3.832</text:p>
          </table:table-cell>
          <table:table-cell office:value-type="float" office:value="0.7372" calcext:value-type="float">
            <text:p>0.73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84" calcext:value-type="float">
            <text:p>6.184</text:p>
          </table:table-cell>
          <table:table-cell office:value-type="float" office:value="11.952" calcext:value-type="float">
            <text:p>11.952</text:p>
          </table:table-cell>
          <table:table-cell office:value-type="float" office:value="2.895" calcext:value-type="float">
            <text:p>2.895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3.818" calcext:value-type="float">
            <text:p>3.818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189" calcext:value-type="float">
            <text:p>6.189</text:p>
          </table:table-cell>
          <table:table-cell office:value-type="float" office:value="11.952" calcext:value-type="float">
            <text:p>11.952</text:p>
          </table:table-cell>
          <table:table-cell office:value-type="float" office:value="2.895" calcext:value-type="float">
            <text:p>2.895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81" calcext:value-type="float">
            <text:p>3.81</text:p>
          </table:table-cell>
          <table:table-cell office:value-type="float" office:value="0.787" calcext:value-type="float">
            <text:p>0.78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07" calcext:value-type="float">
            <text:p>6.207</text:p>
          </table:table-cell>
          <table:table-cell office:value-type="float" office:value="11.822" calcext:value-type="float">
            <text:p>11.822</text:p>
          </table:table-cell>
          <table:table-cell office:value-type="float" office:value="2.799" calcext:value-type="float">
            <text:p>2.79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803" calcext:value-type="float">
            <text:p>3.803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13" calcext:value-type="float">
            <text:p>6.213</text:p>
          </table:table-cell>
          <table:table-cell office:value-type="float" office:value="11.822" calcext:value-type="float">
            <text:p>11.822</text:p>
          </table:table-cell>
          <table:table-cell office:value-type="float" office:value="2.799" calcext:value-type="float">
            <text:p>2.799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0068" calcext:value-type="float">
            <text:p>0.0068</text:p>
          </table:table-cell>
          <table:table-cell office:value-type="float" office:value="3.819" calcext:value-type="float">
            <text:p>3.819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26" calcext:value-type="float">
            <text:p>6.226</text:p>
          </table:table-cell>
          <table:table-cell office:value-type="float" office:value="11.832" calcext:value-type="float">
            <text:p>11.832</text:p>
          </table:table-cell>
          <table:table-cell office:value-type="float" office:value="2.793" calcext:value-type="float">
            <text:p>2.793</text:p>
          </table:table-cell>
          <table:table-cell office:value-type="float" office:value="0.0286" calcext:value-type="float">
            <text:p>0.0286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3.819" calcext:value-type="float">
            <text:p>3.819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32" calcext:value-type="float">
            <text:p>6.232</text:p>
          </table:table-cell>
          <table:table-cell office:value-type="float" office:value="11.832" calcext:value-type="float">
            <text:p>11.832</text:p>
          </table:table-cell>
          <table:table-cell office:value-type="float" office:value="2.793" calcext:value-type="float">
            <text:p>2.793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0.0347" calcext:value-type="float">
            <text:p>0.0347</text:p>
          </table:table-cell>
          <table:table-cell office:value-type="float" office:value="3.795" calcext:value-type="float">
            <text:p>3.795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49" calcext:value-type="float">
            <text:p>6.249</text:p>
          </table:table-cell>
          <table:table-cell office:value-type="float" office:value="11.804" calcext:value-type="float">
            <text:p>11.804</text:p>
          </table:table-cell>
          <table:table-cell office:value-type="float" office:value="2.82" calcext:value-type="float">
            <text:p>2.8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73" calcext:value-type="float">
            <text:p>0.0073</text:p>
          </table:table-cell>
          <table:table-cell office:value-type="float" office:value="3.795" calcext:value-type="float">
            <text:p>3.795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66" calcext:value-type="float">
            <text:p>6.266</text:p>
          </table:table-cell>
          <table:table-cell office:value-type="float" office:value="11.81" calcext:value-type="float">
            <text:p>11.81</text:p>
          </table:table-cell>
          <table:table-cell office:value-type="float" office:value="2.842" calcext:value-type="float">
            <text:p>2.842</text:p>
          </table:table-cell>
          <table:table-cell office:value-type="float" office:value="0.0327" calcext:value-type="float">
            <text:p>0.0327</text:p>
          </table:table-cell>
          <table:table-cell office:value-type="float" office:value="-0.0496" calcext:value-type="float">
            <text:p>-0.0496</text:p>
          </table:table-cell>
          <table:table-cell office:value-type="float" office:value="3.787" calcext:value-type="float">
            <text:p>3.787</text:p>
          </table:table-cell>
          <table:table-cell office:value-type="float" office:value="0.757" calcext:value-type="float">
            <text:p>0.7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72" calcext:value-type="float">
            <text:p>6.272</text:p>
          </table:table-cell>
          <table:table-cell office:value-type="float" office:value="11.81" calcext:value-type="float">
            <text:p>11.81</text:p>
          </table:table-cell>
          <table:table-cell office:value-type="float" office:value="2.842" calcext:value-type="float">
            <text:p>2.842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66" calcext:value-type="float">
            <text:p>0.0266</text:p>
          </table:table-cell>
          <table:table-cell office:value-type="float" office:value="3.79" calcext:value-type="float">
            <text:p>3.79</text:p>
          </table:table-cell>
          <table:table-cell office:value-type="float" office:value="0.7557" calcext:value-type="float">
            <text:p>0.75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289" calcext:value-type="float">
            <text:p>6.289</text:p>
          </table:table-cell>
          <table:table-cell office:value-type="float" office:value="11.953" calcext:value-type="float">
            <text:p>11.953</text:p>
          </table:table-cell>
          <table:table-cell office:value-type="float" office:value="2.951" calcext:value-type="float">
            <text:p>2.951</text:p>
          </table:table-cell>
          <table:table-cell office:value-type="float" office:value="-0.1084" calcext:value-type="float">
            <text:p>-0.1084</text:p>
          </table:table-cell>
          <table:table-cell office:value-type="float" office:value="0.0354" calcext:value-type="float">
            <text:p>0.0354</text:p>
          </table:table-cell>
          <table:table-cell office:value-type="float" office:value="3.79" calcext:value-type="float">
            <text:p>3.79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04" calcext:value-type="float">
            <text:p>6.304</text:p>
          </table:table-cell>
          <table:table-cell office:value-type="float" office:value="11.955" calcext:value-type="float">
            <text:p>11.955</text:p>
          </table:table-cell>
          <table:table-cell office:value-type="float" office:value="2.95" calcext:value-type="float">
            <text:p>2.9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3.774" calcext:value-type="float">
            <text:p>3.774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11" calcext:value-type="float">
            <text:p>6.311</text:p>
          </table:table-cell>
          <table:table-cell office:value-type="float" office:value="11.955" calcext:value-type="float">
            <text:p>11.955</text:p>
          </table:table-cell>
          <table:table-cell office:value-type="float" office:value="2.95" calcext:value-type="float">
            <text:p>2.95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3.774" calcext:value-type="float">
            <text:p>3.774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16" calcext:value-type="float">
            <text:p>6.316</text:p>
          </table:table-cell>
          <table:table-cell office:value-type="float" office:value="11.955" calcext:value-type="float">
            <text:p>11.955</text:p>
          </table:table-cell>
          <table:table-cell office:value-type="float" office:value="2.95" calcext:value-type="float">
            <text:p>2.95</text:p>
          </table:table-cell>
          <table:table-cell office:value-type="float" office:value="0.0181" calcext:value-type="float">
            <text:p>0.0181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3.788" calcext:value-type="float">
            <text:p>3.788</text:p>
          </table:table-cell>
          <table:table-cell office:value-type="float" office:value="0.744" calcext:value-type="float">
            <text:p>0.7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22" calcext:value-type="float">
            <text:p>6.322</text:p>
          </table:table-cell>
          <table:table-cell office:value-type="float" office:value="11.955" calcext:value-type="float">
            <text:p>11.955</text:p>
          </table:table-cell>
          <table:table-cell office:value-type="float" office:value="2.95" calcext:value-type="float">
            <text:p>2.95</text:p>
          </table:table-cell>
          <table:table-cell office:value-type="float" office:value="0.0066" calcext:value-type="float">
            <text:p>0.0066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3.773" calcext:value-type="float">
            <text:p>3.773</text:p>
          </table:table-cell>
          <table:table-cell office:value-type="float" office:value="0.7372" calcext:value-type="float">
            <text:p>0.73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38" calcext:value-type="float">
            <text:p>6.338</text:p>
          </table:table-cell>
          <table:table-cell office:value-type="float" office:value="11.948" calcext:value-type="float">
            <text:p>11.948</text:p>
          </table:table-cell>
          <table:table-cell office:value-type="float" office:value="2.916" calcext:value-type="float">
            <text:p>2.916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3.773" calcext:value-type="float">
            <text:p>3.773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43" calcext:value-type="float">
            <text:p>6.343</text:p>
          </table:table-cell>
          <table:table-cell office:value-type="float" office:value="11.948" calcext:value-type="float">
            <text:p>11.948</text:p>
          </table:table-cell>
          <table:table-cell office:value-type="float" office:value="2.916" calcext:value-type="float">
            <text:p>2.916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0.0293" calcext:value-type="float">
            <text:p>0.0293</text:p>
          </table:table-cell>
          <table:table-cell office:value-type="float" office:value="3.758" calcext:value-type="float">
            <text:p>3.758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56" calcext:value-type="float">
            <text:p>6.356</text:p>
          </table:table-cell>
          <table:table-cell office:value-type="float" office:value="11.949" calcext:value-type="float">
            <text:p>11.949</text:p>
          </table:table-cell>
          <table:table-cell office:value-type="float" office:value="2.916" calcext:value-type="float">
            <text:p>2.916</text:p>
          </table:table-cell>
          <table:table-cell office:value-type="float" office:value="0.0244" calcext:value-type="float">
            <text:p>0.0244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3.758" calcext:value-type="float">
            <text:p>3.758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64" calcext:value-type="float">
            <text:p>6.364</text:p>
          </table:table-cell>
          <table:table-cell office:value-type="float" office:value="11.949" calcext:value-type="float">
            <text:p>11.949</text:p>
          </table:table-cell>
          <table:table-cell office:value-type="float" office:value="2.916" calcext:value-type="float">
            <text:p>2.916</text:p>
          </table:table-cell>
          <table:table-cell office:value-type="float" office:value="0.0532" calcext:value-type="float">
            <text:p>0.0532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3.766" calcext:value-type="float">
            <text:p>3.766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69" calcext:value-type="float">
            <text:p>6.369</text:p>
          </table:table-cell>
          <table:table-cell office:value-type="float" office:value="11.949" calcext:value-type="float">
            <text:p>11.949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0898" calcext:value-type="float">
            <text:p>-0.0898</text:p>
          </table:table-cell>
          <table:table-cell office:value-type="float" office:value="3.766" calcext:value-type="float">
            <text:p>3.766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11.949" calcext:value-type="float">
            <text:p>11.949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3.75" calcext:value-type="float">
            <text:p>3.75</text:p>
          </table:table-cell>
          <table:table-cell office:value-type="float" office:value="0.7334" calcext:value-type="float">
            <text:p>0.73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1.837" calcext:value-type="float">
            <text:p>11.837</text:p>
          </table:table-cell>
          <table:table-cell office:value-type="float" office:value="3.054" calcext:value-type="float">
            <text:p>3.054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3.75" calcext:value-type="float">
            <text:p>3.75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397" calcext:value-type="float">
            <text:p>6.397</text:p>
          </table:table-cell>
          <table:table-cell office:value-type="float" office:value="11.837" calcext:value-type="float">
            <text:p>11.837</text:p>
          </table:table-cell>
          <table:table-cell office:value-type="float" office:value="3.054" calcext:value-type="float">
            <text:p>3.054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3.735" calcext:value-type="float">
            <text:p>3.735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 office:value-type="float" office:value="11.819" calcext:value-type="float">
            <text:p>11.819</text:p>
          </table:table-cell>
          <table:table-cell office:value-type="float" office:value="2.977" calcext:value-type="float">
            <text:p>2.977</text:p>
          </table:table-cell>
          <table:table-cell office:value-type="float" office:value="0.0471" calcext:value-type="float">
            <text:p>0.0471</text:p>
          </table:table-cell>
          <table:table-cell office:value-type="float" office:value="-0.0969" calcext:value-type="float">
            <text:p>-0.0969</text:p>
          </table:table-cell>
          <table:table-cell office:value-type="float" office:value="3.735" calcext:value-type="float">
            <text:p>3.735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17" calcext:value-type="float">
            <text:p>6.417</text:p>
          </table:table-cell>
          <table:table-cell office:value-type="float" office:value="11.819" calcext:value-type="float">
            <text:p>11.819</text:p>
          </table:table-cell>
          <table:table-cell office:value-type="float" office:value="2.977" calcext:value-type="float">
            <text:p>2.97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3.742" calcext:value-type="float">
            <text:p>3.742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35" calcext:value-type="float">
            <text:p>6.435</text:p>
          </table:table-cell>
          <table:table-cell office:value-type="float" office:value="11.779" calcext:value-type="float">
            <text:p>11.779</text:p>
          </table:table-cell>
          <table:table-cell office:value-type="float" office:value="2.946" calcext:value-type="float">
            <text:p>2.946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3.726" calcext:value-type="float">
            <text:p>3.726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41" calcext:value-type="float">
            <text:p>6.441</text:p>
          </table:table-cell>
          <table:table-cell office:value-type="float" office:value="11.779" calcext:value-type="float">
            <text:p>11.779</text:p>
          </table:table-cell>
          <table:table-cell office:value-type="float" office:value="2.946" calcext:value-type="float">
            <text:p>2.946</text:p>
          </table:table-cell>
          <table:table-cell office:value-type="float" office:value="-0.0979" calcext:value-type="float">
            <text:p>-0.0979</text:p>
          </table:table-cell>
          <table:table-cell office:value-type="float" office:value="0.01" calcext:value-type="float">
            <text:p>0.01</text:p>
          </table:table-cell>
          <table:table-cell office:value-type="float" office:value="3.719" calcext:value-type="float">
            <text:p>3.719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57" calcext:value-type="float">
            <text:p>6.457</text:p>
          </table:table-cell>
          <table:table-cell office:value-type="float" office:value="11.768" calcext:value-type="float">
            <text:p>11.768</text:p>
          </table:table-cell>
          <table:table-cell office:value-type="float" office:value="2.961" calcext:value-type="float">
            <text:p>2.961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0.0442" calcext:value-type="float">
            <text:p>0.0442</text:p>
          </table:table-cell>
          <table:table-cell office:value-type="float" office:value="3.711" calcext:value-type="float">
            <text:p>3.711</text:p>
          </table:table-cell>
          <table:table-cell office:value-type="float" office:value="0.728" calcext:value-type="float">
            <text:p>0.7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63" calcext:value-type="float">
            <text:p>6.463</text:p>
          </table:table-cell>
          <table:table-cell office:value-type="float" office:value="11.768" calcext:value-type="float">
            <text:p>11.768</text:p>
          </table:table-cell>
          <table:table-cell office:value-type="float" office:value="2.961" calcext:value-type="float">
            <text:p>2.961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3.72" calcext:value-type="float">
            <text:p>3.72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78" calcext:value-type="float">
            <text:p>6.478</text:p>
          </table:table-cell>
          <table:table-cell office:value-type="float" office:value="11.759" calcext:value-type="float">
            <text:p>11.759</text:p>
          </table:table-cell>
          <table:table-cell office:value-type="float" office:value="2.967" calcext:value-type="float">
            <text:p>2.96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483" calcext:value-type="float">
            <text:p>0.0483</text:p>
          </table:table-cell>
          <table:table-cell office:value-type="float" office:value="3.72" calcext:value-type="float">
            <text:p>3.72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483" calcext:value-type="float">
            <text:p>6.483</text:p>
          </table:table-cell>
          <table:table-cell office:value-type="float" office:value="11.759" calcext:value-type="float">
            <text:p>11.759</text:p>
          </table:table-cell>
          <table:table-cell office:value-type="float" office:value="2.967" calcext:value-type="float">
            <text:p>2.967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3.698" calcext:value-type="float">
            <text:p>3.698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1.773" calcext:value-type="float">
            <text:p>11.773</text:p>
          </table:table-cell>
          <table:table-cell office:value-type="float" office:value="3.031" calcext:value-type="float">
            <text:p>3.031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3.698" calcext:value-type="float">
            <text:p>3.698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07" calcext:value-type="float">
            <text:p>6.507</text:p>
          </table:table-cell>
          <table:table-cell office:value-type="float" office:value="11.773" calcext:value-type="float">
            <text:p>11.773</text:p>
          </table:table-cell>
          <table:table-cell office:value-type="float" office:value="3.031" calcext:value-type="float">
            <text:p>3.03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3.69" calcext:value-type="float">
            <text:p>3.69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1.761" calcext:value-type="float">
            <text:p>11.761</text:p>
          </table:table-cell>
          <table:table-cell office:value-type="float" office:value="3.026" calcext:value-type="float">
            <text:p>3.026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3.683" calcext:value-type="float">
            <text:p>3.683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26" calcext:value-type="float">
            <text:p>6.526</text:p>
          </table:table-cell>
          <table:table-cell office:value-type="float" office:value="11.761" calcext:value-type="float">
            <text:p>11.761</text:p>
          </table:table-cell>
          <table:table-cell office:value-type="float" office:value="3.026" calcext:value-type="float">
            <text:p>3.02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3.666" calcext:value-type="float">
            <text:p>3.666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42" calcext:value-type="float">
            <text:p>6.542</text:p>
          </table:table-cell>
          <table:table-cell office:value-type="float" office:value="11.826" calcext:value-type="float">
            <text:p>11.826</text:p>
          </table:table-cell>
          <table:table-cell office:value-type="float" office:value="2.929" calcext:value-type="float">
            <text:p>2.9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3.658" calcext:value-type="float">
            <text:p>3.658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48" calcext:value-type="float">
            <text:p>6.548</text:p>
          </table:table-cell>
          <table:table-cell office:value-type="float" office:value="11.826" calcext:value-type="float">
            <text:p>11.826</text:p>
          </table:table-cell>
          <table:table-cell office:value-type="float" office:value="2.929" calcext:value-type="float">
            <text:p>2.92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0691" calcext:value-type="float">
            <text:p>0.0691</text:p>
          </table:table-cell>
          <table:table-cell office:value-type="float" office:value="3.65" calcext:value-type="float">
            <text:p>3.65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66" calcext:value-type="float">
            <text:p>6.566</text:p>
          </table:table-cell>
          <table:table-cell office:value-type="float" office:value="11.801" calcext:value-type="float">
            <text:p>11.801</text:p>
          </table:table-cell>
          <table:table-cell office:value-type="float" office:value="2.959" calcext:value-type="float">
            <text:p>2.95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71" calcext:value-type="float">
            <text:p>0.0171</text:p>
          </table:table-cell>
          <table:table-cell office:value-type="float" office:value="3.65" calcext:value-type="float">
            <text:p>3.65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71" calcext:value-type="float">
            <text:p>6.571</text:p>
          </table:table-cell>
          <table:table-cell office:value-type="float" office:value="11.801" calcext:value-type="float">
            <text:p>11.801</text:p>
          </table:table-cell>
          <table:table-cell office:value-type="float" office:value="2.959" calcext:value-type="float">
            <text:p>2.959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0596" calcext:value-type="float">
            <text:p>-0.0596</text:p>
          </table:table-cell>
          <table:table-cell office:value-type="float" office:value="3.626" calcext:value-type="float">
            <text:p>3.626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89" calcext:value-type="float">
            <text:p>6.589</text:p>
          </table:table-cell>
          <table:table-cell office:value-type="float" office:value="11.804" calcext:value-type="float">
            <text:p>11.804</text:p>
          </table:table-cell>
          <table:table-cell office:value-type="float" office:value="2.972" calcext:value-type="float">
            <text:p>2.972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3.626" calcext:value-type="float">
            <text:p>3.626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596" calcext:value-type="float">
            <text:p>6.596</text:p>
          </table:table-cell>
          <table:table-cell office:value-type="float" office:value="11.804" calcext:value-type="float">
            <text:p>11.804</text:p>
          </table:table-cell>
          <table:table-cell office:value-type="float" office:value="2.972" calcext:value-type="float">
            <text:p>2.972</text:p>
          </table:table-cell>
          <table:table-cell office:value-type="float" office:value="0.0076" calcext:value-type="float">
            <text:p>0.0076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3.61" calcext:value-type="float">
            <text:p>3.61</text:p>
          </table:table-cell>
          <table:table-cell office:value-type="float" office:value="0.7469" calcext:value-type="float">
            <text:p>0.746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01" calcext:value-type="float">
            <text:p>6.601</text:p>
          </table:table-cell>
          <table:table-cell office:value-type="float" office:value="11.804" calcext:value-type="float">
            <text:p>11.804</text:p>
          </table:table-cell>
          <table:table-cell office:value-type="float" office:value="2.972" calcext:value-type="float">
            <text:p>2.972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3.61" calcext:value-type="float">
            <text:p>3.61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06" calcext:value-type="float">
            <text:p>6.606</text:p>
          </table:table-cell>
          <table:table-cell office:value-type="float" office:value="11.804" calcext:value-type="float">
            <text:p>11.804</text:p>
          </table:table-cell>
          <table:table-cell office:value-type="float" office:value="2.972" calcext:value-type="float">
            <text:p>2.972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3.61" calcext:value-type="float">
            <text:p>3.61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11.781" calcext:value-type="float">
            <text:p>11.781</text:p>
          </table:table-cell>
          <table:table-cell office:value-type="float" office:value="3.005" calcext:value-type="float">
            <text:p>3.005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-0.011" calcext:value-type="float">
            <text:p>-0.011</text:p>
          </table:table-cell>
          <table:table-cell office:value-type="float" office:value="3.624" calcext:value-type="float">
            <text:p>3.624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1.781" calcext:value-type="float">
            <text:p>11.781</text:p>
          </table:table-cell>
          <table:table-cell office:value-type="float" office:value="3.005" calcext:value-type="float">
            <text:p>3.005</text:p>
          </table:table-cell>
          <table:table-cell office:value-type="float" office:value="-0.0828" calcext:value-type="float">
            <text:p>-0.0828</text:p>
          </table:table-cell>
          <table:table-cell office:value-type="float" office:value="0.0386" calcext:value-type="float">
            <text:p>0.0386</text:p>
          </table:table-cell>
          <table:table-cell office:value-type="float" office:value="3.608" calcext:value-type="float">
            <text:p>3.608</text:p>
          </table:table-cell>
          <table:table-cell office:value-type="float" office:value="0.774" calcext:value-type="float">
            <text:p>0.7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45" calcext:value-type="float">
            <text:p>6.645</text:p>
          </table:table-cell>
          <table:table-cell office:value-type="float" office:value="11.796" calcext:value-type="float">
            <text:p>11.796</text:p>
          </table:table-cell>
          <table:table-cell office:value-type="float" office:value="2.986" calcext:value-type="float">
            <text:p>2.986</text:p>
          </table:table-cell>
          <table:table-cell office:value-type="float" office:value="0.0742" calcext:value-type="float">
            <text:p>0.0742</text:p>
          </table:table-cell>
          <table:table-cell office:value-type="float" office:value="-0.0938" calcext:value-type="float">
            <text:p>-0.0938</text:p>
          </table:table-cell>
          <table:table-cell office:value-type="float" office:value="3.601" calcext:value-type="float">
            <text:p>3.6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53" calcext:value-type="float">
            <text:p>6.653</text:p>
          </table:table-cell>
          <table:table-cell office:value-type="float" office:value="11.796" calcext:value-type="float">
            <text:p>11.796</text:p>
          </table:table-cell>
          <table:table-cell office:value-type="float" office:value="2.986" calcext:value-type="float">
            <text:p>2.986</text:p>
          </table:table-cell>
          <table:table-cell office:value-type="float" office:value="0.0383" calcext:value-type="float">
            <text:p>0.0383</text:p>
          </table:table-cell>
          <table:table-cell office:value-type="float" office:value="-0.041" calcext:value-type="float">
            <text:p>-0.041</text:p>
          </table:table-cell>
          <table:table-cell office:value-type="float" office:value="3.592" calcext:value-type="float">
            <text:p>3.592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69" calcext:value-type="float">
            <text:p>6.669</text:p>
          </table:table-cell>
          <table:table-cell office:value-type="float" office:value="11.787" calcext:value-type="float">
            <text:p>11.787</text:p>
          </table:table-cell>
          <table:table-cell office:value-type="float" office:value="2.947" calcext:value-type="float">
            <text:p>2.94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662" calcext:value-type="float">
            <text:p>0.0662</text:p>
          </table:table-cell>
          <table:table-cell office:value-type="float" office:value="3.592" calcext:value-type="float">
            <text:p>3.592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76" calcext:value-type="float">
            <text:p>6.676</text:p>
          </table:table-cell>
          <table:table-cell office:value-type="float" office:value="11.787" calcext:value-type="float">
            <text:p>11.787</text:p>
          </table:table-cell>
          <table:table-cell office:value-type="float" office:value="2.947" calcext:value-type="float">
            <text:p>2.9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3.568" calcext:value-type="float">
            <text:p>3.568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82" calcext:value-type="float">
            <text:p>6.682</text:p>
          </table:table-cell>
          <table:table-cell office:value-type="float" office:value="11.787" calcext:value-type="float">
            <text:p>11.787</text:p>
          </table:table-cell>
          <table:table-cell office:value-type="float" office:value="2.947" calcext:value-type="float">
            <text:p>2.947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0027" calcext:value-type="float">
            <text:p>0.0027</text:p>
          </table:table-cell>
          <table:table-cell office:value-type="float" office:value="3.56" calcext:value-type="float">
            <text:p>3.56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687" calcext:value-type="float">
            <text:p>6.687</text:p>
          </table:table-cell>
          <table:table-cell office:value-type="float" office:value="11.787" calcext:value-type="float">
            <text:p>11.787</text:p>
          </table:table-cell>
          <table:table-cell office:value-type="float" office:value="2.947" calcext:value-type="float">
            <text:p>2.947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586" calcext:value-type="float">
            <text:p>0.0586</text:p>
          </table:table-cell>
          <table:table-cell office:value-type="float" office:value="3.56" calcext:value-type="float">
            <text:p>3.56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04" calcext:value-type="float">
            <text:p>6.704</text:p>
          </table:table-cell>
          <table:table-cell office:value-type="float" office:value="11.703" calcext:value-type="float">
            <text:p>11.703</text:p>
          </table:table-cell>
          <table:table-cell office:value-type="float" office:value="3.074" calcext:value-type="float">
            <text:p>3.074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0281" calcext:value-type="float">
            <text:p>0.0281</text:p>
          </table:table-cell>
          <table:table-cell office:value-type="float" office:value="3.553" calcext:value-type="float">
            <text:p>3.553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23" calcext:value-type="float">
            <text:p>6.723</text:p>
          </table:table-cell>
          <table:table-cell office:value-type="float" office:value="11.736" calcext:value-type="float">
            <text:p>11.736</text:p>
          </table:table-cell>
          <table:table-cell office:value-type="float" office:value="3.032" calcext:value-type="float">
            <text:p>3.0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3.545" calcext:value-type="float">
            <text:p>3.545</text:p>
          </table:table-cell>
          <table:table-cell office:value-type="float" office:value="0.781" calcext:value-type="float">
            <text:p>0.78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28" calcext:value-type="float">
            <text:p>6.728</text:p>
          </table:table-cell>
          <table:table-cell office:value-type="float" office:value="11.736" calcext:value-type="float">
            <text:p>11.736</text:p>
          </table:table-cell>
          <table:table-cell office:value-type="float" office:value="3.032" calcext:value-type="float">
            <text:p>3.03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107" calcext:value-type="float">
            <text:p>0.0107</text:p>
          </table:table-cell>
          <table:table-cell office:value-type="float" office:value="3.53" calcext:value-type="float">
            <text:p>3.53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1.738" calcext:value-type="float">
            <text:p>11.738</text:p>
          </table:table-cell>
          <table:table-cell office:value-type="float" office:value="3.034" calcext:value-type="float">
            <text:p>3.034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0.001" calcext:value-type="float">
            <text:p>0.001</text:p>
          </table:table-cell>
          <table:table-cell office:value-type="float" office:value="3.522" calcext:value-type="float">
            <text:p>3.522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1.738" calcext:value-type="float">
            <text:p>11.738</text:p>
          </table:table-cell>
          <table:table-cell office:value-type="float" office:value="3.034" calcext:value-type="float">
            <text:p>3.034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021" calcext:value-type="float">
            <text:p>0.021</text:p>
          </table:table-cell>
          <table:table-cell office:value-type="float" office:value="3.515" calcext:value-type="float">
            <text:p>3.515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58" calcext:value-type="float">
            <text:p>6.758</text:p>
          </table:table-cell>
          <table:table-cell office:value-type="float" office:value="11.738" calcext:value-type="float">
            <text:p>11.738</text:p>
          </table:table-cell>
          <table:table-cell office:value-type="float" office:value="3.034" calcext:value-type="float">
            <text:p>3.034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15" calcext:value-type="float">
            <text:p>0.0015</text:p>
          </table:table-cell>
          <table:table-cell office:value-type="float" office:value="3.515" calcext:value-type="float">
            <text:p>3.515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63" calcext:value-type="float">
            <text:p>6.763</text:p>
          </table:table-cell>
          <table:table-cell office:value-type="float" office:value="11.738" calcext:value-type="float">
            <text:p>11.738</text:p>
          </table:table-cell>
          <table:table-cell office:value-type="float" office:value="3.034" calcext:value-type="float">
            <text:p>3.034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3.506" calcext:value-type="float">
            <text:p>3.506</text:p>
          </table:table-cell>
          <table:table-cell office:value-type="float" office:value="0.804" calcext:value-type="float">
            <text:p>0.80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11.772" calcext:value-type="float">
            <text:p>11.772</text:p>
          </table:table-cell>
          <table:table-cell office:value-type="float" office:value="2.983" calcext:value-type="float">
            <text:p>2.983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3.506" calcext:value-type="float">
            <text:p>3.506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788" calcext:value-type="float">
            <text:p>6.788</text:p>
          </table:table-cell>
          <table:table-cell office:value-type="float" office:value="11.772" calcext:value-type="float">
            <text:p>11.772</text:p>
          </table:table-cell>
          <table:table-cell office:value-type="float" office:value="2.983" calcext:value-type="float">
            <text:p>2.98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701" calcext:value-type="float">
            <text:p>-0.0701</text:p>
          </table:table-cell>
          <table:table-cell office:value-type="float" office:value="3.482" calcext:value-type="float">
            <text:p>3.482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01" calcext:value-type="float">
            <text:p>6.801</text:p>
          </table:table-cell>
          <table:table-cell office:value-type="float" office:value="11.773" calcext:value-type="float">
            <text:p>11.773</text:p>
          </table:table-cell>
          <table:table-cell office:value-type="float" office:value="2.982" calcext:value-type="float">
            <text:p>2.982</text:p>
          </table:table-cell>
          <table:table-cell office:value-type="float" office:value="0.0552" calcext:value-type="float">
            <text:p>0.0552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3.474" calcext:value-type="float">
            <text:p>3.474</text:p>
          </table:table-cell>
          <table:table-cell office:value-type="float" office:value="0.808" calcext:value-type="float">
            <text:p>0.8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06" calcext:value-type="float">
            <text:p>6.806</text:p>
          </table:table-cell>
          <table:table-cell office:value-type="float" office:value="11.773" calcext:value-type="float">
            <text:p>11.773</text:p>
          </table:table-cell>
          <table:table-cell office:value-type="float" office:value="2.982" calcext:value-type="float">
            <text:p>2.982</text:p>
          </table:table-cell>
          <table:table-cell office:value-type="float" office:value="0.0361" calcext:value-type="float">
            <text:p>0.036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3.474" calcext:value-type="float">
            <text:p>3.474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23" calcext:value-type="float">
            <text:p>6.823</text:p>
          </table:table-cell>
          <table:table-cell office:value-type="float" office:value="11.778" calcext:value-type="float">
            <text:p>11.778</text:p>
          </table:table-cell>
          <table:table-cell office:value-type="float" office:value="2.999" calcext:value-type="float">
            <text:p>2.999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0.0166" calcext:value-type="float">
            <text:p>0.0166</text:p>
          </table:table-cell>
          <table:table-cell office:value-type="float" office:value="3.466" calcext:value-type="float">
            <text:p>3.466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28" calcext:value-type="float">
            <text:p>6.828</text:p>
          </table:table-cell>
          <table:table-cell office:value-type="float" office:value="11.778" calcext:value-type="float">
            <text:p>11.778</text:p>
          </table:table-cell>
          <table:table-cell office:value-type="float" office:value="2.999" calcext:value-type="float">
            <text:p>2.99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3.449" calcext:value-type="float">
            <text:p>3.449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44" calcext:value-type="float">
            <text:p>6.844</text:p>
          </table:table-cell>
          <table:table-cell office:value-type="float" office:value="11.814" calcext:value-type="float">
            <text:p>11.814</text:p>
          </table:table-cell>
          <table:table-cell office:value-type="float" office:value="3.029" calcext:value-type="float">
            <text:p>3.029</text:p>
          </table:table-cell>
          <table:table-cell office:value-type="float" office:value="0.0388" calcext:value-type="float">
            <text:p>0.0388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3.44" calcext:value-type="float">
            <text:p>3.44</text:p>
          </table:table-cell>
          <table:table-cell office:value-type="float" office:value="0.788" calcext:value-type="float">
            <text:p>0.78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49" calcext:value-type="float">
            <text:p>6.849</text:p>
          </table:table-cell>
          <table:table-cell office:value-type="float" office:value="11.814" calcext:value-type="float">
            <text:p>11.814</text:p>
          </table:table-cell>
          <table:table-cell office:value-type="float" office:value="3.029" calcext:value-type="float">
            <text:p>3.029</text:p>
          </table:table-cell>
          <table:table-cell office:value-type="float" office:value="-0.0271" calcext:value-type="float">
            <text:p>-0.0271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3.433" calcext:value-type="float">
            <text:p>3.433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66" calcext:value-type="float">
            <text:p>6.866</text:p>
          </table:table-cell>
          <table:table-cell office:value-type="float" office:value="11.823" calcext:value-type="float">
            <text:p>11.823</text:p>
          </table:table-cell>
          <table:table-cell office:value-type="float" office:value="3.015" calcext:value-type="float">
            <text:p>3.015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0437" calcext:value-type="float">
            <text:p>0.0437</text:p>
          </table:table-cell>
          <table:table-cell office:value-type="float" office:value="3.433" calcext:value-type="float">
            <text:p>3.433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72" calcext:value-type="float">
            <text:p>6.872</text:p>
          </table:table-cell>
          <table:table-cell office:value-type="float" office:value="11.823" calcext:value-type="float">
            <text:p>11.823</text:p>
          </table:table-cell>
          <table:table-cell office:value-type="float" office:value="3.015" calcext:value-type="float">
            <text:p>3.015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3.408" calcext:value-type="float">
            <text:p>3.408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87" calcext:value-type="float">
            <text:p>6.887</text:p>
          </table:table-cell>
          <table:table-cell office:value-type="float" office:value="11.825" calcext:value-type="float">
            <text:p>11.825</text:p>
          </table:table-cell>
          <table:table-cell office:value-type="float" office:value="3.014" calcext:value-type="float">
            <text:p>3.014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3.408" calcext:value-type="float">
            <text:p>3.408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894" calcext:value-type="float">
            <text:p>6.894</text:p>
          </table:table-cell>
          <table:table-cell office:value-type="float" office:value="11.825" calcext:value-type="float">
            <text:p>11.825</text:p>
          </table:table-cell>
          <table:table-cell office:value-type="float" office:value="3.014" calcext:value-type="float">
            <text:p>3.014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3.4" calcext:value-type="float">
            <text:p>3.4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11" calcext:value-type="float">
            <text:p>6.911</text:p>
          </table:table-cell>
          <table:table-cell office:value-type="float" office:value="11.799" calcext:value-type="float">
            <text:p>11.799</text:p>
          </table:table-cell>
          <table:table-cell office:value-type="float" office:value="2.899" calcext:value-type="float">
            <text:p>2.89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03" calcext:value-type="float">
            <text:p>0.0603</text:p>
          </table:table-cell>
          <table:table-cell office:value-type="float" office:value="3.4" calcext:value-type="float">
            <text:p>3.4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17" calcext:value-type="float">
            <text:p>6.917</text:p>
          </table:table-cell>
          <table:table-cell office:value-type="float" office:value="11.799" calcext:value-type="float">
            <text:p>11.799</text:p>
          </table:table-cell>
          <table:table-cell office:value-type="float" office:value="2.899" calcext:value-type="float">
            <text:p>2.899</text:p>
          </table:table-cell>
          <table:table-cell office:value-type="float" office:value="0.0581" calcext:value-type="float">
            <text:p>0.0581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3.4" calcext:value-type="float">
            <text:p>3.4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33" calcext:value-type="float">
            <text:p>6.933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29" calcext:value-type="float">
            <text:p>2.929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3.4" calcext:value-type="float">
            <text:p>3.4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51" calcext:value-type="float">
            <text:p>6.951</text:p>
          </table:table-cell>
          <table:table-cell office:value-type="float" office:value="11.831" calcext:value-type="float">
            <text:p>11.831</text:p>
          </table:table-cell>
          <table:table-cell office:value-type="float" office:value="2.934" calcext:value-type="float">
            <text:p>2.934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0.0142" calcext:value-type="float">
            <text:p>0.0142</text:p>
          </table:table-cell>
          <table:table-cell office:value-type="float" office:value="3.362" calcext:value-type="float">
            <text:p>3.362</text:p>
          </table:table-cell>
          <table:table-cell office:value-type="float" office:value="0.747" calcext:value-type="float">
            <text:p>0.7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56" calcext:value-type="float">
            <text:p>6.956</text:p>
          </table:table-cell>
          <table:table-cell office:value-type="float" office:value="11.831" calcext:value-type="float">
            <text:p>11.831</text:p>
          </table:table-cell>
          <table:table-cell office:value-type="float" office:value="2.934" calcext:value-type="float">
            <text:p>2.934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54" calcext:value-type="float">
            <text:p>-0.054</text:p>
          </table:table-cell>
          <table:table-cell office:value-type="float" office:value="3.353" calcext:value-type="float">
            <text:p>3.353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69" calcext:value-type="float">
            <text:p>6.969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33" calcext:value-type="float">
            <text:p>2.933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361" calcext:value-type="float">
            <text:p>0.0361</text:p>
          </table:table-cell>
          <table:table-cell office:value-type="float" office:value="3.361" calcext:value-type="float">
            <text:p>3.361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72" calcext:value-type="float">
            <text:p>6.972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33" calcext:value-type="float">
            <text:p>2.93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662" calcext:value-type="float">
            <text:p>0.0662</text:p>
          </table:table-cell>
          <table:table-cell office:value-type="float" office:value="3.346" calcext:value-type="float">
            <text:p>3.346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75" calcext:value-type="float">
            <text:p>6.975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33" calcext:value-type="float">
            <text:p>2.93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688" calcext:value-type="float">
            <text:p>0.0688</text:p>
          </table:table-cell>
          <table:table-cell office:value-type="float" office:value="3.346" calcext:value-type="float">
            <text:p>3.346</text:p>
          </table:table-cell>
          <table:table-cell office:value-type="float" office:value="0.7827" calcext:value-type="float">
            <text:p>0.78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78" calcext:value-type="float">
            <text:p>6.978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33" calcext:value-type="float">
            <text:p>2.933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1055" calcext:value-type="float">
            <text:p>0.1055</text:p>
          </table:table-cell>
          <table:table-cell office:value-type="float" office:value="3.338" calcext:value-type="float">
            <text:p>3.338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87" calcext:value-type="float">
            <text:p>6.987</text:p>
          </table:table-cell>
          <table:table-cell office:value-type="float" office:value="11.84" calcext:value-type="float">
            <text:p>11.84</text:p>
          </table:table-cell>
          <table:table-cell office:value-type="float" office:value="2.933" calcext:value-type="float">
            <text:p>2.933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17" calcext:value-type="float">
            <text:p>0.0217</text:p>
          </table:table-cell>
          <table:table-cell office:value-type="float" office:value="3.338" calcext:value-type="float">
            <text:p>3.338</text:p>
          </table:table-cell>
          <table:table-cell office:value-type="float" office:value="0.7799" calcext:value-type="float">
            <text:p>0.77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11.84" calcext:value-type="float">
            <text:p>11.84</text:p>
          </table:table-cell>
          <table:table-cell office:value-type="float" office:value="2.933" calcext:value-type="float">
            <text:p>2.933</text:p>
          </table:table-cell>
          <table:table-cell office:value-type="float" office:value="-0.0779" calcext:value-type="float">
            <text:p>-0.0779</text:p>
          </table:table-cell>
          <table:table-cell office:value-type="float" office:value="0.0029" calcext:value-type="float">
            <text:p>0.0029</text:p>
          </table:table-cell>
          <table:table-cell office:value-type="float" office:value="3.329" calcext:value-type="float">
            <text:p>3.329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93" calcext:value-type="float">
            <text:p>6.993</text:p>
          </table:table-cell>
          <table:table-cell office:value-type="float" office:value="11.84" calcext:value-type="float">
            <text:p>11.84</text:p>
          </table:table-cell>
          <table:table-cell office:value-type="float" office:value="2.933" calcext:value-type="float">
            <text:p>2.933</text:p>
          </table:table-cell>
          <table:table-cell office:value-type="float" office:value="-0.0803" calcext:value-type="float">
            <text:p>-0.0803</text:p>
          </table:table-cell>
          <table:table-cell office:value-type="float" office:value="0.0403" calcext:value-type="float">
            <text:p>0.0403</text:p>
          </table:table-cell>
          <table:table-cell office:value-type="float" office:value="3.329" calcext:value-type="float">
            <text:p>3.329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.997" calcext:value-type="float">
            <text:p>6.997</text:p>
          </table:table-cell>
          <table:table-cell office:value-type="float" office:value="11.84" calcext:value-type="float">
            <text:p>11.84</text:p>
          </table:table-cell>
          <table:table-cell office:value-type="float" office:value="2.933" calcext:value-type="float">
            <text:p>2.933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0256" calcext:value-type="float">
            <text:p>0.0256</text:p>
          </table:table-cell>
          <table:table-cell office:value-type="float" office:value="3.329" calcext:value-type="float">
            <text:p>3.329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06" calcext:value-type="float">
            <text:p>7.006</text:p>
          </table:table-cell>
          <table:table-cell office:value-type="float" office:value="11.85" calcext:value-type="float">
            <text:p>11.85</text:p>
          </table:table-cell>
          <table:table-cell office:value-type="float" office:value="2.938" calcext:value-type="float">
            <text:p>2.938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-0.0984" calcext:value-type="float">
            <text:p>-0.0984</text:p>
          </table:table-cell>
          <table:table-cell office:value-type="float" office:value="3.329" calcext:value-type="float">
            <text:p>3.329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09" calcext:value-type="float">
            <text:p>7.009</text:p>
          </table:table-cell>
          <table:table-cell office:value-type="float" office:value="11.85" calcext:value-type="float">
            <text:p>11.85</text:p>
          </table:table-cell>
          <table:table-cell office:value-type="float" office:value="2.938" calcext:value-type="float">
            <text:p>2.938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3.334" calcext:value-type="float">
            <text:p>3.334</text:p>
          </table:table-cell>
          <table:table-cell office:value-type="float" office:value="0.7559" calcext:value-type="float">
            <text:p>0.75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14" calcext:value-type="float">
            <text:p>7.014</text:p>
          </table:table-cell>
          <table:table-cell office:value-type="float" office:value="11.85" calcext:value-type="float">
            <text:p>11.85</text:p>
          </table:table-cell>
          <table:table-cell office:value-type="float" office:value="2.938" calcext:value-type="float">
            <text:p>2.938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3.334" calcext:value-type="float">
            <text:p>3.334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17" calcext:value-type="float">
            <text:p>7.017</text:p>
          </table:table-cell>
          <table:table-cell office:value-type="float" office:value="11.85" calcext:value-type="float">
            <text:p>11.85</text:p>
          </table:table-cell>
          <table:table-cell office:value-type="float" office:value="2.938" calcext:value-type="float">
            <text:p>2.93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3.334" calcext:value-type="float">
            <text:p>3.334</text:p>
          </table:table-cell>
          <table:table-cell office:value-type="float" office:value="0.753" calcext:value-type="float">
            <text:p>0.7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19" calcext:value-type="float">
            <text:p>7.019</text:p>
          </table:table-cell>
          <table:table-cell office:value-type="float" office:value="11.85" calcext:value-type="float">
            <text:p>11.85</text:p>
          </table:table-cell>
          <table:table-cell office:value-type="float" office:value="2.938" calcext:value-type="float">
            <text:p>2.938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3.317" calcext:value-type="float">
            <text:p>3.317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24" calcext:value-type="float">
            <text:p>7.024</text:p>
          </table:table-cell>
          <table:table-cell office:value-type="float" office:value="11.85" calcext:value-type="float">
            <text:p>11.85</text:p>
          </table:table-cell>
          <table:table-cell office:value-type="float" office:value="2.938" calcext:value-type="float">
            <text:p>2.938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317" calcext:value-type="float">
            <text:p>3.317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33" calcext:value-type="float">
            <text:p>7.033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56" calcext:value-type="float">
            <text:p>2.956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3.317" calcext:value-type="float">
            <text:p>3.317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37" calcext:value-type="float">
            <text:p>7.037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56" calcext:value-type="float">
            <text:p>2.9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488" calcext:value-type="float">
            <text:p>0.0488</text:p>
          </table:table-cell>
          <table:table-cell office:value-type="float" office:value="3.31" calcext:value-type="float">
            <text:p>3.31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41" calcext:value-type="float">
            <text:p>7.041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56" calcext:value-type="float">
            <text:p>2.956</text:p>
          </table:table-cell>
          <table:table-cell office:value-type="float" office:value="0.0283" calcext:value-type="float">
            <text:p>0.0283</text:p>
          </table:table-cell>
          <table:table-cell office:value-type="float" office:value="-0.009" calcext:value-type="float">
            <text:p>-0.009</text:p>
          </table:table-cell>
          <table:table-cell office:value-type="float" office:value="3.302" calcext:value-type="float">
            <text:p>3.302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44" calcext:value-type="float">
            <text:p>7.044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56" calcext:value-type="float">
            <text:p>2.956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3.302" calcext:value-type="float">
            <text:p>3.30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47" calcext:value-type="float">
            <text:p>7.047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56" calcext:value-type="float">
            <text:p>2.956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-0.073" calcext:value-type="float">
            <text:p>-0.073</text:p>
          </table:table-cell>
          <table:table-cell office:value-type="float" office:value="3.302" calcext:value-type="float">
            <text:p>3.302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56" calcext:value-type="float">
            <text:p>2.956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3.302" calcext:value-type="float">
            <text:p>3.302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53" calcext:value-type="float">
            <text:p>7.053</text:p>
          </table:table-cell>
          <table:table-cell office:value-type="float" office:value="11.839" calcext:value-type="float">
            <text:p>11.839</text:p>
          </table:table-cell>
          <table:table-cell office:value-type="float" office:value="2.956" calcext:value-type="float">
            <text:p>2.956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3.302" calcext:value-type="float">
            <text:p>3.302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62" calcext:value-type="float">
            <text:p>7.062</text:p>
          </table:table-cell>
          <table:table-cell office:value-type="float" office:value="11.833" calcext:value-type="float">
            <text:p>11.833</text:p>
          </table:table-cell>
          <table:table-cell office:value-type="float" office:value="2.954" calcext:value-type="float">
            <text:p>2.954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-0.0808" calcext:value-type="float">
            <text:p>-0.0808</text:p>
          </table:table-cell>
          <table:table-cell office:value-type="float" office:value="3.302" calcext:value-type="float">
            <text:p>3.302</text:p>
          </table:table-cell>
          <table:table-cell office:value-type="float" office:value="0.7369" calcext:value-type="float">
            <text:p>0.736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65" calcext:value-type="float">
            <text:p>7.065</text:p>
          </table:table-cell>
          <table:table-cell office:value-type="float" office:value="11.833" calcext:value-type="float">
            <text:p>11.833</text:p>
          </table:table-cell>
          <table:table-cell office:value-type="float" office:value="2.954" calcext:value-type="float">
            <text:p>2.95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3.307" calcext:value-type="float">
            <text:p>3.307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68" calcext:value-type="float">
            <text:p>7.068</text:p>
          </table:table-cell>
          <table:table-cell office:value-type="float" office:value="11.833" calcext:value-type="float">
            <text:p>11.833</text:p>
          </table:table-cell>
          <table:table-cell office:value-type="float" office:value="2.954" calcext:value-type="float">
            <text:p>2.954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3.291" calcext:value-type="float">
            <text:p>3.291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71" calcext:value-type="float">
            <text:p>7.071</text:p>
          </table:table-cell>
          <table:table-cell office:value-type="float" office:value="11.833" calcext:value-type="float">
            <text:p>11.833</text:p>
          </table:table-cell>
          <table:table-cell office:value-type="float" office:value="2.954" calcext:value-type="float">
            <text:p>2.954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0525" calcext:value-type="float">
            <text:p>0.0525</text:p>
          </table:table-cell>
          <table:table-cell office:value-type="float" office:value="3.291" calcext:value-type="float">
            <text:p>3.291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82" calcext:value-type="float">
            <text:p>7.082</text:p>
          </table:table-cell>
          <table:table-cell office:value-type="float" office:value="11.89" calcext:value-type="float">
            <text:p>11.89</text:p>
          </table:table-cell>
          <table:table-cell office:value-type="float" office:value="2.87" calcext:value-type="float">
            <text:p>2.87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073" calcext:value-type="float">
            <text:p>0.073</text:p>
          </table:table-cell>
          <table:table-cell office:value-type="float" office:value="3.291" calcext:value-type="float">
            <text:p>3.291</text:p>
          </table:table-cell>
          <table:table-cell office:value-type="float" office:value="0.7372" calcext:value-type="float">
            <text:p>0.73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85" calcext:value-type="float">
            <text:p>7.085</text:p>
          </table:table-cell>
          <table:table-cell office:value-type="float" office:value="11.89" calcext:value-type="float">
            <text:p>11.89</text:p>
          </table:table-cell>
          <table:table-cell office:value-type="float" office:value="2.87" calcext:value-type="float">
            <text:p>2.87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3.283" calcext:value-type="float">
            <text:p>3.283</text:p>
          </table:table-cell>
          <table:table-cell office:value-type="float" office:value="0.7382" calcext:value-type="float">
            <text:p>0.73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88" calcext:value-type="float">
            <text:p>7.088</text:p>
          </table:table-cell>
          <table:table-cell office:value-type="float" office:value="11.89" calcext:value-type="float">
            <text:p>11.89</text:p>
          </table:table-cell>
          <table:table-cell office:value-type="float" office:value="2.87" calcext:value-type="float">
            <text:p>2.87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0.0337" calcext:value-type="float">
            <text:p>0.0337</text:p>
          </table:table-cell>
          <table:table-cell office:value-type="float" office:value="3.276" calcext:value-type="float">
            <text:p>3.27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091" calcext:value-type="float">
            <text:p>7.091</text:p>
          </table:table-cell>
          <table:table-cell office:value-type="float" office:value="11.89" calcext:value-type="float">
            <text:p>11.89</text:p>
          </table:table-cell>
          <table:table-cell office:value-type="float" office:value="2.87" calcext:value-type="float">
            <text:p>2.87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0161" calcext:value-type="float">
            <text:p>0.0161</text:p>
          </table:table-cell>
          <table:table-cell office:value-type="float" office:value="3.276" calcext:value-type="float">
            <text:p>3.276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01" calcext:value-type="float">
            <text:p>7.101</text:p>
          </table:table-cell>
          <table:table-cell office:value-type="float" office:value="11.896" calcext:value-type="float">
            <text:p>11.896</text:p>
          </table:table-cell>
          <table:table-cell office:value-type="float" office:value="2.866" calcext:value-type="float">
            <text:p>2.866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3.276" calcext:value-type="float">
            <text:p>3.276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1.896" calcext:value-type="float">
            <text:p>11.896</text:p>
          </table:table-cell>
          <table:table-cell office:value-type="float" office:value="2.866" calcext:value-type="float">
            <text:p>2.866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154" calcext:value-type="float">
            <text:p>0.0154</text:p>
          </table:table-cell>
          <table:table-cell office:value-type="float" office:value="3.276" calcext:value-type="float">
            <text:p>3.276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08" calcext:value-type="float">
            <text:p>7.108</text:p>
          </table:table-cell>
          <table:table-cell office:value-type="float" office:value="11.896" calcext:value-type="float">
            <text:p>11.896</text:p>
          </table:table-cell>
          <table:table-cell office:value-type="float" office:value="2.866" calcext:value-type="float">
            <text:p>2.86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23" calcext:value-type="float">
            <text:p>-0.0823</text:p>
          </table:table-cell>
          <table:table-cell office:value-type="float" office:value="3.279" calcext:value-type="float">
            <text:p>3.279</text:p>
          </table:table-cell>
          <table:table-cell office:value-type="float" office:value="0.7646" calcext:value-type="float">
            <text:p>0.76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13" calcext:value-type="float">
            <text:p>7.113</text:p>
          </table:table-cell>
          <table:table-cell office:value-type="float" office:value="11.896" calcext:value-type="float">
            <text:p>11.896</text:p>
          </table:table-cell>
          <table:table-cell office:value-type="float" office:value="2.866" calcext:value-type="float">
            <text:p>2.866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3.279" calcext:value-type="float">
            <text:p>3.279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29" calcext:value-type="float">
            <text:p>7.129</text:p>
          </table:table-cell>
          <table:table-cell office:value-type="float" office:value="11.926" calcext:value-type="float">
            <text:p>11.926</text:p>
          </table:table-cell>
          <table:table-cell office:value-type="float" office:value="2.875" calcext:value-type="float">
            <text:p>2.875</text:p>
          </table:table-cell>
          <table:table-cell office:value-type="float" office:value="0.0459" calcext:value-type="float">
            <text:p>0.0459</text:p>
          </table:table-cell>
          <table:table-cell office:value-type="float" office:value="-0.0781" calcext:value-type="float">
            <text:p>-0.0781</text:p>
          </table:table-cell>
          <table:table-cell office:value-type="float" office:value="3.264" calcext:value-type="float">
            <text:p>3.264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33" calcext:value-type="float">
            <text:p>7.133</text:p>
          </table:table-cell>
          <table:table-cell office:value-type="float" office:value="11.926" calcext:value-type="float">
            <text:p>11.926</text:p>
          </table:table-cell>
          <table:table-cell office:value-type="float" office:value="2.875" calcext:value-type="float">
            <text:p>2.875</text:p>
          </table:table-cell>
          <table:table-cell office:value-type="float" office:value="0.0476" calcext:value-type="float">
            <text:p>0.0476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3.256" calcext:value-type="float">
            <text:p>3.256</text:p>
          </table:table-cell>
          <table:table-cell office:value-type="float" office:value="0.746" calcext:value-type="float">
            <text:p>0.7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44" calcext:value-type="float">
            <text:p>7.144</text:p>
          </table:table-cell>
          <table:table-cell office:value-type="float" office:value="11.926" calcext:value-type="float">
            <text:p>11.926</text:p>
          </table:table-cell>
          <table:table-cell office:value-type="float" office:value="2.875" calcext:value-type="float">
            <text:p>2.875</text:p>
          </table:table-cell>
          <table:table-cell office:value-type="float" office:value="0.0381" calcext:value-type="float">
            <text:p>0.0381</text:p>
          </table:table-cell>
          <table:table-cell office:value-type="float" office:value="-0.0991" calcext:value-type="float">
            <text:p>-0.0991</text:p>
          </table:table-cell>
          <table:table-cell office:value-type="float" office:value="3.248" calcext:value-type="float">
            <text:p>3.248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53" calcext:value-type="float">
            <text:p>7.153</text:p>
          </table:table-cell>
          <table:table-cell office:value-type="float" office:value="11.926" calcext:value-type="float">
            <text:p>11.926</text:p>
          </table:table-cell>
          <table:table-cell office:value-type="float" office:value="2.875" calcext:value-type="float">
            <text:p>2.8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3.248" calcext:value-type="float">
            <text:p>3.248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71" calcext:value-type="float">
            <text:p>7.171</text:p>
          </table:table-cell>
          <table:table-cell office:value-type="float" office:value="11.955" calcext:value-type="float">
            <text:p>11.955</text:p>
          </table:table-cell>
          <table:table-cell office:value-type="float" office:value="2.845" calcext:value-type="float">
            <text:p>2.84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0649" calcext:value-type="float">
            <text:p>0.0649</text:p>
          </table:table-cell>
          <table:table-cell office:value-type="float" office:value="3.251" calcext:value-type="float">
            <text:p>3.251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1.955" calcext:value-type="float">
            <text:p>11.955</text:p>
          </table:table-cell>
          <table:table-cell office:value-type="float" office:value="2.845" calcext:value-type="float">
            <text:p>2.845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3.234" calcext:value-type="float">
            <text:p>3.234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195" calcext:value-type="float">
            <text:p>7.195</text:p>
          </table:table-cell>
          <table:table-cell office:value-type="float" office:value="11.97" calcext:value-type="float">
            <text:p>11.97</text:p>
          </table:table-cell>
          <table:table-cell office:value-type="float" office:value="2.918" calcext:value-type="float">
            <text:p>2.918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0.0432" calcext:value-type="float">
            <text:p>0.0432</text:p>
          </table:table-cell>
          <table:table-cell office:value-type="float" office:value="3.228" calcext:value-type="float">
            <text:p>3.228</text:p>
          </table:table-cell>
          <table:table-cell office:value-type="float" office:value="0.7557" calcext:value-type="float">
            <text:p>0.755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03" calcext:value-type="float">
            <text:p>7.203</text:p>
          </table:table-cell>
          <table:table-cell office:value-type="float" office:value="11.97" calcext:value-type="float">
            <text:p>11.97</text:p>
          </table:table-cell>
          <table:table-cell office:value-type="float" office:value="2.918" calcext:value-type="float">
            <text:p>2.91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498" calcext:value-type="float">
            <text:p>0.0498</text:p>
          </table:table-cell>
          <table:table-cell office:value-type="float" office:value="3.22" calcext:value-type="float">
            <text:p>3.22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19" calcext:value-type="float">
            <text:p>7.219</text:p>
          </table:table-cell>
          <table:table-cell office:value-type="float" office:value="12.01" calcext:value-type="float">
            <text:p>12.01</text:p>
          </table:table-cell>
          <table:table-cell office:value-type="float" office:value="2.946" calcext:value-type="float">
            <text:p>2.94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61" calcext:value-type="float">
            <text:p>0.0061</text:p>
          </table:table-cell>
          <table:table-cell office:value-type="float" office:value="3.223" calcext:value-type="float">
            <text:p>3.223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2.01" calcext:value-type="float">
            <text:p>12.01</text:p>
          </table:table-cell>
          <table:table-cell office:value-type="float" office:value="2.946" calcext:value-type="float">
            <text:p>2.946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3.207" calcext:value-type="float">
            <text:p>3.207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44" calcext:value-type="float">
            <text:p>7.244</text:p>
          </table:table-cell>
          <table:table-cell office:value-type="float" office:value="11.988" calcext:value-type="float">
            <text:p>11.988</text:p>
          </table:table-cell>
          <table:table-cell office:value-type="float" office:value="2.979" calcext:value-type="float">
            <text:p>2.979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1174" calcext:value-type="float">
            <text:p>0.1174</text:p>
          </table:table-cell>
          <table:table-cell office:value-type="float" office:value="3.207" calcext:value-type="float">
            <text:p>3.207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1.988" calcext:value-type="float">
            <text:p>11.988</text:p>
          </table:table-cell>
          <table:table-cell office:value-type="float" office:value="2.979" calcext:value-type="float">
            <text:p>2.9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81" calcext:value-type="float">
            <text:p>0.0581</text:p>
          </table:table-cell>
          <table:table-cell office:value-type="float" office:value="3.192" calcext:value-type="float">
            <text:p>3.192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64" calcext:value-type="float">
            <text:p>7.264</text:p>
          </table:table-cell>
          <table:table-cell office:value-type="float" office:value="11.985" calcext:value-type="float">
            <text:p>11.985</text:p>
          </table:table-cell>
          <table:table-cell office:value-type="float" office:value="2.98" calcext:value-type="float">
            <text:p>2.98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3.192" calcext:value-type="float">
            <text:p>3.192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71" calcext:value-type="float">
            <text:p>7.271</text:p>
          </table:table-cell>
          <table:table-cell office:value-type="float" office:value="11.985" calcext:value-type="float">
            <text:p>11.985</text:p>
          </table:table-cell>
          <table:table-cell office:value-type="float" office:value="2.98" calcext:value-type="float">
            <text:p>2.9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3.188" calcext:value-type="float">
            <text:p>3.188</text:p>
          </table:table-cell>
          <table:table-cell office:value-type="float" office:value="0.785" calcext:value-type="float">
            <text:p>0.7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76" calcext:value-type="float">
            <text:p>7.276</text:p>
          </table:table-cell>
          <table:table-cell office:value-type="float" office:value="11.985" calcext:value-type="float">
            <text:p>11.985</text:p>
          </table:table-cell>
          <table:table-cell office:value-type="float" office:value="2.98" calcext:value-type="float">
            <text:p>2.98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.172" calcext:value-type="float">
            <text:p>3.172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83" calcext:value-type="float">
            <text:p>7.283</text:p>
          </table:table-cell>
          <table:table-cell office:value-type="float" office:value="11.985" calcext:value-type="float">
            <text:p>11.985</text:p>
          </table:table-cell>
          <table:table-cell office:value-type="float" office:value="2.98" calcext:value-type="float">
            <text:p>2.98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3.165" calcext:value-type="float">
            <text:p>3.165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299" calcext:value-type="float">
            <text:p>7.299</text:p>
          </table:table-cell>
          <table:table-cell office:value-type="float" office:value="11.773" calcext:value-type="float">
            <text:p>11.773</text:p>
          </table:table-cell>
          <table:table-cell office:value-type="float" office:value="2.829" calcext:value-type="float">
            <text:p>2.829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3.165" calcext:value-type="float">
            <text:p>3.165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04" calcext:value-type="float">
            <text:p>7.304</text:p>
          </table:table-cell>
          <table:table-cell office:value-type="float" office:value="11.773" calcext:value-type="float">
            <text:p>11.773</text:p>
          </table:table-cell>
          <table:table-cell office:value-type="float" office:value="2.829" calcext:value-type="float">
            <text:p>2.829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0.0312" calcext:value-type="float">
            <text:p>0.0312</text:p>
          </table:table-cell>
          <table:table-cell office:value-type="float" office:value="3.157" calcext:value-type="float">
            <text:p>3.157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21" calcext:value-type="float">
            <text:p>7.321</text:p>
          </table:table-cell>
          <table:table-cell office:value-type="float" office:value="11.779" calcext:value-type="float">
            <text:p>11.779</text:p>
          </table:table-cell>
          <table:table-cell office:value-type="float" office:value="2.825" calcext:value-type="float">
            <text:p>2.825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0332" calcext:value-type="float">
            <text:p>0.0332</text:p>
          </table:table-cell>
          <table:table-cell office:value-type="float" office:value="3.155" calcext:value-type="float">
            <text:p>3.155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26" calcext:value-type="float">
            <text:p>7.326</text:p>
          </table:table-cell>
          <table:table-cell office:value-type="float" office:value="11.779" calcext:value-type="float">
            <text:p>11.779</text:p>
          </table:table-cell>
          <table:table-cell office:value-type="float" office:value="2.825" calcext:value-type="float">
            <text:p>2.825</text:p>
          </table:table-cell>
          <table:table-cell office:value-type="float" office:value="0.0745" calcext:value-type="float">
            <text:p>0.0745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3.138" calcext:value-type="float">
            <text:p>3.138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42" calcext:value-type="float">
            <text:p>7.342</text:p>
          </table:table-cell>
          <table:table-cell office:value-type="float" office:value="11.796" calcext:value-type="float">
            <text:p>11.796</text:p>
          </table:table-cell>
          <table:table-cell office:value-type="float" office:value="2.801" calcext:value-type="float">
            <text:p>2.801</text:p>
          </table:table-cell>
          <table:table-cell office:value-type="float" office:value="0.0276" calcext:value-type="float">
            <text:p>0.027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3.131" calcext:value-type="float">
            <text:p>3.13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47" calcext:value-type="float">
            <text:p>7.347</text:p>
          </table:table-cell>
          <table:table-cell office:value-type="float" office:value="11.796" calcext:value-type="float">
            <text:p>11.796</text:p>
          </table:table-cell>
          <table:table-cell office:value-type="float" office:value="2.801" calcext:value-type="float">
            <text:p>2.801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-0.0574" calcext:value-type="float">
            <text:p>-0.0574</text:p>
          </table:table-cell>
          <table:table-cell office:value-type="float" office:value="3.123" calcext:value-type="float">
            <text:p>3.123</text:p>
          </table:table-cell>
          <table:table-cell office:value-type="float" office:value="0.7559" calcext:value-type="float">
            <text:p>0.75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 office:value-type="float" office:value="11.803" calcext:value-type="float">
            <text:p>11.803</text:p>
          </table:table-cell>
          <table:table-cell office:value-type="float" office:value="2.832" calcext:value-type="float">
            <text:p>2.832</text:p>
          </table:table-cell>
          <table:table-cell office:value-type="float" office:value="0.0276" calcext:value-type="float">
            <text:p>0.0276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3.123" calcext:value-type="float">
            <text:p>3.123</text:p>
          </table:table-cell>
          <table:table-cell office:value-type="float" office:value="0.734" calcext:value-type="float">
            <text:p>0.73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69" calcext:value-type="float">
            <text:p>7.369</text:p>
          </table:table-cell>
          <table:table-cell office:value-type="float" office:value="11.803" calcext:value-type="float">
            <text:p>11.803</text:p>
          </table:table-cell>
          <table:table-cell office:value-type="float" office:value="2.832" calcext:value-type="float">
            <text:p>2.832</text:p>
          </table:table-cell>
          <table:table-cell office:value-type="float" office:value="0.1028" calcext:value-type="float">
            <text:p>0.1028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3.125" calcext:value-type="float">
            <text:p>3.12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86" calcext:value-type="float">
            <text:p>7.386</text:p>
          </table:table-cell>
          <table:table-cell office:value-type="float" office:value="11.805" calcext:value-type="float">
            <text:p>11.805</text:p>
          </table:table-cell>
          <table:table-cell office:value-type="float" office:value="2.832" calcext:value-type="float">
            <text:p>2.832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0276" calcext:value-type="float">
            <text:p>0.0276</text:p>
          </table:table-cell>
          <table:table-cell office:value-type="float" office:value="3.11" calcext:value-type="float">
            <text:p>3.1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393" calcext:value-type="float">
            <text:p>7.393</text:p>
          </table:table-cell>
          <table:table-cell office:value-type="float" office:value="11.805" calcext:value-type="float">
            <text:p>11.805</text:p>
          </table:table-cell>
          <table:table-cell office:value-type="float" office:value="2.832" calcext:value-type="float">
            <text:p>2.83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85" calcext:value-type="float">
            <text:p>0.085</text:p>
          </table:table-cell>
          <table:table-cell office:value-type="float" office:value="3.095" calcext:value-type="float">
            <text:p>3.095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1.805" calcext:value-type="float">
            <text:p>11.805</text:p>
          </table:table-cell>
          <table:table-cell office:value-type="float" office:value="2.832" calcext:value-type="float">
            <text:p>2.832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0.042" calcext:value-type="float">
            <text:p>0.042</text:p>
          </table:table-cell>
          <table:table-cell office:value-type="float" office:value="3.095" calcext:value-type="float">
            <text:p>3.095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08" calcext:value-type="float">
            <text:p>7.408</text:p>
          </table:table-cell>
          <table:table-cell office:value-type="float" office:value="11.805" calcext:value-type="float">
            <text:p>11.805</text:p>
          </table:table-cell>
          <table:table-cell office:value-type="float" office:value="2.832" calcext:value-type="float">
            <text:p>2.83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27" calcext:value-type="float">
            <text:p>0.0427</text:p>
          </table:table-cell>
          <table:table-cell office:value-type="float" office:value="3.095" calcext:value-type="float">
            <text:p>3.095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13" calcext:value-type="float">
            <text:p>7.413</text:p>
          </table:table-cell>
          <table:table-cell office:value-type="float" office:value="11.805" calcext:value-type="float">
            <text:p>11.805</text:p>
          </table:table-cell>
          <table:table-cell office:value-type="float" office:value="2.832" calcext:value-type="float">
            <text:p>2.832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0562" calcext:value-type="float">
            <text:p>0.0562</text:p>
          </table:table-cell>
          <table:table-cell office:value-type="float" office:value="3.09" calcext:value-type="float">
            <text:p>3.09</text:p>
          </table:table-cell>
          <table:table-cell office:value-type="float" office:value="0.786" calcext:value-type="float">
            <text:p>0.7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18" calcext:value-type="float">
            <text:p>7.418</text:p>
          </table:table-cell>
          <table:table-cell office:value-type="float" office:value="11.805" calcext:value-type="float">
            <text:p>11.805</text:p>
          </table:table-cell>
          <table:table-cell office:value-type="float" office:value="2.832" calcext:value-type="float">
            <text:p>2.832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229" calcext:value-type="float">
            <text:p>0.0229</text:p>
          </table:table-cell>
          <table:table-cell office:value-type="float" office:value="3.09" calcext:value-type="float">
            <text:p>3.09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36" calcext:value-type="float">
            <text:p>7.436</text:p>
          </table:table-cell>
          <table:table-cell office:value-type="float" office:value="11.811" calcext:value-type="float">
            <text:p>11.811</text:p>
          </table:table-cell>
          <table:table-cell office:value-type="float" office:value="2.859" calcext:value-type="float">
            <text:p>2.859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0676" calcext:value-type="float">
            <text:p>0.0676</text:p>
          </table:table-cell>
          <table:table-cell office:value-type="float" office:value="3.074" calcext:value-type="float">
            <text:p>3.074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53" calcext:value-type="float">
            <text:p>7.453</text:p>
          </table:table-cell>
          <table:table-cell office:value-type="float" office:value="11.807" calcext:value-type="float">
            <text:p>11.807</text:p>
          </table:table-cell>
          <table:table-cell office:value-type="float" office:value="2.857" calcext:value-type="float">
            <text:p>2.857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68" calcext:value-type="float">
            <text:p>0.0168</text:p>
          </table:table-cell>
          <table:table-cell office:value-type="float" office:value="3.058" calcext:value-type="float">
            <text:p>3.058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58" calcext:value-type="float">
            <text:p>7.458</text:p>
          </table:table-cell>
          <table:table-cell office:value-type="float" office:value="11.807" calcext:value-type="float">
            <text:p>11.807</text:p>
          </table:table-cell>
          <table:table-cell office:value-type="float" office:value="2.857" calcext:value-type="float">
            <text:p>2.857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3.054" calcext:value-type="float">
            <text:p>3.054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77" calcext:value-type="float">
            <text:p>7.477</text:p>
          </table:table-cell>
          <table:table-cell office:value-type="float" office:value="11.834" calcext:value-type="float">
            <text:p>11.834</text:p>
          </table:table-cell>
          <table:table-cell office:value-type="float" office:value="2.821" calcext:value-type="float">
            <text:p>2.8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05" calcext:value-type="float">
            <text:p>0.0105</text:p>
          </table:table-cell>
          <table:table-cell office:value-type="float" office:value="3.054" calcext:value-type="float">
            <text:p>3.054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82" calcext:value-type="float">
            <text:p>7.482</text:p>
          </table:table-cell>
          <table:table-cell office:value-type="float" office:value="11.834" calcext:value-type="float">
            <text:p>11.834</text:p>
          </table:table-cell>
          <table:table-cell office:value-type="float" office:value="2.821" calcext:value-type="float">
            <text:p>2.82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684" calcext:value-type="float">
            <text:p>0.0684</text:p>
          </table:table-cell>
          <table:table-cell office:value-type="float" office:value="3.03" calcext:value-type="float">
            <text:p>3.03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499" calcext:value-type="float">
            <text:p>7.499</text:p>
          </table:table-cell>
          <table:table-cell office:value-type="float" office:value="11.853" calcext:value-type="float">
            <text:p>11.853</text:p>
          </table:table-cell>
          <table:table-cell office:value-type="float" office:value="2.797" calcext:value-type="float">
            <text:p>2.797</text:p>
          </table:table-cell>
          <table:table-cell office:value-type="float" office:value="0.0239" calcext:value-type="float">
            <text:p>0.0239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3.03" calcext:value-type="float">
            <text:p>3.03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515" calcext:value-type="float">
            <text:p>7.515</text:p>
          </table:table-cell>
          <table:table-cell office:value-type="float" office:value="11.851" calcext:value-type="float">
            <text:p>11.851</text:p>
          </table:table-cell>
          <table:table-cell office:value-type="float" office:value="2.795" calcext:value-type="float">
            <text:p>2.795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3.022" calcext:value-type="float">
            <text:p>3.022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521" calcext:value-type="float">
            <text:p>7.521</text:p>
          </table:table-cell>
          <table:table-cell office:value-type="float" office:value="11.851" calcext:value-type="float">
            <text:p>11.851</text:p>
          </table:table-cell>
          <table:table-cell office:value-type="float" office:value="2.795" calcext:value-type="float">
            <text:p>2.795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232" calcext:value-type="float">
            <text:p>0.0232</text:p>
          </table:table-cell>
          <table:table-cell office:value-type="float" office:value="3.005" calcext:value-type="float">
            <text:p>3.005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539" calcext:value-type="float">
            <text:p>7.539</text:p>
          </table:table-cell>
          <table:table-cell office:value-type="float" office:value="11.81" calcext:value-type="float">
            <text:p>11.81</text:p>
          </table:table-cell>
          <table:table-cell office:value-type="float" office:value="2.764" calcext:value-type="float">
            <text:p>2.764</text:p>
          </table:table-cell>
          <table:table-cell office:value-type="float" office:value="-0.0859" calcext:value-type="float">
            <text:p>-0.0859</text:p>
          </table:table-cell>
          <table:table-cell office:value-type="float" office:value="0.0608" calcext:value-type="float">
            <text:p>0.0608</text:p>
          </table:table-cell>
          <table:table-cell office:value-type="float" office:value="3.005" calcext:value-type="float">
            <text:p>3.005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547" calcext:value-type="float">
            <text:p>7.547</text:p>
          </table:table-cell>
          <table:table-cell office:value-type="float" office:value="11.81" calcext:value-type="float">
            <text:p>11.81</text:p>
          </table:table-cell>
          <table:table-cell office:value-type="float" office:value="2.764" calcext:value-type="float">
            <text:p>2.764</text:p>
          </table:table-cell>
          <table:table-cell office:value-type="float" office:value="0.053" calcext:value-type="float">
            <text:p>0.053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2.99" calcext:value-type="float">
            <text:p>2.99</text:p>
          </table:table-cell>
          <table:table-cell office:value-type="float" office:value="0.745" calcext:value-type="float">
            <text:p>0.7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561" calcext:value-type="float">
            <text:p>7.561</text:p>
          </table:table-cell>
          <table:table-cell office:value-type="float" office:value="11.797" calcext:value-type="float">
            <text:p>11.797</text:p>
          </table:table-cell>
          <table:table-cell office:value-type="float" office:value="2.781" calcext:value-type="float">
            <text:p>2.781</text:p>
          </table:table-cell>
          <table:table-cell office:value-type="float" office:value="0.0789" calcext:value-type="float">
            <text:p>0.0789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2.99" calcext:value-type="float">
            <text:p>2.99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569" calcext:value-type="float">
            <text:p>7.569</text:p>
          </table:table-cell>
          <table:table-cell office:value-type="float" office:value="11.797" calcext:value-type="float">
            <text:p>11.797</text:p>
          </table:table-cell>
          <table:table-cell office:value-type="float" office:value="2.781" calcext:value-type="float">
            <text:p>2.781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0.0474" calcext:value-type="float">
            <text:p>0.0474</text:p>
          </table:table-cell>
          <table:table-cell office:value-type="float" office:value="2.987" calcext:value-type="float">
            <text:p>2.987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583" calcext:value-type="float">
            <text:p>7.583</text:p>
          </table:table-cell>
          <table:table-cell office:value-type="float" office:value="11.787" calcext:value-type="float">
            <text:p>11.787</text:p>
          </table:table-cell>
          <table:table-cell office:value-type="float" office:value="2.793" calcext:value-type="float">
            <text:p>2.793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2.979" calcext:value-type="float">
            <text:p>2.979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1.787" calcext:value-type="float">
            <text:p>11.787</text:p>
          </table:table-cell>
          <table:table-cell office:value-type="float" office:value="2.793" calcext:value-type="float">
            <text:p>2.793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117" calcext:value-type="float">
            <text:p>0.0117</text:p>
          </table:table-cell>
          <table:table-cell office:value-type="float" office:value="2.963" calcext:value-type="float">
            <text:p>2.963</text:p>
          </table:table-cell>
          <table:table-cell office:value-type="float" office:value="0.7469" calcext:value-type="float">
            <text:p>0.746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06" calcext:value-type="float">
            <text:p>7.606</text:p>
          </table:table-cell>
          <table:table-cell office:value-type="float" office:value="11.794" calcext:value-type="float">
            <text:p>11.794</text:p>
          </table:table-cell>
          <table:table-cell office:value-type="float" office:value="2.824" calcext:value-type="float">
            <text:p>2.824</text:p>
          </table:table-cell>
          <table:table-cell office:value-type="float" office:value="0.1099" calcext:value-type="float">
            <text:p>0.1099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2.955" calcext:value-type="float">
            <text:p>2.955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11" calcext:value-type="float">
            <text:p>7.611</text:p>
          </table:table-cell>
          <table:table-cell office:value-type="float" office:value="11.794" calcext:value-type="float">
            <text:p>11.794</text:p>
          </table:table-cell>
          <table:table-cell office:value-type="float" office:value="2.824" calcext:value-type="float">
            <text:p>2.824</text:p>
          </table:table-cell>
          <table:table-cell office:value-type="float" office:value="0.0569" calcext:value-type="float">
            <text:p>0.056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2.953" calcext:value-type="float">
            <text:p>2.953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11.807" calcext:value-type="float">
            <text:p>11.807</text:p>
          </table:table-cell>
          <table:table-cell office:value-type="float" office:value="2.828" calcext:value-type="float">
            <text:p>2.828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2.953" calcext:value-type="float">
            <text:p>2.953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1.807" calcext:value-type="float">
            <text:p>11.807</text:p>
          </table:table-cell>
          <table:table-cell office:value-type="float" office:value="2.828" calcext:value-type="float">
            <text:p>2.828</text:p>
          </table:table-cell>
          <table:table-cell office:value-type="float" office:value="-0.0522" calcext:value-type="float">
            <text:p>-0.0522</text:p>
          </table:table-cell>
          <table:table-cell office:value-type="float" office:value="0.0186" calcext:value-type="float">
            <text:p>0.0186</text:p>
          </table:table-cell>
          <table:table-cell office:value-type="float" office:value="2.93" calcext:value-type="float">
            <text:p>2.93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46" calcext:value-type="float">
            <text:p>7.646</text:p>
          </table:table-cell>
          <table:table-cell office:value-type="float" office:value="11.822" calcext:value-type="float">
            <text:p>11.822</text:p>
          </table:table-cell>
          <table:table-cell office:value-type="float" office:value="2.813" calcext:value-type="float">
            <text:p>2.81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986" calcext:value-type="float">
            <text:p>0.0986</text:p>
          </table:table-cell>
          <table:table-cell office:value-type="float" office:value="2.93" calcext:value-type="float">
            <text:p>2.93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51" calcext:value-type="float">
            <text:p>7.651</text:p>
          </table:table-cell>
          <table:table-cell office:value-type="float" office:value="11.822" calcext:value-type="float">
            <text:p>11.822</text:p>
          </table:table-cell>
          <table:table-cell office:value-type="float" office:value="2.813" calcext:value-type="float">
            <text:p>2.81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935" calcext:value-type="float">
            <text:p>0.0935</text:p>
          </table:table-cell>
          <table:table-cell office:value-type="float" office:value="2.922" calcext:value-type="float">
            <text:p>2.922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67" calcext:value-type="float">
            <text:p>7.667</text:p>
          </table:table-cell>
          <table:table-cell office:value-type="float" office:value="11.828" calcext:value-type="float">
            <text:p>11.828</text:p>
          </table:table-cell>
          <table:table-cell office:value-type="float" office:value="2.81" calcext:value-type="float">
            <text:p>2.81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0.0095" calcext:value-type="float">
            <text:p>0.0095</text:p>
          </table:table-cell>
          <table:table-cell office:value-type="float" office:value="2.914" calcext:value-type="float">
            <text:p>2.914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74" calcext:value-type="float">
            <text:p>7.674</text:p>
          </table:table-cell>
          <table:table-cell office:value-type="float" office:value="11.828" calcext:value-type="float">
            <text:p>11.828</text:p>
          </table:table-cell>
          <table:table-cell office:value-type="float" office:value="2.81" calcext:value-type="float">
            <text:p>2.81</text:p>
          </table:table-cell>
          <table:table-cell office:value-type="float" office:value="0.0645" calcext:value-type="float">
            <text:p>0.0645</text:p>
          </table:table-cell>
          <table:table-cell office:value-type="float" office:value="-0.1145" calcext:value-type="float">
            <text:p>-0.1145</text:p>
          </table:table-cell>
          <table:table-cell office:value-type="float" office:value="2.899" calcext:value-type="float">
            <text:p>2.899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1.818" calcext:value-type="float">
            <text:p>11.818</text:p>
          </table:table-cell>
          <table:table-cell office:value-type="float" office:value="2.768" calcext:value-type="float">
            <text:p>2.768</text:p>
          </table:table-cell>
          <table:table-cell office:value-type="float" office:value="0.0303" calcext:value-type="float">
            <text:p>0.0303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2.892" calcext:value-type="float">
            <text:p>2.89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696" calcext:value-type="float">
            <text:p>7.696</text:p>
          </table:table-cell>
          <table:table-cell office:value-type="float" office:value="11.818" calcext:value-type="float">
            <text:p>11.818</text:p>
          </table:table-cell>
          <table:table-cell office:value-type="float" office:value="2.768" calcext:value-type="float">
            <text:p>2.768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0.0793" calcext:value-type="float">
            <text:p>0.0793</text:p>
          </table:table-cell>
          <table:table-cell office:value-type="float" office:value="2.883" calcext:value-type="float">
            <text:p>2.883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1.826" calcext:value-type="float">
            <text:p>11.826</text:p>
          </table:table-cell>
          <table:table-cell office:value-type="float" office:value="2.771" calcext:value-type="float">
            <text:p>2.771</text:p>
          </table:table-cell>
          <table:table-cell office:value-type="float" office:value="0.0183" calcext:value-type="float">
            <text:p>0.0183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2.883" calcext:value-type="float">
            <text:p>2.883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18" calcext:value-type="float">
            <text:p>7.718</text:p>
          </table:table-cell>
          <table:table-cell office:value-type="float" office:value="11.826" calcext:value-type="float">
            <text:p>11.826</text:p>
          </table:table-cell>
          <table:table-cell office:value-type="float" office:value="2.771" calcext:value-type="float">
            <text:p>2.771</text:p>
          </table:table-cell>
          <table:table-cell office:value-type="float" office:value="-0.0657" calcext:value-type="float">
            <text:p>-0.0657</text:p>
          </table:table-cell>
          <table:table-cell office:value-type="float" office:value="0.052" calcext:value-type="float">
            <text:p>0.052</text:p>
          </table:table-cell>
          <table:table-cell office:value-type="float" office:value="2.879" calcext:value-type="float">
            <text:p>2.879</text:p>
          </table:table-cell>
          <table:table-cell office:value-type="float" office:value="0.7691" calcext:value-type="float">
            <text:p>0.76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32" calcext:value-type="float">
            <text:p>7.732</text:p>
          </table:table-cell>
          <table:table-cell office:value-type="float" office:value="11.821" calcext:value-type="float">
            <text:p>11.821</text:p>
          </table:table-cell>
          <table:table-cell office:value-type="float" office:value="2.775" calcext:value-type="float">
            <text:p>2.775</text:p>
          </table:table-cell>
          <table:table-cell office:value-type="float" office:value="-0.0676" calcext:value-type="float">
            <text:p>-0.0676</text:p>
          </table:table-cell>
          <table:table-cell office:value-type="float" office:value="0.033" calcext:value-type="float">
            <text:p>0.033</text:p>
          </table:table-cell>
          <table:table-cell office:value-type="float" office:value="2.863" calcext:value-type="float">
            <text:p>2.863</text:p>
          </table:table-cell>
          <table:table-cell office:value-type="float" office:value="0.781" calcext:value-type="float">
            <text:p>0.78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39" calcext:value-type="float">
            <text:p>7.739</text:p>
          </table:table-cell>
          <table:table-cell office:value-type="float" office:value="11.821" calcext:value-type="float">
            <text:p>11.821</text:p>
          </table:table-cell>
          <table:table-cell office:value-type="float" office:value="2.775" calcext:value-type="float">
            <text:p>2.775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0.0173" calcext:value-type="float">
            <text:p>0.0173</text:p>
          </table:table-cell>
          <table:table-cell office:value-type="float" office:value="2.856" calcext:value-type="float">
            <text:p>2.856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55" calcext:value-type="float">
            <text:p>7.755</text:p>
          </table:table-cell>
          <table:table-cell office:value-type="float" office:value="11.835" calcext:value-type="float">
            <text:p>11.835</text:p>
          </table:table-cell>
          <table:table-cell office:value-type="float" office:value="2.762" calcext:value-type="float">
            <text:p>2.762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0107" calcext:value-type="float">
            <text:p>0.0107</text:p>
          </table:table-cell>
          <table:table-cell office:value-type="float" office:value="2.848" calcext:value-type="float">
            <text:p>2.848</text:p>
          </table:table-cell>
          <table:table-cell office:value-type="float" office:value="0.7474" calcext:value-type="float">
            <text:p>0.74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62" calcext:value-type="float">
            <text:p>7.762</text:p>
          </table:table-cell>
          <table:table-cell office:value-type="float" office:value="11.835" calcext:value-type="float">
            <text:p>11.835</text:p>
          </table:table-cell>
          <table:table-cell office:value-type="float" office:value="2.762" calcext:value-type="float">
            <text:p>2.762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1" calcext:value-type="float">
            <text:p>0.031</text:p>
          </table:table-cell>
          <table:table-cell office:value-type="float" office:value="2.836" calcext:value-type="float">
            <text:p>2.836</text:p>
          </table:table-cell>
          <table:table-cell office:value-type="float" office:value="0.755" calcext:value-type="float">
            <text:p>0.75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77" calcext:value-type="float">
            <text:p>7.777</text:p>
          </table:table-cell>
          <table:table-cell office:value-type="float" office:value="11.849" calcext:value-type="float">
            <text:p>11.849</text:p>
          </table:table-cell>
          <table:table-cell office:value-type="float" office:value="2.82" calcext:value-type="float">
            <text:p>2.82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2.836" calcext:value-type="float">
            <text:p>2.836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83" calcext:value-type="float">
            <text:p>7.783</text:p>
          </table:table-cell>
          <table:table-cell office:value-type="float" office:value="11.849" calcext:value-type="float">
            <text:p>11.849</text:p>
          </table:table-cell>
          <table:table-cell office:value-type="float" office:value="2.82" calcext:value-type="float">
            <text:p>2.82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2.812" calcext:value-type="float">
            <text:p>2.812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796" calcext:value-type="float">
            <text:p>7.796</text:p>
          </table:table-cell>
          <table:table-cell office:value-type="float" office:value="11.852" calcext:value-type="float">
            <text:p>11.852</text:p>
          </table:table-cell>
          <table:table-cell office:value-type="float" office:value="2.82" calcext:value-type="float">
            <text:p>2.82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0.0667" calcext:value-type="float">
            <text:p>0.0667</text:p>
          </table:table-cell>
          <table:table-cell office:value-type="float" office:value="2.805" calcext:value-type="float">
            <text:p>2.805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01" calcext:value-type="float">
            <text:p>7.801</text:p>
          </table:table-cell>
          <table:table-cell office:value-type="float" office:value="11.852" calcext:value-type="float">
            <text:p>11.852</text:p>
          </table:table-cell>
          <table:table-cell office:value-type="float" office:value="2.82" calcext:value-type="float">
            <text:p>2.82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805" calcext:value-type="float">
            <text:p>2.805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19" calcext:value-type="float">
            <text:p>7.819</text:p>
          </table:table-cell>
          <table:table-cell office:value-type="float" office:value="11.879" calcext:value-type="float">
            <text:p>11.879</text:p>
          </table:table-cell>
          <table:table-cell office:value-type="float" office:value="2.788" calcext:value-type="float">
            <text:p>2.788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17" calcext:value-type="float">
            <text:p>0.0317</text:p>
          </table:table-cell>
          <table:table-cell office:value-type="float" office:value="2.796" calcext:value-type="float">
            <text:p>2.796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35" calcext:value-type="float">
            <text:p>7.835</text:p>
          </table:table-cell>
          <table:table-cell office:value-type="float" office:value="11.895" calcext:value-type="float">
            <text:p>11.895</text:p>
          </table:table-cell>
          <table:table-cell office:value-type="float" office:value="2.769" calcext:value-type="float">
            <text:p>2.769</text:p>
          </table:table-cell>
          <table:table-cell office:value-type="float" office:value="0.0361" calcext:value-type="float">
            <text:p>0.0361</text:p>
          </table:table-cell>
          <table:table-cell office:value-type="float" office:value="-0.0701" calcext:value-type="float">
            <text:p>-0.0701</text:p>
          </table:table-cell>
          <table:table-cell office:value-type="float" office:value="2.781" calcext:value-type="float">
            <text:p>2.781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1.895" calcext:value-type="float">
            <text:p>11.895</text:p>
          </table:table-cell>
          <table:table-cell office:value-type="float" office:value="2.769" calcext:value-type="float">
            <text:p>2.76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576" calcext:value-type="float">
            <text:p>-0.0576</text:p>
          </table:table-cell>
          <table:table-cell office:value-type="float" office:value="2.765" calcext:value-type="float">
            <text:p>2.765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55" calcext:value-type="float">
            <text:p>7.855</text:p>
          </table:table-cell>
          <table:table-cell office:value-type="float" office:value="11.897" calcext:value-type="float">
            <text:p>11.897</text:p>
          </table:table-cell>
          <table:table-cell office:value-type="float" office:value="2.772" calcext:value-type="float">
            <text:p>2.772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2.765" calcext:value-type="float">
            <text:p>2.765</text:p>
          </table:table-cell>
          <table:table-cell office:value-type="float" office:value="0.7253" calcext:value-type="float">
            <text:p>0.725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1.897" calcext:value-type="float">
            <text:p>11.897</text:p>
          </table:table-cell>
          <table:table-cell office:value-type="float" office:value="2.772" calcext:value-type="float">
            <text:p>2.77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75" calcext:value-type="float">
            <text:p>0.075</text:p>
          </table:table-cell>
          <table:table-cell office:value-type="float" office:value="2.751" calcext:value-type="float">
            <text:p>2.751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11.888" calcext:value-type="float">
            <text:p>11.888</text:p>
          </table:table-cell>
          <table:table-cell office:value-type="float" office:value="2.77" calcext:value-type="float">
            <text:p>2.77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2.751" calcext:value-type="float">
            <text:p>2.751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81" calcext:value-type="float">
            <text:p>7.881</text:p>
          </table:table-cell>
          <table:table-cell office:value-type="float" office:value="11.888" calcext:value-type="float">
            <text:p>11.888</text:p>
          </table:table-cell>
          <table:table-cell office:value-type="float" office:value="2.77" calcext:value-type="float">
            <text:p>2.77</text:p>
          </table:table-cell>
          <table:table-cell office:value-type="float" office:value="-0.0479" calcext:value-type="float">
            <text:p>-0.0479</text:p>
          </table:table-cell>
          <table:table-cell office:value-type="float" office:value="0.0283" calcext:value-type="float">
            <text:p>0.0283</text:p>
          </table:table-cell>
          <table:table-cell office:value-type="float" office:value="2.728" calcext:value-type="float">
            <text:p>2.728</text:p>
          </table:table-cell>
          <table:table-cell office:value-type="float" office:value="0.7196" calcext:value-type="float">
            <text:p>0.719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895" calcext:value-type="float">
            <text:p>7.895</text:p>
          </table:table-cell>
          <table:table-cell office:value-type="float" office:value="11.903" calcext:value-type="float">
            <text:p>11.903</text:p>
          </table:table-cell>
          <table:table-cell office:value-type="float" office:value="2.75" calcext:value-type="float">
            <text:p>2.75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-0.0725" calcext:value-type="float">
            <text:p>-0.0725</text:p>
          </table:table-cell>
          <table:table-cell office:value-type="float" office:value="2.728" calcext:value-type="float">
            <text:p>2.728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01" calcext:value-type="float">
            <text:p>7.901</text:p>
          </table:table-cell>
          <table:table-cell office:value-type="float" office:value="11.903" calcext:value-type="float">
            <text:p>11.903</text:p>
          </table:table-cell>
          <table:table-cell office:value-type="float" office:value="2.75" calcext:value-type="float">
            <text:p>2.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74" calcext:value-type="float">
            <text:p>0.0474</text:p>
          </table:table-cell>
          <table:table-cell office:value-type="float" office:value="2.722" calcext:value-type="float">
            <text:p>2.722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08" calcext:value-type="float">
            <text:p>7.908</text:p>
          </table:table-cell>
          <table:table-cell office:value-type="float" office:value="11.903" calcext:value-type="float">
            <text:p>11.903</text:p>
          </table:table-cell>
          <table:table-cell office:value-type="float" office:value="2.75" calcext:value-type="float">
            <text:p>2.7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784" calcext:value-type="float">
            <text:p>0.0784</text:p>
          </table:table-cell>
          <table:table-cell office:value-type="float" office:value="2.714" calcext:value-type="float">
            <text:p>2.714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13" calcext:value-type="float">
            <text:p>7.913</text:p>
          </table:table-cell>
          <table:table-cell office:value-type="float" office:value="11.903" calcext:value-type="float">
            <text:p>11.903</text:p>
          </table:table-cell>
          <table:table-cell office:value-type="float" office:value="2.75" calcext:value-type="float">
            <text:p>2.7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52" calcext:value-type="float">
            <text:p>0.052</text:p>
          </table:table-cell>
          <table:table-cell office:value-type="float" office:value="2.714" calcext:value-type="float">
            <text:p>2.714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19" calcext:value-type="float">
            <text:p>7.919</text:p>
          </table:table-cell>
          <table:table-cell office:value-type="float" office:value="11.903" calcext:value-type="float">
            <text:p>11.903</text:p>
          </table:table-cell>
          <table:table-cell office:value-type="float" office:value="2.75" calcext:value-type="float">
            <text:p>2.75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39" calcext:value-type="float">
            <text:p>0.0039</text:p>
          </table:table-cell>
          <table:table-cell office:value-type="float" office:value="2.699" calcext:value-type="float">
            <text:p>2.699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37" calcext:value-type="float">
            <text:p>7.937</text:p>
          </table:table-cell>
          <table:table-cell office:value-type="float" office:value="11.916" calcext:value-type="float">
            <text:p>11.916</text:p>
          </table:table-cell>
          <table:table-cell office:value-type="float" office:value="2.802" calcext:value-type="float">
            <text:p>2.802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2.699" calcext:value-type="float">
            <text:p>2.699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42" calcext:value-type="float">
            <text:p>7.942</text:p>
          </table:table-cell>
          <table:table-cell office:value-type="float" office:value="11.916" calcext:value-type="float">
            <text:p>11.916</text:p>
          </table:table-cell>
          <table:table-cell office:value-type="float" office:value="2.802" calcext:value-type="float">
            <text:p>2.802</text:p>
          </table:table-cell>
          <table:table-cell office:value-type="float" office:value="-0.0769" calcext:value-type="float">
            <text:p>-0.0769</text:p>
          </table:table-cell>
          <table:table-cell office:value-type="float" office:value="0.0198" calcext:value-type="float">
            <text:p>0.0198</text:p>
          </table:table-cell>
          <table:table-cell office:value-type="float" office:value="2.683" calcext:value-type="float">
            <text:p>2.68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58" calcext:value-type="float">
            <text:p>7.958</text:p>
          </table:table-cell>
          <table:table-cell office:value-type="float" office:value="11.91" calcext:value-type="float">
            <text:p>11.91</text:p>
          </table:table-cell>
          <table:table-cell office:value-type="float" office:value="2.8" calcext:value-type="float">
            <text:p>2.8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085" calcext:value-type="float">
            <text:p>0.0085</text:p>
          </table:table-cell>
          <table:table-cell office:value-type="float" office:value="2.683" calcext:value-type="float">
            <text:p>2.683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64" calcext:value-type="float">
            <text:p>7.964</text:p>
          </table:table-cell>
          <table:table-cell office:value-type="float" office:value="11.91" calcext:value-type="float">
            <text:p>11.91</text:p>
          </table:table-cell>
          <table:table-cell office:value-type="float" office:value="2.8" calcext:value-type="float">
            <text:p>2.8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-0.0496" calcext:value-type="float">
            <text:p>-0.0496</text:p>
          </table:table-cell>
          <table:table-cell office:value-type="float" office:value="2.676" calcext:value-type="float">
            <text:p>2.676</text:p>
          </table:table-cell>
          <table:table-cell office:value-type="float" office:value="0.7477" calcext:value-type="float">
            <text:p>0.74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78" calcext:value-type="float">
            <text:p>7.978</text:p>
          </table:table-cell>
          <table:table-cell office:value-type="float" office:value="11.93" calcext:value-type="float">
            <text:p>11.93</text:p>
          </table:table-cell>
          <table:table-cell office:value-type="float" office:value="2.775" calcext:value-type="float">
            <text:p>2.7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0139" calcext:value-type="float">
            <text:p>0.0139</text:p>
          </table:table-cell>
          <table:table-cell office:value-type="float" office:value="2.661" calcext:value-type="float">
            <text:p>2.661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.986" calcext:value-type="float">
            <text:p>7.986</text:p>
          </table:table-cell>
          <table:table-cell office:value-type="float" office:value="11.93" calcext:value-type="float">
            <text:p>11.93</text:p>
          </table:table-cell>
          <table:table-cell office:value-type="float" office:value="2.775" calcext:value-type="float">
            <text:p>2.775</text:p>
          </table:table-cell>
          <table:table-cell office:value-type="float" office:value="0.0491" calcext:value-type="float">
            <text:p>0.0491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2.653" calcext:value-type="float">
            <text:p>2.653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03" calcext:value-type="float">
            <text:p>8.003</text:p>
          </table:table-cell>
          <table:table-cell office:value-type="float" office:value="11.977" calcext:value-type="float">
            <text:p>11.977</text:p>
          </table:table-cell>
          <table:table-cell office:value-type="float" office:value="2.723" calcext:value-type="float">
            <text:p>2.723</text:p>
          </table:table-cell>
          <table:table-cell office:value-type="float" office:value="-0.0479" calcext:value-type="float">
            <text:p>-0.0479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2.645" calcext:value-type="float">
            <text:p>2.645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09" calcext:value-type="float">
            <text:p>8.009</text:p>
          </table:table-cell>
          <table:table-cell office:value-type="float" office:value="11.977" calcext:value-type="float">
            <text:p>11.977</text:p>
          </table:table-cell>
          <table:table-cell office:value-type="float" office:value="2.723" calcext:value-type="float">
            <text:p>2.723</text:p>
          </table:table-cell>
          <table:table-cell office:value-type="float" office:value="-0.1113" calcext:value-type="float">
            <text:p>-0.1113</text:p>
          </table:table-cell>
          <table:table-cell office:value-type="float" office:value="-0.0596" calcext:value-type="float">
            <text:p>-0.0596</text:p>
          </table:table-cell>
          <table:table-cell office:value-type="float" office:value="2.633" calcext:value-type="float">
            <text:p>2.633</text:p>
          </table:table-cell>
          <table:table-cell office:value-type="float" office:value="0.7087" calcext:value-type="float">
            <text:p>0.708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25" calcext:value-type="float">
            <text:p>8.025</text:p>
          </table:table-cell>
          <table:table-cell office:value-type="float" office:value="11.963" calcext:value-type="float">
            <text:p>11.963</text:p>
          </table:table-cell>
          <table:table-cell office:value-type="float" office:value="2.666" calcext:value-type="float">
            <text:p>2.666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33" calcext:value-type="float">
            <text:p>2.633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44" calcext:value-type="float">
            <text:p>8.044</text:p>
          </table:table-cell>
          <table:table-cell office:value-type="float" office:value="11.978" calcext:value-type="float">
            <text:p>11.978</text:p>
          </table:table-cell>
          <table:table-cell office:value-type="float" office:value="2.671" calcext:value-type="float">
            <text:p>2.671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61" calcext:value-type="float">
            <text:p>2.61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49" calcext:value-type="float">
            <text:p>8.049</text:p>
          </table:table-cell>
          <table:table-cell office:value-type="float" office:value="11.978" calcext:value-type="float">
            <text:p>11.978</text:p>
          </table:table-cell>
          <table:table-cell office:value-type="float" office:value="2.671" calcext:value-type="float">
            <text:p>2.671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745" calcext:value-type="float">
            <text:p>-0.0745</text:p>
          </table:table-cell>
          <table:table-cell office:value-type="float" office:value="2.603" calcext:value-type="float">
            <text:p>2.603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1.963" calcext:value-type="float">
            <text:p>11.963</text:p>
          </table:table-cell>
          <table:table-cell office:value-type="float" office:value="2.692" calcext:value-type="float">
            <text:p>2.69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2.603" calcext:value-type="float">
            <text:p>2.603</text:p>
          </table:table-cell>
          <table:table-cell office:value-type="float" office:value="0.73" calcext:value-type="float">
            <text:p>0.7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71" calcext:value-type="float">
            <text:p>8.071</text:p>
          </table:table-cell>
          <table:table-cell office:value-type="float" office:value="11.963" calcext:value-type="float">
            <text:p>11.963</text:p>
          </table:table-cell>
          <table:table-cell office:value-type="float" office:value="2.692" calcext:value-type="float">
            <text:p>2.692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578" calcext:value-type="float">
            <text:p>2.5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77" calcext:value-type="float">
            <text:p>8.077</text:p>
          </table:table-cell>
          <table:table-cell office:value-type="float" office:value="11.963" calcext:value-type="float">
            <text:p>11.963</text:p>
          </table:table-cell>
          <table:table-cell office:value-type="float" office:value="2.692" calcext:value-type="float">
            <text:p>2.692</text:p>
          </table:table-cell>
          <table:table-cell office:value-type="float" office:value="0.0547" calcext:value-type="float">
            <text:p>0.0547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2.578" calcext:value-type="float">
            <text:p>2.578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81" calcext:value-type="float">
            <text:p>8.081</text:p>
          </table:table-cell>
          <table:table-cell office:value-type="float" office:value="11.963" calcext:value-type="float">
            <text:p>11.963</text:p>
          </table:table-cell>
          <table:table-cell office:value-type="float" office:value="2.692" calcext:value-type="float">
            <text:p>2.692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2" calcext:value-type="float">
            <text:p>0.0322</text:p>
          </table:table-cell>
          <table:table-cell office:value-type="float" office:value="2.57" calcext:value-type="float">
            <text:p>2.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097" calcext:value-type="float">
            <text:p>8.097</text:p>
          </table:table-cell>
          <table:table-cell office:value-type="float" office:value="11.974" calcext:value-type="float">
            <text:p>11.974</text:p>
          </table:table-cell>
          <table:table-cell office:value-type="float" office:value="2.741" calcext:value-type="float">
            <text:p>2.741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2.57" calcext:value-type="float">
            <text:p>2.57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103" calcext:value-type="float">
            <text:p>8.103</text:p>
          </table:table-cell>
          <table:table-cell office:value-type="float" office:value="11.974" calcext:value-type="float">
            <text:p>11.974</text:p>
          </table:table-cell>
          <table:table-cell office:value-type="float" office:value="2.741" calcext:value-type="float">
            <text:p>2.741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081" calcext:value-type="float">
            <text:p>0.0081</text:p>
          </table:table-cell>
          <table:table-cell office:value-type="float" office:value="2.562" calcext:value-type="float">
            <text:p>2.562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119" calcext:value-type="float">
            <text:p>8.119</text:p>
          </table:table-cell>
          <table:table-cell office:value-type="float" office:value="11.956" calcext:value-type="float">
            <text:p>11.956</text:p>
          </table:table-cell>
          <table:table-cell office:value-type="float" office:value="2.734" calcext:value-type="float">
            <text:p>2.734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0.0186" calcext:value-type="float">
            <text:p>0.0186</text:p>
          </table:table-cell>
          <table:table-cell office:value-type="float" office:value="2.556" calcext:value-type="float">
            <text:p>2.556</text:p>
          </table:table-cell>
          <table:table-cell office:value-type="float" office:value="0.7274" calcext:value-type="float">
            <text:p>0.7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24" calcext:value-type="float">
            <text:p>8.124</text:p>
          </table:table-cell>
          <table:table-cell office:value-type="float" office:value="11.956" calcext:value-type="float">
            <text:p>11.956</text:p>
          </table:table-cell>
          <table:table-cell office:value-type="float" office:value="2.734" calcext:value-type="float">
            <text:p>2.7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9" calcext:value-type="float">
            <text:p>-0.009</text:p>
          </table:table-cell>
          <table:table-cell office:value-type="float" office:value="2.539" calcext:value-type="float">
            <text:p>2.539</text:p>
          </table:table-cell>
          <table:table-cell office:value-type="float" office:value="0.7171" calcext:value-type="float">
            <text:p>0.7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3" calcext:value-type="float">
            <text:p>8.143</text:p>
          </table:table-cell>
          <table:table-cell office:value-type="float" office:value="11.728" calcext:value-type="float">
            <text:p>11.728</text:p>
          </table:table-cell>
          <table:table-cell office:value-type="float" office:value="3.042" calcext:value-type="float">
            <text:p>3.04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2.532" calcext:value-type="float">
            <text:p>2.532</text:p>
          </table:table-cell>
          <table:table-cell office:value-type="float" office:value="0.7205" calcext:value-type="float">
            <text:p>0.7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8" calcext:value-type="float">
            <text:p>8.148</text:p>
          </table:table-cell>
          <table:table-cell office:value-type="float" office:value="11.728" calcext:value-type="float">
            <text:p>11.728</text:p>
          </table:table-cell>
          <table:table-cell office:value-type="float" office:value="3.042" calcext:value-type="float">
            <text:p>3.042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0085" calcext:value-type="float">
            <text:p>0.0085</text:p>
          </table:table-cell>
          <table:table-cell office:value-type="float" office:value="2.524" calcext:value-type="float">
            <text:p>2.524</text:p>
          </table:table-cell>
          <table:table-cell office:value-type="float" office:value="0.7003" calcext:value-type="float">
            <text:p>0.7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3" calcext:value-type="float">
            <text:p>8.163</text:p>
          </table:table-cell>
          <table:table-cell office:value-type="float" office:value="11.697" calcext:value-type="float">
            <text:p>11.697</text:p>
          </table:table-cell>
          <table:table-cell office:value-type="float" office:value="3.082" calcext:value-type="float">
            <text:p>3.082</text:p>
          </table:table-cell>
          <table:table-cell office:value-type="float" office:value="0.0291" calcext:value-type="float">
            <text:p>0.0291</text:p>
          </table:table-cell>
          <table:table-cell office:value-type="float" office:value="-0.1677" calcext:value-type="float">
            <text:p>-0.1677</text:p>
          </table:table-cell>
          <table:table-cell office:value-type="float" office:value="2.524" calcext:value-type="float">
            <text:p>2.524</text:p>
          </table:table-cell>
          <table:table-cell office:value-type="float" office:value="0.6176" calcext:value-type="float">
            <text:p>0.6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8" calcext:value-type="float">
            <text:p>8.168</text:p>
          </table:table-cell>
          <table:table-cell office:value-type="float" office:value="11.697" calcext:value-type="float">
            <text:p>11.697</text:p>
          </table:table-cell>
          <table:table-cell office:value-type="float" office:value="3.082" calcext:value-type="float">
            <text:p>3.082</text:p>
          </table:table-cell>
          <table:table-cell office:value-type="float" office:value="0.0095" calcext:value-type="float">
            <text:p>0.0095</text:p>
          </table:table-cell>
          <table:table-cell office:value-type="float" office:value="-0.1709" calcext:value-type="float">
            <text:p>-0.1709</text:p>
          </table:table-cell>
          <table:table-cell office:value-type="float" office:value="2.498" calcext:value-type="float">
            <text:p>2.498</text:p>
          </table:table-cell>
          <table:table-cell office:value-type="float" office:value="0.5969" calcext:value-type="float">
            <text:p>0.5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1.709" calcext:value-type="float">
            <text:p>11.709</text:p>
          </table:table-cell>
          <table:table-cell office:value-type="float" office:value="3.13" calcext:value-type="float">
            <text:p>3.13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2188" calcext:value-type="float">
            <text:p>-0.2188</text:p>
          </table:table-cell>
          <table:table-cell office:value-type="float" office:value="2.498" calcext:value-type="float">
            <text:p>2.498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9" calcext:value-type="float">
            <text:p>8.189</text:p>
          </table:table-cell>
          <table:table-cell office:value-type="float" office:value="11.709" calcext:value-type="float">
            <text:p>11.709</text:p>
          </table:table-cell>
          <table:table-cell office:value-type="float" office:value="3.13" calcext:value-type="float">
            <text:p>3.1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-0.2383" calcext:value-type="float">
            <text:p>-0.2383</text:p>
          </table:table-cell>
          <table:table-cell office:value-type="float" office:value="2.484" calcext:value-type="float">
            <text:p>2.484</text:p>
          </table:table-cell>
          <table:table-cell office:value-type="float" office:value="0.4479" calcext:value-type="float">
            <text:p>0.4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05" calcext:value-type="float">
            <text:p>8.205</text:p>
          </table:table-cell>
          <table:table-cell office:value-type="float" office:value="11.733" calcext:value-type="float">
            <text:p>11.733</text:p>
          </table:table-cell>
          <table:table-cell office:value-type="float" office:value="3.154" calcext:value-type="float">
            <text:p>3.154</text:p>
          </table:table-cell>
          <table:table-cell office:value-type="float" office:value="0" calcext:value-type="float">
            <text:p>0</text:p>
          </table:table-cell>
          <table:table-cell office:value-type="float" office:value="-0.3516" calcext:value-type="float">
            <text:p>-0.3516</text:p>
          </table:table-cell>
          <table:table-cell office:value-type="float" office:value="2.484" calcext:value-type="float">
            <text:p>2.484</text:p>
          </table:table-cell>
          <table:table-cell office:value-type="float" office:value="0.2027" calcext:value-type="float">
            <text:p>0.2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1.733" calcext:value-type="float">
            <text:p>11.733</text:p>
          </table:table-cell>
          <table:table-cell office:value-type="float" office:value="3.154" calcext:value-type="float">
            <text:p>3.154</text:p>
          </table:table-cell>
          <table:table-cell office:value-type="float" office:value="0.0022" calcext:value-type="float">
            <text:p>0.0022</text:p>
          </table:table-cell>
          <table:table-cell office:value-type="float" office:value="-0.3955" calcext:value-type="float">
            <text:p>-0.3955</text:p>
          </table:table-cell>
          <table:table-cell office:value-type="float" office:value="2.47" calcext:value-type="float">
            <text:p>2.47</text:p>
          </table:table-cell>
          <table:table-cell office:value-type="float" office:value="0.1332" calcext:value-type="float">
            <text:p>0.1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26" calcext:value-type="float">
            <text:p>8.226</text:p>
          </table:table-cell>
          <table:table-cell office:value-type="float" office:value="11.806" calcext:value-type="float">
            <text:p>11.806</text:p>
          </table:table-cell>
          <table:table-cell office:value-type="float" office:value="3.036" calcext:value-type="float">
            <text:p>3.036</text:p>
          </table:table-cell>
          <table:table-cell office:value-type="float" office:value="0.0154" calcext:value-type="float">
            <text:p>0.0154</text:p>
          </table:table-cell>
          <table:table-cell office:value-type="float" office:value="-0.302" calcext:value-type="float">
            <text:p>-0.302</text:p>
          </table:table-cell>
          <table:table-cell office:value-type="float" office:value="2.47" calcext:value-type="float">
            <text:p>2.47</text:p>
          </table:table-cell>
          <table:table-cell office:value-type="float" office:value="-0.027" calcext:value-type="float">
            <text:p>-0.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31" calcext:value-type="float">
            <text:p>8.231</text:p>
          </table:table-cell>
          <table:table-cell office:value-type="float" office:value="11.806" calcext:value-type="float">
            <text:p>11.806</text:p>
          </table:table-cell>
          <table:table-cell office:value-type="float" office:value="3.036" calcext:value-type="float">
            <text:p>3.036</text:p>
          </table:table-cell>
          <table:table-cell office:value-type="float" office:value="0.02" calcext:value-type="float">
            <text:p>0.02</text:p>
          </table:table-cell>
          <table:table-cell office:value-type="float" office:value="-0.2253" calcext:value-type="float">
            <text:p>-0.2253</text:p>
          </table:table-cell>
          <table:table-cell office:value-type="float" office:value="2.455" calcext:value-type="float">
            <text:p>2.455</text:p>
          </table:table-cell>
          <table:table-cell office:value-type="float" office:value="-0.0487" calcext:value-type="float">
            <text:p>-0.0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45" calcext:value-type="float">
            <text:p>8.245</text:p>
          </table:table-cell>
          <table:table-cell office:value-type="float" office:value="11.818" calcext:value-type="float">
            <text:p>11.818</text:p>
          </table:table-cell>
          <table:table-cell office:value-type="float" office:value="3.022" calcext:value-type="float">
            <text:p>3.022</text:p>
          </table:table-cell>
          <table:table-cell office:value-type="float" office:value="0.0369" calcext:value-type="float">
            <text:p>0.0369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2.455" calcext:value-type="float">
            <text:p>2.455</text:p>
          </table:table-cell>
          <table:table-cell office:value-type="float" office:value="-0.0598" calcext:value-type="float">
            <text:p>-0.0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1.818" calcext:value-type="float">
            <text:p>11.818</text:p>
          </table:table-cell>
          <table:table-cell office:value-type="float" office:value="3.022" calcext:value-type="float">
            <text:p>3.022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453" calcext:value-type="float">
            <text:p>2.453</text:p>
          </table:table-cell>
          <table:table-cell office:value-type="float" office:value="-0.0579" calcext:value-type="float">
            <text:p>-0.0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3" calcext:value-type="float">
            <text:p>8.263</text:p>
          </table:table-cell>
          <table:table-cell office:value-type="float" office:value="11.816" calcext:value-type="float">
            <text:p>11.816</text:p>
          </table:table-cell>
          <table:table-cell office:value-type="float" office:value="3.02" calcext:value-type="float">
            <text:p>3.02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0.1326" calcext:value-type="float">
            <text:p>0.1326</text:p>
          </table:table-cell>
          <table:table-cell office:value-type="float" office:value="2.449" calcext:value-type="float">
            <text:p>2.449</text:p>
          </table:table-cell>
          <table:table-cell office:value-type="float" office:value="-0.0557" calcext:value-type="float">
            <text:p>-0.0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1.816" calcext:value-type="float">
            <text:p>11.816</text:p>
          </table:table-cell>
          <table:table-cell office:value-type="float" office:value="3.02" calcext:value-type="float">
            <text:p>3.02</text:p>
          </table:table-cell>
          <table:table-cell office:value-type="float" office:value="-0.0801" calcext:value-type="float">
            <text:p>-0.0801</text:p>
          </table:table-cell>
          <table:table-cell office:value-type="float" office:value="0.0154" calcext:value-type="float">
            <text:p>0.0154</text:p>
          </table:table-cell>
          <table:table-cell office:value-type="float" office:value="2.45" calcext:value-type="float">
            <text:p>2.45</text:p>
          </table:table-cell>
          <table:table-cell office:value-type="float" office:value="-0.0498" calcext:value-type="float">
            <text:p>-0.0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75" calcext:value-type="float">
            <text:p>8.275</text:p>
          </table:table-cell>
          <table:table-cell office:value-type="float" office:value="11.816" calcext:value-type="float">
            <text:p>11.816</text:p>
          </table:table-cell>
          <table:table-cell office:value-type="float" office:value="3.02" calcext:value-type="float">
            <text:p>3.02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2.45" calcext:value-type="float">
            <text:p>2.45</text:p>
          </table:table-cell>
          <table:table-cell office:value-type="float" office:value="-0.0551" calcext:value-type="float">
            <text:p>-0.0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1.816" calcext:value-type="float">
            <text:p>11.816</text:p>
          </table:table-cell>
          <table:table-cell office:value-type="float" office:value="3.02" calcext:value-type="float">
            <text:p>3.02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2.45" calcext:value-type="float">
            <text:p>2.45</text:p>
          </table:table-cell>
          <table:table-cell office:value-type="float" office:value="-0.0531" calcext:value-type="float">
            <text:p>-0.0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6" calcext:value-type="float">
            <text:p>8.296</text:p>
          </table:table-cell>
          <table:table-cell office:value-type="float" office:value="11.864" calcext:value-type="float">
            <text:p>11.864</text:p>
          </table:table-cell>
          <table:table-cell office:value-type="float" office:value="2.948" calcext:value-type="float">
            <text:p>2.94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747" calcext:value-type="float">
            <text:p>0.0747</text:p>
          </table:table-cell>
          <table:table-cell office:value-type="float" office:value="2.45" calcext:value-type="float">
            <text:p>2.45</text:p>
          </table:table-cell>
          <table:table-cell office:value-type="float" office:value="-0.0364" calcext:value-type="float">
            <text:p>-0.0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1" calcext:value-type="float">
            <text:p>8.301</text:p>
          </table:table-cell>
          <table:table-cell office:value-type="float" office:value="11.864" calcext:value-type="float">
            <text:p>11.864</text:p>
          </table:table-cell>
          <table:table-cell office:value-type="float" office:value="2.948" calcext:value-type="float">
            <text:p>2.948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559" calcext:value-type="float">
            <text:p>0.0559</text:p>
          </table:table-cell>
          <table:table-cell office:value-type="float" office:value="2.45" calcext:value-type="float">
            <text:p>2.45</text:p>
          </table:table-cell>
          <table:table-cell office:value-type="float" office:value="-0.0312" calcext:value-type="float">
            <text:p>-0.0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6" calcext:value-type="float">
            <text:p>8.316</text:p>
          </table:table-cell>
          <table:table-cell office:value-type="float" office:value="11.87" calcext:value-type="float">
            <text:p>11.87</text:p>
          </table:table-cell>
          <table:table-cell office:value-type="float" office:value="2.945" calcext:value-type="float">
            <text:p>2.94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71" calcext:value-type="float">
            <text:p>0.0271</text:p>
          </table:table-cell>
          <table:table-cell office:value-type="float" office:value="2.446" calcext:value-type="float">
            <text:p>2.446</text:p>
          </table:table-cell>
          <table:table-cell office:value-type="float" office:value="-0.019" calcext:value-type="float">
            <text:p>-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2" calcext:value-type="float">
            <text:p>8.322</text:p>
          </table:table-cell>
          <table:table-cell office:value-type="float" office:value="11.87" calcext:value-type="float">
            <text:p>11.87</text:p>
          </table:table-cell>
          <table:table-cell office:value-type="float" office:value="2.945" calcext:value-type="float">
            <text:p>2.94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161" calcext:value-type="float">
            <text:p>0.0161</text:p>
          </table:table-cell>
          <table:table-cell office:value-type="float" office:value="2.447" calcext:value-type="float">
            <text:p>2.447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7" calcext:value-type="float">
            <text:p>8.337</text:p>
          </table:table-cell>
          <table:table-cell office:value-type="float" office:value="11.887" calcext:value-type="float">
            <text:p>11.887</text:p>
          </table:table-cell>
          <table:table-cell office:value-type="float" office:value="3.01" calcext:value-type="float">
            <text:p>3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2.447" calcext:value-type="float">
            <text:p>2.447</text:p>
          </table:table-cell>
          <table:table-cell office:value-type="float" office:value="-0.0208" calcext:value-type="float">
            <text:p>-0.0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42" calcext:value-type="float">
            <text:p>8.342</text:p>
          </table:table-cell>
          <table:table-cell office:value-type="float" office:value="11.887" calcext:value-type="float">
            <text:p>11.887</text:p>
          </table:table-cell>
          <table:table-cell office:value-type="float" office:value="3.01" calcext:value-type="float">
            <text:p>3.01</text:p>
          </table:table-cell>
          <table:table-cell office:value-type="float" office:value="0.0295" calcext:value-type="float">
            <text:p>0.0295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2.447" calcext:value-type="float">
            <text:p>2.447</text:p>
          </table:table-cell>
          <table:table-cell office:value-type="float" office:value="-0.0214" calcext:value-type="float">
            <text:p>-0.0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6" calcext:value-type="float">
            <text:p>8.356</text:p>
          </table:table-cell>
          <table:table-cell office:value-type="float" office:value="11.893" calcext:value-type="float">
            <text:p>11.893</text:p>
          </table:table-cell>
          <table:table-cell office:value-type="float" office:value="3.013" calcext:value-type="float">
            <text:p>3.013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073" calcext:value-type="float">
            <text:p>0.0073</text:p>
          </table:table-cell>
          <table:table-cell office:value-type="float" office:value="2.447" calcext:value-type="float">
            <text:p>2.447</text:p>
          </table:table-cell>
          <table:table-cell office:value-type="float" office:value="-0.0226" calcext:value-type="float">
            <text:p>-0.0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2" calcext:value-type="float">
            <text:p>8.362</text:p>
          </table:table-cell>
          <table:table-cell office:value-type="float" office:value="11.893" calcext:value-type="float">
            <text:p>11.893</text:p>
          </table:table-cell>
          <table:table-cell office:value-type="float" office:value="3.013" calcext:value-type="float">
            <text:p>3.013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86" calcext:value-type="float">
            <text:p>0.0186</text:p>
          </table:table-cell>
          <table:table-cell office:value-type="float" office:value="2.441" calcext:value-type="float">
            <text:p>2.441</text:p>
          </table:table-cell>
          <table:table-cell office:value-type="float" office:value="-0.0258" calcext:value-type="float">
            <text:p>-0.0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7" calcext:value-type="float">
            <text:p>8.377</text:p>
          </table:table-cell>
          <table:table-cell office:value-type="float" office:value="11.884" calcext:value-type="float">
            <text:p>11.884</text:p>
          </table:table-cell>
          <table:table-cell office:value-type="float" office:value="3.028" calcext:value-type="float">
            <text:p>3.02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15" calcext:value-type="float">
            <text:p>0.0015</text:p>
          </table:table-cell>
          <table:table-cell office:value-type="float" office:value="2.441" calcext:value-type="float">
            <text:p>2.441</text:p>
          </table:table-cell>
          <table:table-cell office:value-type="float" office:value="-0.0262" calcext:value-type="float">
            <text:p>-0.0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1" calcext:value-type="float">
            <text:p>8.381</text:p>
          </table:table-cell>
          <table:table-cell office:value-type="float" office:value="11.884" calcext:value-type="float">
            <text:p>11.884</text:p>
          </table:table-cell>
          <table:table-cell office:value-type="float" office:value="3.028" calcext:value-type="float">
            <text:p>3.028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2.441" calcext:value-type="float">
            <text:p>2.441</text:p>
          </table:table-cell>
          <table:table-cell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97" calcext:value-type="float">
            <text:p>8.397</text:p>
          </table:table-cell>
          <table:table-cell office:value-type="float" office:value="11.896" calcext:value-type="float">
            <text:p>11.896</text:p>
          </table:table-cell>
          <table:table-cell office:value-type="float" office:value="3.014" calcext:value-type="float">
            <text:p>3.014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2.441" calcext:value-type="float">
            <text:p>2.441</text:p>
          </table:table-cell>
          <table:table-cell office:value-type="float" office:value="-0.0245" calcext:value-type="float">
            <text:p>-0.0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02" calcext:value-type="float">
            <text:p>8.402</text:p>
          </table:table-cell>
          <table:table-cell office:value-type="float" office:value="11.896" calcext:value-type="float">
            <text:p>11.896</text:p>
          </table:table-cell>
          <table:table-cell office:value-type="float" office:value="3.014" calcext:value-type="float">
            <text:p>3.01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441" calcext:value-type="float">
            <text:p>2.441</text:p>
          </table:table-cell>
          <table:table-cell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7" calcext:value-type="float">
            <text:p>8.417</text:p>
          </table:table-cell>
          <table:table-cell office:value-type="float" office:value="11.893" calcext:value-type="float">
            <text:p>11.893</text:p>
          </table:table-cell>
          <table:table-cell office:value-type="float" office:value="3.008" calcext:value-type="float">
            <text:p>3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434" calcext:value-type="float">
            <text:p>2.434</text:p>
          </table:table-cell>
          <table:table-cell office:value-type="float" office:value="-0.0212" calcext:value-type="float">
            <text:p>-0.0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3" calcext:value-type="float">
            <text:p>8.423</text:p>
          </table:table-cell>
          <table:table-cell office:value-type="float" office:value="11.893" calcext:value-type="float">
            <text:p>11.893</text:p>
          </table:table-cell>
          <table:table-cell office:value-type="float" office:value="3.008" calcext:value-type="float">
            <text:p>3.008</text:p>
          </table:table-cell>
          <table:table-cell office:value-type="float" office:value="0.0183" calcext:value-type="float">
            <text:p>0.0183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2.434" calcext:value-type="float">
            <text:p>2.434</text:p>
          </table:table-cell>
          <table:table-cell office:value-type="float" office:value="-0.0224" calcext:value-type="float">
            <text:p>-0.0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8" calcext:value-type="float">
            <text:p>8.438</text:p>
          </table:table-cell>
          <table:table-cell office:value-type="float" office:value="11.898" calcext:value-type="float">
            <text:p>11.898</text:p>
          </table:table-cell>
          <table:table-cell office:value-type="float" office:value="3.008" calcext:value-type="float">
            <text:p>3.008</text:p>
          </table:table-cell>
          <table:table-cell office:value-type="float" office:value="0.0161" calcext:value-type="float">
            <text:p>0.0161</text:p>
          </table:table-cell>
          <table:table-cell office:value-type="float" office:value="0" calcext:value-type="float">
            <text:p>0</text:p>
          </table:table-cell>
          <table:table-cell office:value-type="float" office:value="2.434" calcext:value-type="float">
            <text:p>2.434</text:p>
          </table:table-cell>
          <table:table-cell office:value-type="float" office:value="-0.0224" calcext:value-type="float">
            <text:p>-0.0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4" calcext:value-type="float">
            <text:p>8.444</text:p>
          </table:table-cell>
          <table:table-cell office:value-type="float" office:value="11.898" calcext:value-type="float">
            <text:p>11.898</text:p>
          </table:table-cell>
          <table:table-cell office:value-type="float" office:value="3.008" calcext:value-type="float">
            <text:p>3.00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" calcext:value-type="float">
            <text:p>0</text:p>
          </table:table-cell>
          <table:table-cell office:value-type="float" office:value="2.434" calcext:value-type="float">
            <text:p>2.434</text:p>
          </table:table-cell>
          <table:table-cell office:value-type="float" office:value="-0.0221" calcext:value-type="float">
            <text:p>-0.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" calcext:value-type="float">
            <text:p>8.459</text:p>
          </table:table-cell>
          <table:table-cell office:value-type="float" office:value="11.864" calcext:value-type="float">
            <text:p>11.864</text:p>
          </table:table-cell>
          <table:table-cell office:value-type="float" office:value="3.058" calcext:value-type="float">
            <text:p>3.05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81" calcext:value-type="float">
            <text:p>0.0081</text:p>
          </table:table-cell>
          <table:table-cell office:value-type="float" office:value="2.434" calcext:value-type="float">
            <text:p>2.434</text:p>
          </table:table-cell>
          <table:table-cell office:value-type="float" office:value="-0.0237" calcext:value-type="float">
            <text:p>-0.0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64" calcext:value-type="float">
            <text:p>8.464</text:p>
          </table:table-cell>
          <table:table-cell office:value-type="float" office:value="11.864" calcext:value-type="float">
            <text:p>11.864</text:p>
          </table:table-cell>
          <table:table-cell office:value-type="float" office:value="3.058" calcext:value-type="float">
            <text:p>3.05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01" calcext:value-type="float">
            <text:p>0.001</text:p>
          </table:table-cell>
          <table:table-cell office:value-type="float" office:value="2.425" calcext:value-type="float">
            <text:p>2.425</text:p>
          </table:table-cell>
          <table:table-cell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8" calcext:value-type="float">
            <text:p>8.478</text:p>
          </table:table-cell>
          <table:table-cell office:value-type="float" office:value="11.856" calcext:value-type="float">
            <text:p>11.856</text:p>
          </table:table-cell>
          <table:table-cell office:value-type="float" office:value="3.062" calcext:value-type="float">
            <text:p>3.062</text:p>
          </table:table-cell>
          <table:table-cell office:value-type="float" office:value="0.0203" calcext:value-type="float">
            <text:p>0.0203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2.425" calcext:value-type="float">
            <text:p>2.425</text:p>
          </table:table-cell>
          <table:table-cell office:value-type="float" office:value="-0.0246" calcext:value-type="float">
            <text:p>-0.0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4" calcext:value-type="float">
            <text:p>8.484</text:p>
          </table:table-cell>
          <table:table-cell office:value-type="float" office:value="11.856" calcext:value-type="float">
            <text:p>11.856</text:p>
          </table:table-cell>
          <table:table-cell office:value-type="float" office:value="3.062" calcext:value-type="float">
            <text:p>3.062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7" calcext:value-type="float">
            <text:p>0.0037</text:p>
          </table:table-cell>
          <table:table-cell office:value-type="float" office:value="2.425" calcext:value-type="float">
            <text:p>2.425</text:p>
          </table:table-cell>
          <table:table-cell office:value-type="float" office:value="-0.0228" calcext:value-type="float">
            <text:p>-0.0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8" calcext:value-type="float">
            <text:p>8.498</text:p>
          </table:table-cell>
          <table:table-cell office:value-type="float" office:value="11.858" calcext:value-type="float">
            <text:p>11.858</text:p>
          </table:table-cell>
          <table:table-cell office:value-type="float" office:value="3.071" calcext:value-type="float">
            <text:p>3.07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34" calcext:value-type="float">
            <text:p>0.0034</text:p>
          </table:table-cell>
          <table:table-cell office:value-type="float" office:value="2.425" calcext:value-type="float">
            <text:p>2.425</text:p>
          </table:table-cell>
          <table:table-cell office:value-type="float" office:value="-0.0205" calcext:value-type="float">
            <text:p>-0.0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03" calcext:value-type="float">
            <text:p>8.503</text:p>
          </table:table-cell>
          <table:table-cell office:value-type="float" office:value="11.858" calcext:value-type="float">
            <text:p>11.858</text:p>
          </table:table-cell>
          <table:table-cell office:value-type="float" office:value="3.071" calcext:value-type="float">
            <text:p>3.071</text:p>
          </table:table-cell>
          <table:table-cell office:value-type="float" office:value="0.0139" calcext:value-type="float">
            <text:p>0.013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2.425" calcext:value-type="float">
            <text:p>2.425</text:p>
          </table:table-cell>
          <table:table-cell office:value-type="float" office:value="-0.0221" calcext:value-type="float">
            <text:p>-0.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17" calcext:value-type="float">
            <text:p>8.517</text:p>
          </table:table-cell>
          <table:table-cell office:value-type="float" office:value="11.87" calcext:value-type="float">
            <text:p>11.87</text:p>
          </table:table-cell>
          <table:table-cell office:value-type="float" office:value="3.077" calcext:value-type="float">
            <text:p>3.07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2.418" calcext:value-type="float">
            <text:p>2.418</text:p>
          </table:table-cell>
          <table:table-cell office:value-type="float" office:value="-0.0193" calcext:value-type="float">
            <text:p>-0.0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3" calcext:value-type="float">
            <text:p>8.523</text:p>
          </table:table-cell>
          <table:table-cell office:value-type="float" office:value="11.87" calcext:value-type="float">
            <text:p>11.87</text:p>
          </table:table-cell>
          <table:table-cell office:value-type="float" office:value="3.077" calcext:value-type="float">
            <text:p>3.07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27" calcext:value-type="float">
            <text:p>0.0027</text:p>
          </table:table-cell>
          <table:table-cell office:value-type="float" office:value="2.418" calcext:value-type="float">
            <text:p>2.418</text:p>
          </table:table-cell>
          <table:table-cell office:value-type="float" office:value="-0.0214" calcext:value-type="float">
            <text:p>-0.0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8" calcext:value-type="float">
            <text:p>8.538</text:p>
          </table:table-cell>
          <table:table-cell office:value-type="float" office:value="11.865" calcext:value-type="float">
            <text:p>11.865</text:p>
          </table:table-cell>
          <table:table-cell office:value-type="float" office:value="3.09" calcext:value-type="float">
            <text:p>3.0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2.418" calcext:value-type="float">
            <text:p>2.418</text:p>
          </table:table-cell>
          <table:table-cell office:value-type="float" office:value="-0.0229" calcext:value-type="float">
            <text:p>-0.0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2" calcext:value-type="float">
            <text:p>8.542</text:p>
          </table:table-cell>
          <table:table-cell office:value-type="float" office:value="11.865" calcext:value-type="float">
            <text:p>11.865</text:p>
          </table:table-cell>
          <table:table-cell office:value-type="float" office:value="3.09" calcext:value-type="float">
            <text:p>3.09</text:p>
          </table:table-cell>
          <table:table-cell office:value-type="float" office:value="0.0146" calcext:value-type="float">
            <text:p>0.0146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2.418" calcext:value-type="float">
            <text:p>2.418</text:p>
          </table:table-cell>
          <table:table-cell office:value-type="float" office:value="-0.0248" calcext:value-type="float">
            <text:p>-0.0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7" calcext:value-type="float">
            <text:p>8.557</text:p>
          </table:table-cell>
          <table:table-cell office:value-type="float" office:value="11.852" calcext:value-type="float">
            <text:p>11.852</text:p>
          </table:table-cell>
          <table:table-cell office:value-type="float" office:value="3.106" calcext:value-type="float">
            <text:p>3.10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1" calcext:value-type="float">
            <text:p>0.001</text:p>
          </table:table-cell>
          <table:table-cell office:value-type="float" office:value="2.418" calcext:value-type="float">
            <text:p>2.418</text:p>
          </table:table-cell>
          <table:table-cell office:value-type="float" office:value="-0.0218" calcext:value-type="float">
            <text:p>-0.0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2" calcext:value-type="float">
            <text:p>8.562</text:p>
          </table:table-cell>
          <table:table-cell office:value-type="float" office:value="11.852" calcext:value-type="float">
            <text:p>11.852</text:p>
          </table:table-cell>
          <table:table-cell office:value-type="float" office:value="3.106" calcext:value-type="float">
            <text:p>3.106</text:p>
          </table:table-cell>
          <table:table-cell office:value-type="float" office:value="0.0164" calcext:value-type="float">
            <text:p>0.016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2.417" calcext:value-type="float">
            <text:p>2.417</text:p>
          </table:table-cell>
          <table:table-cell office:value-type="float" office:value="-0.0244" calcext:value-type="float">
            <text:p>-0.0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79" calcext:value-type="float">
            <text:p>8.579</text:p>
          </table:table-cell>
          <table:table-cell office:value-type="float" office:value="11.841" calcext:value-type="float">
            <text:p>11.841</text:p>
          </table:table-cell>
          <table:table-cell office:value-type="float" office:value="3.063" calcext:value-type="float">
            <text:p>3.06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417" calcext:value-type="float">
            <text:p>2.417</text:p>
          </table:table-cell>
          <table:table-cell office:value-type="float" office:value="-0.0206" calcext:value-type="float">
            <text:p>-0.0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84" calcext:value-type="float">
            <text:p>8.584</text:p>
          </table:table-cell>
          <table:table-cell office:value-type="float" office:value="11.841" calcext:value-type="float">
            <text:p>11.841</text:p>
          </table:table-cell>
          <table:table-cell office:value-type="float" office:value="3.063" calcext:value-type="float">
            <text:p>3.063</text:p>
          </table:table-cell>
          <table:table-cell office:value-type="float" office:value="0.0188" calcext:value-type="float">
            <text:p>0.018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2.417" calcext:value-type="float">
            <text:p>2.417</text:p>
          </table:table-cell>
          <table:table-cell office:value-type="float" office:value="-0.0224" calcext:value-type="float">
            <text:p>-0.0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9" calcext:value-type="float">
            <text:p>8.599</text:p>
          </table:table-cell>
          <table:table-cell office:value-type="float" office:value="11.824" calcext:value-type="float">
            <text:p>11.824</text:p>
          </table:table-cell>
          <table:table-cell office:value-type="float" office:value="3.055" calcext:value-type="float">
            <text:p>3.05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27" calcext:value-type="float">
            <text:p>0.0027</text:p>
          </table:table-cell>
          <table:table-cell office:value-type="float" office:value="2.417" calcext:value-type="float">
            <text:p>2.417</text:p>
          </table:table-cell>
          <table:table-cell office:value-type="float" office:value="-0.0256" calcext:value-type="float">
            <text:p>-0.0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5" calcext:value-type="float">
            <text:p>8.605</text:p>
          </table:table-cell>
          <table:table-cell office:value-type="float" office:value="11.824" calcext:value-type="float">
            <text:p>11.824</text:p>
          </table:table-cell>
          <table:table-cell office:value-type="float" office:value="3.055" calcext:value-type="float">
            <text:p>3.05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7" calcext:value-type="float">
            <text:p>0.0007</text:p>
          </table:table-cell>
          <table:table-cell office:value-type="float" office:value="2.417" calcext:value-type="float">
            <text:p>2.417</text:p>
          </table:table-cell>
          <table:table-cell office:value-type="float" office:value="-0.0253" calcext:value-type="float">
            <text:p>-0.025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4:50:00.121194159</meta:creation-date>
    <dc:date>2017-11-28T16:19:49.785830786</dc:date>
    <meta:editing-duration>PT1H19M49S</meta:editing-duration>
    <meta:editing-cycles>1</meta:editing-cycles>
    <meta:document-statistic meta:table-count="1" meta:cell-count="7704" meta:object-count="0"/>
    <meta:generator>LibreOffice/5.4.1.2$Linux_X86_64 LibreOffice_project/40m0$Build-2</meta:generator>
  </office:meta>
</office:document-meta>
</file>